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BoldItalic" svg:font-family="Menlo-BoldItalic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nthropicSans" svg:font-family="anthropicSans, 'anthropicSans Fallback', system-ui, 'Segoe UI', Roboto, Helvetica, Arial, sans-serif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bb987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faf9f5" loext:opacity="100%" style:font-name="anthropicSans" fo:font-size="12pt" fo:letter-spacing="normal" fo:font-style="normal" fo:font-weight="normal" officeooo:paragraph-rsid="000bb987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officeooo:paragraph-rsid="000bb987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bb987" style:font-size-asian="11pt"/>
    </style:style>
    <style:style style:name="P5" style:family="paragraph" style:parent-style-name="Standard">
      <style:text-properties fo:color="#000000" loext:opacity="100%" style:font-name="Menlo-Regular" fo:font-size="11pt" officeooo:rsid="001f2fb1" officeooo:paragraph-rsid="000bb987" style:font-size-asian="11pt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normal" officeooo:paragraph-rsid="000bb987" style:font-size-asian="11pt" style:font-weight-asian="normal"/>
    </style:style>
    <style:style style:name="P7" style:family="paragraph" style:parent-style-name="Standard">
      <style:text-properties fo:color="#000000" loext:opacity="100%" style:font-name="Menlo-Regular" fo:font-size="11pt" fo:font-weight="normal" officeooo:rsid="001f2fb1" officeooo:paragraph-rsid="000bb987" style:font-size-asian="11pt" style:font-weight-asian="normal"/>
    </style:style>
    <style:style style:name="P8" style:family="paragraph" style:parent-style-name="Standard">
      <style:text-properties fo:color="#000000" loext:opacity="100%" style:font-name="Menlo-Regular" fo:font-size="11pt" fo:font-style="normal" style:text-underline-style="none" fo:font-weight="normal" officeooo:rsid="001f2fb1" officeooo:paragraph-rsid="000bb987" style:font-size-asian="11pt" style:font-style-asian="normal" style:font-weight-asian="normal"/>
    </style:style>
    <style:style style:name="P9" style:family="paragraph" style:parent-style-name="Standard">
      <style:text-properties fo:color="#000000" loext:opacity="100%" style:font-name="Menlo-Regular" fo:font-size="11pt" fo:font-style="normal" style:text-underline-style="none" fo:font-weight="normal" officeooo:rsid="0028d302" officeooo:paragraph-rsid="000bb987" style:font-size-asian="11pt" style:font-style-asian="normal" style:font-weight-asian="normal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style="normal" fo:font-weight="normal" officeooo:paragraph-rsid="000bb987" style:font-size-asian="11pt" style:font-style-asian="normal" style:font-weight-asian="normal"/>
    </style:style>
    <style:style style:name="P11" style:family="paragraph" style:parent-style-name="Standard">
      <style:text-properties fo:color="#000000" loext:opacity="100%" style:font-name="Menlo-Regular" fo:font-size="11pt" fo:font-style="normal" fo:font-weight="normal" officeooo:rsid="001f2fb1" officeooo:paragraph-rsid="000bb987" style:font-size-asian="11pt" style:font-style-asian="normal" style:font-weight-asian="normal"/>
    </style:style>
    <style:style style:name="P12" style:family="paragraph" style:parent-style-name="Standard">
      <style:text-properties fo:color="#000000" loext:opacity="100%" officeooo:rsid="001f2fb1" officeooo:paragraph-rsid="000bb987"/>
    </style:style>
    <style:style style:name="P13" style:family="paragraph" style:parent-style-name="Standard">
      <style:text-properties fo:color="#000000" loext:opacity="100%" officeooo:paragraph-rsid="000bb987"/>
    </style:style>
    <style:style style:name="P14" style:family="paragraph" style:parent-style-name="Standard">
      <style:text-properties officeooo:rsid="001f2fb1" officeooo:paragraph-rsid="000bb987"/>
    </style:style>
    <style:style style:name="P15" style:family="paragraph" style:parent-style-name="Standard">
      <style:text-properties officeooo:paragraph-rsid="000bb987"/>
    </style:style>
    <style:style style:name="P16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bb987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bb987"/>
    </style:style>
    <style:style style:name="T1" style:family="text">
      <style:text-properties fo:color="#afddff" loext:opacity="100%" style:font-name="Menlo-Regular" fo:font-size="11pt" fo:font-style="normal" fo:font-weight="normal" style:font-size-asian="11pt" style:font-style-asian="normal" style:font-weight-asian="normal"/>
    </style:style>
    <style:style style:name="T2" style:family="text">
      <style:text-properties fo:color="#afddff" loext:opacity="100%" style:font-name="Menlo-Regular" fo:font-size="11pt" fo:font-style="normal" style:text-underline-style="none" fo:font-weight="normal" style:font-size-asian="11pt" style:font-style-asian="normal" style:font-weight-asian="normal"/>
    </style:style>
    <style:style style:name="T3" style:family="text">
      <style:text-properties fo:color="#afddff" loext:opacity="100%" style:font-name="Menlo-Regular" fo:font-size="11pt" fo:font-weight="normal" style:font-size-asian="11pt" style:font-weight-asian="normal"/>
    </style:style>
    <style:style style:name="T4" style:family="text">
      <style:text-properties fo:color="#afddff" loext:opacity="100%" style:font-name="Menlo-Regular" fo:font-size="11pt" style:text-underline-style="none" fo:font-weight="normal" style:font-size-asian="11pt" style:font-weight-asian="normal"/>
    </style:style>
    <style:style style:name="T5" style:family="text">
      <style:text-properties fo:color="#afddff" loext:opacity="100%" style:font-name="Menlo-Regular" fo:font-size="11pt" style:font-size-asian="11pt"/>
    </style:style>
    <style:style style:name="T6" style:family="text">
      <style:text-properties fo:color="#afddff" loext:opacity="100%" style:font-name="Menlo-Bold" fo:font-size="11pt" fo:font-weight="bold" style:font-size-asian="11pt" style:font-weight-asian="bold"/>
    </style:style>
    <style:style style:name="T7" style:family="text">
      <style:text-properties fo:color="#afddff" loext:opacity="100%" style:font-name="Menlo-Bold" fo:font-size="11pt" fo:font-style="normal" fo:font-weight="bold" style:font-size-asian="11pt" style:font-style-asian="normal" style:font-weight-asian="bold"/>
    </style:style>
    <style:style style:name="T8" style:family="text">
      <style:text-properties fo:color="#000000" loext:opacity="100%" style:font-name="Menlo-Regular" fo:font-size="11pt" fo:font-style="normal" fo:font-weight="normal" style:font-size-asian="11pt" style:font-style-asian="normal" style:font-weight-asian="normal"/>
    </style:style>
    <style:style style:name="T9" style:family="text">
      <style:text-properties fo:color="#000000" loext:opacity="100%" style:font-name="Menlo-Regular" fo:font-size="11pt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fo:color="#000000" loext:opacity="100%" style:font-name="Menlo-Regular" fo:font-size="11pt" fo:font-style="normal" style:text-underline-style="none" fo:font-weight="normal" officeooo:rsid="0028d302" style:font-size-asian="11pt" style:font-style-asian="normal" style:font-weight-asian="normal"/>
    </style:style>
    <style:style style:name="T11" style:family="text">
      <style:text-properties fo:color="#000000" loext:opacity="100%" style:font-name="Menlo-Regular" fo:font-size="11pt" style:font-size-asian="11pt"/>
    </style:style>
    <style:style style:name="T12" style:family="text">
      <style:text-properties fo:color="#000000" loext:opacity="100%" style:font-name="Menlo-Regular" fo:font-size="11pt" officeooo:rsid="001e57e4" style:font-size-asian="11pt"/>
    </style:style>
    <style:style style:name="T13" style:family="text">
      <style:text-properties fo:color="#000000" loext:opacity="100%" style:font-name="Menlo-Regular" fo:font-size="11pt" officeooo:rsid="001e57e4" style:font-size-asian="11pt" loext:padding="0.049cm" loext:border="0.06pt solid #646464"/>
    </style:style>
    <style:style style:name="T14" style:family="text">
      <style:text-properties fo:color="#000000" loext:opacity="100%" style:font-name="Menlo-Regular" fo:font-size="11pt" fo:font-weight="normal" style:font-size-asian="11pt" style:font-weight-asian="normal"/>
    </style:style>
    <style:style style:name="T15" style:family="text">
      <style:text-properties fo:color="#000000" loext:opacity="100%" style:font-name="Menlo-Regular" fo:font-size="11pt" fo:font-weight="normal" officeooo:rsid="001f2fb1" style:font-size-asian="11pt" style:font-weight-asian="normal"/>
    </style:style>
    <style:style style:name="T16" style:family="text">
      <style:text-properties fo:color="#000000" loext:opacity="100%" style:font-name="Menlo-Regular" fo:font-size="11pt" style:text-underline-style="solid" style:text-underline-width="auto" style:text-underline-color="font-color" fo:font-weight="normal" style:font-size-asian="11pt" style:font-weight-asian="normal"/>
    </style:style>
    <style:style style:name="T17" style:family="text">
      <style:text-properties fo:color="#000000" loext:opacity="100%" style:font-name="Menlo-Regular" fo:font-size="11pt" style:text-underline-style="none" fo:font-weight="normal" style:font-size-asian="11pt" style:font-weight-asian="normal"/>
    </style:style>
    <style:style style:name="T18" style:family="text">
      <style:text-properties fo:color="#000000" loext:opacity="100%" style:font-name="Menlo-Regular" fo:font-size="11pt" fo:font-weight="bold" style:font-size-asian="11pt" style:font-weight-asian="bold"/>
    </style:style>
    <style:style style:name="T19" style:family="text">
      <style:text-properties fo:color="#000000" loext:opacity="100%" fo:font-size="11pt" officeooo:rsid="001e57e4" style:font-size-asian="11pt" loext:padding="0.049cm" loext:border="0.06pt solid #646464"/>
    </style:style>
    <style:style style:name="T20" style:family="text">
      <style:text-properties fo:color="#000000" loext:opacity="100%" style:font-name="Menlo-Bold" fo:font-size="11pt" fo:font-weight="bold" style:font-size-asian="11pt" style:font-weight-asian="bold"/>
    </style:style>
    <style:style style:name="T21" style:family="text">
      <style:text-properties fo:color="#000000" loext:opacity="100%" style:font-name="Menlo-Bold" fo:font-size="11pt" style:text-underline-style="none" fo:font-weight="bold" style:font-size-asian="11pt" style:font-weight-asian="bold"/>
    </style:style>
    <style:style style:name="T22" style:family="text">
      <style:text-properties fo:color="#000000" loext:opacity="100%" style:font-name="Menlo-Bold" fo:font-size="11pt" fo:font-style="normal" fo:font-weight="bold" style:font-size-asian="11pt" style:font-style-asian="normal" style:font-weight-asian="bold"/>
    </style:style>
    <style:style style:name="T23" style:family="text">
      <style:text-properties fo:color="#000000" loext:opacity="100%" style:font-name="Menlo-Bold" fo:font-size="11pt" fo:font-style="normal" style:text-underline-style="none" fo:font-weight="bold" officeooo:rsid="0028d302" style:font-size-asian="11pt" style:font-style-asian="normal" style:font-weight-asian="bold"/>
    </style:style>
    <style:style style:name="T24" style:family="text">
      <style:text-properties fo:color="#000000" loext:opacity="100%" style:font-name="Menlo-Italic" fo:font-size="11pt" fo:font-style="italic" fo:font-weight="normal" style:font-size-asian="11pt" style:font-style-asian="italic" style:font-weight-asian="normal"/>
    </style:style>
    <style:style style:name="T25" style:family="text">
      <style:text-properties fo:color="#000000" loext:opacity="100%" style:font-name="Menlo-BoldItalic" fo:font-size="11pt" fo:font-style="italic" style:text-underline-style="none" fo:font-weight="bold" style:font-size-asian="11pt" style:font-style-asian="italic" style:font-weight-asian="bold"/>
    </style:style>
    <style:style style:name="T26" style:family="text">
      <style:text-properties fo:color="#000000" loext:opacity="100%" style:font-name="Menlo-BoldItalic" fo:font-size="11pt" fo:font-style="italic" style:text-underline-style="solid" style:text-underline-width="auto" style:text-underline-color="font-color" fo:font-weight="bold" style:font-size-asian="11pt" style:font-style-asian="italic" style:font-weight-asian="bold"/>
    </style:style>
    <style:style style:name="T27" style:family="text">
      <style:text-properties fo:color="#000000" loext:opacity="100%" style:font-name="Menlo-BoldItalic" fo:font-size="11pt" fo:font-style="italic" fo:font-weight="bold" style:font-size-asian="11pt" style:font-style-asian="italic" style:font-weight-asian="bold"/>
    </style:style>
    <style:style style:name="T28" style:family="text">
      <style:text-properties fo:color="#747474" loext:opacity="100%" style:font-name="Menlo-Regular" fo:font-size="11pt" fo:font-style="normal" fo:font-weight="normal" style:font-size-asian="11pt" style:font-style-asian="normal" style:font-weight-asian="normal"/>
    </style:style>
    <style:style style:name="T29" style:family="text">
      <style:text-properties fo:color="#747474" loext:opacity="100%" style:font-name="Menlo-Regular" fo:font-size="11pt" fo:font-style="normal" style:text-underline-style="none" fo:font-weight="normal" style:font-size-asian="11pt" style:font-style-asian="normal" style:font-weight-asian="normal"/>
    </style:style>
    <style:style style:name="T30" style:family="text">
      <style:text-properties fo:color="#747474" loext:opacity="100%" style:font-name="Menlo-Regular" fo:font-size="11pt" fo:font-weight="normal" style:font-size-asian="11pt" style:font-weight-asian="normal"/>
    </style:style>
    <style:style style:name="T31" style:family="text">
      <style:text-properties fo:color="#747474" loext:opacity="100%" style:font-name="Menlo-Regular" fo:font-size="11pt" style:font-size-asian="11pt"/>
    </style:style>
    <style:style style:name="T32" style:family="text">
      <style:text-properties fo:color="#747474" loext:opacity="100%" style:font-name="Menlo-Regular" fo:font-size="11pt" style:text-underline-style="none" fo:font-weight="normal" style:font-size-asian="11pt" style:font-weight-asian="normal"/>
    </style:style>
    <style:style style:name="T33" style:family="text">
      <style:text-properties fo:color="#747474" loext:opacity="100%" style:font-name="Menlo-Bold" fo:font-size="11pt" fo:font-weight="bold" style:font-size-asian="11pt" style:font-weight-asian="bold"/>
    </style:style>
    <style:style style:name="T34" style:family="text">
      <style:text-properties fo:color="#747474" loext:opacity="100%" style:font-name="Menlo-Bold" fo:font-size="11pt" fo:font-style="normal" fo:font-weight="bold" style:font-size-asian="11pt" style:font-style-asian="normal" style:font-weight-asian="bold"/>
    </style:style>
    <style:style style:name="T35" style:family="text">
      <style:text-properties loext:padding="0cm" loext:border="none"/>
    </style:style>
    <style:style style:name="T36" style:family="text">
      <style:text-properties style:font-name="Menlo-Regular" fo:font-size="11pt" style:font-size-asian="11pt"/>
    </style:style>
    <style:style style:name="T37" style:family="text">
      <style:text-properties style:font-name="Menlo-Regular" fo:font-size="11pt" fo:font-weight="normal" style:font-size-asian="11pt" style:font-weight-asian="normal"/>
    </style:style>
    <style:style style:name="T38" style:family="text">
      <style:text-properties style:font-name="Menlo-Regular" fo:font-size="11pt" style:text-underline-style="none" fo:font-weight="normal" style:font-size-asian="11pt" style:font-weight-asian="normal"/>
    </style:style>
    <style:style style:name="T39" style:family="text">
      <style:text-properties style:font-name="Menlo-Regular" fo:font-size="11pt" fo:font-style="normal" fo:font-weight="normal" style:font-size-asian="11pt" style:font-style-asian="normal" style:font-weight-asian="normal"/>
    </style:style>
    <style:style style:name="T40" style:family="text">
      <style:text-properties style:font-name="Menlo-Regular" fo:font-size="11pt" fo:font-style="normal" style:text-underline-style="none" fo:font-weight="normal" style:font-size-asian="11pt" style:font-style-asian="normal" style:font-weight-asian="normal"/>
    </style:style>
    <style:style style:name="T41" style:family="text">
      <style:text-properties style:font-name="Menlo-Regular" fo:font-size="11pt" fo:font-style="normal" style:text-underline-style="none" fo:font-weight="normal" officeooo:rsid="0028d302" style:font-size-asian="11pt" style:font-style-asian="normal" style:font-weight-asian="normal"/>
    </style:style>
    <style:style style:name="T42" style:family="text">
      <style:text-properties style:font-name="Menlo-Bold" fo:font-size="11pt" fo:font-weight="bold" style:font-size-asian="11pt" style:font-weight-asian="bold"/>
    </style:style>
    <style:style style:name="T43" style:family="text">
      <style:text-properties style:font-name="Menlo-Bold" fo:font-size="11pt" fo:font-style="normal" fo:font-weight="bold" style:font-size-asian="11pt" style:font-style-asian="normal" style:font-weight-asian="bold"/>
    </style:style>
    <style:style style:name="T44" style:family="text">
      <style:text-properties fo:color="#ffffff" loext:opacity="100%" style:font-name="Menlo-Regular" fo:font-size="11pt" fo:font-weight="normal" style:font-size-asian="11pt" style:font-weight-asian="normal"/>
    </style:style>
    <style:style style:name="T45" style:family="text">
      <style:text-properties fo:color="#ffffff" loext:opacity="100%" style:font-name="Menlo-Regular" fo:font-size="11pt" fo:font-style="normal" style:text-underline-style="none" fo:font-weight="normal" style:font-size-asian="11pt" style:font-style-asian="normal" style:font-weight-asian="normal"/>
    </style:style>
    <style:style style:name="T46" style:family="text">
      <style:text-properties fo:color="#ffffff" loext:opacity="100%" style:font-name="Menlo-Regular" fo:font-size="11pt" fo:font-style="normal" style:text-underline-style="none" fo:font-weight="normal" officeooo:rsid="0028d302" style:font-size-asian="11pt" style:font-style-asian="normal" style:font-weight-asian="normal"/>
    </style:style>
    <style:style style:name="T47" style:family="text">
      <style:text-properties fo:color="#ffffff" loext:opacity="100%" style:font-name="Menlo-Regular" fo:font-size="11pt" fo:font-style="normal" fo:font-weight="normal" style:font-size-asian="11pt" style:font-style-asian="normal" style:font-weight-asian="normal"/>
    </style:style>
    <style:style style:name="T48" style:family="text">
      <style:text-properties fo:color="#ffffff" loext:opacity="100%" style:font-name="Menlo-Regular" fo:font-size="11pt" style:font-size-asian="11pt"/>
    </style:style>
    <style:style style:name="T49" style:family="text">
      <style:text-properties fo:color="#89e785" loext:opacity="100%" style:font-name="Menlo-Regular" fo:font-size="11pt" fo:font-weight="normal" style:font-size-asian="11pt" style:font-weight-asian="normal"/>
    </style:style>
    <style:style style:name="T50" style:family="text">
      <style:text-properties fo:color="#89e785" loext:opacity="100%" style:font-name="Menlo-Regular" fo:font-size="11pt" style:font-size-asian="11pt"/>
    </style:style>
    <style:style style:name="T51" style:family="text">
      <style:text-properties fo:color="#fd88ba" loext:opacity="100%" style:font-name="Menlo-Regular" fo:font-size="11pt" fo:font-weight="normal" style:font-size-asian="11pt" style:font-weight-asian="normal"/>
    </style:style>
    <style:style style:name="T52" style:family="text">
      <style:text-properties fo:color="#39c026" loext:opacity="100%" style:font-name="Menlo-Regular" fo:font-size="11pt" fo:font-weight="normal" style:font-size-asian="11pt" style:font-weight-asian="normal"/>
    </style:style>
    <style:style style:name="T53" style:family="text">
      <style:text-properties fo:color="#39c026" loext:opacity="100%" style:font-name="Menlo-Regular" fo:font-size="11pt" fo:font-style="normal" fo:font-weight="normal" style:font-size-asian="11pt" style:font-style-asian="normal" style:font-weight-asian="normal"/>
    </style:style>
    <style:style style:name="T54" style:family="text">
      <style:text-properties fo:color="#5620f4" loext:opacity="100%" style:font-name="Menlo-Regular" fo:font-size="11pt" fo:font-weight="normal" style:font-size-asian="11pt" style:font-weight-asian="normal"/>
    </style:style>
    <style:style style:name="T55" style:family="text">
      <style:text-properties fo:color="#5620f4" loext:opacity="100%" style:font-name="Menlo-Regular" fo:font-size="11pt" fo:font-style="normal" fo:font-weight="normal" style:font-size-asian="11pt" style:font-style-asian="normal" style:font-weight-asian="normal"/>
    </style:style>
    <style:style style:name="T56" style:family="text">
      <style:text-properties fo:color="#38b9c7" loext:opacity="100%" style:font-name="Menlo-Regular" fo:font-size="11pt" fo:font-weight="normal" style:font-size-asian="11pt" style:font-weight-asian="normal"/>
    </style:style>
    <style:style style:name="T57" style:family="text">
      <style:text-properties fo:color="#38b9c7" loext:opacity="100%" style:font-name="Menlo-Regular" fo:font-size="11pt" fo:font-style="normal" fo:font-weight="normal" style:font-size-asian="11pt" style:font-style-asian="normal" style:font-weight-asian="normal"/>
    </style:style>
    <style:style style:name="T58" style:family="text">
      <style:text-properties fo:color="#ca3323" loext:opacity="100%" style:font-name="Menlo-Regular" fo:font-size="11pt" fo:font-weight="normal" style:font-size-asian="11pt" style:font-weight-asian="normal"/>
    </style:style>
    <style:style style:name="T59" style:family="text">
      <style:text-properties fo:color="#ca3323" loext:opacity="100%" style:font-name="Menlo-Regular" fo:font-size="11pt" style:text-underline-style="none" fo:font-weight="normal" style:font-size-asian="11pt" style:font-weight-asian="normal"/>
    </style:style>
    <style:style style:name="T60" style:family="text">
      <style:text-properties fo:color="#ca3323" loext:opacity="100%" style:font-name="Menlo-Regular" fo:font-size="11pt" fo:font-style="normal" fo:font-weight="normal" style:font-size-asian="11pt" style:font-style-asian="normal" style:font-weight-asian="normal"/>
    </style:style>
    <style:style style:name="T61" style:family="text">
      <style:text-properties fo:color="#ca3323" loext:opacity="100%" style:font-name="Menlo-BoldItalic" fo:font-size="11pt" fo:font-style="italic" style:text-underline-style="none" fo:font-weight="bold" style:font-size-asian="11pt" style:font-style-asian="italic" style:font-weight-asian="bold"/>
    </style:style>
    <style:style style:name="T62" style:family="text">
      <style:text-properties style:font-name="Menlo-Italic" fo:font-size="11pt" fo:font-style="italic" fo:font-weight="normal" style:font-size-asian="11pt" style:font-style-asian="italic" style:font-weight-asian="normal"/>
    </style:style>
    <style:style style:name="T63" style:family="text">
      <style:text-properties style:font-name="Menlo-BoldItalic" fo:font-size="11pt" fo:font-style="italic" style:text-underline-style="none" fo:font-weight="bold" style:font-size-asian="11pt" style:font-style-asian="italic" style:font-weight-asian="bold"/>
    </style:style>
    <style:style style:name="T64" style:family="text">
      <style:text-properties style:font-name="Menlo-BoldItalic" fo:font-size="11pt" fo:font-style="italic" fo:font-weight="bold" style:font-size-asian="11pt" style:font-style-asian="italic" style:font-weight-asian="bold"/>
    </style:style>
    <style:style style:name="T65" style:family="text">
      <style:text-properties fo:color="#aaab25" loext:opacity="100%" style:font-name="Menlo-Regular" fo:font-size="11pt" fo:font-weight="normal" style:font-size-asian="11pt" style:font-weight-asian="normal"/>
    </style:style>
    <style:style style:name="T66" style:family="text">
      <style:text-properties fo:color="#546674" loext:opacity="100%" style:font-name="Menlo-Bold" fo:font-size="11pt" fo:font-weight="bold" style:font-size-asian="11pt" style:font-weight-asian="bold"/>
    </style:style>
    <style:style style:name="T67" style:family="text">
      <style:text-properties fo:color="#546674" loext:opacity="100%" style:font-name="Menlo-Bold" fo:font-size="11pt" fo:font-style="normal" fo:font-weight="bold" style:font-size-asian="11pt" style:font-style-asian="normal" style:font-weight-asian="bold"/>
    </style:style>
    <style:style style:name="T68" style:family="text">
      <style:text-properties fo:color="#24585d" loext:opacity="100%" style:font-name="Menlo-Regular" fo:font-size="11pt" fo:font-weight="normal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1"><text:span text:style-name="T12">prosystem.space, proapp.cz</text:span></text:p>
      <text:p text:style-name="P1" loext:marker-style-name="T11"><text:span text:style-name="T12">✅ Databáze: </text:span><text:span text:style-name="Strong_20_Emphasis"><text:span text:style-name="T12">Supabase PostgreSQL</text:span></text:span><text:span text:style-name="T12"> (free) ✅ Frontend: </text:span><text:span text:style-name="Strong_20_Emphasis"><text:span text:style-name="T12">Webglobe hosting</text:span></text:span><text:span text:style-name="T12"> (už máš) ✅ Backend: Využiješ vyladěný z PaymentsPro ✅ Domény: prosystem.space + proapp.cz ✅ Struktura: Modulární systém (PaymentsPro, DigiPro, LifePro…)</text:span></text:p>
      <text:p text:style-name="P1" loext:marker-style-name="T11"><text:span text:style-name="T12">---------------</text:span></text:p>
      <text:p text:style-name="P1" loext:marker-style-name="T11"><text:span text:style-name="T12">Vikinka2020+2006=2025</text:span></text:p>
      <text:p text:style-name="P1" loext:marker-style-name="T11"><text:span text:style-name="T12"/></text:p>
      <text:p text:style-name="P1" loext:marker-style-name="T11"><text:a xlink:type="simple" xlink:href="https://qrnsrhrgjzijqphgehra.supabase.co/" text:style-name="Internet_20_link" text:visited-style-name="Visited_20_Internet_20_Link"><text:span text:style-name="T12">https://qrnsrhrgjzijqphgehra.supabase.co</text:span></text:a></text:p>
      <text:p text:style-name="P16" loext:marker-style-name="T11"><text:span text:style-name="T12"/></text:p>
      <text:p text:style-name="P16" loext:marker-style-name="T11"><text:span text:style-name="T12">Klíč API</text:span></text:p>
      <text:p text:style-name="P17"><text:span text:style-name="Source_20_Text"><text:span text:style-name="T35">anonpublic</text:span></text:span></text:p>
      <text:p text:style-name="P1" loext:marker-style-name="T11"><text:span text:style-name="T12">---</text:span></text:p>
      <text:p text:style-name="P1" loext:marker-style-name="T11"><text:span text:style-name="T12"/></text:p>
      <text:p text:style-name="P1" loext:marker-style-name="T11"><text:span text:style-name="T12">eyJhbGciOiJIUzI1NiIsInR5cCI6IkpXVCJ9.eyJpc3MiOiJzdXBhYmFzZSIsInJlZiI6InFybnNyaHJnanppanFwaGdlaHJhIiwicm9sZSI6ImFub24iLCJpYXQiOjE3NjAxNzg1MzEsImV4cCI6MjA3NTc1NDUzMX0.PvKCvlhQxWiacimicy8LINLKeWbMwQIKkwb5TOAwhAs</text:span></text:p>
      <text:p text:style-name="P1" loext:marker-style-name="T11"><text:span text:style-name="T12"/></text:p>
      <text:p text:style-name="P1" loext:marker-style-name="T11"><text:span text:style-name="Source_20_Text"><text:span text:style-name="T19">service_rolesecret</text:span></text:span></text:p>
      <text:p text:style-name="P1" loext:marker-style-name="T11"><text:span text:style-name="Source_20_Text"><text:span text:style-name="T13">-------------</text:span></text:span></text:p>
      <text:p text:style-name="P1" loext:marker-style-name="T11"><text:span text:style-name="T12"/></text:p>
      <text:p text:style-name="P1" loext:marker-style-name="T11"><text:span text:style-name="T12">eyJhbGciOiJIUzI1NiIsInR5cCI6IkpXVCJ9.eyJpc3MiOiJzdXBhYmFzZSIsInJlZiI6InFybnNyaHJnanppanFwaGdlaHJhIiwicm9sZSI6InNlcnZpY2Vfcm9sZSIsImlhdCI6MTc2MDE3ODUzMSwiZXhwIjoyMDc1NzU0NTMxfQ.M8gYs8E0K6Xe698oC-QU00tpZwQb9MHU5FAPUYjMv9M</text:span></text:p>
      <text:p text:style-name="P1" loext:marker-style-name="T11"><text:span text:style-name="T12"/></text:p>
      <text:p text:style-name="P1" loext:marker-style-name="T11"><text:span text:style-name="T12">C</text:span><text:span text:style-name="T11">hci s tebou napsat další aplikace LifePro. Víš už, že píšu PaymentsPro, </text:span></text:p>
      <text:p text:style-name="P3" loext:marker-style-name="T11"><text:span text:style-name="T36">takže leccos už máme vychytané a chtěla bych to použít jako základ pro další</text:span></text:p>
      <text:p text:style-name="P3" loext:marker-style-name="T11"><text:span text:style-name="T36"><text:s/>apky. Např. - modulární systém, moderní efekty atd.</text:span></text:p>
      <text:p text:style-name="P3" loext:marker-style-name="T11"><text:span text:style-name="T36">1) Potřebuju tedy nasměrovat - buď přichystat nějaký základ nebo přesnou </text:span></text:p>
      <text:p text:style-name="P3" loext:marker-style-name="T11"><text:span text:style-name="T36">dispozici pro Claude Code. </text:span></text:p>
      <text:p text:style-name="P3" loext:marker-style-name="T11"><text:span text:style-name="T36">2) Chci, aby apka byla na světě dřív než za dva měsíce.</text:span></text:p>
      <text:p text:style-name="P3" loext:marker-style-name="T11"><text:span text:style-name="T36">3) Možná nebudeme potřebovat backend, nevím, to si nechám vysvětlit od tebe.</text:span></text:p>
      <text:p text:style-name="P3" loext:marker-style-name="T11"><text:span text:style-name="T36">4) a teď, o co jde: jejím výsledkem má být informace, co je pro daného </text:span></text:p>
      <text:p text:style-name="P3" loext:marker-style-name="T11"><text:span text:style-name="T36">člověka nejlepší jako práce, co je to jeho flow, poslání. Chceme to díky </text:span></text:p>
      <text:p text:style-name="P3" loext:marker-style-name="T11"><text:span text:style-name="T36">apce zjistit na základě údajů, které zaškrtne a aplikace mu potom ukáže z </text:span></text:p>
      <text:p text:style-name="P3" loext:marker-style-name="T11"><text:span text:style-name="T36">těch opravdu mnoha informací nějaké gró, z kterého on uvidí "aha, že jsem na</text:span></text:p>
      <text:p text:style-name="P3" loext:marker-style-name="T11"><text:span text:style-name="T36"><text:s/>to nepřišel/la už dávno!" tohle přece chci odjakživa dělat, tím se chci </text:span></text:p>
      <text:p text:style-name="P3" loext:marker-style-name="T11"><text:span text:style-name="T36">živit.</text:span></text:p>
      <text:p text:style-name="P3" loext:marker-style-name="T11"><text:span text:style-name="T36">5) Mám sice dávno už v souborech, jak by se k tomu lidé měli propracovat, </text:span></text:p>
      <text:p text:style-name="P3" loext:marker-style-name="T11"><text:span text:style-name="T36">ale zajímá mě, co napadá tebe. Nechci ustrnout jen na svém pohledu.</text:span></text:p>
      <text:p text:style-name="P3" loext:marker-style-name="T11"><text:span text:style-name="T36">6) Aplikace má být maximálně uživatelsky přínosná. Já to mám už mnoho let </text:span></text:p>
      <text:p text:style-name="P3" loext:marker-style-name="T11"><text:span text:style-name="T36">připravené, ale vlastně jen v myšlenkových mapách. Nebyla AI tehdy a bylo </text:span></text:p>
      <text:p text:style-name="P3" loext:marker-style-name="T11"><text:span text:style-name="T36">těžké to vytvořit bez programování.</text:span></text:p>
      <text:p text:style-name="P3" loext:marker-style-name="T11"><text:span text:style-name="T36">Takže v zásadě chci, aby si uživatelé uvědomovali a sebepoznávali se.</text:span></text:p>
      <text:p text:style-name="P3" loext:marker-style-name="T11"><text:span text:style-name="T36">Bez backendu se ráda obejdu, na druhou stranu je potřeba, aby s apkou a </text:span></text:p>
      <text:p text:style-name="P3" loext:marker-style-name="T11"><text:span text:style-name="T36">svými zaškrtnutými údaji mohli pracovat i dlouhodobě.</text:span></text:p>
      <text:p text:style-name="P3" loext:marker-style-name="T11"><text:soft-page-break/><text:span text:style-name="T36">Tedy, teď mám v kostce takto a vše má být propojené mezi sebou pro minulost </text:span></text:p>
      <text:p text:style-name="P3" loext:marker-style-name="T11"><text:span text:style-name="T36">- přítomnost - budoucnost: Já - jsem, nejsem, mám, nemám, umím, neumím, </text:span></text:p>
      <text:p text:style-name="P3" loext:marker-style-name="T11"><text:span text:style-name="T36">znám, neznám, vím, nevím, chci , můžu, nemůžu / byl/a jsem, nebyl/a jsem, </text:span></text:p>
      <text:p text:style-name="P3" loext:marker-style-name="T11"><text:span text:style-name="T36">měl/a jsem, neměl/a jsem, mohla jsem, nemohla jsem, mám ráda, nemám ráda, </text:span></text:p>
      <text:p text:style-name="P3" loext:marker-style-name="T11"><text:span text:style-name="T36">štve mě, nesnáším, můžu pomoct, nemůžu pomoct, baví mě, nebaví mě, uznávám, </text:span></text:p>
      <text:p text:style-name="P3" loext:marker-style-name="T11"><text:span text:style-name="T36">neuznávám, dokážu, nedokážu, zvládnu, nezvládnu ... atd., k tomu vlastnosti,</text:span></text:p>
      <text:p text:style-name="P3" loext:marker-style-name="T11"><text:span text:style-name="T36"><text:s/>hodnoty, motivace, možnosti, <text:s/>priority, vidění světa, srdcovky, zkušenosti,</text:span></text:p>
      <text:p text:style-name="P3" loext:marker-style-name="T11"><text:span text:style-name="T36"><text:s/>vzdělání, kurzy, certifikace, samostudium, praxe. Co umím dobře - rukama, </text:span></text:p>
      <text:p text:style-name="P3" loext:marker-style-name="T11"><text:span text:style-name="T36">tělem, hlavou, srdcem, ústy, s pomůckami, jemné dovednosti..... Kompetence -</text:span></text:p>
      <text:p text:style-name="P3" loext:marker-style-name="T11"><text:span text:style-name="T36"><text:s/>jde mi lehce, kvalifikace, zkušenosti, dovednosti, postoje, schopnosti, </text:span></text:p>
      <text:p text:style-name="P3" loext:marker-style-name="T11"><text:span text:style-name="T36">gramotnost, úspěchy, talenty, zajímavosti... toto je náhled na rozpracovaný </text:span></text:p>
      <text:p text:style-name="P3" loext:marker-style-name="T11"><text:span text:style-name="T36">soubor </text:span></text:p>
      <text:p text:style-name="P4" loext:marker-style-name="T11"/>
      <text:p text:style-name="P3" loext:marker-style-name="T11"><text:span text:style-name="T36">⏺ Tohle je fascinující projekt! Pojďme se na to podívat systematicky.</text:span></text:p>
      <text:p text:style-name="P4" loext:marker-style-name="T11"/>
      <text:p text:style-name="P3" loext:marker-style-name="T14"><text:span text:style-name="T36"><text:s text:c="2"/></text:span><text:span text:style-name="T42">Moje první dojmy a návrhy:</text:span></text:p>
      <text:p text:style-name="P6" loext:marker-style-name="T14"/>
      <text:p text:style-name="P3" loext:marker-style-name="T14"><text:span text:style-name="T37"><text:s text:c="2"/></text:span><text:span text:style-name="T42">Backend vs. bez backendu:</text:span></text:p>
      <text:p text:style-name="P3" loext:marker-style-name="T14"><text:span text:style-name="T37"><text:s text:c="2"/>Doporučil bych </text:span><text:span text:style-name="T42">minimální backend</text:span><text:span text:style-name="T37"> nebo </text:span><text:span text:style-name="T42">Supabase/Firebase</text:span><text:span text:style-name="T37"> řešení z těchto</text:span></text:p>
      <text:p text:style-name="P1" loext:marker-style-name="T14"><text:span text:style-name="T14"><text:s text:c="2"/>důvodů:</text:span></text:p>
      <text:p text:style-name="P1" loext:marker-style-name="T14"><text:span text:style-name="T14"><text:s text:c="2"/>- Uživatelé potřebují pracovat s daty dlouhodobě</text:span></text:p>
      <text:p text:style-name="P1" loext:marker-style-name="T14"><text:span text:style-name="T14"><text:s text:c="2"/>- Budou chtít měnit odpovědi, vracet se k nim</text:span></text:p>
      <text:p text:style-name="P1" loext:marker-style-name="T14"><text:span text:style-name="T14"><text:s text:c="2"/>- Možnost ukládat "snapshoty" v čase a sledovat vývoj</text:span></text:p>
      <text:p text:style-name="P1" loext:marker-style-name="T14"><text:span text:style-name="T14"><text:s text:c="2"/>- Sdílení výsledků nebo exporty</text:span></text:p>
      <text:p text:style-name="P1" loext:marker-style-name="T14"><text:span text:style-name="T14"><text:s text:c="2"/>- Bez backendu = jen localStorage, což je rizikové (výmaz browseru =</text:span></text:p>
      <text:p text:style-name="P1" loext:marker-style-name="T14"><text:span text:style-name="T14"><text:s text:c="2"/>ztráta dat)</text:span></text:p>
      <text:p text:style-name="P6" loext:marker-style-name="T14"/>
      <text:p text:style-name="P1" loext:marker-style-name="T14"><text:span text:style-name="T14"><text:s text:c="2"/></text:span><text:span text:style-name="T20">Architektura aplikace - moje návrh:</text:span></text:p>
      <text:p text:style-name="P6" loext:marker-style-name="T14"/>
      <text:p text:style-name="P1" loext:marker-style-name="T14"><text:span text:style-name="T14"><text:s text:c="2"/>1. </text:span><text:span text:style-name="T20">Sběr dat (Discovery Phase):</text:span></text:p>
      <text:p text:style-name="P1" loext:marker-style-name="T14"><text:span text:style-name="T14"><text:s text:c="4"/>- Interaktivní dotazník, ale NE nudný formulář</text:span></text:p>
      <text:p text:style-name="P1" loext:marker-style-name="T14"><text:span text:style-name="T14"><text:s text:c="4"/>- Gamifikovaný - progress bar, odměny za dokončení sekcí</text:span></text:p>
      <text:p text:style-name="P1" loext:marker-style-name="T14"><text:span text:style-name="T14"><text:s text:c="4"/>- Modulární - každá sekce je samostatná (já-teď, já-minulost,</text:span></text:p>
      <text:p text:style-name="P1" loext:marker-style-name="T14"><text:span text:style-name="T14"><text:s text:c="2"/>já-budoucnost)</text:span></text:p>
      <text:p text:style-name="P1" loext:marker-style-name="T14"><text:span text:style-name="T14"><text:s text:c="4"/>- Možnost přeskakovat a vracet se</text:span></text:p>
      <text:p text:style-name="P1" loext:marker-style-name="T14"><text:span text:style-name="T14"><text:s text:c="4"/>- Vizuální zpětná vazba (slovní mrak, grafy v reálném čase)</text:span></text:p>
      <text:p text:style-name="P1" loext:marker-style-name="T14"><text:span text:style-name="T14"><text:s text:c="2"/>2. </text:span><text:span text:style-name="T20">Analýza a pattern matching:</text:span></text:p>
      <text:p text:style-name="P1" loext:marker-style-name="T14"><text:span text:style-name="T14"><text:s text:c="4"/>- AI zpracování (Claude API?) - najde souvislosti mezi odpověďmi</text:span></text:p>
      <text:p text:style-name="P1" loext:marker-style-name="T14"><text:span text:style-name="T14"><text:s text:c="4"/>- Váhový systém - některé odpovědi mají větší váhu</text:span></text:p>
      <text:p text:style-name="P1" loext:marker-style-name="T14"><text:span text:style-name="T14"><text:s text:c="4"/>- Detekce rozporů (říká že nesnáší X, ale baví ho Y, které je podobné X)</text:span></text:p>
      <text:p text:style-name="P1" loext:marker-style-name="T14"><text:span text:style-name="T14"><text:s text:c="4"/>- Clustering podobných dovedností/hodnot</text:span></text:p>
      <text:p text:style-name="P1" loext:marker-style-name="T14"><text:span text:style-name="T14"><text:s text:c="2"/>3. </text:span><text:span text:style-name="T20">Výstup (Revelation):</text:span></text:p>
      <text:p text:style-name="P1" loext:marker-style-name="T14"><text:span text:style-name="T14"><text:s text:c="4"/>- NE jen text, ale vizuální mapa/cesta</text:span></text:p>
      <text:p text:style-name="P1" loext:marker-style-name="T14"><text:span text:style-name="T14"><text:s text:c="4"/>- "Tvoje Top 3 směry" s vysvětlením PROČ</text:span></text:p>
      <text:p text:style-name="P1" loext:marker-style-name="T14"><text:span text:style-name="T14"><text:s text:c="4"/>- Konkrétní profese/role + příklady lidí/firem</text:span></text:p>
      <text:p text:style-name="P1" loext:marker-style-name="T14"><text:soft-page-break/><text:span text:style-name="T14"><text:s text:c="4"/>- "Blind spots" - co jsi možná přehlédl/a</text:span></text:p>
      <text:p text:style-name="P1" loext:marker-style-name="T14"><text:span text:style-name="T14"><text:s text:c="4"/>- Akční plán - první kroky</text:span></text:p>
      <text:p text:style-name="P6" loext:marker-style-name="T14"/>
      <text:p text:style-name="P1" loext:marker-style-name="T14"><text:span text:style-name="T14"><text:s text:c="2"/></text:span><text:span text:style-name="T20">Co se týče struktury dat - otázka:</text:span></text:p>
      <text:p text:style-name="P1" loext:marker-style-name="T14"><text:span text:style-name="T14"><text:s text:c="2"/>Tvoje kategorie jsou super, ale zajímá mě:</text:span></text:p>
      <text:p text:style-name="P1" loext:marker-style-name="T14"><text:span text:style-name="T14"><text:s text:c="2"/>- Kolik odhaduješ celkem otázek/zaškrtávacích možností? (50? 200? 500?)</text:span></text:p>
      <text:p text:style-name="P1" loext:marker-style-name="T14"><text:span text:style-name="T14"><text:s text:c="2"/>- Máš už připravenou logiku, jak z těch odpovědí vytěžit "gró"? Nebo to</text:span></text:p>
      <text:p text:style-name="P1" loext:marker-style-name="T14"><text:span text:style-name="T14"><text:s text:c="2"/>chceš nechat na AI?</text:span></text:p>
      <text:p text:style-name="P1" loext:marker-style-name="T14"><text:span text:style-name="T14"><text:s text:c="2"/>- Mají kategorie různou váhu? (např. "baví mě" &gt; "měl/a jsem")</text:span></text:p>
      <text:p text:style-name="P6" loext:marker-style-name="T14"/>
      <text:p text:style-name="P1" loext:marker-style-name="T14"><text:span text:style-name="T14"><text:s text:c="2"/></text:span><text:span text:style-name="T20">Timeline (&lt; 2 měsíce):</text:span></text:p>
      <text:p text:style-name="P1" loext:marker-style-name="T14"><text:span text:style-name="T14"><text:s text:c="2"/>Realistické, pokud:</text:span></text:p>
      <text:p text:style-name="P1" loext:marker-style-name="T14"><text:span text:style-name="T14"><text:s text:c="2"/>- Použijeme PaymentsPro jako boilerplate</text:span></text:p>
      <text:p text:style-name="P1" loext:marker-style-name="T14"><text:span text:style-name="T14"><text:s text:c="2"/>- Frontend-first přístup (rychlý prototyp)</text:span></text:p>
      <text:p text:style-name="P1" loext:marker-style-name="T14"><text:span text:style-name="T14"><text:s text:c="2"/>- Supabase pro backend (rychlé nastavení)</text:span></text:p>
      <text:p text:style-name="P1" loext:marker-style-name="T14"><text:span text:style-name="T14"><text:s text:c="2"/>- MVP = 1 hlavní cesta dotazníkem + 1 typ výstupu</text:span></text:p>
      <text:p text:style-name="P1" loext:marker-style-name="T14"><text:span text:style-name="T14"><text:s text:c="2"/>- Pak iterujeme</text:span></text:p>
      <text:p text:style-name="P6" loext:marker-style-name="T14"/>
      <text:p text:style-name="P1" loext:marker-style-name="T14"><text:span text:style-name="T14"><text:s text:c="2"/></text:span><text:span text:style-name="T20">Další kroky - co potřebuji od tebe:</text:span></text:p>
      <text:p text:style-name="P1" loext:marker-style-name="T14"><text:span text:style-name="T14"><text:s text:c="2"/>1. Podívat se na ty soubory s myšlenkovými mapami</text:span></text:p>
      <text:p text:style-name="P1" loext:marker-style-name="T14"><text:span text:style-name="T14"><text:s text:c="2"/>2. Pochopit, jakou logiku/algoritmus máš v hlavě pro vyhodnocení</text:span></text:p>
      <text:p text:style-name="P1" loext:marker-style-name="T14"><text:span text:style-name="T14"><text:s text:c="2"/>3. Rozhodnout se o tech stacku (Next.js? React? Supabase?)</text:span></text:p>
      <text:p text:style-name="P6" loext:marker-style-name="T14"/>
      <text:p text:style-name="P1" loext:marker-style-name="T14"><text:span text:style-name="T14"><text:s text:c="2"/>Chceš mi teď ukázat ty soubory nebo nejdřív prodiskutovat přístup k</text:span></text:p>
      <text:p text:style-name="P1" loext:marker-style-name="T14"><text:span text:style-name="T14"><text:s text:c="2"/>analýze dat?</text:span></text:p>
      <text:p text:style-name="P6" loext:marker-style-name="T14"/>
      <text:p text:style-name="P3" loext:marker-style-name="T14"><text:span text:style-name="T37">&gt; zkusím ti nahrát celý soubor, ale je velký. Nebo ho mám raději nahrát do </text:span></text:p>
      <text:p text:style-name="P3" loext:marker-style-name="T14"><text:span text:style-name="T37">složky? bude to schůdnější? </text:span></text:p>
      <text:p text:style-name="P6" loext:marker-style-name="T14"/>
      <text:p text:style-name="P3" loext:marker-style-name="T14"><text:span text:style-name="T37">⏺ Nahraj ho radši do složky - bude to spolehlivější a budu s ním moct lépe</text:span></text:p>
      <text:p text:style-name="P3" loext:marker-style-name="T14"><text:span text:style-name="T37"><text:s text:c="2"/>pracovat.</text:span></text:p>
      <text:p text:style-name="P6" loext:marker-style-name="T14"/>
      <text:p text:style-name="P3" loext:marker-style-name="T14"><text:span text:style-name="T37"><text:s text:c="2"/>Vytvoř třeba složku lifepro-research nebo lifepro-original a dej tam ten</text:span></text:p>
      <text:p text:style-name="P3" loext:marker-style-name="T14"><text:span text:style-name="T37"><text:s text:c="2"/>soubor. Pak mi řekni cestu a já se na něj podívám.</text:span></text:p>
      <text:p text:style-name="P6" loext:marker-style-name="T14"/>
      <text:p text:style-name="P3" loext:marker-style-name="T14"><text:span text:style-name="T37">&gt; je to v Documents/Projektylifopro-original Je tam hodně souborů v složce </text:span></text:p>
      <text:p text:style-name="P3" loext:marker-style-name="T14"><text:span text:style-name="T37">diagramy, které jsou rozpracované. I jeden velký rozpracovaný. </text:span></text:p>
      <text:p text:style-name="P6" loext:marker-style-name="T14"/>
      <text:p text:style-name="P1" loext:marker-style-name="T14"><text:span text:style-name="T44">⏺</text:span><text:span text:style-name="T14"> Podívám se na strukturu projektu:</text:span></text:p>
      <text:p text:style-name="P6" loext:marker-style-name="T14"/>
      <text:p text:style-name="P1" loext:marker-style-name="T14"><text:span text:style-name="T49">⏺</text:span><text:span text:style-name="T14"> </text:span><text:span text:style-name="T20">Bash</text:span><text:span text:style-name="T14">(ls -la /Users/lenkaroubalova/Documents/Projekty/lifepro-original)</text:span></text:p>
      <text:p text:style-name="P1" loext:marker-style-name="T14"><text:span text:style-name="T14"><text:s text:c="2"/>⎿  total 128 <text:s text:c="49"/></text:span></text:p>
      <text:p text:style-name="P1" loext:marker-style-name="T14"><text:span text:style-name="T14"><text:s text:c="5"/>drwxr-xr-x <text:s text:c="2"/>5 lenkaroubalova <text:s/>staff <text:s text:c="3"/>160 <text:s/>8 říj 20:56 .</text:span></text:p>
      <text:p text:style-name="P1" loext:marker-style-name="T14"><text:span text:style-name="T14"><text:s text:c="5"/>drwxr-xr-x@ 33 lenkaroubalova <text:s/>staff <text:s text:c="2"/>1056 <text:s/>8 říj 20:50 ..</text:span></text:p>
      <text:p text:style-name="P1" loext:marker-style-name="T14"><text:span text:style-name="T14"><text:s text:c="5"/></text:span><text:span text:style-name="T30">… +4 lines (ctrl+o to expand)</text:span></text:p>
      <text:p text:style-name="P6" loext:marker-style-name="T14"/>
      <text:p text:style-name="P1" loext:marker-style-name="T14"><text:span text:style-name="T49">⏺</text:span><text:span text:style-name="T14"> </text:span><text:span text:style-name="T20">Bash</text:span><text:span text:style-name="T14">(ls -la /Users/lenkaroubalova/Documents/Projekty/lifepro-original/diagramy | head -30)</text:span></text:p>
      <text:p text:style-name="P1" loext:marker-style-name="T14"><text:span text:style-name="T14"><text:s text:c="2"/>⎿  total 7568 <text:s text:c="49"/></text:span></text:p>
      <text:p text:style-name="P1" loext:marker-style-name="T14"><text:span text:style-name="T14"><text:s text:c="5"/>drwx------ <text:s/>76 lenkaroubalova <text:s/>staff <text:s text:c="3"/>2432 29 bře <text:s/>2021 .</text:span></text:p>
      <text:p text:style-name="P1" loext:marker-style-name="T14"><text:soft-page-break/><text:span text:style-name="T14"><text:s text:c="5"/>drwxr-xr-x <text:s text:c="2"/>5 lenkaroubalova <text:s/>staff <text:s text:c="4"/>160 <text:s/>8 říj 20:56 ..</text:span></text:p>
      <text:p text:style-name="P1" loext:marker-style-name="T14"><text:span text:style-name="T14"><text:s text:c="5"/></text:span><text:span text:style-name="T30">… +27 lines (ctrl+o to expand)</text:span></text:p>
      <text:p text:style-name="P6" loext:marker-style-name="T14"/>
      <text:p text:style-name="P1" loext:marker-style-name="T14"><text:span text:style-name="T44">⏺</text:span><text:span text:style-name="T14"> Skvělé! Vidím, že máš opravdu hodně rozpracovaných diagramů. Podívám se na ten hlavní soubor </text:span><text:span text:style-name="T3">smysl-opravovany-a1.odg</text:span><text:span text:style-name="T14"> a</text:span></text:p>
      <text:p text:style-name="P1" loext:marker-style-name="T14"><text:span text:style-name="T14"><text:s text:c="3"/>pak na některé klíčové diagramy:</text:span></text:p>
      <text:p text:style-name="P6" loext:marker-style-name="T14"/>
      <text:p text:style-name="P1" loext:marker-style-name="T14"><text:span text:style-name="T49">⏺</text:span><text:span text:style-name="T14"> </text:span><text:span text:style-name="T20">Bash</text:span><text:span text:style-name="T14">(ls /Users/lenkaroubalova/Documents/Projekty/lifepro-original/diagramy | wc -l)</text:span></text:p>
      <text:p text:style-name="P1" loext:marker-style-name="T14"><text:span text:style-name="T14"><text:s text:c="2"/>⎿  74</text:span></text:p>
      <text:p text:style-name="P6" loext:marker-style-name="T14"/>
      <text:p text:style-name="P1" loext:marker-style-name="T14"><text:span text:style-name="T44">⏺</text:span><text:span text:style-name="T14"> 74 souborů - to je solidní základ! Bohužel </text:span><text:span text:style-name="T3">.odg</text:span><text:span text:style-name="T14"> (OpenDocument Graphics) a </text:span><text:span text:style-name="T3">.drawio</text:span><text:span text:style-name="T14"> soubory nejsou jednoduše čitelné</text:span></text:p>
      <text:p text:style-name="P1" loext:marker-style-name="T14"><text:span text:style-name="T14"><text:s text:c="2"/>jako text. Můžu si ale přečíst PDF verze. Začnu s několika klíčovými:</text:span></text:p>
      <text:p text:style-name="P6" loext:marker-style-name="T14"/>
      <text:p text:style-name="P1" loext:marker-style-name="T14"><text:span text:style-name="T49">⏺</text:span><text:span text:style-name="T14"> </text:span><text:span text:style-name="T20">Read</text:span><text:span text:style-name="T14">(~/Documents/Projekty/lifepro-original/diagramy/ja-jsem.pdf)</text:span></text:p>
      <text:p text:style-name="P1" loext:marker-style-name="T14"><text:span text:style-name="T14"><text:s text:c="2"/>⎿  Read PDF (60.5KB)</text:span></text:p>
      <text:p text:style-name="P6" loext:marker-style-name="T14"/>
      <text:p text:style-name="P1" loext:marker-style-name="T14"><text:span text:style-name="T49">⏺</text:span><text:span text:style-name="T14"> </text:span><text:span text:style-name="T20">Read</text:span><text:span text:style-name="T14">(~/Documents/Projekty/lifepro-original/diagramy/ja-mam.pdf)</text:span></text:p>
      <text:p text:style-name="P1" loext:marker-style-name="T14"><text:span text:style-name="T14"><text:s text:c="2"/>⎿  Read PDF (72.7KB)</text:span></text:p>
      <text:p text:style-name="P6" loext:marker-style-name="T14"/>
      <text:p text:style-name="P1" loext:marker-style-name="T14"><text:span text:style-name="T49">⏺</text:span><text:span text:style-name="T14"> </text:span><text:span text:style-name="T20">Read</text:span><text:span text:style-name="T14">(~/Documents/Projekty/lifepro-original/diagramy/co-umim.pdf)</text:span></text:p>
      <text:p text:style-name="P1" loext:marker-style-name="T14"><text:span text:style-name="T14"><text:s text:c="2"/>⎿  Read PDF (110.7KB)</text:span></text:p>
      <text:p text:style-name="P6" loext:marker-style-name="T14"/>
      <text:p text:style-name="P1" loext:marker-style-name="T14"><text:span text:style-name="T49">⏺</text:span><text:span text:style-name="T14"> </text:span><text:span text:style-name="T20">Read</text:span><text:span text:style-name="T14">(~/Documents/Projekty/lifepro-original/diagramy/co-mi-dela-radost.pdf)</text:span></text:p>
      <text:p text:style-name="P1" loext:marker-style-name="T14"><text:span text:style-name="T14"><text:s text:c="2"/>⎿  Read PDF (51.2KB)</text:span></text:p>
      <text:p text:style-name="P1" loext:marker-style-name="T14"><text:span text:style-name="T14"><text:s text:c="2"/>⎿  </text:span><text:span text:style-name="T51">API Error: 400 due to tool use concurrency issues. Run /rewind to recover the conversation.</text:span></text:p>
      <text:p text:style-name="P6" loext:marker-style-name="T14"/>
      <text:p text:style-name="P1" loext:marker-style-name="T14"><text:span text:style-name="T14">&gt; už je i ten velký v pdf - smysl</text:span><text:span text:style-name="T44">-opravovany-a.pdf </text:span></text:p>
      <text:p text:style-name="P1" loext:marker-style-name="T14"><text:span text:style-name="T14"><text:s text:c="2"/>⎿  </text:span><text:span text:style-name="T51">API Error: 400 due to tool use concurrency issues. Run /rewind to recover the conversation.</text:span></text:p>
      <text:p text:style-name="P6" loext:marker-style-name="T14"/>
      <text:p text:style-name="P3" loext:marker-style-name="T14"><text:span text:style-name="T37">&gt; aha, co se děje? </text:span></text:p>
      <text:p text:style-name="P1" loext:marker-style-name="T14"><text:span text:style-name="T14"><text:s text:c="2"/>⎿  </text:span><text:span text:style-name="T51">API Error: 400 due to tool use concurrency issues. Run /rewind to recover the conversation.</text:span></text:p>
      <text:p text:style-name="P6" loext:marker-style-name="T14"/>
      <text:p text:style-name="P3" loext:marker-style-name="T14"><text:span text:style-name="T37">&gt; podívej se na ten soubor v pdf. Je to tedy 122 stran, dokážeš to přečíst? </text:span></text:p>
      <text:p text:style-name="P13">----------------</text:p>
      <text:p text:style-name="P14">CLAUDE CODE 11/10/2025 16:20 – nápady</text:p>
      <text:p text:style-name="P14">--------------</text:p>
      <text:p text:style-name="P1" loext:marker-style-name="T14"><text:span text:style-name="T20">LifePro - Koncept aplikace</text:span></text:p>
      <text:p text:style-name="P6" loext:marker-style-name="T14"/>
      <text:p text:style-name="P1" loext:marker-style-name="T14"><text:span text:style-name="T14"><text:s text:c="2"/></text:span><text:span text:style-name="T30">🎯 Jádro myšlenky</text:span></text:p>
      <text:p text:style-name="P6" loext:marker-style-name="T14"/>
      <text:p text:style-name="P1" loext:marker-style-name="T14"><text:span text:style-name="T14"><text:s text:c="2"/>Ne dotazník, ale </text:span><text:span text:style-name="T20">interaktivní cesta sebepoznání</text:span><text:span text:style-name="T14"> - kombinace hry, deníku a kouče v jednom.</text:span></text:p>
      <text:p text:style-name="P6" loext:marker-style-name="T14"/>
      <text:p text:style-name="P1" loext:marker-style-name="T14"><text:span text:style-name="T14"><text:s text:c="2"/></text:span><text:span text:style-name="T30">🔮 Unikátní prvky</text:span></text:p>
      <text:p text:style-name="P6" loext:marker-style-name="T14"/>
      <text:p text:style-name="P1" loext:marker-style-name="T14"><text:span text:style-name="T14"><text:s text:c="2"/></text:span><text:span text:style-name="T20">1. Adaptive Flow (ne lineární dotazník)</text:span></text:p>
      <text:p text:style-name="P1" loext:marker-style-name="T14"><text:span text:style-name="T14"><text:s text:c="2"/>- Aplikace se učí z odpovědí a dynamicky přizpůsobuje další otázky</text:span></text:p>
      <text:p text:style-name="P1" loext:marker-style-name="T14"><text:span text:style-name="T14"><text:s text:c="2"/>- Používá AI k detekci vzorců už během vyplňování</text:span></text:p>
      <text:p text:style-name="P1" loext:marker-style-name="T14"><text:soft-page-break/><text:span text:style-name="T14"><text:s text:c="2"/>- "Cítím, že ti záleží na svobodě. Pojďme prozkoumat více..."</text:span></text:p>
      <text:p text:style-name="P6" loext:marker-style-name="T14"/>
      <text:p text:style-name="P1" loext:marker-style-name="T14"><text:span text:style-name="T14"><text:s text:c="2"/></text:span><text:span text:style-name="T20">2. Timeline Explorer</text:span></text:p>
      <text:p text:style-name="P1" loext:marker-style-name="T14"><text:span text:style-name="T14"><text:s text:c="2"/>- Vizuální časová osa života</text:span></text:p>
      <text:p text:style-name="P1" loext:marker-style-name="T14"><text:span text:style-name="T14"><text:s text:c="2"/>- Uživatel umísťuje klíčové momenty (úspěchy, neúspěchy, radosti, bolesti)</text:span></text:p>
      <text:p text:style-name="P1" loext:marker-style-name="T14"><text:span text:style-name="T14"><text:s text:c="2"/>- AI hledá vzorce: "Všechny tvoje největší radosti měly společné X"</text:span></text:p>
      <text:p text:style-name="P6" loext:marker-style-name="T14"/>
      <text:p text:style-name="P1" loext:marker-style-name="T14"><text:span text:style-name="T14"><text:s text:c="2"/></text:span><text:span text:style-name="T20">3. Anti-Pattern Detection</text:span></text:p>
      <text:p text:style-name="P1" loext:marker-style-name="T14"><text:span text:style-name="T14"><text:s text:c="2"/>- "Říkáš, že chceš stabilitu, ale všechny tvoje úspěchy byly v chaotických situacích"</text:span></text:p>
      <text:p text:style-name="P1" loext:marker-style-name="T14"><text:span text:style-name="T14"><text:s text:c="2"/>- Odhaluje sebeklamání a společenské podmíněnosti</text:span></text:p>
      <text:p text:style-name="P6" loext:marker-style-name="T14"/>
      <text:p text:style-name="P1" loext:marker-style-name="T14"><text:span text:style-name="T14"><text:s text:c="2"/></text:span><text:span text:style-name="T20">4. Flow State Mapper</text:span></text:p>
      <text:p text:style-name="P1" loext:marker-style-name="T14"><text:span text:style-name="T14"><text:s text:c="2"/>- Kdy jsi naposledy zapomněl/a na čas?</text:span></text:p>
      <text:p text:style-name="P1" loext:marker-style-name="T14"><text:span text:style-name="T14"><text:s text:c="2"/>- Co děláš, když není nikdo přítomen?</text:span></text:p>
      <text:p text:style-name="P1" loext:marker-style-name="T14"><text:span text:style-name="T14"><text:s text:c="2"/>- Kdy ti bylo nejlíp?</text:span></text:p>
      <text:p text:style-name="P6" loext:marker-style-name="T14"/>
      <text:p text:style-name="P1" loext:marker-style-name="T14"><text:span text:style-name="T14"><text:s text:c="2"/></text:span><text:span text:style-name="T20">5. Skills vs Passion Matrix</text:span></text:p>
      <text:p text:style-name="P1" loext:marker-style-name="T14"><text:span text:style-name="T14"><text:s text:c="2"/>- Někdo je dobrý v účetnictví, ale nenávidí ho</text:span></text:p>
      <text:p text:style-name="P1" loext:marker-style-name="T14"><text:span text:style-name="T14"><text:s text:c="2"/>- Někdo miluje kreslení, ale není v tom dobrý (zatím)</text:span></text:p>
      <text:p text:style-name="P1" loext:marker-style-name="T14"><text:span text:style-name="T14"><text:s text:c="2"/>- Aplikace rozliší: umím × chci × jsem v tom dobrý × baví mě to</text:span></text:p>
      <text:p text:style-name="P6" loext:marker-style-name="T14"/>
      <text:p text:style-name="P1" loext:marker-style-name="T14"><text:span text:style-name="T14"><text:s text:c="2"/>Mám pokračovat s dalšími nápady, nebo se chcete nejdřív podívat na to, co máte v těch PDF, abychom to propojili?</text:span></text:p>
      <text:p text:style-name="P6" loext:marker-style-name="T14"/>
      <text:p text:style-name="P3" loext:marker-style-name="T14"><text:span text:style-name="T37">&gt; tohle jsou výborný nápady, určitě bychom je mohli zapracovat. Ale podívej se, co mám já. Chtěla jsem to teď pojmout na začátku spíš jednoduše. Že si uživatel </text:span></text:p>
      <text:p text:style-name="P3" loext:marker-style-name="T14"><text:span text:style-name="T37">zmapuje, co ho bavilo jako dítě, co uměl, o co se zajímal, co dělal, co ho nebavilo, co neuměl, o co se nezajímal, co nedělal atd. - to stejné i s ne/měl, </text:span></text:p>
      <text:p text:style-name="P3" loext:marker-style-name="T14"><text:span text:style-name="T37">ne/chtěl, ne/mohl, a všechna tato slovesa, která jsou vlastně o tom, jak se k čemu stavíme, jaké ne/máme zkušenosti, dovednosti, vlastnosti, schopnosti atd... to </text:span></text:p>
      <text:p text:style-name="P3" loext:marker-style-name="T14"><text:span text:style-name="T37">vše tedy a další zmapovat z minulosti, v přítomnosti, do budoucnosti. A na to navážeme právě konkrétními informacemi, uživatel si vždy zaškrtne a na konci mu </text:span></text:p>
      <text:p text:style-name="P3" loext:marker-style-name="T14"><text:span text:style-name="T37">vyleze např., že má rád zvířata, vždycky rád chodil do zoo, miluje práci venku, ale zároveň i práci na počítači, rád fotí, je spíš introvert, má rád rockovou </text:span></text:p>
      <text:p text:style-name="P3" loext:marker-style-name="T14"><text:span text:style-name="T37">hudbu, umí na kytaru, miluje dobré jídlo, je vegetarián, nemá psa, ale vždycky ho chtěl.... <text:s text:c="4"/>atd. a z toho všeho uvidí, k čemu tíhne a aplikace mu doporučí a </text:span></text:p>
      <text:p text:style-name="P3" loext:marker-style-name="T14"><text:span text:style-name="T37">podpoří ho. Je to pochopitelné? V další fázi bych ráda využila i tvoje nápady. Ale jak říkám, nechám si poradit. </text:span></text:p>
      <text:p text:style-name="P6" loext:marker-style-name="T14"/>
      <text:p text:style-name="P1" loext:marker-style-name="T14"><text:span text:style-name="T44">⏺</text:span><text:span text:style-name="T14"> Ano, je to naprosto pochopitelné! Máte velmi systematický a strukturovaný přístup - mapování člověka přes všechny časové roviny a aspekty života, a pak z toho</text:span></text:p>
      <text:p text:style-name="P7"><text:s text:c="2"/>vytěžit vzorce a směry.</text:p>
      <text:p text:style-name="P14"><text:span text:style-name="T14"/></text:p>
      <text:p text:style-name="P1" loext:marker-style-name="T11"><text:span text:style-name="T14"><text:s/>V</text:span><text:span text:style-name="T11">ýborně! Vidím, že máte rozsáhlý a velmi propracovaný systém pro mapování osobnosti a hledání životního poslání. Máte zde 122 stran strukturovaných otázek a</text:span></text:p>
      <text:p text:style-name="P1" loext:marker-style-name="T11"><text:span text:style-name="T11"><text:s text:c="2"/>cvičení pokrývajících:</text:span></text:p>
      <text:p text:style-name="P4" loext:marker-style-name="T11"><text:soft-page-break/></text:p>
      <text:p text:style-name="P1" loext:marker-style-name="T14"><text:span text:style-name="T11"><text:s text:c="2"/></text:span><text:span text:style-name="T20">Strukturu vašeho materiálu:</text:span></text:p>
      <text:p text:style-name="P1" loext:marker-style-name="T14"><text:span text:style-name="T14"><text:s text:c="2"/>- </text:span><text:span text:style-name="T20">Přítomnost (P)</text:span><text:span text:style-name="T14"> - Kdo jsem teď, co umím, vím, mám rád/a</text:span></text:p>
      <text:p text:style-name="P1" loext:marker-style-name="T14"><text:span text:style-name="T14"><text:s text:c="2"/>- </text:span><text:span text:style-name="T20">Minulost (M)</text:span><text:span text:style-name="T14"> - Co jsem uměl/a, chtěl/a, bavilo mě</text:span></text:p>
      <text:p text:style-name="P1" loext:marker-style-name="T14"><text:span text:style-name="T14"><text:s text:c="2"/>- </text:span><text:span text:style-name="T20">Budoucnost (B)</text:span><text:span text:style-name="T14"> - Čeho chci dosáhnout, jaké jsou moje sny</text:span></text:p>
      <text:p text:style-name="P6" loext:marker-style-name="T14"/>
      <text:p text:style-name="P1" loext:marker-style-name="T14"><text:span text:style-name="T14"><text:s text:c="2"/></text:span><text:span text:style-name="T20">Klíčové oblasti mapování:</text:span></text:p>
      <text:p text:style-name="P1" loext:marker-style-name="T14"><text:span text:style-name="T14"><text:s text:c="2"/>1. Role v životě</text:span></text:p>
      <text:p text:style-name="P1" loext:marker-style-name="T14"><text:span text:style-name="T14"><text:s text:c="2"/>2. Sebepojetí (jak se vidím)</text:span></text:p>
      <text:p text:style-name="P1" loext:marker-style-name="T14"><text:span text:style-name="T14"><text:s text:c="2"/>3. Priority a hodnoty</text:span></text:p>
      <text:p text:style-name="P1" loext:marker-style-name="T14"><text:span text:style-name="T14"><text:s text:c="2"/>4. Vzdělání, zkušenosti, certifikace</text:span></text:p>
      <text:p text:style-name="P1" loext:marker-style-name="T14"><text:span text:style-name="T14"><text:s text:c="2"/>5. Dovednosti (rukama, hlavou, srdcem, ústy, tělem)</text:span></text:p>
      <text:p text:style-name="P1" loext:marker-style-name="T14"><text:span text:style-name="T14"><text:s text:c="2"/>6. Kompetence a talenty</text:span></text:p>
      <text:p text:style-name="P1" loext:marker-style-name="T14"><text:span text:style-name="T14"><text:s text:c="2"/>7. Co mě baví/nebaví</text:span></text:p>
      <text:p text:style-name="P1" loext:marker-style-name="T14"><text:span text:style-name="T14"><text:s text:c="2"/>8. Sny a přání</text:span></text:p>
      <text:p text:style-name="P1" loext:marker-style-name="T14"><text:span text:style-name="T14"><text:s text:c="2"/>9. Ideální den/práce/život</text:span></text:p>
      <text:p text:style-name="P1" loext:marker-style-name="T14"><text:span text:style-name="T14"><text:s text:c="2"/>10. Inspirace a vzory</text:span></text:p>
      <text:p text:style-name="P6" loext:marker-style-name="T14"/>
      <text:p text:style-name="P1" loext:marker-style-name="T14"><text:span text:style-name="T44">⏺</text:span><text:span text:style-name="T14"> </text:span><text:span text:style-name="T20">Můj návrh pro aplikaci LifePro</text:span></text:p>
      <text:p text:style-name="P6" loext:marker-style-name="T14"/>
      <text:p text:style-name="P1" loext:marker-style-name="T14"><text:span text:style-name="T14"><text:s text:c="2"/>Na základě vašich materiálů navrhuji tento přístup:</text:span></text:p>
      <text:p text:style-name="P6" loext:marker-style-name="T14"/>
      <text:p text:style-name="P1" loext:marker-style-name="T14"><text:span text:style-name="T14"><text:s text:c="2"/></text:span><text:span text:style-name="T30">🎯 </text:span><text:span text:style-name="T33">Klíčové principy</text:span></text:p>
      <text:p text:style-name="P6" loext:marker-style-name="T14"/>
      <text:p text:style-name="P1" loext:marker-style-name="T14"><text:span text:style-name="T14"><text:s text:c="2"/></text:span><text:span text:style-name="T20">1. Postupné odhalování (Progressive Disclosure)</text:span></text:p>
      <text:p text:style-name="P1" loext:marker-style-name="T14"><text:span text:style-name="T14"><text:s text:c="2"/>- Ne všechny otázky najednou</text:span></text:p>
      <text:p text:style-name="P1" loext:marker-style-name="T14"><text:span text:style-name="T14"><text:s text:c="2"/>- Modulární sekce, které lze vyplňovat v libovolném pořadí</text:span></text:p>
      <text:p text:style-name="P1" loext:marker-style-name="T14"><text:span text:style-name="T14"><text:s text:c="2"/>- Každá sekce = 5-10 minut (ne hodiny!)</text:span></text:p>
      <text:p text:style-name="P6" loext:marker-style-name="T14"/>
      <text:p text:style-name="P1" loext:marker-style-name="T14"><text:span text:style-name="T14"><text:s text:c="2"/></text:span><text:span text:style-name="T20">2. Gamifikace a Progress</text:span></text:p>
      <text:p text:style-name="P1" loext:marker-style-name="T14"><text:span text:style-name="T14"><text:s text:c="2"/>- Visual progress bar pro každou sekci</text:span></text:p>
      <text:p text:style-name="P1" loext:marker-style-name="T14"><text:span text:style-name="T14"><text:s text:c="2"/>- "Srdcovka" = hv\u011bzdičky/zvýrazn\u011bní nejdůležitějších odpov\u011bdí</text:span></text:p>
      <text:p text:style-name="P1" loext:marker-style-name="T14"><text:span text:style-name="T14"><text:s text:c="2"/>- Body za dokončené sekce</text:span></text:p>
      <text:p text:style-name="P6" loext:marker-style-name="T14"/>
      <text:p text:style-name="P1" loext:marker-style-name="T14"><text:span text:style-name="T14"><text:s text:c="2"/></text:span><text:span text:style-name="T20">3. Chytrá analýza</text:span></text:p>
      <text:p text:style-name="P1" loext:marker-style-name="T14"><text:span text:style-name="T14"><text:s text:c="2"/>- AI (Claude API) analyzuje odpovědi v reálném čase</text:span></text:p>
      <text:p text:style-name="P1" loext:marker-style-name="T14"><text:span text:style-name="T14"><text:s text:c="2"/>- Hledá vzorce a propojení mezi sekcemi</text:span></text:p>
      <text:p text:style-name="P1" loext:marker-style-name="T14"><text:span text:style-name="T14"><text:s text:c="2"/>- "Vidím, že vás baví práce s lidmi a taky příroda - zkusili jste pomáhat v ekocentru?"</text:span></text:p>
      <text:p text:style-name="P6" loext:marker-style-name="T14"/>
      <text:p text:style-name="P1" loext:marker-style-name="T14"><text:span text:style-name="T14"><text:s text:c="2"/></text:span><text:span text:style-name="T30">📱 </text:span><text:span text:style-name="T33">Návrh struktury aplikace</text:span></text:p>
      <text:p text:style-name="P6" loext:marker-style-name="T14"/>
      <text:p text:style-name="P1" loext:marker-style-name="T14"><text:span text:style-name="T14"><text:s text:c="2"/>LifePro/</text:span></text:p>
      <text:p text:style-name="P1" loext:marker-style-name="T14"><text:span text:style-name="T14"><text:s text:c="2"/>├── Hlavní dashboard</text:span></text:p>
      <text:p text:style-name="P1" loext:marker-style-name="T14"><text:span text:style-name="T14"><text:s text:c="2"/>│ <text:s text:c="2"/>├── % dokončení profilu</text:span></text:p>
      <text:p text:style-name="P1" loext:marker-style-name="T14"><text:span text:style-name="T14"><text:s text:c="2"/>│ <text:s text:c="2"/>├── Rychlý přehled "Já dnes"</text:span></text:p>
      <text:p text:style-name="P1" loext:marker-style-name="T14"><text:span text:style-name="T14"><text:s text:c="2"/>│ <text:s text:c="2"/>└── Doporučené další kroky</text:span></text:p>
      <text:p text:style-name="P1" loext:marker-style-name="T14"><text:span text:style-name="T14"><text:s text:c="2"/>│</text:span></text:p>
      <text:p text:style-name="P1" loext:marker-style-name="T14"><text:span text:style-name="T14"><text:s text:c="2"/>├── Moduly (vybírá si uživatel)</text:span></text:p>
      <text:p text:style-name="P1" loext:marker-style-name="T14"><text:span text:style-name="T14"><text:s text:c="2"/>│ <text:s text:c="2"/>├── 🎭 Já jsem (Role, sebepojetí)</text:span></text:p>
      <text:p text:style-name="P1" loext:marker-style-name="T14"><text:span text:style-name="T14"><text:s text:c="2"/>│ <text:s text:c="2"/>├── 💪 Umím (Dovednosti, kompetence)</text:span></text:p>
      <text:p text:style-name="P1" loext:marker-style-name="T14"><text:span text:style-name="T14"><text:s text:c="2"/>│ <text:s text:c="2"/>├── 🎓 Vím (Vzdělání, zkušenosti)</text:span></text:p>
      <text:p text:style-name="P1" loext:marker-style-name="T14"><text:span text:style-name="T14"><text:s text:c="2"/>│ <text:s text:c="2"/>├── ❤️ Mám rád/a (Priority, hodnoty)</text:span></text:p>
      <text:p text:style-name="P1" loext:marker-style-name="T14"><text:span text:style-name="T14"><text:s text:c="2"/>│ <text:s text:c="2"/>├── 👶 Minulost (Dětství, sny)</text:span></text:p>
      <text:p text:style-name="P1" loext:marker-style-name="T14"><text:span text:style-name="T14"><text:s text:c="2"/>│ <text:s text:c="2"/>├── 🚀 Budoucnost (Sny, cíle, ideály)</text:span></text:p>
      <text:p text:style-name="P1" loext:marker-style-name="T14"><text:soft-page-break/><text:span text:style-name="T14"><text:s text:c="2"/>│ <text:s text:c="2"/>└── 💡 Inspirace (Vzory, nápady)</text:span></text:p>
      <text:p text:style-name="P1" loext:marker-style-name="T14"><text:span text:style-name="T14"><text:s text:c="2"/>│</text:span></text:p>
      <text:p text:style-name="P1" loext:marker-style-name="T14"><text:span text:style-name="T14"><text:s text:c="2"/>└── Výsledky</text:span></text:p>
      <text:p text:style-name="P1" loext:marker-style-name="T14"><text:span text:style-name="T14"><text:s text:c="6"/>├── Moje DNA (vizuální mapa osobnosti)</text:span></text:p>
      <text:p text:style-name="P1" loext:marker-style-name="T14"><text:span text:style-name="T14"><text:s text:c="6"/>├── Top 3 směry (AI doporučení)</text:span></text:p>
      <text:p text:style-name="P1" loext:marker-style-name="T14"><text:span text:style-name="T14"><text:s text:c="6"/>├── Blind spots (co možná přehlížíš)</text:span></text:p>
      <text:p text:style-name="P1" loext:marker-style-name="T14"><text:span text:style-name="T14"><text:s text:c="6"/>└── První kroky (akční plán)</text:span></text:p>
      <text:p text:style-name="P6" loext:marker-style-name="T14"/>
      <text:p text:style-name="P1" loext:marker-style-name="T14"><text:span text:style-name="T14"><text:s text:c="2"/></text:span><text:span text:style-name="T30">🛠 </text:span><text:span text:style-name="T33">Tech Stack (doporučení)</text:span></text:p>
      <text:p text:style-name="P6" loext:marker-style-name="T14"/>
      <text:p text:style-name="P1" loext:marker-style-name="T14"><text:span text:style-name="T14"><text:s text:c="2"/></text:span><text:span text:style-name="T20">Frontend:</text:span></text:p>
      <text:p text:style-name="P1" loext:marker-style-name="T14"><text:span text:style-name="T14"><text:s text:c="2"/>- </text:span><text:span text:style-name="T20">Next.js 14</text:span><text:span text:style-name="T14"> (App Router) - jako PaymentsPro</text:span></text:p>
      <text:p text:style-name="P1" loext:marker-style-name="T14"><text:span text:style-name="T14"><text:s text:c="2"/>- </text:span><text:span text:style-name="T20">TypeScript</text:span><text:span text:style-name="T14"> - type safety</text:span></text:p>
      <text:p text:style-name="P1" loext:marker-style-name="T14"><text:span text:style-name="T14"><text:s text:c="2"/>- </text:span><text:span text:style-name="T20">Tailwind CSS</text:span><text:span text:style-name="T14"> - styling</text:span></text:p>
      <text:p text:style-name="P1" loext:marker-style-name="T14"><text:span text:style-name="T14"><text:s text:c="2"/>- </text:span><text:span text:style-name="T20">Framer Motion</text:span><text:span text:style-name="T14"> - animace</text:span></text:p>
      <text:p text:style-name="P6" loext:marker-style-name="T14"/>
      <text:p text:style-name="P1" loext:marker-style-name="T14"><text:span text:style-name="T14"><text:s text:c="2"/></text:span><text:span text:style-name="T20">Backend/Data:</text:span></text:p>
      <text:p text:style-name="P1" loext:marker-style-name="T14"><text:span text:style-name="T14"><text:s text:c="2"/>- </text:span><text:span text:style-name="T20">Supabase</text:span><text:span text:style-name="T14"> (doporučuji!)</text:span></text:p>
      <text:p text:style-name="P1" loext:marker-style-name="T14"><text:span text:style-name="T14"><text:s text:c="4"/>- PostgreSQL database</text:span></text:p>
      <text:p text:style-name="P1" loext:marker-style-name="T14"><text:span text:style-name="T14"><text:s text:c="4"/>- Realtime subscriptions</text:span></text:p>
      <text:p text:style-name="P1" loext:marker-style-name="T14"><text:span text:style-name="T14"><text:s text:c="4"/>- Auth built-in</text:span></text:p>
      <text:p text:style-name="P1" loext:marker-style-name="T14"><text:span text:style-name="T14"><text:s text:c="4"/>- Row Level Security</text:span></text:p>
      <text:p text:style-name="P1" loext:marker-style-name="T14"><text:span text:style-name="T14"><text:s text:c="2"/>- Nebo </text:span><text:span text:style-name="T20">Firebase</text:span><text:span text:style-name="T14"> jako alternativa</text:span></text:p>
      <text:p text:style-name="P6" loext:marker-style-name="T14"/>
      <text:p text:style-name="P1" loext:marker-style-name="T14"><text:span text:style-name="T14"><text:s text:c="2"/></text:span><text:span text:style-name="T20">AI:</text:span></text:p>
      <text:p text:style-name="P1" loext:marker-style-name="T14"><text:span text:style-name="T14"><text:s text:c="2"/>- </text:span><text:span text:style-name="T20">Claude API</text:span><text:span text:style-name="T14"> (Anthropic) - pro analýzu odpovědí</text:span></text:p>
      <text:p text:style-name="P1" loext:marker-style-name="T14"><text:span text:style-name="T14"><text:s text:c="2"/>- Můžeme použít i bez API pro MVP</text:span></text:p>
      <text:p text:style-name="P6" loext:marker-style-name="T14"/>
      <text:p text:style-name="P1" loext:marker-style-name="T14"><text:span text:style-name="T14"><text:s text:c="2"/></text:span><text:span text:style-name="T30">🎨 </text:span><text:span text:style-name="T33">UX Flow (zjednodušený MVP)</text:span></text:p>
      <text:p text:style-name="P6" loext:marker-style-name="T14"/>
      <text:p text:style-name="P1" loext:marker-style-name="T14"><text:span text:style-name="T14"><text:s text:c="2"/></text:span><text:span text:style-name="T20">1. Onboarding (2 minuty)</text:span></text:p>
      <text:p text:style-name="P1" loext:marker-style-name="T14"><text:span text:style-name="T14"><text:s text:c="2"/>"Ahoj! Pomůžu ti najít tvoji práci snů.</text:span></text:p>
      <text:p text:style-name="P1" loext:marker-style-name="T14"><text:span text:style-name="T14"><text:s text:c="2"/>Budeš vyplňovat sekce o sobě - můžeš kdykoli přerušit a vrátit se.</text:span></text:p>
      <text:p text:style-name="P1" loext:marker-style-name="T14"><text:span text:style-name="T14"><text:s text:c="2"/>Začneme jednoduchými otázkami."</text:span></text:p>
      <text:p text:style-name="P6" loext:marker-style-name="T14"/>
      <text:p text:style-name="P1" loext:marker-style-name="T14"><text:span text:style-name="T14"><text:s text:c="2"/>→ "Co tě teď nejvíc štve na práci?" (3 věci)</text:span></text:p>
      <text:p text:style-name="P1" loext:marker-style-name="T14"><text:span text:style-name="T14"><text:s text:c="2"/>→ "Co tě naopak baví?" (3 věci)</text:span></text:p>
      <text:p text:style-name="P6" loext:marker-style-name="T14"/>
      <text:p text:style-name="P1" loext:marker-style-name="T14"><text:span text:style-name="T14"><text:s text:c="2"/></text:span><text:span text:style-name="T20">2. Hlavní sekce (každá 5-10 min)</text:span></text:p>
      <text:p text:style-name="P6" loext:marker-style-name="T14"/>
      <text:p text:style-name="P1" loext:marker-style-name="T14"><text:span text:style-name="T14"><text:s text:c="2"/>Každá sekce:</text:span></text:p>
      <text:p text:style-name="P1" loext:marker-style-name="T14"><text:span text:style-name="T14"><text:s text:c="2"/>- Krátký úvod (proč se to ptáme)</text:span></text:p>
      <text:p text:style-name="P1" loext:marker-style-name="T14"><text:span text:style-name="T14"><text:s text:c="2"/>- 5-10 otázek (ne 50!)</text:span></text:p>
      <text:p text:style-name="P1" loext:marker-style-name="T14"><text:span text:style-name="T14"><text:s text:c="2"/>- Mix: checkboxy, textová pole, slider</text:span></text:p>
      <text:p text:style-name="P1" loext:marker-style-name="T14"><text:span text:style-name="T14"><text:s text:c="2"/>- "Srdcovka" - výběr top 3</text:span></text:p>
      <text:p text:style-name="P1" loext:marker-style-name="T14"><text:span text:style-name="T14"><text:s text:c="2"/>- AI tip: "Zajímavé! Všechny tvoje radosti souvisely s..."</text:span></text:p>
      <text:p text:style-name="P6" loext:marker-style-name="T14"/>
      <text:p text:style-name="P1" loext:marker-style-name="T14"><text:span text:style-name="T14"><text:s text:c="2"/></text:span><text:span text:style-name="T20">3. Výsledky (živé, aktualizují se)</text:span></text:p>
      <text:p text:style-name="P1" loext:marker-style-name="T14"><text:span text:style-name="T14"><text:s text:c="2"/>TVOJE DNA</text:span></text:p>
      <text:p text:style-name="P1" loext:marker-style-name="T14"><text:span text:style-name="T14"><text:s text:c="2"/>┌─────────────────────┐</text:span></text:p>
      <text:p text:style-name="P1" loext:marker-style-name="T14"><text:span text:style-name="T14"><text:s text:c="2"/>│ 🎯 Hlavní motivace <text:s/>│</text:span></text:p>
      <text:p text:style-name="P1" loext:marker-style-name="T14"><text:span text:style-name="T14"><text:s text:c="2"/>│ → Pomáhat lidem <text:s text:c="4"/>│</text:span></text:p>
      <text:p text:style-name="P1" loext:marker-style-name="T14"><text:span text:style-name="T14"><text:s text:c="2"/>│ → Kreativita <text:s text:c="7"/>│</text:span></text:p>
      <text:p text:style-name="P1" loext:marker-style-name="T14"><text:span text:style-name="T14"><text:s text:c="2"/>│ → Svoboda <text:s text:c="10"/>│</text:span></text:p>
      <text:p text:style-name="P1" loext:marker-style-name="T14"><text:span text:style-name="T14"><text:s text:c="2"/>└─────────────────────┘</text:span></text:p>
      <text:p text:style-name="P6" loext:marker-style-name="T14"/>
      <text:p text:style-name="P1" loext:marker-style-name="T14"><text:soft-page-break/><text:span text:style-name="T14"><text:s text:c="2"/>TOP 3 SMĚRY</text:span></text:p>
      <text:p text:style-name="P1" loext:marker-style-name="T14"><text:span text:style-name="T14"><text:s text:c="2"/>1. Life Coach / Mentor</text:span></text:p>
      <text:p text:style-name="P1" loext:marker-style-name="T14"><text:span text:style-name="T14"><text:s text:c="5"/>✓ Baví tě pomáhat</text:span></text:p>
      <text:p text:style-name="P1" loext:marker-style-name="T14"><text:span text:style-name="T14"><text:s text:c="5"/>✓ Máš empatii</text:span></text:p>
      <text:p text:style-name="P1" loext:marker-style-name="T14"><text:span text:style-name="T14"><text:s text:c="5"/>! Potřebuješ: certifikace</text:span></text:p>
      <text:p text:style-name="P6" loext:marker-style-name="T14"/>
      <text:p text:style-name="P1" loext:marker-style-name="T14"><text:span text:style-name="T14"><text:s text:c="2"/>2. UX Designer</text:span></text:p>
      <text:p text:style-name="P1" loext:marker-style-name="T14"><text:span text:style-name="T14"><text:s text:c="5"/>✓ Kreativita</text:span></text:p>
      <text:p text:style-name="P1" loext:marker-style-name="T14"><text:span text:style-name="T14"><text:s text:c="5"/>✓ Řešení problémů</text:span></text:p>
      <text:p text:style-name="P1" loext:marker-style-name="T14"><text:span text:style-name="T14"><text:s text:c="5"/>! Potřebuješ: portfolio</text:span></text:p>
      <text:p text:style-name="P6" loext:marker-style-name="T14"/>
      <text:p text:style-name="P1" loext:marker-style-name="T14"><text:span text:style-name="T14"><text:s text:c="2"/>3. Social Media Manager</text:span></text:p>
      <text:p text:style-name="P1" loext:marker-style-name="T14"><text:span text:style-name="T14"><text:s text:c="5"/>✓ Komunikace</text:span></text:p>
      <text:p text:style-name="P1" loext:marker-style-name="T14"><text:span text:style-name="T14"><text:s text:c="5"/>✓ Kreativita</text:span></text:p>
      <text:p text:style-name="P1" loext:marker-style-name="T14"><text:span text:style-name="T14"><text:s text:c="5"/>! Potřebuješ: praxe</text:span></text:p>
      <text:p text:style-name="P6" loext:marker-style-name="T14"/>
      <text:p text:style-name="P1" loext:marker-style-name="T14"><text:span text:style-name="T14"><text:s text:c="2"/></text:span><text:span text:style-name="T30">💾 </text:span><text:span text:style-name="T33">Datový model (zjednodušený)</text:span></text:p>
      <text:p text:style-name="P6" loext:marker-style-name="T14"/>
      <text:p text:style-name="P1" loext:marker-style-name="T14"><text:span text:style-name="T14"><text:s text:c="2"/></text:span><text:span text:style-name="T52">// Uživatel</text:span></text:p>
      <text:p text:style-name="P1" loext:marker-style-name="T14"><text:span text:style-name="T14"><text:s text:c="2"/></text:span><text:span text:style-name="T54">type</text:span><text:span text:style-name="T14"> User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email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4"/></text:span><text:span text:style-name="T56">profile_completion</text:span><text:span text:style-name="T14">: </text:span><text:span text:style-name="T56">number</text:span><text:span text:style-name="T14"> </text:span><text:span text:style-name="T52">// %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Odpovědi (flexibilní struktura)</text:span></text:p>
      <text:p text:style-name="P1" loext:marker-style-name="T14"><text:span text:style-name="T14"><text:s text:c="2"/></text:span><text:span text:style-name="T54">type</text:span><text:span text:style-name="T14"> Response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user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section</text:span><text:span text:style-name="T14">: </text:span><text:span text:style-name="T58">'present'</text:span><text:span text:style-name="T14"> | </text:span><text:span text:style-name="T58">'past'</text:span><text:span text:style-name="T14"> | </text:span><text:span text:style-name="T58">'future'</text:span></text:p>
      <text:p text:style-name="P1" loext:marker-style-name="T14"><text:span text:style-name="T14"><text:s text:c="4"/></text:span><text:span text:style-name="T56">category</text:span><text:span text:style-name="T14">: </text:span><text:span text:style-name="T58">'skills'</text:span><text:span text:style-name="T14"> | </text:span><text:span text:style-name="T58">'values'</text:span><text:span text:style-name="T14"> | </text:span><text:span text:style-name="T58">'dreams'</text:span><text:span text:style-name="T14"> ...</text:span></text:p>
      <text:p text:style-name="P1" loext:marker-style-name="T14"><text:span text:style-name="T14"><text:s text:c="4"/></text:span><text:span text:style-name="T56">question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answer</text:span><text:span text:style-name="T14">: </text:span><text:span text:style-name="T56">any</text:span><text:span text:style-name="T14"> </text:span><text:span text:style-name="T52">// JSON - může být text, array, number</text:span></text:p>
      <text:p text:style-name="P1" loext:marker-style-name="T14"><text:span text:style-name="T14"><text:s text:c="4"/></text:span><text:span text:style-name="T56">is_favorite</text:span><text:span text:style-name="T14">: </text:span><text:span text:style-name="T56">boolean</text:span><text:span text:style-name="T14"> </text:span><text:span text:style-name="T52">// srdcovka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AI analýza</text:span></text:p>
      <text:p text:style-name="P1" loext:marker-style-name="T14"><text:span text:style-name="T14"><text:s text:c="2"/></text:span><text:span text:style-name="T54">type</text:span><text:span text:style-name="T14"> Analysis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user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patterns</text:span><text:span text:style-name="T14">: </text:span><text:span text:style-name="T56">string</text:span><text:span text:style-name="T14">[] </text:span><text:span text:style-name="T52">// ["práce s lidmi", "kreativita"]</text:span></text:p>
      <text:p text:style-name="P1" loext:marker-style-name="T14"><text:span text:style-name="T14"><text:s text:c="4"/></text:span><text:span text:style-name="T56">suggestions</text:span><text:span text:style-name="T14">: Suggestion[]</text:span></text:p>
      <text:p text:style-name="P1" loext:marker-style-name="T14"><text:span text:style-name="T14"><text:s text:c="4"/></text:span><text:span text:style-name="T56">blind_spots</text:span><text:span text:style-name="T14">: </text:span><text:span text:style-name="T56">string</text:span><text:span text:style-name="T14">[]</text:span></text:p>
      <text:p text:style-name="P1" loext:marker-style-name="T14"><text:span text:style-name="T14"><text:s text:c="4"/></text:span><text:span text:style-name="T56">upd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30">⚡ </text:span><text:span text:style-name="T33">MVP Feature List (2 měsíce)</text:span></text:p>
      <text:p text:style-name="P6" loext:marker-style-name="T14"/>
      <text:p text:style-name="P1" loext:marker-style-name="T14"><text:span text:style-name="T14"><text:s text:c="2"/></text:span><text:span text:style-name="T20">Týden 1-2: Setup + Auth</text:span></text:p>
      <text:p text:style-name="P1" loext:marker-style-name="T14"><text:span text:style-name="T14"><text:s text:c="2"/>- Next.js projekt</text:span></text:p>
      <text:p text:style-name="P1" loext:marker-style-name="T14"><text:span text:style-name="T14"><text:s text:c="2"/>- Supabase setup</text:span></text:p>
      <text:p text:style-name="P1" loext:marker-style-name="T14"><text:span text:style-name="T14"><text:s text:c="2"/>- Přihlášení/registrace</text:span></text:p>
      <text:p text:style-name="P1" loext:marker-style-name="T14"><text:span text:style-name="T14"><text:s text:c="2"/>- Dashboard shell</text:span></text:p>
      <text:p text:style-name="P6" loext:marker-style-name="T14"/>
      <text:p text:style-name="P1" loext:marker-style-name="T14"><text:soft-page-break/><text:span text:style-name="T14"><text:s text:c="2"/></text:span><text:span text:style-name="T20">Týden 3-4: První 3 moduly</text:span></text:p>
      <text:p text:style-name="P1" loext:marker-style-name="T14"><text:span text:style-name="T14"><text:s text:c="2"/>- "Já jsem" (sebepojetí, role)</text:span></text:p>
      <text:p text:style-name="P1" loext:marker-style-name="T14"><text:span text:style-name="T14"><text:s text:c="2"/>- "Umím" (dovednosti)</text:span></text:p>
      <text:p text:style-name="P1" loext:marker-style-name="T14"><text:span text:style-name="T14"><text:s text:c="2"/>- "Mám rád/a" (hodnoty, priority)</text:span></text:p>
      <text:p text:style-name="P6" loext:marker-style-name="T14"/>
      <text:p text:style-name="P1" loext:marker-style-name="T14"><text:span text:style-name="T14"><text:s text:c="2"/></text:span><text:span text:style-name="T20">Týden 5-6: Budoucnost + Analýza</text:span></text:p>
      <text:p text:style-name="P1" loext:marker-style-name="T14"><text:span text:style-name="T14"><text:s text:c="2"/>- "Sny a přání"</text:span></text:p>
      <text:p text:style-name="P1" loext:marker-style-name="T14"><text:span text:style-name="T14"><text:s text:c="2"/>- Základní AI analýza (pattern matching)</text:span></text:p>
      <text:p text:style-name="P1" loext:marker-style-name="T14"><text:span text:style-name="T14"><text:s text:c="2"/>- Vizualizace výsledků</text:span></text:p>
      <text:p text:style-name="P6" loext:marker-style-name="T14"/>
      <text:p text:style-name="P1" loext:marker-style-name="T14"><text:span text:style-name="T14"><text:s text:c="2"/></text:span><text:span text:style-name="T20">Týden 7-8: Polish + Testing</text:span></text:p>
      <text:p text:style-name="P1" loext:marker-style-name="T14"><text:span text:style-name="T14"><text:s text:c="2"/>- UX improvements</text:span></text:p>
      <text:p text:style-name="P1" loext:marker-style-name="T14"><text:span text:style-name="T14"><text:s text:c="2"/>- Mobile responsive</text:span></text:p>
      <text:p text:style-name="P1" loext:marker-style-name="T14"><text:span text:style-name="T14"><text:s text:c="2"/>- Beta testing</text:span></text:p>
      <text:p text:style-name="P1" loext:marker-style-name="T14"><text:span text:style-name="T14"><text:s text:c="2"/>- Bug fixes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Co udělat TEĎ?</text:span></text:p>
      <text:p text:style-name="P6" loext:marker-style-name="T14"/>
      <text:p text:style-name="P1" loext:marker-style-name="T14"><text:span text:style-name="T14"><text:s text:c="2"/>1. </text:span><text:span text:style-name="T20">Rozhodnout se o tech stacku</text:span></text:p>
      <text:p text:style-name="P1" loext:marker-style-name="T14"><text:span text:style-name="T14"><text:s text:c="4"/>- Supabase vs Firebase vs pouze localStorage?</text:span></text:p>
      <text:p text:style-name="P1" loext:marker-style-name="T14"><text:span text:style-name="T14"><text:s text:c="4"/>- S AI nebo bez pro MVP?</text:span></text:p>
      <text:p text:style-name="P1" loext:marker-style-name="T14"><text:span text:style-name="T14"><text:s text:c="2"/>2. </text:span><text:span text:style-name="T20">Vytvořit "otázková databáze"</text:span></text:p>
      <text:p text:style-name="P1" loext:marker-style-name="T14"><text:span text:style-name="T14"><text:s text:c="4"/>- Z vašich 122 stran vybrat </text:span><text:span text:style-name="T20">TOP 30-50 otázek</text:span></text:p>
      <text:p text:style-name="P1" loext:marker-style-name="T14"><text:span text:style-name="T14"><text:s text:c="4"/>- Seskupit do 5-7 modulů</text:span></text:p>
      <text:p text:style-name="P1" loext:marker-style-name="T14"><text:span text:style-name="T14"><text:s text:c="4"/>- Každý modul = max 10 otázek</text:span></text:p>
      <text:p text:style-name="P1" loext:marker-style-name="T14"><text:span text:style-name="T14"><text:s text:c="2"/>3. </text:span><text:span text:style-name="T20">Design mockup</text:span></text:p>
      <text:p text:style-name="P1" loext:marker-style-name="T14"><text:span text:style-name="T14"><text:s text:c="4"/>- Jak má vypadat dashboard?</text:span></text:p>
      <text:p text:style-name="P1" loext:marker-style-name="T14"><text:span text:style-name="T14"><text:s text:c="4"/>- Jak má vypadat jedna sekce otázek?</text:span></text:p>
      <text:p text:style-name="P1" loext:marker-style-name="T14"><text:span text:style-name="T14"><text:s text:c="4"/>- Jak mají vypadat výsledky?</text:span></text:p>
      <text:p text:style-name="P6" loext:marker-style-name="T14"/>
      <text:p text:style-name="P1" loext:marker-style-name="T14"><text:span text:style-name="T14"><text:s text:c="2"/></text:span><text:span text:style-name="T20">Chcete, abych:</text:span></text:p>
      <text:p text:style-name="P1" loext:marker-style-name="T14"><text:span text:style-name="T14"><text:s text:c="2"/>- A) Navrhl konkrétní seznam 30-50 otázek z vašich materiálů?</text:span></text:p>
      <text:p text:style-name="P1" loext:marker-style-name="T14"><text:span text:style-name="T14"><text:s text:c="2"/>- B) Vytvořil prototyp databázové struktury v Supabase?</text:span></text:p>
      <text:p text:style-name="P1" loext:marker-style-name="T14"><text:span text:style-name="T14"><text:s text:c="2"/>- C) Připravil Next.js projekt s prvním modulem?</text:span></text:p>
      <text:p text:style-name="P1" loext:marker-style-name="T14"><text:span text:style-name="T14"><text:s text:c="2"/>- D) Něco jiného?</text:span></text:p>
      <text:p text:style-name="P6" loext:marker-style-name="T14"/>
      <text:p text:style-name="P7"><text:s text:c="2"/>Co je pro vás teď nejdůležitější krok?</text:p>
      <text:p text:style-name="P7">----------</text:p>
      <text:p text:style-name="P3" loext:marker-style-name="T11"><text:span text:style-name="T37">P</text:span><text:span text:style-name="T36">řiprav základ. Ale... Já bych opravdu chtěla, aby uživatel měl na výběr ze všeho, co mám připravené a ještě navíc. Nemusí vyplňovat všechno, to je jasný, ale </text:span></text:p>
      <text:p text:style-name="P3" loext:marker-style-name="T11"><text:span text:style-name="T36">čím víc vypní, tím líp dokáže apka jeho poslání specifikovat. Nechci teda nic vynechat, naopak vím, že toho tam ještě hodně chybí. A proto bych chtěla mít možnost</text:span></text:p>
      <text:p text:style-name="P3" loext:marker-style-name="T11"><text:span text:style-name="T36"><text:s/>doplňovat sama. Protože často mě napadne třeba 1 slovo, tak nebudu žádat tebe, ale rozvnou bych ho zapsala např. v administraci, ke které budu mít přístup jen </text:span></text:p>
      <text:p text:style-name="P5">já. Je to proveditelné? </text:p>
      <text:p text:style-name="P7">------------</text:p>
      <text:p text:style-name="P1" loext:marker-style-name="T11"><text:span text:style-name="T44">⏺</text:span><text:span text:style-name="T11"> Ano, absolutně! To je skvělý přístup a je to určitě proveditelné. Váš požadavek je vlastně velmi rozumný - chcete:</text:span></text:p>
      <text:p text:style-name="P4" loext:marker-style-name="T11"/>
      <text:p text:style-name="P1" loext:marker-style-name="T14"><text:span text:style-name="T11"><text:s text:c="2"/>1. </text:span><text:span text:style-name="T20">Kompletní obsah</text:span><text:span text:style-name="T14"> (všechny otázky/možnosti z vašich 122 stran + prostor pro růst)</text:span></text:p>
      <text:p text:style-name="P1" loext:marker-style-name="T14"><text:span text:style-name="T14"><text:s text:c="2"/>2. </text:span><text:span text:style-name="T20">Volitelnost</text:span><text:span text:style-name="T14"> (uživatel si vybírá, co vyplní)</text:span></text:p>
      <text:p text:style-name="P1" loext:marker-style-name="T14"><text:soft-page-break/><text:span text:style-name="T14"><text:s text:c="2"/>3. </text:span><text:span text:style-name="T20">Administrace</text:span><text:span text:style-name="T14"> (můžete sama přidávat/upravovat otázky, možnosti, kategorie)</text:span></text:p>
      <text:p text:style-name="P6" loext:marker-style-name="T14"/>
      <text:p text:style-name="P1" loext:marker-style-name="T14"><text:span text:style-name="T14"><text:s text:c="2"/>To je profesionální přístup! Pojďme na to.</text:span></text:p>
      <text:p text:style-name="P6" loext:marker-style-name="T14"/>
      <text:p text:style-name="P1" loext:marker-style-name="T14"><text:span text:style-name="T44">⏺</text:span><text:span text:style-name="T14"> Perfektní! Pojďme navrhnout </text:span><text:span text:style-name="T20">flexibilní, škálovatelný systém s admin rozhraním</text:span><text:span text:style-name="T14">.</text:span></text:p>
      <text:p text:style-name="P6" loext:marker-style-name="T14"/>
      <text:p text:style-name="P1" loext:marker-style-name="T14"><text:span text:style-name="T14"><text:s text:c="2"/></text:span><text:span text:style-name="T20">🎯 Architektura: CMS-like přístup</text:span></text:p>
      <text:p text:style-name="P6" loext:marker-style-name="T14"/>
      <text:p text:style-name="P1" loext:marker-style-name="T14"><text:span text:style-name="T14"><text:s text:c="2"/>Vytvoříme systém, kde:</text:span></text:p>
      <text:p text:style-name="P1" loext:marker-style-name="T14"><text:span text:style-name="T14"><text:s text:c="2"/>- </text:span><text:span text:style-name="T20">Vše je v databázi</text:span><text:span text:style-name="T14"> (kategorie, sekce, otázky, možnosti)</text:span></text:p>
      <text:p text:style-name="P1" loext:marker-style-name="T14"><text:span text:style-name="T14"><text:s text:c="2"/>- </text:span><text:span text:style-name="T20">Vy jako admin</text:span><text:span text:style-name="T14"> můžete přidávat/upravovat kdykoli</text:span></text:p>
      <text:p text:style-name="P1" loext:marker-style-name="T14"><text:span text:style-name="T14"><text:s text:c="2"/>- </text:span><text:span text:style-name="T20">Uživatelé</text:span><text:span text:style-name="T14"> vidí jen to, co je publikováno</text:span></text:p>
      <text:p text:style-name="P1" loext:marker-style-name="T14"><text:span text:style-name="T14"><text:s text:c="2"/>- </text:span><text:span text:style-name="T20">AI</text:span><text:span text:style-name="T14"> dokáže pracovat s jakýmikoli daty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📊 Datový model (kompletní)</text:span></text:p>
      <text:p text:style-name="P6" loext:marker-style-name="T14"/>
      <text:p text:style-name="P1" loext:marker-style-name="T14"><text:span text:style-name="T14"><text:s text:c="2"/></text:span><text:span text:style-name="T52">// ============================================</text:span></text:p>
      <text:p text:style-name="P1" loext:marker-style-name="T14"><text:span text:style-name="T14"><text:s text:c="2"/></text:span><text:span text:style-name="T52">// 1. STRUKTURA OBSAHU (co spravujete v adminu)</text:span></text:p>
      <text:p text:style-name="P1" loext:marker-style-name="T14"><text:span text:style-name="T14"><text:s text:c="2"/></text:span><text:span text:style-name="T52">// ============================================</text:span></text:p>
      <text:p text:style-name="P6" loext:marker-style-name="T14"/>
      <text:p text:style-name="P1" loext:marker-style-name="T14"><text:span text:style-name="T14"><text:s text:c="2"/></text:span><text:span text:style-name="T52">// Časové období</text:span></text:p>
      <text:p text:style-name="P1" loext:marker-style-name="T14"><text:span text:style-name="T14"><text:s text:c="2"/></text:span><text:span text:style-name="T54">type</text:span><text:span text:style-name="T14"> TimePeriod = </text:span><text:span text:style-name="T58">'present'</text:span><text:span text:style-name="T14"> | </text:span><text:span text:style-name="T58">'past'</text:span><text:span text:style-name="T14"> | </text:span><text:span text:style-name="T58">'future'</text:span></text:p>
      <text:p text:style-name="P6" loext:marker-style-name="T14"/>
      <text:p text:style-name="P1" loext:marker-style-name="T14"><text:span text:style-name="T14"><text:s text:c="2"/></text:span><text:span text:style-name="T52">// Hlavní kategorie (např. "Já jsem", "Umím", "Mám rád/a")</text:span></text:p>
      <text:p text:style-name="P1" loext:marker-style-name="T14"><text:span text:style-name="T14"><text:s text:c="2"/></text:span><text:span text:style-name="T54">type</text:span><text:span text:style-name="T14"> Category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slug</text:span><text:span text:style-name="T14">: </text:span><text:span text:style-name="T56">string</text:span><text:span text:style-name="T14"> </text:span><text:span text:style-name="T52">// 'ja-jsem', 'umim', 'mam-rada'</text:span></text:p>
      <text:p text:style-name="P1" loext:marker-style-name="T14"><text:span text:style-name="T14"><text:s text:c="4"/></text:span><text:span text:style-name="T56">title</text:span><text:span text:style-name="T14">: </text:span><text:span text:style-name="T56">string</text:span><text:span text:style-name="T14"> </text:span><text:span text:style-name="T52">// "Já jsem"</text:span></text:p>
      <text:p text:style-name="P1" loext:marker-style-name="T14"><text:span text:style-name="T14"><text:s text:c="4"/></text:span><text:span text:style-name="T56">description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icon</text:span><text:span text:style-name="T14">: </text:span><text:span text:style-name="T56">string</text:span><text:span text:style-name="T14"> </text:span><text:span text:style-name="T52">// emoji nebo icon name</text:span></text:p>
      <text:p text:style-name="P1" loext:marker-style-name="T14"><text:span text:style-name="T14"><text:s text:c="4"/></text:span><text:span text:style-name="T56">time_period</text:span><text:span text:style-name="T14">: TimePeriod</text:span></text:p>
      <text:p text:style-name="P1" loext:marker-style-name="T14"><text:span text:style-name="T14"><text:s text:c="4"/></text:span><text:span text:style-name="T56">order</text:span><text:span text:style-name="T14">: </text:span><text:span text:style-name="T56">number</text:span><text:span text:style-name="T14"> </text:span><text:span text:style-name="T52">// pořadí zobrazení</text:span></text:p>
      <text:p text:style-name="P1" loext:marker-style-name="T14"><text:span text:style-name="T14"><text:s text:c="4"/></text:span><text:span text:style-name="T56">is_published</text:span><text:span text:style-name="T14">: </text:span><text:span text:style-name="T56">boolean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4"/></text:span><text:span text:style-name="T56">upd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Sekce (podsekce v kategorii, např. "Role", "Sebepojetí")</text:span></text:p>
      <text:p text:style-name="P1" loext:marker-style-name="T14"><text:span text:style-name="T14"><text:s text:c="2"/></text:span><text:span text:style-name="T54">type</text:span><text:span text:style-name="T14"> Section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category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slug</text:span><text:span text:style-name="T14">: </text:span><text:span text:style-name="T56">string</text:span><text:span text:style-name="T14"> </text:span><text:span text:style-name="T52">// 'role', 'sebepojecti'</text:span></text:p>
      <text:p text:style-name="P1" loext:marker-style-name="T14"><text:span text:style-name="T14"><text:s text:c="4"/></text:span><text:span text:style-name="T56">title</text:span><text:span text:style-name="T14">: </text:span><text:span text:style-name="T56">string</text:span><text:span text:style-name="T14"> </text:span><text:span text:style-name="T52">// "Role v životě"</text:span></text:p>
      <text:p text:style-name="P1" loext:marker-style-name="T14"><text:span text:style-name="T14"><text:s text:c="4"/></text:span><text:span text:style-name="T56">description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order</text:span><text:span text:style-name="T14">: </text:span><text:span text:style-name="T56">number</text:span></text:p>
      <text:p text:style-name="P1" loext:marker-style-name="T14"><text:span text:style-name="T14"><text:s text:c="4"/></text:span><text:span text:style-name="T56">is_published</text:span><text:span text:style-name="T14">: </text:span><text:span text:style-name="T56">boolean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4"/></text:span><text:span text:style-name="T56">upd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Otázka</text:span></text:p>
      <text:p text:style-name="P1" loext:marker-style-name="T14"><text:span text:style-name="T14"><text:s text:c="2"/></text:span><text:span text:style-name="T54">type</text:span><text:span text:style-name="T14"> Question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oft-page-break/><text:span text:style-name="T14"><text:s text:c="4"/></text:span><text:span text:style-name="T56">section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slug</text:span><text:span text:style-name="T14">: </text:span><text:span text:style-name="T56">string</text:span><text:span text:style-name="T14"> </text:span><text:span text:style-name="T52">// 'momentalne-jsem'</text:span></text:p>
      <text:p text:style-name="P1" loext:marker-style-name="T14"><text:span text:style-name="T14"><text:s text:c="4"/></text:span><text:span text:style-name="T56">question_text</text:span><text:span text:style-name="T14">: </text:span><text:span text:style-name="T56">string</text:span><text:span text:style-name="T14"> </text:span><text:span text:style-name="T52">// "Momentálně jsem..."</text:span></text:p>
      <text:p text:style-name="P1" loext:marker-style-name="T14"><text:span text:style-name="T14"><text:s text:c="4"/>help_text?: </text:span><text:span text:style-name="T56">string</text:span><text:span text:style-name="T14"> </text:span><text:span text:style-name="T52">// nápověda</text:span></text:p>
      <text:p text:style-name="P1" loext:marker-style-name="T14"><text:span text:style-name="T14"><text:s text:c="4"/></text:span><text:span text:style-name="T56">question_type</text:span><text:span text:style-name="T14">: QuestionType</text:span></text:p>
      <text:p text:style-name="P1" loext:marker-style-name="T14"><text:span text:style-name="T14"><text:s text:c="4"/></text:span><text:span text:style-name="T56">order</text:span><text:span text:style-name="T14">: </text:span><text:span text:style-name="T56">number</text:span></text:p>
      <text:p text:style-name="P1" loext:marker-style-name="T14"><text:span text:style-name="T14"><text:s text:c="4"/></text:span><text:span text:style-name="T56">is_required</text:span><text:span text:style-name="T14">: </text:span><text:span text:style-name="T56">boolean</text:span></text:p>
      <text:p text:style-name="P1" loext:marker-style-name="T14"><text:span text:style-name="T14"><text:s text:c="4"/></text:span><text:span text:style-name="T56">is_favorite_allowed</text:span><text:span text:style-name="T14">: </text:span><text:span text:style-name="T56">boolean</text:span><text:span text:style-name="T14"> </text:span><text:span text:style-name="T52">// může označit jako "srdcovka"?</text:span></text:p>
      <text:p text:style-name="P1" loext:marker-style-name="T14"><text:span text:style-name="T14"><text:s text:c="4"/>max_favorites?: </text:span><text:span text:style-name="T56">number</text:span><text:span text:style-name="T14"> </text:span><text:span text:style-name="T52">// kolik max může označit jako srdcovky</text:span></text:p>
      <text:p text:style-name="P1" loext:marker-style-name="T14"><text:span text:style-name="T14"><text:s text:c="4"/>validation_rules?: </text:span><text:span text:style-name="T56">object</text:span><text:span text:style-name="T14"> </text:span><text:span text:style-name="T52">// JSON s pravidly</text:span></text:p>
      <text:p text:style-name="P1" loext:marker-style-name="T14"><text:span text:style-name="T14"><text:s text:c="4"/></text:span><text:span text:style-name="T56">is_published</text:span><text:span text:style-name="T14">: </text:span><text:span text:style-name="T56">boolean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4"/></text:span><text:span text:style-name="T56">upd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Typ otázky</text:span></text:p>
      <text:p text:style-name="P1" loext:marker-style-name="T14"><text:span text:style-name="T14"><text:s text:c="2"/></text:span><text:span text:style-name="T54">type</text:span><text:span text:style-name="T14"> QuestionType =</text:span></text:p>
      <text:p text:style-name="P1" loext:marker-style-name="T14"><text:span text:style-name="T14"><text:s text:c="4"/>| </text:span><text:span text:style-name="T58">'text'</text:span><text:span text:style-name="T14"> <text:s text:c="10"/></text:span><text:span text:style-name="T52">// krátký text</text:span></text:p>
      <text:p text:style-name="P1" loext:marker-style-name="T14"><text:span text:style-name="T14"><text:s text:c="4"/>| </text:span><text:span text:style-name="T58">'textarea'</text:span><text:span text:style-name="T14"> <text:s text:c="6"/></text:span><text:span text:style-name="T52">// dlouhý text</text:span></text:p>
      <text:p text:style-name="P1" loext:marker-style-name="T14"><text:span text:style-name="T14"><text:s text:c="4"/>| </text:span><text:span text:style-name="T58">'checkbox'</text:span><text:span text:style-name="T14"> <text:s text:c="6"/></text:span><text:span text:style-name="T52">// vícenásobný výběr</text:span></text:p>
      <text:p text:style-name="P1" loext:marker-style-name="T14"><text:span text:style-name="T14"><text:s text:c="4"/>| </text:span><text:span text:style-name="T58">'radio'</text:span><text:span text:style-name="T14"> <text:s text:c="9"/></text:span><text:span text:style-name="T52">// jeden výběr</text:span></text:p>
      <text:p text:style-name="P1" loext:marker-style-name="T14"><text:span text:style-name="T14"><text:s text:c="4"/>| </text:span><text:span text:style-name="T58">'select'</text:span><text:span text:style-name="T14"> <text:s text:c="8"/></text:span><text:span text:style-name="T52">// dropdown</text:span></text:p>
      <text:p text:style-name="P1" loext:marker-style-name="T14"><text:span text:style-name="T14"><text:s text:c="4"/>| </text:span><text:span text:style-name="T58">'multiselect'</text:span><text:span text:style-name="T14"> <text:s text:c="3"/></text:span><text:span text:style-name="T52">// multi dropdown</text:span></text:p>
      <text:p text:style-name="P1" loext:marker-style-name="T14"><text:span text:style-name="T14"><text:s text:c="4"/>| </text:span><text:span text:style-name="T58">'slider'</text:span><text:span text:style-name="T14"> <text:s text:c="8"/></text:span><text:span text:style-name="T52">// 1-10</text:span></text:p>
      <text:p text:style-name="P1" loext:marker-style-name="T14"><text:span text:style-name="T14"><text:s text:c="4"/>| </text:span><text:span text:style-name="T58">'rating'</text:span><text:span text:style-name="T14"> <text:s text:c="8"/></text:span><text:span text:style-name="T52">// hvězdičky</text:span></text:p>
      <text:p text:style-name="P1" loext:marker-style-name="T14"><text:span text:style-name="T14"><text:s text:c="4"/>| </text:span><text:span text:style-name="T58">'date'</text:span><text:span text:style-name="T14"> <text:s text:c="10"/></text:span><text:span text:style-name="T52">// datum</text:span></text:p>
      <text:p text:style-name="P1" loext:marker-style-name="T14"><text:span text:style-name="T14"><text:s text:c="4"/>| </text:span><text:span text:style-name="T58">'mindmap'</text:span><text:span text:style-name="T14"> <text:s text:c="7"/></text:span><text:span text:style-name="T52">// vizuální mapa (custom component)</text:span></text:p>
      <text:p text:style-name="P6" loext:marker-style-name="T14"/>
      <text:p text:style-name="P1" loext:marker-style-name="T14"><text:span text:style-name="T14"><text:s text:c="2"/></text:span><text:span text:style-name="T52">// Možnosti odpovědí (pro checkbox, radio, select)</text:span></text:p>
      <text:p text:style-name="P1" loext:marker-style-name="T14"><text:span text:style-name="T14"><text:s text:c="2"/></text:span><text:span text:style-name="T54">type</text:span><text:span text:style-name="T14"> QuestionOption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question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value</text:span><text:span text:style-name="T14">: </text:span><text:span text:style-name="T56">string</text:span><text:span text:style-name="T14"> </text:span><text:span text:style-name="T52">// "mater", "otec", "kamarad"</text:span></text:p>
      <text:p text:style-name="P1" loext:marker-style-name="T14"><text:span text:style-name="T14"><text:s text:c="4"/></text:span><text:span text:style-name="T56">label</text:span><text:span text:style-name="T14">: </text:span><text:span text:style-name="T56">string</text:span><text:span text:style-name="T14"> </text:span><text:span text:style-name="T52">// "matka", "otec", "kamarád/ka"</text:span></text:p>
      <text:p text:style-name="P1" loext:marker-style-name="T14"><text:span text:style-name="T14"><text:s text:c="4"/>icon?: </text:span><text:span text:style-name="T56">string</text:span><text:span text:style-name="T14"> </text:span><text:span text:style-name="T52">// emoji nebo icon</text:span></text:p>
      <text:p text:style-name="P1" loext:marker-style-name="T14"><text:span text:style-name="T14"><text:s text:c="4"/></text:span><text:span text:style-name="T56">order</text:span><text:span text:style-name="T14">: </text:span><text:span text:style-name="T56">number</text:span></text:p>
      <text:p text:style-name="P1" loext:marker-style-name="T14"><text:span text:style-name="T14"><text:s text:c="4"/></text:span><text:span text:style-name="T56">is_active</text:span><text:span text:style-name="T14">: </text:span><text:span text:style-name="T56">boolean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============================================</text:span></text:p>
      <text:p text:style-name="P1" loext:marker-style-name="T14"><text:span text:style-name="T14"><text:s text:c="2"/></text:span><text:span text:style-name="T52">// 2. ODPOVĚDI UŽIVATELŮ</text:span></text:p>
      <text:p text:style-name="P1" loext:marker-style-name="T14"><text:span text:style-name="T14"><text:s text:c="2"/></text:span><text:span text:style-name="T52">// ============================================</text:span></text:p>
      <text:p text:style-name="P6" loext:marker-style-name="T14"/>
      <text:p text:style-name="P1" loext:marker-style-name="T14"><text:span text:style-name="T14"><text:s text:c="2"/></text:span><text:span text:style-name="T52">// Odpověď uživatele</text:span></text:p>
      <text:p text:style-name="P1" loext:marker-style-name="T14"><text:span text:style-name="T14"><text:s text:c="2"/></text:span><text:span text:style-name="T54">type</text:span><text:span text:style-name="T14"> UserResponse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user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question_id</text:span><text:span text:style-name="T14">: </text:span><text:span text:style-name="T56">string</text:span></text:p>
      <text:p text:style-name="P6" loext:marker-style-name="T14"/>
      <text:p text:style-name="P1" loext:marker-style-name="T14"><text:span text:style-name="T14"><text:s text:c="4"/></text:span><text:span text:style-name="T52">// Flexibilní odpověď (podle typu otázky)</text:span></text:p>
      <text:p text:style-name="P1" loext:marker-style-name="T14"><text:span text:style-name="T14"><text:s text:c="4"/>answer_text?: </text:span><text:span text:style-name="T56">string</text:span><text:span text:style-name="T14"> <text:s text:c="13"/></text:span><text:span text:style-name="T52">// pro text, textarea</text:span></text:p>
      <text:p text:style-name="P1" loext:marker-style-name="T14"><text:span text:style-name="T14"><text:s text:c="4"/>answer_single?: </text:span><text:span text:style-name="T56">string</text:span><text:span text:style-name="T14"> <text:s text:c="11"/></text:span><text:span text:style-name="T52">// pro radio, select (option_id)</text:span></text:p>
      <text:p text:style-name="P1" loext:marker-style-name="T14"><text:span text:style-name="T14"><text:s text:c="4"/>answer_multiple?: </text:span><text:span text:style-name="T56">string</text:span><text:span text:style-name="T14">[] <text:s text:c="7"/></text:span><text:span text:style-name="T52">// pro checkbox, multiselect (option_ids)</text:span></text:p>
      <text:p text:style-name="P1" loext:marker-style-name="T14"><text:span text:style-name="T14"><text:s text:c="4"/>answer_number?: </text:span><text:span text:style-name="T56">number</text:span><text:span text:style-name="T14"> <text:s text:c="11"/></text:span><text:span text:style-name="T52">// pro slider, rating</text:span></text:p>
      <text:p text:style-name="P1" loext:marker-style-name="T14"><text:soft-page-break/><text:span text:style-name="T14"><text:s text:c="4"/>answer_date?: </text:span><text:span text:style-name="T56">Date</text:span><text:span text:style-name="T14"> <text:s text:c="15"/></text:span><text:span text:style-name="T52">// pro date</text:span></text:p>
      <text:p text:style-name="P1" loext:marker-style-name="T14"><text:span text:style-name="T14"><text:s text:c="4"/>answer_json?: </text:span><text:span text:style-name="T56">object</text:span><text:span text:style-name="T14"> <text:s text:c="13"/></text:span><text:span text:style-name="T52">// pro mindmap nebo custom</text:span></text:p>
      <text:p text:style-name="P6" loext:marker-style-name="T14"/>
      <text:p text:style-name="P1" loext:marker-style-name="T14"><text:span text:style-name="T14"><text:s text:c="4"/></text:span><text:span text:style-name="T56">is_favorite</text:span><text:span text:style-name="T14">: </text:span><text:span text:style-name="T56">boolean</text:span><text:span text:style-name="T14"> <text:s text:c="13"/></text:span><text:span text:style-name="T52">// srdcovka?</text:span></text:p>
      <text:p text:style-name="P1" loext:marker-style-name="T14"><text:span text:style-name="T14"><text:s text:c="4"/>notes?: </text:span><text:span text:style-name="T56">string</text:span><text:span text:style-name="T14"> <text:s text:c="19"/></text:span><text:span text:style-name="T52">// osobní poznámky uživatele</text:span></text:p>
      <text:p text:style-name="P6" loext:marker-style-name="T14"/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4"/></text:span><text:span text:style-name="T56">upd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Progress uživatele</text:span></text:p>
      <text:p text:style-name="P1" loext:marker-style-name="T14"><text:span text:style-name="T14"><text:s text:c="2"/></text:span><text:span text:style-name="T54">type</text:span><text:span text:style-name="T14"> UserProgress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user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category_id</text:span><text:span text:style-name="T14">: </text:span><text:span text:style-name="T56">string</text:span></text:p>
      <text:p text:style-name="P1" loext:marker-style-name="T14"><text:span text:style-name="T14"><text:s text:c="4"/>section_id?: </text:span><text:span text:style-name="T56">string</text:span></text:p>
      <text:p text:style-name="P6" loext:marker-style-name="T14"/>
      <text:p text:style-name="P1" loext:marker-style-name="T14"><text:span text:style-name="T14"><text:s text:c="4"/></text:span><text:span text:style-name="T56">total_questions</text:span><text:span text:style-name="T14">: </text:span><text:span text:style-name="T56">number</text:span></text:p>
      <text:p text:style-name="P1" loext:marker-style-name="T14"><text:span text:style-name="T14"><text:s text:c="4"/></text:span><text:span text:style-name="T56">answered_questions</text:span><text:span text:style-name="T14">: </text:span><text:span text:style-name="T56">number</text:span></text:p>
      <text:p text:style-name="P1" loext:marker-style-name="T14"><text:span text:style-name="T14"><text:s text:c="4"/></text:span><text:span text:style-name="T56">completion_percentage</text:span><text:span text:style-name="T14">: </text:span><text:span text:style-name="T56">number</text:span></text:p>
      <text:p text:style-name="P6" loext:marker-style-name="T14"/>
      <text:p text:style-name="P1" loext:marker-style-name="T14"><text:span text:style-name="T14"><text:s text:c="4"/></text:span><text:span text:style-name="T56">last_visited_at</text:span><text:span text:style-name="T14">: </text:span><text:span text:style-name="T56">Date</text:span></text:p>
      <text:p text:style-name="P1" loext:marker-style-name="T14"><text:span text:style-name="T14"><text:s text:c="4"/></text:span><text:span text:style-name="T56">upd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============================================</text:span></text:p>
      <text:p text:style-name="P1" loext:marker-style-name="T14"><text:span text:style-name="T14"><text:s text:c="2"/></text:span><text:span text:style-name="T52">// 3. AI ANALÝZA &amp; VÝSLEDKY</text:span></text:p>
      <text:p text:style-name="P1" loext:marker-style-name="T14"><text:span text:style-name="T14"><text:s text:c="2"/></text:span><text:span text:style-name="T52">// ============================================</text:span></text:p>
      <text:p text:style-name="P6" loext:marker-style-name="T14"/>
      <text:p text:style-name="P1" loext:marker-style-name="T14"><text:span text:style-name="T14"><text:s text:c="2"/></text:span><text:span text:style-name="T52">// AI analýza</text:span></text:p>
      <text:p text:style-name="P1" loext:marker-style-name="T14"><text:span text:style-name="T14"><text:s text:c="2"/></text:span><text:span text:style-name="T54">type</text:span><text:span text:style-name="T14"> AIAnalysis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user_id</text:span><text:span text:style-name="T14">: </text:span><text:span text:style-name="T56">string</text:span></text:p>
      <text:p text:style-name="P6" loext:marker-style-name="T14"/>
      <text:p text:style-name="P1" loext:marker-style-name="T14"><text:span text:style-name="T14"><text:s text:c="4"/></text:span><text:span text:style-name="T52">// Extrahované vzorce</text:span></text:p>
      <text:p text:style-name="P1" loext:marker-style-name="T14"><text:span text:style-name="T14"><text:s text:c="4"/></text:span><text:span text:style-name="T56">patterns</text:span><text:span text:style-name="T14">: {</text:span></text:p>
      <text:p text:style-name="P1" loext:marker-style-name="T14"><text:span text:style-name="T14"><text:s text:c="6"/></text:span><text:span text:style-name="T56">values</text:span><text:span text:style-name="T14">: </text:span><text:span text:style-name="T56">string</text:span><text:span text:style-name="T14">[] <text:s text:c="10"/></text:span><text:span text:style-name="T52">// hodnoty</text:span></text:p>
      <text:p text:style-name="P1" loext:marker-style-name="T14"><text:span text:style-name="T14"><text:s text:c="6"/></text:span><text:span text:style-name="T56">skills</text:span><text:span text:style-name="T14">: </text:span><text:span text:style-name="T56">string</text:span><text:span text:style-name="T14">[] <text:s text:c="10"/></text:span><text:span text:style-name="T52">// dovednosti</text:span></text:p>
      <text:p text:style-name="P1" loext:marker-style-name="T14"><text:span text:style-name="T14"><text:s text:c="6"/></text:span><text:span text:style-name="T56">interests</text:span><text:span text:style-name="T14">: </text:span><text:span text:style-name="T56">string</text:span><text:span text:style-name="T14">[] <text:s text:c="7"/></text:span><text:span text:style-name="T52">// zájmy</text:span></text:p>
      <text:p text:style-name="P1" loext:marker-style-name="T14"><text:span text:style-name="T14"><text:s text:c="6"/></text:span><text:span text:style-name="T56">motivations</text:span><text:span text:style-name="T14">: </text:span><text:span text:style-name="T56">string</text:span><text:span text:style-name="T14">[] <text:s text:c="5"/></text:span><text:span text:style-name="T52">// motivace</text:span></text:p>
      <text:p text:style-name="P1" loext:marker-style-name="T14"><text:span text:style-name="T14"><text:s text:c="4"/>}</text:span></text:p>
      <text:p text:style-name="P6" loext:marker-style-name="T14"/>
      <text:p text:style-name="P1" loext:marker-style-name="T14"><text:span text:style-name="T14"><text:s text:c="4"/></text:span><text:span text:style-name="T52">// Top 3 doporučení</text:span></text:p>
      <text:p text:style-name="P1" loext:marker-style-name="T14"><text:span text:style-name="T14"><text:s text:c="4"/></text:span><text:span text:style-name="T56">suggestions</text:span><text:span text:style-name="T14">: {</text:span></text:p>
      <text:p text:style-name="P1" loext:marker-style-name="T14"><text:span text:style-name="T14"><text:s text:c="6"/></text:span><text:span text:style-name="T56">title</text:span><text:span text:style-name="T14">: </text:span><text:span text:style-name="T56">string</text:span></text:p>
      <text:p text:style-name="P1" loext:marker-style-name="T14"><text:span text:style-name="T14"><text:s text:c="6"/></text:span><text:span text:style-name="T56">description</text:span><text:span text:style-name="T14">: </text:span><text:span text:style-name="T56">string</text:span></text:p>
      <text:p text:style-name="P1" loext:marker-style-name="T14"><text:span text:style-name="T14"><text:s text:c="6"/></text:span><text:span text:style-name="T56">confidence</text:span><text:span text:style-name="T14">: </text:span><text:span text:style-name="T56">number</text:span><text:span text:style-name="T14"> <text:s text:c="8"/></text:span><text:span text:style-name="T52">// 0-100%</text:span></text:p>
      <text:p text:style-name="P1" loext:marker-style-name="T14"><text:span text:style-name="T14"><text:s text:c="6"/></text:span><text:span text:style-name="T56">reasoning</text:span><text:span text:style-name="T14">: </text:span><text:span text:style-name="T56">string</text:span><text:span text:style-name="T14">[]</text:span></text:p>
      <text:p text:style-name="P1" loext:marker-style-name="T14"><text:span text:style-name="T14"><text:s text:c="6"/></text:span><text:span text:style-name="T56">next_steps</text:span><text:span text:style-name="T14">: </text:span><text:span text:style-name="T56">string</text:span><text:span text:style-name="T14">[]</text:span></text:p>
      <text:p text:style-name="P1" loext:marker-style-name="T14"><text:span text:style-name="T14"><text:s text:c="4"/>}[]</text:span></text:p>
      <text:p text:style-name="P6" loext:marker-style-name="T14"/>
      <text:p text:style-name="P1" loext:marker-style-name="T14"><text:span text:style-name="T14"><text:s text:c="4"/></text:span><text:span text:style-name="T52">// Blind spots</text:span></text:p>
      <text:p text:style-name="P1" loext:marker-style-name="T14"><text:span text:style-name="T14"><text:s text:c="4"/></text:span><text:span text:style-name="T56">blind_spots</text:span><text:span text:style-name="T14">: {</text:span></text:p>
      <text:p text:style-name="P1" loext:marker-style-name="T14"><text:span text:style-name="T14"><text:s text:c="6"/></text:span><text:span text:style-name="T56">observation</text:span><text:span text:style-name="T14">: </text:span><text:span text:style-name="T56">string</text:span></text:p>
      <text:p text:style-name="P1" loext:marker-style-name="T14"><text:span text:style-name="T14"><text:s text:c="6"/></text:span><text:span text:style-name="T56">suggestion</text:span><text:span text:style-name="T14">: </text:span><text:span text:style-name="T56">string</text:span></text:p>
      <text:p text:style-name="P1" loext:marker-style-name="T14"><text:span text:style-name="T14"><text:s text:c="4"/>}[]</text:span></text:p>
      <text:p text:style-name="P6" loext:marker-style-name="T14"><text:soft-page-break/></text:p>
      <text:p text:style-name="P1" loext:marker-style-name="T14"><text:span text:style-name="T14"><text:s text:c="4"/></text:span><text:span text:style-name="T52">// Souvislosti mezi odpověďmi</text:span></text:p>
      <text:p text:style-name="P1" loext:marker-style-name="T14"><text:span text:style-name="T14"><text:s text:c="4"/></text:span><text:span text:style-name="T56">connections</text:span><text:span text:style-name="T14">: {</text:span></text:p>
      <text:p text:style-name="P1" loext:marker-style-name="T14"><text:span text:style-name="T14"><text:s text:c="6"/></text:span><text:span text:style-name="T56">theme</text:span><text:span text:style-name="T14">: </text:span><text:span text:style-name="T56">string</text:span></text:p>
      <text:p text:style-name="P1" loext:marker-style-name="T14"><text:span text:style-name="T14"><text:s text:c="6"/></text:span><text:span text:style-name="T56">related_answers</text:span><text:span text:style-name="T14">: </text:span><text:span text:style-name="T56">string</text:span><text:span text:style-name="T14">[] <text:s/></text:span><text:span text:style-name="T52">// question_ids</text:span></text:p>
      <text:p text:style-name="P1" loext:marker-style-name="T14"><text:span text:style-name="T14"><text:s text:c="6"/></text:span><text:span text:style-name="T56">insight</text:span><text:span text:style-name="T14">: </text:span><text:span text:style-name="T56">string</text:span></text:p>
      <text:p text:style-name="P1" loext:marker-style-name="T14"><text:span text:style-name="T14"><text:s text:c="4"/>}[]</text:span></text:p>
      <text:p text:style-name="P6" loext:marker-style-name="T14"/>
      <text:p text:style-name="P1" loext:marker-style-name="T14"><text:span text:style-name="T14"><text:s text:c="4"/></text:span><text:span text:style-name="T56">gener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Export dat (pro uživatele)</text:span></text:p>
      <text:p text:style-name="P1" loext:marker-style-name="T14"><text:span text:style-name="T14"><text:s text:c="2"/></text:span><text:span text:style-name="T54">type</text:span><text:span text:style-name="T14"> UserExport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user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export_type</text:span><text:span text:style-name="T14">: </text:span><text:span text:style-name="T58">'pdf'</text:span><text:span text:style-name="T14"> | </text:span><text:span text:style-name="T58">'json'</text:span><text:span text:style-name="T14"> | </text:span><text:span text:style-name="T58">'mindmap'</text:span></text:p>
      <text:p text:style-name="P1" loext:marker-style-name="T14"><text:span text:style-name="T14"><text:s text:c="4"/></text:span><text:span text:style-name="T56">file_url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============================================</text:span></text:p>
      <text:p text:style-name="P1" loext:marker-style-name="T14"><text:span text:style-name="T14"><text:s text:c="2"/></text:span><text:span text:style-name="T52">// 4. ADMIN &amp; SYSTÉM</text:span></text:p>
      <text:p text:style-name="P1" loext:marker-style-name="T14"><text:span text:style-name="T14"><text:s text:c="2"/></text:span><text:span text:style-name="T52">// ============================================</text:span></text:p>
      <text:p text:style-name="P6" loext:marker-style-name="T14"/>
      <text:p text:style-name="P1" loext:marker-style-name="T14"><text:span text:style-name="T14"><text:s text:c="2"/></text:span><text:span text:style-name="T52">// Admin uživatel (to jste vy!)</text:span></text:p>
      <text:p text:style-name="P1" loext:marker-style-name="T14"><text:span text:style-name="T14"><text:s text:c="2"/></text:span><text:span text:style-name="T54">type</text:span><text:span text:style-name="T14"> AdminUser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user_id</text:span><text:span text:style-name="T14">: </text:span><text:span text:style-name="T56">string</text:span><text:span text:style-name="T14"> <text:s/></text:span><text:span text:style-name="T52">// link na běžného usera</text:span></text:p>
      <text:p text:style-name="P1" loext:marker-style-name="T14"><text:span text:style-name="T14"><text:s text:c="4"/></text:span><text:span text:style-name="T56">role</text:span><text:span text:style-name="T14">: </text:span><text:span text:style-name="T58">'super_admin'</text:span><text:span text:style-name="T14"> | </text:span><text:span text:style-name="T58">'editor'</text:span></text:p>
      <text:p text:style-name="P1" loext:marker-style-name="T14"><text:span text:style-name="T14"><text:s text:c="4"/></text:span><text:span text:style-name="T56">permissions</text:span><text:span text:style-name="T14">: </text:span><text:span text:style-name="T56">string</text:span><text:span text:style-name="T14">[]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Audit log (pro sledování změn)</text:span></text:p>
      <text:p text:style-name="P1" loext:marker-style-name="T14"><text:span text:style-name="T14"><text:s text:c="2"/></text:span><text:span text:style-name="T54">type</text:span><text:span text:style-name="T14"> AuditLog = {</text:span></text:p>
      <text:p text:style-name="P1" loext:marker-style-name="T14"><text:span text:style-name="T14"><text:s text:c="4"/></text:span><text:span text:style-name="T56">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admin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action</text:span><text:span text:style-name="T14">: </text:span><text:span text:style-name="T58">'create'</text:span><text:span text:style-name="T14"> | </text:span><text:span text:style-name="T58">'update'</text:span><text:span text:style-name="T14"> | </text:span><text:span text:style-name="T58">'delete'</text:span></text:p>
      <text:p text:style-name="P1" loext:marker-style-name="T14"><text:span text:style-name="T14"><text:s text:c="4"/></text:span><text:span text:style-name="T56">entity_type</text:span><text:span text:style-name="T14">: </text:span><text:span text:style-name="T58">'category'</text:span><text:span text:style-name="T14"> | </text:span><text:span text:style-name="T58">'section'</text:span><text:span text:style-name="T14"> | </text:span><text:span text:style-name="T58">'question'</text:span><text:span text:style-name="T14"> | </text:span><text:span text:style-name="T58">'option'</text:span></text:p>
      <text:p text:style-name="P1" loext:marker-style-name="T14"><text:span text:style-name="T14"><text:s text:c="4"/></text:span><text:span text:style-name="T56">entity_id</text:span><text:span text:style-name="T14">: </text:span><text:span text:style-name="T56">string</text:span></text:p>
      <text:p text:style-name="P1" loext:marker-style-name="T14"><text:span text:style-name="T14"><text:s text:c="4"/></text:span><text:span text:style-name="T56">changes</text:span><text:span text:style-name="T14">: </text:span><text:span text:style-name="T56">object</text:span><text:span text:style-name="T14"> <text:s/></text:span><text:span text:style-name="T52">// co se změnilo</text:span></text:p>
      <text:p text:style-name="P1" loext:marker-style-name="T14"><text:span text:style-name="T14"><text:s text:c="4"/></text:span><text:span text:style-name="T56">created_at</text:span><text:span text:style-name="T14">: </text:span><text:span text:style-name="T56">Date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🎨 Admin rozhraní - Co budete moct dělat</text:span></text:p>
      <text:p text:style-name="P6" loext:marker-style-name="T14"/>
      <text:p text:style-name="P1" loext:marker-style-name="T14"><text:span text:style-name="T14"><text:s text:c="2"/></text:span><text:span text:style-name="T20">Dashboard</text:span></text:p>
      <text:p text:style-name="P6" loext:marker-style-name="T14"/>
      <text:p text:style-name="P1" loext:marker-style-name="T14"><text:span text:style-name="T14"><text:s text:c="2"/>┌─────────────────────────────────────┐</text:span></text:p>
      <text:p text:style-name="P1" loext:marker-style-name="T14"><text:span text:style-name="T14"><text:s text:c="2"/>│ LIFEPRO ADMIN <text:s text:c="22"/>│</text:span></text:p>
      <text:p text:style-name="P1" loext:marker-style-name="T14"><text:span text:style-name="T14"><text:s text:c="2"/>├─────────────────────────────────────┤</text:span></text:p>
      <text:p text:style-name="P1" loext:marker-style-name="T14"><text:span text:style-name="T14"><text:s text:c="2"/>│ 📊 Statistiky <text:s text:c="22"/>│</text:span></text:p>
      <text:p text:style-name="P1" loext:marker-style-name="T14"><text:span text:style-name="T14"><text:s text:c="2"/>│ <text:s text:c="2"/>• 250 uživatelů <text:s text:c="18"/>│</text:span></text:p>
      <text:p text:style-name="P1" loext:marker-style-name="T14"><text:span text:style-name="T14"><text:s text:c="2"/>│ <text:s text:c="2"/>• 45 aktivních dnes <text:s text:c="14"/>│</text:span></text:p>
      <text:p text:style-name="P1" loext:marker-style-name="T14"><text:span text:style-name="T14"><text:s text:c="2"/>│ <text:s text:c="2"/>• 8 kategorií <text:s text:c="20"/>│</text:span></text:p>
      <text:p text:style-name="P1" loext:marker-style-name="T14"><text:soft-page-break/><text:span text:style-name="T14"><text:s text:c="2"/>│ <text:s text:c="2"/>• 156 otázek <text:s text:c="21"/>│</text:span></text:p>
      <text:p text:style-name="P1" loext:marker-style-name="T14"><text:span text:style-name="T14"><text:s text:c="2"/>│ <text:s text:c="36"/>│</text:span></text:p>
      <text:p text:style-name="P1" loext:marker-style-name="T14"><text:span text:style-name="T14"><text:s text:c="2"/>│ ⚡ Rychlé akce <text:s text:c="21"/>│</text:span></text:p>
      <text:p text:style-name="P1" loext:marker-style-name="T14"><text:span text:style-name="T14"><text:s text:c="2"/>│ <text:s text:c="2"/>[+ Nová otázka] <text:s text:c="18"/>│</text:span></text:p>
      <text:p text:style-name="P1" loext:marker-style-name="T14"><text:span text:style-name="T14"><text:s text:c="2"/>│ <text:s text:c="2"/>[+ Nová možnost] <text:s text:c="17"/>│</text:span></text:p>
      <text:p text:style-name="P1" loext:marker-style-name="T14"><text:span text:style-name="T14"><text:s text:c="2"/>│ <text:s text:c="2"/>[📝 Upravit kategorii] <text:s text:c="11"/>│</text:span></text:p>
      <text:p text:style-name="P1" loext:marker-style-name="T14"><text:span text:style-name="T14"><text:s text:c="2"/>└─────────────────────────────────────┘</text:span></text:p>
      <text:p text:style-name="P6" loext:marker-style-name="T14"/>
      <text:p text:style-name="P1" loext:marker-style-name="T14"><text:span text:style-name="T14"><text:s text:c="2"/></text:span><text:span text:style-name="T20">Správa kategorií</text:span></text:p>
      <text:p text:style-name="P6" loext:marker-style-name="T14"/>
      <text:p text:style-name="P1" loext:marker-style-name="T14"><text:span text:style-name="T14"><text:s text:c="2"/>KATEGORIE</text:span></text:p>
      <text:p text:style-name="P1" loext:marker-style-name="T14"><text:span text:style-name="T14"><text:s text:c="2"/>┌───────────────────────────────────────────────┐</text:span></text:p>
      <text:p text:style-name="P1" loext:marker-style-name="T14"><text:span text:style-name="T14"><text:s text:c="2"/>│ 🎭 Já jsem (Přítomnost) <text:s text:c="22"/>│</text:span></text:p>
      <text:p text:style-name="P1" loext:marker-style-name="T14"><text:span text:style-name="T14"><text:s text:c="2"/>│ <text:s text:c="3"/>5 sekcí • 32 otázek <text:s text:c="24"/>│</text:span></text:p>
      <text:p text:style-name="P1" loext:marker-style-name="T14"><text:span text:style-name="T14"><text:s text:c="2"/>│ <text:s text:c="3"/>[Upravit] [+ Nová sekce] <text:s text:c="19"/>│</text:span></text:p>
      <text:p text:style-name="P1" loext:marker-style-name="T14"><text:span text:style-name="T14"><text:s text:c="2"/>├───────────────────────────────────────────────┤</text:span></text:p>
      <text:p text:style-name="P1" loext:marker-style-name="T14"><text:span text:style-name="T14"><text:s text:c="2"/>│ 💪 Umím (Přítomnost) <text:s text:c="25"/>│</text:span></text:p>
      <text:p text:style-name="P1" loext:marker-style-name="T14"><text:span text:style-name="T14"><text:s text:c="2"/>│ <text:s text:c="3"/>4 sekce • 28 otázek <text:s text:c="24"/>│</text:span></text:p>
      <text:p text:style-name="P1" loext:marker-style-name="T14"><text:span text:style-name="T14"><text:s text:c="2"/>│ <text:s text:c="3"/>[Upravit] [+ Nová sekce] <text:s text:c="19"/>│</text:span></text:p>
      <text:p text:style-name="P1" loext:marker-style-name="T14"><text:span text:style-name="T14"><text:s text:c="2"/>├───────────────────────────────────────────────┤</text:span></text:p>
      <text:p text:style-name="P1" loext:marker-style-name="T14"><text:span text:style-name="T14"><text:s text:c="2"/>│ [+ Nová kategorie] <text:s text:c="28"/>│</text:span></text:p>
      <text:p text:style-name="P1" loext:marker-style-name="T14"><text:span text:style-name="T14"><text:s text:c="2"/>└───────────────────────────────────────────────┘</text:span></text:p>
      <text:p text:style-name="P6" loext:marker-style-name="T14"/>
      <text:p text:style-name="P1" loext:marker-style-name="T14"><text:span text:style-name="T14"><text:s text:c="2"/></text:span><text:span text:style-name="T20">Úprava otázky</text:span></text:p>
      <text:p text:style-name="P6" loext:marker-style-name="T14"/>
      <text:p text:style-name="P1" loext:marker-style-name="T14"><text:span text:style-name="T14"><text:s text:c="2"/>UPRAVIT OTÁZKU</text:span></text:p>
      <text:p text:style-name="P1" loext:marker-style-name="T14"><text:span text:style-name="T14"><text:s text:c="2"/>┌───────────────────────────────────────┐</text:span></text:p>
      <text:p text:style-name="P1" loext:marker-style-name="T14"><text:span text:style-name="T14"><text:s text:c="2"/>│ Text otázky: <text:s text:c="25"/>│</text:span></text:p>
      <text:p text:style-name="P1" loext:marker-style-name="T14"><text:span text:style-name="T14"><text:s text:c="2"/>│ [Momentálně jsem a pracuji jako...] <text:s text:c="2"/>│</text:span></text:p>
      <text:p text:style-name="P1" loext:marker-style-name="T14"><text:span text:style-name="T14"><text:s text:c="2"/>│ <text:s text:c="38"/>│</text:span></text:p>
      <text:p text:style-name="P1" loext:marker-style-name="T14"><text:span text:style-name="T14"><text:s text:c="2"/>│ Nápověda: <text:s text:c="28"/>│</text:span></text:p>
      <text:p text:style-name="P1" loext:marker-style-name="T14"><text:span text:style-name="T14"><text:s text:c="2"/>│ [Např: mateřská, OSVČ, student...] <text:s text:c="3"/>│</text:span></text:p>
      <text:p text:style-name="P1" loext:marker-style-name="T14"><text:span text:style-name="T14"><text:s text:c="2"/>│ <text:s text:c="38"/>│</text:span></text:p>
      <text:p text:style-name="P1" loext:marker-style-name="T14"><text:span text:style-name="T14"><text:s text:c="2"/>│ Typ: <text:s text:c="33"/>│</text:span></text:p>
      <text:p text:style-name="P1" loext:marker-style-name="T14"><text:span text:style-name="T14"><text:s text:c="2"/>│ (•) Text <text:s text:c="29"/>│</text:span></text:p>
      <text:p text:style-name="P1" loext:marker-style-name="T14"><text:span text:style-name="T14"><text:s text:c="2"/>│ ( ) Checkbox <text:s text:c="25"/>│</text:span></text:p>
      <text:p text:style-name="P1" loext:marker-style-name="T14"><text:span text:style-name="T14"><text:s text:c="2"/>│ ( ) Slider <text:s text:c="27"/>│</text:span></text:p>
      <text:p text:style-name="P1" loext:marker-style-name="T14"><text:span text:style-name="T14"><text:s text:c="2"/>│ <text:s text:c="38"/>│</text:span></text:p>
      <text:p text:style-name="P1" loext:marker-style-name="T14"><text:span text:style-name="T14"><text:s text:c="2"/>│ ☑ Povolit "srdcovku" <text:s text:c="17"/>│</text:span></text:p>
      <text:p text:style-name="P1" loext:marker-style-name="T14"><text:span text:style-name="T14"><text:s text:c="2"/>│ Max srdcoček: [3] <text:s text:c="20"/>│</text:span></text:p>
      <text:p text:style-name="P1" loext:marker-style-name="T14"><text:span text:style-name="T14"><text:s text:c="2"/>│ <text:s text:c="38"/>│</text:span></text:p>
      <text:p text:style-name="P1" loext:marker-style-name="T14"><text:span text:style-name="T14"><text:s text:c="2"/>│ [Uložit] [Smazat] <text:s text:c="20"/>│</text:span></text:p>
      <text:p text:style-name="P1" loext:marker-style-name="T14"><text:span text:style-name="T14"><text:s text:c="2"/>└───────────────────────────────────────┘</text:span></text:p>
      <text:p text:style-name="P6" loext:marker-style-name="T14"/>
      <text:p text:style-name="P1" loext:marker-style-name="T14"><text:span text:style-name="T14"><text:s text:c="2"/></text:span><text:span text:style-name="T20">Rychlé přidání možnosti</text:span></text:p>
      <text:p text:style-name="P6" loext:marker-style-name="T14"/>
      <text:p text:style-name="P1" loext:marker-style-name="T14"><text:span text:style-name="T14"><text:s text:c="2"/>MOŽNOSTI PRO: "V dětství mě bavilo..."</text:span></text:p>
      <text:p text:style-name="P1" loext:marker-style-name="T14"><text:span text:style-name="T14"><text:s text:c="2"/>┌─────────────────────────────────┐</text:span></text:p>
      <text:p text:style-name="P1" loext:marker-style-name="T14"><text:span text:style-name="T14"><text:s text:c="2"/>│ Existující možnosti: <text:s text:c="11"/>│</text:span></text:p>
      <text:p text:style-name="P1" loext:marker-style-name="T14"><text:span text:style-name="T14"><text:s text:c="2"/>│ • Sport <text:s text:c="24"/>│</text:span></text:p>
      <text:p text:style-name="P1" loext:marker-style-name="T14"><text:span text:style-name="T14"><text:s text:c="2"/>│ • Matika <text:s text:c="23"/>│</text:span></text:p>
      <text:p text:style-name="P1" loext:marker-style-name="T14"><text:span text:style-name="T14"><text:s text:c="2"/>│ • Výtvarka <text:s text:c="21"/>│</text:span></text:p>
      <text:p text:style-name="P1" loext:marker-style-name="T14"><text:span text:style-name="T14"><text:s text:c="2"/>│ • Ruční práce <text:s text:c="18"/>│</text:span></text:p>
      <text:p text:style-name="P1" loext:marker-style-name="T14"><text:span text:style-name="T14"><text:s text:c="2"/>│ <text:s text:c="32"/>│</text:span></text:p>
      <text:p text:style-name="P1" loext:marker-style-name="T14"><text:span text:style-name="T14"><text:s text:c="2"/>│ [+ Přidat rychle] <text:s text:c="14"/>│</text:span></text:p>
      <text:p text:style-name="P1" loext:marker-style-name="T14"><text:span text:style-name="T14"><text:s text:c="2"/>│ ┌─────────────────────────────┐ │</text:span></text:p>
      <text:p text:style-name="P1" loext:marker-style-name="T14"><text:soft-page-break/><text:span text:style-name="T14"><text:s text:c="2"/>│ │ hudba <text:s text:c="22"/>│ │ ← napíšete slovo</text:span></text:p>
      <text:p text:style-name="P1" loext:marker-style-name="T14"><text:span text:style-name="T14"><text:s text:c="2"/>│ └─────────────────────────────┘ │</text:span></text:p>
      <text:p text:style-name="P1" loext:marker-style-name="T14"><text:span text:style-name="T14"><text:s text:c="2"/>│ [Enter = Uložit] <text:s text:c="15"/>│</text:span></text:p>
      <text:p text:style-name="P1" loext:marker-style-name="T14"><text:span text:style-name="T14"><text:s text:c="2"/>└─────────────────────────────────┘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Implementační plán</text:span></text:p>
      <text:p text:style-name="P6" loext:marker-style-name="T14"/>
      <text:p text:style-name="P1" loext:marker-style-name="T14"><text:span text:style-name="T14"><text:s text:c="2"/>Pojďme to rozdělit na fáze:</text:span></text:p>
      <text:p text:style-name="P6" loext:marker-style-name="T14"/>
      <text:p text:style-name="P12"><text:span text:style-name="T37"><text:s text:c="2"/></text:span><text:span text:style-name="T42">FÁZE 1: Základ (Týden 1-2)</text:span></text:p>
      <text:p text:style-name="P1" loext:marker-style-name="T11"><text:span text:style-name="T14">Dob</text:span><text:span text:style-name="T11">ře, Next.js setup běží. Zatímco se instaluje, připravím vám všechny potřebné soubory. Vytvořím:</text:span></text:p>
      <text:p text:style-name="P4" loext:marker-style-name="T11"/>
      <text:p text:style-name="P1" loext:marker-style-name="T14"><text:span text:style-name="T11"><text:s text:c="2"/>1. </text:span><text:span text:style-name="T20">Databázové schéma</text:span><text:span text:style-name="T14"> pro Supabase</text:span></text:p>
      <text:p text:style-name="P1" loext:marker-style-name="T14"><text:span text:style-name="T14"><text:s text:c="2"/>2. </text:span><text:span text:style-name="T20">TypeScript typy</text:span></text:p>
      <text:p text:style-name="P1" loext:marker-style-name="T14"><text:span text:style-name="T14"><text:s text:c="2"/>3. </text:span><text:span text:style-name="T20">Základní strukturu projektu</text:span></text:p>
      <text:p text:style-name="P6" loext:marker-style-name="T14"/>
      <text:p text:style-name="P1" loext:marker-style-name="T14"><text:span text:style-name="T14"><text:s text:c="2"/>Začnu s databází:</text:span></text:p>
      <text:p text:style-name="P1" loext:marker-style-name="T11"><text:span text:style-name="T14">Pokra</text:span><text:span text:style-name="T11">čuji s vytvořením všech klíčových souborů. Začnu s nejdůležitějšími věcmi:</text:span></text:p>
      <text:p text:style-name="P4" loext:marker-style-name="T11"/>
      <text:p text:style-name="P1" loext:marker-style-name="T14"><text:span text:style-name="T50">⏺</text:span><text:span text:style-name="T11"> </text:span><text:span text:style-name="T20">Write</text:span><text:span text:style-name="T14">(supabase-schema.sql)</text:span></text:p>
      <text:p text:style-name="P1" loext:marker-style-name="T14"><text:span text:style-name="T14"><text:s text:c="2"/>⎿  Wrote </text:span><text:span text:style-name="T20">377</text:span><text:span text:style-name="T14"> lines to </text:span><text:span text:style-name="T20">supabase-schema.sql</text:span><text:span text:style-name="T14"> <text:s text:c="8"/></text:span></text:p>
      <text:p text:style-name="P1" loext:marker-style-name="T14"><text:span text:style-name="T14"><text:s text:c="5"/></text:span><text:span text:style-name="T52">-- ============================================</text:span></text:p>
      <text:p text:style-name="P1" loext:marker-style-name="T14"><text:span text:style-name="T14"><text:s text:c="5"/></text:span><text:span text:style-name="T52">-- LIFEPRO DATABASE SCHEMA</text:span></text:p>
      <text:p text:style-name="P1" loext:marker-style-name="T14"><text:span text:style-name="T14"><text:s text:c="5"/></text:span><text:span text:style-name="T52">-- Kompletní schéma pro Supabase</text:span></text:p>
      <text:p text:style-name="P1" loext:marker-style-name="T14"><text:span text:style-name="T14"><text:s text:c="5"/></text:span><text:span text:style-name="T52">-- ============================================</text:span></text:p>
      <text:p text:style-name="P1" loext:marker-style-name="T14"><text:span text:style-name="T14"><text:s text:c="5"/></text:span><text:span text:style-name="T52">-- Enable UUID extension</text:span></text:p>
      <text:p text:style-name="P1" loext:marker-style-name="T14"><text:span text:style-name="T14"><text:s text:c="5"/></text:span><text:span text:style-name="T54">CREATE</text:span><text:span text:style-name="T14"> EXTENSION IF </text:span><text:span text:style-name="T54">NOT</text:span><text:span text:style-name="T14"> </text:span><text:span text:style-name="T54">EXISTS</text:span><text:span text:style-name="T14"> "uuid-ossp";</text:span></text:p>
      <text:p text:style-name="P1" loext:marker-style-name="T14"><text:span text:style-name="T14"><text:s text:c="5"/></text:span><text:span text:style-name="T52">-- ============================================</text:span></text:p>
      <text:p text:style-name="P1" loext:marker-style-name="T14"><text:span text:style-name="T14"><text:s text:c="5"/></text:span><text:span text:style-name="T52">-- 1. STRUKTURA OBSAHU (Admin spravuje)</text:span></text:p>
      <text:p text:style-name="P1" loext:marker-style-name="T14"><text:span text:style-name="T14"><text:s text:c="5"/></text:span><text:span text:style-name="T30">… +367 lines (ctrl+o to expand)</text:span></text:p>
      <text:p text:style-name="P6" loext:marker-style-name="T14"/>
      <text:p text:style-name="P1" loext:marker-style-name="T14"><text:span text:style-name="T44">⏺</text:span><text:span text:style-name="T14"> Skvělé! Databázové schéma je hotové. Teď TypeScript typy:</text:span></text:p>
      <text:p text:style-name="P6" loext:marker-style-name="T14"/>
      <text:p text:style-name="P1" loext:marker-style-name="T14"><text:span text:style-name="T30">⏺</text:span><text:span text:style-name="T14"> </text:span><text:span text:style-name="T20">Write</text:span><text:span text:style-name="T14">(types/database.ts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types/database.ts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LIFEPRO - TypeScript Database Types</text:span><text:span text:style-name="T14"> <text:s text:c="120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2">// Typy pro celou databázi</text:span><text:span text:style-name="T14">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type</text:span><text:span text:style-name="T14"> TimePeriod = </text:span><text:span text:style-name="T58">'present'</text:span><text:span text:style-name="T14"> | </text:span><text:span text:style-name="T58">'past'</text:span><text:span text:style-name="T14"> | </text:span><text:span text:style-name="T58">'future'</text:span><text:span text:style-name="T14">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type</text:span><text:span text:style-name="T14"> QuestionType =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text'</text:span><text:span text:style-name="T14"> <text:s text:c="10"/></text:span><text:span text:style-name="T52">// krátký text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textarea'</text:span><text:span text:style-name="T14"> <text:s text:c="6"/></text:span><text:span text:style-name="T52">// dlouhý text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checkbox'</text:span><text:span text:style-name="T14"> <text:s text:c="6"/></text:span><text:span text:style-name="T52">// vícenásobný výběr</text:span><text:span text:style-name="T14">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radio'</text:span><text:span text:style-name="T14"> <text:s text:c="9"/></text:span><text:span text:style-name="T52">// jeden výběr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select'</text:span><text:span text:style-name="T14"> <text:s text:c="8"/></text:span><text:span text:style-name="T52">// dropdown</text:span><text:span text:style-name="T14">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multiselect'</text:span><text:span text:style-name="T14"> <text:s text:c="3"/></text:span><text:span text:style-name="T52">// multi dropdown</text:span><text:span text:style-name="T14">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slider'</text:span><text:span text:style-name="T14"> <text:s text:c="8"/></text:span><text:span text:style-name="T52">// 1-10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rating'</text:span><text:span text:style-name="T14"> <text:s text:c="8"/></text:span><text:span text:style-name="T52">// hvězdičky</text:span><text:span text:style-name="T14">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date'</text:span><text:span text:style-name="T14"> <text:s text:c="10"/></text:span><text:span text:style-name="T52">// datum</text:span><text:span text:style-name="T14">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| </text:span><text:span text:style-name="T58">'mindmap'</text:span><text:span text:style-name="T14"> <text:s text:c="7"/></text:span><text:span text:style-name="T52">// vizuální mapa (custom component)</text:span><text:span text:style-name="T14">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1. STRUKTURA OBSAHU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Category {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lug</text:span><text:span text:style-name="T14">: </text:span><text:span text:style-name="T56">string</text:span><text:span text:style-name="T14">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itle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description</text:span><text:span text:style-name="T14">: </text:span><text:span text:style-name="T56">string</text:span><text:span text:style-name="T14"> | </text:span><text:span text:style-name="T54">null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con</text:span><text:span text:style-name="T14">: </text:span><text:span text:style-name="T56">string</text:span><text:span text:style-name="T14"> | </text:span><text:span text:style-name="T54">null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ime_period</text:span><text:span text:style-name="T14">: TimePeriod | </text:span><text:span text:style-name="T54">null</text:span><text:span text:style-name="T14"> <text:s text:c="126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2"/></text:span><text:span text:style-name="T56">order</text:span><text:span text:style-name="T14">: </text:span><text:span text:style-name="T56">number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s_published</text:span><text:span text:style-name="T14">: </text:span><text:span text:style-name="T56">boolean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re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pd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Section {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ategory_id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lug</text:span><text:span text:style-name="T14">: </text:span><text:span text:style-name="T56">string</text:span><text:span text:style-name="T14">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itle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description</text:span><text:span text:style-name="T14">: </text:span><text:span text:style-name="T56">string</text:span><text:span text:style-name="T14"> | </text:span><text:span text:style-name="T54">null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order</text:span><text:span text:style-name="T14">: </text:span><text:span text:style-name="T56">number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s_published</text:span><text:span text:style-name="T14">: </text:span><text:span text:style-name="T56">boolean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re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pd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Question {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ection_id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lug</text:span><text:span text:style-name="T14">: </text:span><text:span text:style-name="T56">string</text:span><text:span text:style-name="T14">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_text</text:span><text:span text:style-name="T14">: </text:span><text:span text:style-name="T56">string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help_text</text:span><text:span text:style-name="T14">: </text:span><text:span text:style-name="T56">string</text:span><text:span text:style-name="T14"> | </text:span><text:span text:style-name="T54">null</text:span><text:span text:style-name="T14">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_type</text:span><text:span text:style-name="T14">: QuestionType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order</text:span><text:span text:style-name="T14">: </text:span><text:span text:style-name="T56">number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s_required</text:span><text:span text:style-name="T14">: </text:span><text:span text:style-name="T56">boolean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s_favorite_allowed</text:span><text:span text:style-name="T14">: </text:span><text:span text:style-name="T56">boolean</text:span><text:span text:style-name="T14"> <text:s text:c="128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2"/></text:span><text:span text:style-name="T56">max_favorites</text:span><text:span text:style-name="T14">: </text:span><text:span text:style-name="T56">number</text:span><text:span text:style-name="T14"> | </text:span><text:span text:style-name="T54">null</text:span><text:span text:style-name="T14">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validation_rules</text:span><text:span text:style-name="T14">: Record&lt;</text:span><text:span text:style-name="T56">string</text:span><text:span text:style-name="T14">, </text:span><text:span text:style-name="T56">any</text:span><text:span text:style-name="T14">&gt; | </text:span><text:span text:style-name="T54">null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s_published</text:span><text:span text:style-name="T14">: </text:span><text:span text:style-name="T56">boolean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re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pd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QuestionOption {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_id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value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label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con</text:span><text:span text:style-name="T14">: </text:span><text:span text:style-name="T56">string</text:span><text:span text:style-name="T14"> | </text:span><text:span text:style-name="T54">null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order</text:span><text:span text:style-name="T14">: </text:span><text:span text:style-name="T56">number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s_active</text:span><text:span text:style-name="T14">: </text:span><text:span text:style-name="T56">boolean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re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2. UŽIVATELSKÉ ODPOVĚDI</text:span><text:span text:style-name="T14">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serResponse {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ser_id</text:span><text:span text:style-name="T14">: </text:span><text:span text:style-name="T56">string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_id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2">// Flexibilní odpovědi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2"/></text:span><text:span text:style-name="T56">answer_text</text:span><text:span text:style-name="T14">: </text:span><text:span text:style-name="T56">string</text:span><text:span text:style-name="T14"> | </text:span><text:span text:style-name="T54">null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nswer_single</text:span><text:span text:style-name="T14">: </text:span><text:span text:style-name="T56">string</text:span><text:span text:style-name="T14"> | </text:span><text:span text:style-name="T54">null</text:span><text:span text:style-name="T14">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nswer_multiple</text:span><text:span text:style-name="T14">: </text:span><text:span text:style-name="T56">string</text:span><text:span text:style-name="T14">[] | </text:span><text:span text:style-name="T54">null</text:span><text:span text:style-name="T14">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nswer_number</text:span><text:span text:style-name="T14">: </text:span><text:span text:style-name="T56">number</text:span><text:span text:style-name="T14"> | </text:span><text:span text:style-name="T54">null</text:span><text:span text:style-name="T14">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nswer_date</text:span><text:span text:style-name="T14">: </text:span><text:span text:style-name="T56">string</text:span><text:span text:style-name="T14"> | </text:span><text:span text:style-name="T54">null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nswer_json</text:span><text:span text:style-name="T14">: Record&lt;</text:span><text:span text:style-name="T56">string</text:span><text:span text:style-name="T14">, </text:span><text:span text:style-name="T56">any</text:span><text:span text:style-name="T14">&gt; | </text:span><text:span text:style-name="T54">null</text:span><text:span text:style-name="T14">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s_favorite</text:span><text:span text:style-name="T14">: </text:span><text:span text:style-name="T56">boolean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notes</text:span><text:span text:style-name="T14">: </text:span><text:span text:style-name="T56">string</text:span><text:span text:style-name="T14"> | </text:span><text:span text:style-name="T54">null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re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pd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serProgress {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ser_id</text:span><text:span text:style-name="T14">: </text:span><text:span text:style-name="T56">string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ategory_id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ection_id</text:span><text:span text:style-name="T14">: </text:span><text:span text:style-name="T56">string</text:span><text:span text:style-name="T14"> | </text:span><text:span text:style-name="T54">null</text:span><text:span text:style-name="T14">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questions</text:span><text:span text:style-name="T14">: </text:span><text:span text:style-name="T56">number</text:span><text:span text:style-name="T14">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nswered_questions</text:span><text:span text:style-name="T14">: </text:span><text:span text:style-name="T56">number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ompletion_percentage</text:span><text:span text:style-name="T14">: </text:span><text:span text:style-name="T56">number</text:span><text:span text:style-name="T14">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last_visited_at</text:span><text:span text:style-name="T14">: </text:span><text:span text:style-name="T56">string</text:span><text:span text:style-name="T14">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pd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3. AI ANALÝZA &amp; VÝSLEDKY</text:span><text:span text:style-name="T14">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AIPattern {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values</text:span><text:span text:style-name="T14">: </text:span><text:span text:style-name="T56">string</text:span><text:span text:style-name="T14">[]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kills</text:span><text:span text:style-name="T14">: </text:span><text:span text:style-name="T56">string</text:span><text:span text:style-name="T14">[]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nterests</text:span><text:span text:style-name="T14">: </text:span><text:span text:style-name="T56">string</text:span><text:span text:style-name="T14">[]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motivations</text:span><text:span text:style-name="T14">: </text:span><text:span text:style-name="T56">string</text:span><text:span text:style-name="T14">[]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AISuggestion {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itle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description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onfidence</text:span><text:span text:style-name="T14">: </text:span><text:span text:style-name="T56">number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reasoning</text:span><text:span text:style-name="T14">: </text:span><text:span text:style-name="T56">string</text:span><text:span text:style-name="T14">[]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next_steps</text:span><text:span text:style-name="T14">: </text:span><text:span text:style-name="T56">string</text:span><text:span text:style-name="T14">[]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AIBlindSpot {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observation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uggestion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AIConnection {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heme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related_answers</text:span><text:span text:style-name="T14">: </text:span><text:span text:style-name="T56">string</text:span><text:span text:style-name="T14">[]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nsight</text:span><text:span text:style-name="T14">: </text:span><text:span text:style-name="T56">string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AIAnalysis {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ser_id</text:span><text:span text:style-name="T14">: </text:span><text:span text:style-name="T56">string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patterns</text:span><text:span text:style-name="T14">: AIPattern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uggestions</text:span><text:span text:style-name="T14">: AISuggestion[]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blind_spots</text:span><text:span text:style-name="T14">: AIBlindSpot[]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onnections</text:span><text:span text:style-name="T14">: AIConnection[]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generated_at</text:span><text:span text:style-name="T14">: </text:span><text:span text:style-name="T56">string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serExport {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user_id</text:span><text:span text:style-name="T14">: </text:span><text:span text:style-name="T56">string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export_type</text:span><text:span text:style-name="T14">: </text:span><text:span text:style-name="T58">'pdf'</text:span><text:span text:style-name="T14"> | </text:span><text:span text:style-name="T58">'json'</text:span><text:span text:style-name="T14"> | </text:span><text:span text:style-name="T58">'mindmap'</text:span><text:span text:style-name="T14">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file_url</text:span><text:span text:style-name="T14">: </text:span><text:span text:style-name="T56">string</text:span><text:span text:style-name="T14">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re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4. ADMIN &amp; SYSTÉM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type</text:span><text:span text:style-name="T14"> AdminRole = </text:span><text:span text:style-name="T58">'super_admin'</text:span><text:span text:style-name="T14"> | </text:span><text:span text:style-name="T58">'editor'</text:span><text:span text:style-name="T14">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AdminUser {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2"/></text:span><text:span text:style-name="T56">user_id</text:span><text:span text:style-name="T14">: </text:span><text:span text:style-name="T56">string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role</text:span><text:span text:style-name="T14">: AdminRole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permissions</text:span><text:span text:style-name="T14">: </text:span><text:span text:style-name="T56">string</text:span><text:span text:style-name="T14">[]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reated_at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type</text:span><text:span text:style-name="T14"> AuditAction = </text:span><text:span text:style-name="T58">'create'</text:span><text:span text:style-name="T14"> | </text:span><text:span text:style-name="T58">'update'</text:span><text:span text:style-name="T14"> | </text:span><text:span text:style-name="T58">'delete'</text:span><text:span text:style-name="T14">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type</text:span><text:span text:style-name="T14"> AuditEntityType = </text:span><text:span text:style-name="T58">'category'</text:span><text:span text:style-name="T14"> | </text:span><text:span text:style-name="T58">'section'</text:span><text:span text:style-name="T14"> | </text:span><text:span text:style-name="T58">'question'</text:span><text:span text:style-name="T14"> | </text:span><text:span text:style-name="T58">'option'</text:span><text:span text:style-name="T14"> <text:s text:c="8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AuditLog {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dmin_id</text:span><text:span text:style-name="T14">: </text:span><text:span text:style-name="T56">string</text:span><text:span text:style-name="T14">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ction</text:span><text:span text:style-name="T14">: AuditAction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entity_type</text:span><text:span text:style-name="T14">: AuditEntityType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entity_id</text:span><text:span text:style-name="T14">: </text:span><text:span text:style-name="T56">string</text:span><text:span text:style-name="T14">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hanges</text:span><text:span text:style-name="T14">: Record&lt;</text:span><text:span text:style-name="T56">string</text:span><text:span text:style-name="T14">, </text:span><text:span text:style-name="T56">any</text:span><text:span text:style-name="T14">&gt;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created_at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5. ROZŠÍŘENÉ TYPY (s relacemi)</text:span><text:span text:style-name="T14">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CategoryWithSections </text:span><text:span text:style-name="T54">extends</text:span><text:span text:style-name="T14"> Category {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ections</text:span><text:span text:style-name="T14">: Section[]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SectionWithQuestions </text:span><text:span text:style-name="T54">extends</text:span><text:span text:style-name="T14"> Section { <text:s text:c="10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s</text:span><text:span text:style-name="T14">: Question[]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category?: Category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QuestionWithOptions </text:span><text:span text:style-name="T54">extends</text:span><text:span text:style-name="T14"> Question { <text:s text:c="10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options</text:span><text:span text:style-name="T14">: QuestionOption[]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section?: Section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serResponseWithQuestion </text:span><text:span text:style-name="T54">extends</text:span><text:span text:style-name="T14"> UserResponse { <text:s text:c="9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</text:span><text:span text:style-name="T14">: Question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6. FORMULÁŘOVÉ TYPY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CreateCategoryInput {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lug</text:span><text:span text:style-name="T14">: </text:span><text:span text:style-name="T56">string</text:span><text:span text:style-name="T14">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itle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description?: </text:span><text:span text:style-name="T56">string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con?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time_period?: TimePeriod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order?: </text:span><text:span text:style-name="T56">number</text:span><text:span text:style-name="T14">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s_published?: </text:span><text:span text:style-name="T56">boolean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pdateCategoryInput </text:span><text:span text:style-name="T54">extends</text:span><text:span text:style-name="T14"> Partial&lt;CreateCategoryInput&gt; { <text:s text:c="8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CreateSectionInput { <text:s text:c="12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ategory_id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lug</text:span><text:span text:style-name="T14">: </text:span><text:span text:style-name="T56">string</text:span><text:span text:style-name="T14">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itle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description?: </text:span><text:span text:style-name="T56">string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order?: </text:span><text:span text:style-name="T56">number</text:span><text:span text:style-name="T14">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s_published?: </text:span><text:span text:style-name="T56">boolean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pdateSectionInput </text:span><text:span text:style-name="T54">extends</text:span><text:span text:style-name="T14"> Partial&lt;CreateSectionInput&gt; { <text:s text:c="8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CreateQuestionInput {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ection_id</text:span><text:span text:style-name="T14">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slug</text:span><text:span text:style-name="T14">: </text:span><text:span text:style-name="T56">string</text:span><text:span text:style-name="T14">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_text</text:span><text:span text:style-name="T14">: </text:span><text:span text:style-name="T56">string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help_text?: </text:span><text:span text:style-name="T56">string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_type</text:span><text:span text:style-name="T14">: QuestionType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order?: </text:span><text:span text:style-name="T56">number</text:span><text:span text:style-name="T14">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s_required?: </text:span><text:span text:style-name="T56">boolean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s_favorite_allowed?: </text:span><text:span text:style-name="T56">boolean</text:span><text:span text:style-name="T14">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max_favorites?: </text:span><text:span text:style-name="T56">number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2"/>validation_rules?: Record&lt;</text:span><text:span text:style-name="T56">string</text:span><text:span text:style-name="T14">, </text:span><text:span text:style-name="T56">any</text:span><text:span text:style-name="T14">&gt; <text:s text:c="11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s_published?: </text:span><text:span text:style-name="T56">boolean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pdateQuestionInput </text:span><text:span text:style-name="T54">extends</text:span><text:span text:style-name="T14"> Partial&lt;CreateQuestionInput&gt; { <text:s text:c="8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CreateQuestionOptionInput { <text:s text:c="11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_id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value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label</text:span><text:span text:style-name="T14">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con?: </text:span><text:span text:style-name="T56">string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order?: </text:span><text:span text:style-name="T56">number</text:span><text:span text:style-name="T14">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s_active?: </text:span><text:span text:style-name="T56">boolean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pdateQuestionOptionInput </text:span><text:span text:style-name="T54">extends</text:span><text:span text:style-name="T14"> Partial&lt;CreateQuestionOptionInput&gt; { <text:s text:c="7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CreateUserResponseInput { <text:s text:c="11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question_id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answer_text?: </text:span><text:span text:style-name="T56">string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answer_single?: </text:span><text:span text:style-name="T56">string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answer_multiple?: </text:span><text:span text:style-name="T56">string</text:span><text:span text:style-name="T14">[]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answer_number?: </text:span><text:span text:style-name="T56">number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2"/>answer_date?: </text:span><text:span text:style-name="T56">string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answer_json?: Record&lt;</text:span><text:span text:style-name="T56">string</text:span><text:span text:style-name="T14">, </text:span><text:span text:style-name="T56">any</text:span><text:span text:style-name="T14">&gt;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is_favorite?: </text:span><text:span text:style-name="T56">boolean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notes?: </text:span><text:span text:style-name="T56">string</text:span><text:span text:style-name="T14">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UpdateUserResponseInput </text:span><text:span text:style-name="T54">extends</text:span><text:span text:style-name="T14"> Partial&lt;CreateUserResponseInput&gt; { <text:s text:c="7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id</text:span><text:span text:style-name="T14">: </text:span><text:span text:style-name="T56">string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7. STATISTIKY &amp; DASHBOARD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AdminDashboardStats {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users</text:span><text:span text:style-name="T14">: </text:span><text:span text:style-name="T56">number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ctive_today</text:span><text:span text:style-name="T14">: </text:span><text:span text:style-name="T56">number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categories</text:span><text:span text:style-name="T14">: </text:span><text:span text:style-name="T56">number</text:span><text:span text:style-name="T14">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sections</text:span><text:span text:style-name="T14">: </text:span><text:span text:style-name="T56">number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questions</text:span><text:span text:style-name="T14">: </text:span><text:span text:style-name="T56">number</text:span><text:span text:style-name="T14">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options</text:span><text:span text:style-name="T14">: </text:span><text:span text:style-name="T56">number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responses</text:span><text:span text:style-name="T14">: </text:span><text:span text:style-name="T56">number</text:span><text:span text:style-name="T14">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vg_completion</text:span><text:span text:style-name="T14">: </text:span><text:span text:style-name="T56">number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CategoryStats {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ategory_id</text:span><text:span text:style-name="T14">: </text:span><text:span text:style-name="T56">string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2"/></text:span><text:span text:style-name="T56">category_name</text:span><text:span text:style-name="T14">: </text:span><text:span text:style-name="T56">string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questions</text:span><text:span text:style-name="T14">: </text:span><text:span text:style-name="T56">number</text:span><text:span text:style-name="T14">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total_responses</text:span><text:span text:style-name="T14">: </text:span><text:span text:style-name="T56">number</text:span><text:span text:style-name="T14">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completion_rate</text:span><text:span text:style-name="T14">: </text:span><text:span text:style-name="T56">number</text:span><text:span text:style-name="T14">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vg_time_spent</text:span><text:span text:style-name="T14">: </text:span><text:span text:style-name="T56">number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8. SUPABASE SPECIFIC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============================================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interface</text:span><text:span text:style-name="T14"> Database {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public</text:span><text:span text:style-name="T14">: { <text:s text:c="14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Tables</text:span><text:span text:style-name="T14">: { <text:s text:c="14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categories</text:span><text:span text:style-name="T14">: {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Category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Category, </text:span><text:span text:style-name="T58">'id'</text:span><text:span text:style-name="T14"> | </text:span><text:span text:style-name="T58">'created_at'</text:span><text:span text:style-name="T14"> | </text:span><text:span text:style-name="T58">'updated_at'</text:span><text:span text:style-name="T14">&gt; <text:s text:c="9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Update: Partial&lt;Omit&lt;Category, </text:span><text:span text:style-name="T58">'id'</text:span><text:span text:style-name="T14"> | </text:span><text:span text:style-name="T58">'created_at'</text:span><text:span text:style-name="T14"> | </text:span><text:span text:style-name="T58">'updated_at'</text:span><text:span text:style-name="T14">&gt;&gt; <text:s text:c="8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sections</text:span><text:span text:style-name="T14">: {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Section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Section, </text:span><text:span text:style-name="T58">'id'</text:span><text:span text:style-name="T14"> | </text:span><text:span text:style-name="T58">'created_at'</text:span><text:span text:style-name="T14"> | </text:span><text:span text:style-name="T58">'updated_at'</text:span><text:span text:style-name="T14">&gt; <text:s text:c="9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Update: Partial&lt;Omit&lt;Section, </text:span><text:span text:style-name="T58">'id'</text:span><text:span text:style-name="T14"> | </text:span><text:span text:style-name="T58">'created_at'</text:span><text:span text:style-name="T14"> | </text:span><text:span text:style-name="T58">'updated_at'</text:span><text:span text:style-name="T14">&gt;&gt; <text:s text:c="8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questions</text:span><text:span text:style-name="T14">: {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Question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Question, </text:span><text:span text:style-name="T58">'id'</text:span><text:span text:style-name="T14"> | </text:span><text:span text:style-name="T58">'created_at'</text:span><text:span text:style-name="T14"> | </text:span><text:span text:style-name="T58">'updated_at'</text:span><text:span text:style-name="T14">&gt; <text:s text:c="92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8"/>Update: Partial&lt;Omit&lt;Question, </text:span><text:span text:style-name="T58">'id'</text:span><text:span text:style-name="T14"> | </text:span><text:span text:style-name="T58">'created_at'</text:span><text:span text:style-name="T14"> | </text:span><text:span text:style-name="T58">'updated_at'</text:span><text:span text:style-name="T14">&gt;&gt; <text:s text:c="8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question_options</text:span><text:span text:style-name="T14">: {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QuestionOption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QuestionOption, </text:span><text:span text:style-name="T58">'id'</text:span><text:span text:style-name="T14"> | </text:span><text:span text:style-name="T58">'created_at'</text:span><text:span text:style-name="T14">&gt; <text:s text:c="10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Update: Partial&lt;Omit&lt;QuestionOption, </text:span><text:span text:style-name="T58">'id'</text:span><text:span text:style-name="T14"> | </text:span><text:span text:style-name="T58">'created_at'</text:span><text:span text:style-name="T14">&gt;&gt; <text:s text:c="9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user_responses</text:span><text:span text:style-name="T14">: {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UserResponse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UserResponse, </text:span><text:span text:style-name="T58">'id'</text:span><text:span text:style-name="T14"> | </text:span><text:span text:style-name="T58">'created_at'</text:span><text:span text:style-name="T14"> | </text:span><text:span text:style-name="T58">'updated_at'</text:span><text:span text:style-name="T14">&gt; <text:s text:c="8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Update: Partial&lt;Omit&lt;UserResponse, </text:span><text:span text:style-name="T58">'id'</text:span><text:span text:style-name="T14"> | </text:span><text:span text:style-name="T58">'created_at'</text:span><text:span text:style-name="T14"> | </text:span><text:span text:style-name="T58">'updated_at'</text:span><text:span text:style-name="T14">&gt;&gt; <text:s text:c="7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user_progress</text:span><text:span text:style-name="T14">: {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UserProgress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UserProgress, </text:span><text:span text:style-name="T58">'id'</text:span><text:span text:style-name="T14"> | </text:span><text:span text:style-name="T58">'last_visited_at'</text:span><text:span text:style-name="T14"> | </text:span><text:span text:style-name="T58">'updated_at'</text:span><text:span text:style-name="T14">&gt; <text:s text:c="8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Update: Partial&lt;Omit&lt;UserProgress, </text:span><text:span text:style-name="T58">'id'</text:span><text:span text:style-name="T14"> | </text:span><text:span text:style-name="T58">'last_visited_at'</text:span><text:span text:style-name="T14"> | </text:span><text:span text:style-name="T58">'updated_at'</text:span><text:span text:style-name="T14">&gt;&gt; <text:s text:c="7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ai_analyses</text:span><text:span text:style-name="T14">: {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AIAnalysis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AIAnalysis, </text:span><text:span text:style-name="T58">'id'</text:span><text:span text:style-name="T14"> | </text:span><text:span text:style-name="T58">'generated_at'</text:span><text:span text:style-name="T14">&gt; <text:s text:c="10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Update: Partial&lt;Omit&lt;AIAnalysis, </text:span><text:span text:style-name="T58">'id'</text:span><text:span text:style-name="T14"> | </text:span><text:span text:style-name="T58">'generated_at'</text:span><text:span text:style-name="T14">&gt;&gt; <text:s text:c="9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user_exports</text:span><text:span text:style-name="T14">: {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UserExport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UserExport, </text:span><text:span text:style-name="T58">'id'</text:span><text:span text:style-name="T14"> | </text:span><text:span text:style-name="T58">'created_at'</text:span><text:span text:style-name="T14">&gt; <text:s text:c="105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8"/>Update: Partial&lt;Omit&lt;UserExport, </text:span><text:span text:style-name="T58">'id'</text:span><text:span text:style-name="T14"> | </text:span><text:span text:style-name="T58">'created_at'</text:span><text:span text:style-name="T14">&gt;&gt; <text:s text:c="9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admin_users</text:span><text:span text:style-name="T14">: {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AdminUser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AdminUser, </text:span><text:span text:style-name="T58">'id'</text:span><text:span text:style-name="T14"> | </text:span><text:span text:style-name="T58">'created_at'</text:span><text:span text:style-name="T14">&gt; <text:s text:c="10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Update: Partial&lt;Omit&lt;AdminUser, </text:span><text:span text:style-name="T58">'id'</text:span><text:span text:style-name="T14"> | </text:span><text:span text:style-name="T58">'created_at'</text:span><text:span text:style-name="T14">&gt;&gt;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audit_logs</text:span><text:span text:style-name="T14">: {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Row</text:span><text:span text:style-name="T14">: AuditLog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6">Insert</text:span><text:span text:style-name="T14">: Omit&lt;AuditLog, </text:span><text:span text:style-name="T58">'id'</text:span><text:span text:style-name="T14"> | </text:span><text:span text:style-name="T58">'created_at'</text:span><text:span text:style-name="T14">&gt;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Update: Partial&lt;Omit&lt;AuditLog, </text:span><text:span text:style-name="T58">'id'</text:span><text:span text:style-name="T14"> | </text:span><text:span text:style-name="T58">'created_at'</text:span><text:span text:style-name="T14">&gt;&gt; <text:s text:c="9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}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} <text:s text:c="15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} <text:s text:c="155"/></text:span><text:span text:style-name="T30">│</text:span><text:span text:style-name="T14"> </text:span><text:span text:style-name="T3">│</text:span></text:p>
      <text:p text:style-name="P12"><text:span text:style-name="T3">│</text:span><text:span text:style-name="T37"> </text:span><text:span text:style-name="T30">│</text:span><text:span text:style-name="T37"> } <text:s/></text:span></text:p>
      <text:p text:style-name="P12"><text:span text:style-name="T37"/></text:p>
      <text:p text:style-name="P1" loext:marker-style-name="T11"><text:span text:style-name="T44">⏺</text:span><text:span text:style-name="T11"> Výborně! Teď vytvořím dokumentaci jak to celé nastavit a použít:</text:span></text:p>
      <text:p text:style-name="P4" loext:marker-style-name="T11"/>
      <text:p text:style-name="P1" loext:marker-style-name="T14"><text:span text:style-name="T31">⏺</text:span><text:span text:style-name="T11"> </text:span><text:span text:style-name="T20">Write</text:span><text:span text:style-name="T14">(README.md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README.md</text:span><text:span text:style-name="T14"> <text:s text:c="14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LifePro - Aplikace pro nalezení životního poslání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Moderní webová aplikace pro mapování osobnosti a objevení práce snů. <text:s text:c="9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## 🎯 Vlastnosti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✅ </text:span><text:span text:style-name="T20">**Kompletní databáze otázek**</text:span><text:span text:style-name="T14"> - flexibilní systém kategorií, sekcí a otázek <text:s text:c="7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✅ </text:span><text:span text:style-name="T20">**Admin rozhraní**</text:span><text:span text:style-name="T14"> - snadná správa obsahu bez programování <text:s text:c="9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✅ </text:span><text:span text:style-name="T20">**Modulární vyplňování**</text:span><text:span text:style-name="T14"> - uživatel si vybírá, co vyplní <text:s text:c="9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✅ </text:span><text:span text:style-name="T20">**AI analýza**</text:span><text:span text:style-name="T14"> - inteligentní vyhodnocení odpovědí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✅ </text:span><text:span text:style-name="T20">**Vizuální výsledky**</text:span><text:span text:style-name="T14"> - přehledné zobrazení osobnostní DNA <text:s text:c="9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✅ </text:span><text:span text:style-name="T20">**Progresivní disclosure**</text:span><text:span text:style-name="T14"> - postupné odhalování bez přetížení <text:s text:c="9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✅ </text:span><text:span text:style-name="T20">**Real-time ukládání**</text:span><text:span text:style-name="T14"> - žádná ztráta dat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🛠 Tech Stack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</text:span><text:span text:style-name="T20">**Frontend**</text:span><text:span text:style-name="T14">: Next.js 14 (App Router), TypeScript, Tailwind CSS <text:s text:c="9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</text:span><text:span text:style-name="T20">**Backend**</text:span><text:span text:style-name="T14">: Supabase (PostgreSQL, Auth, Realtime) <text:s text:c="10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</text:span><text:span text:style-name="T20">**AI**</text:span><text:span text:style-name="T14">: Claude API (Anthropic)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</text:span><text:span text:style-name="T20">**Deployment**</text:span><text:span text:style-name="T14">: Vercel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📁 Struktura projektu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lifepro-app/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app/ <text:s text:c="21"/># Next.js App Router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├── (auth)/ <text:s text:c="13"/># Auth pages (login, register) <text:s text:c="9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├── (user)/ <text:s text:c="13"/># User pages (dashboard, questionnaire) <text:s text:c="9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├── (admin)/ <text:s text:c="12"/># Admin pages (content management) <text:s text:c="9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└── api/ <text:s text:c="16"/># API routes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components/ <text:s text:c="143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│ <text:s text:c="2"/>├── admin/ <text:s text:c="14"/># Admin komponenty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├── user/ <text:s text:c="15"/># User komponenty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└── ui/ <text:s text:c="17"/># Sdílené UI komponenty <text:s text:c="10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lib/ <text:s text:c="15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├── supabase/ <text:s text:c="11"/># Supabase client &amp; helpers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├── ai/ <text:s text:c="17"/># AI analýza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└── utils/ <text:s text:c="14"/># Utility funkce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types/ <text:s text:c="14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│ <text:s text:c="2"/>└── database.ts <text:s text:c="9"/># TypeScript typy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supabase-schema.sql <text:s text:c="5"/># Databázové schéma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└── README.md <text:s text:c="14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🚀 Instalace a setup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 1. Naklonovat projekt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bash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cd lifepro-app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npm install <text:s text:c="14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 2. Nastavit Supabase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7"><text:span text:style-name="T3">│</text:span><text:span text:style-name="T14"> </text:span><text:span text:style-name="T30">│</text:span><text:span text:style-name="T14"> 1. Vytvořte účet na [</text:span><text:span text:style-name="T58">supabase.com</text:span><text:span text:style-name="T14">](</text:span><text:span text:style-name="T16">https://supabase.com</text:span><text:span text:style-name="T17">) <text:s text:c="10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Vytvořte nový projekt <text:s text:c="13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3. V SQL Editoru spusťte obsah souboru `supabase-schema.sql` <text:s text:c="9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4. Zkopírujte API klíče (Settings → API) <text:s text:c="118"/></text:span><text:span text:style-name="T32">│</text:span><text:span text:style-name="T17"> </text:span><text:span text:style-name="T4">│</text:span></text:p>
      <text:p text:style-name="P1" loext:marker-style-name="T17"><text:soft-page-break/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3. Environment variables <text:s text:c="13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Vytvořte `.env.local`: <text:s text:c="13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env <text:s text:c="15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 Supabase <text:s text:c="14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NEXT_PUBLIC_SUPABASE_URL=your-project-url <text:s text:c="11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NEXT_PUBLIC_SUPABASE_ANON_KEY=your-anon-key <text:s text:c="11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SUPABASE_SERVICE_ROLE_KEY=your-service-role-key <text:s text:c="11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 Claude AI (optional for MVP) <text:s text:c="12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ANTHROPIC_API_KEY=your-claude-api-key <text:s text:c="12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4. Vytvořit admin uživatele <text:s text:c="12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Po registraci prvního uživatele, v Supabase SQL Editoru: <text:s text:c="10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sql <text:s text:c="15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- Nahraďte YOUR_USER_ID skutečným ID <text:s text:c="12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INSERT INTO admin_users (user_id, role, permissions) <text:s text:c="10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VALUES ('YOUR_USER_ID', 'super_admin', ARRAY['all']); <text:s text:c="10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5. Spustit development server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bash <text:s text:c="151"/></text:span><text:span text:style-name="T32">│</text:span><text:span text:style-name="T17"> </text:span><text:span text:style-name="T4">│</text:span></text:p>
      <text:p text:style-name="P1" loext:marker-style-name="T17"><text:soft-page-break/><text:span text:style-name="T4">│</text:span><text:span text:style-name="T17"> </text:span><text:span text:style-name="T32">│</text:span><text:span text:style-name="T17"> npm run dev <text:s text:c="14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Otevřete [</text:span><text:span text:style-name="T59">http://localhost:3000</text:span><text:span text:style-name="T17">](</text:span><text:span text:style-name="T16">http://localhost:3000</text:span><text:span text:style-name="T17">) <text:s text:c="10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 📝 Jak používat Admin rozhraní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Přidání kategorie <text:s text:c="13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1. Přejděte na `/admin/categories` <text:s text:c="12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Klikněte na "Nová kategorie" <text:s text:c="12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3. Vyplňte: <text:s text:c="14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Slug**</text:span><text:span text:style-name="T17">: `ja-jsem` (lowercase, no spaces) <text:s text:c="11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Název**</text:span><text:span text:style-name="T17">: `Já jsem` <text:s text:c="13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Popis**</text:span><text:span text:style-name="T17">: `Kdo jsem v současnosti` <text:s text:c="11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Ikona**</text:span><text:span text:style-name="T17">: `🎭` (emoji) <text:s text:c="13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Období**</text:span><text:span text:style-name="T17">: `present` / `past` / `future` <text:s text:c="11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Pořadí**</text:span><text:span text:style-name="T17">: `1` <text:s text:c="13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4. Uložte <text:s text:c="14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Přidání sekce <text:s text:c="14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1. V kategorii klikněte "Nová sekce" <text:s text:c="12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Vyplňte podobně jako kategorii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3. Sekce se automaticky přiřadí ke kategorii <text:s text:c="11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Přidání otázky <text:s text:c="14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oft-page-break/><text:span text:style-name="T4">│</text:span><text:span text:style-name="T17"> </text:span><text:span text:style-name="T32">│</text:span><text:span text:style-name="T17"> 1. V sekci klikněte "Nová otázka"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Vyplňte: <text:s text:c="14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Text otázky**</text:span><text:span text:style-name="T17">: `Momentálně jsem...` <text:s text:c="11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Nápověda**</text:span><text:span text:style-name="T17">: `Např: na mateřské, OSVČ...` <text:s text:c="11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Typ**</text:span><text:span text:style-name="T17">: Vyberte z: <text:s text:c="13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5"/>- `text` - krátký text <text:s text:c="13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5"/>- `textarea` - dlouhý text <text:s text:c="12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5"/>- `checkbox` - vícenásobný výběr <text:s text:c="12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5"/>- `radio` - jeden výběr <text:s text:c="13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5"/>- `select` - dropdown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5"/>- `slider` - posuvník 1-10 <text:s text:c="12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Povolit srdcovku**</text:span><text:span text:style-name="T17">: ✓ <text:s text:c="13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Max srdcoček**</text:span><text:span text:style-name="T17">: `3`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Rychlé přidání možností <text:s text:c="13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Pro otázky typu `checkbox`, `radio`, `select`: <text:s text:c="11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1. Otevřete otázku <text:s text:c="14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V sekci "Možnosti" klikněte "+ Přidat" <text:s text:c="11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3. Napište např: `materska` (value) → `na mateřské` (label) <text:s text:c="9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4. Stiskněte Enter pro další <text:s text:c="13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/text:span><text:span text:style-name="T21">**Tip**</text:span><text:span text:style-name="T17">: Můžete přidat více možností najednou oddělených čárkou: <text:s text:c="9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materska,osvc,zamestnanec,student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oft-page-break/><text:span text:style-name="T4">│</text:span><text:span text:style-name="T17"> </text:span><text:span text:style-name="T32">│</text:span><text:span text:style-name="T17"> ## 🎨 Jak vypadá user flow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1. Registrace / Přihlášení <text:s text:c="12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/login → Email + heslo → Dashboard <text:s text:c="12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2. Dashboard (přehled)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┌──────────────────────────────┐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Můj profil: 35% dokončeno <text:s text:c="3"/>│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├──────────────────────────────┤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🎭 Já jsem <text:s text:c="9"/>████░░ 80%│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💪 Umím <text:s text:c="12"/>██░░░░ 40%│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🎓 Vím <text:s text:c="13"/>█░░░░░ 20%│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❤️ Mám rád/a <text:s text:c="6"/>░░░░░░ <text:s/>0%│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👶 Bavilo mě <text:s text:c="7"/>░░░░░░ <text:s/>0%│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🚀 Chci <text:s text:c="12"/>░░░░░░ <text:s/>0%│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<text:s text:c="29"/>│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[Pokračovat] <text:s text:c="16"/>│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[Zobrazit výsledky] <text:s text:c="9"/>│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└──────────────────────────────┘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3. Vyplňování sekce <text:s text:c="13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🎭 Já jsem → Role v životě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oft-page-break/><text:span text:style-name="T4">│</text:span><text:span text:style-name="T17"> </text:span><text:span text:style-name="T32">│</text:span><text:span text:style-name="T17"> Momentálně jsem... ⭐ <text:s text:c="13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☑ na mateřské <text:s text:c="14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☐ OSVČ <text:s text:c="15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☑ student/ka <text:s text:c="14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☐ zaměstnanec <text:s text:c="14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[3/15 otázek] ████░░░░░░░░░░░░ <text:s text:c="12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4. Výsledky <text:s text:c="14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🎯 TVOJE DNA <text:s text:c="14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┌────────────────────────┐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Hlavní hodnoty: <text:s text:c="7"/>│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• Pomoc druhým <text:s text:c="8"/>│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• Kreativita <text:s text:c="10"/>│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│ • Svoboda <text:s text:c="13"/>│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└────────────────────────┘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💡 TOP 3 SMĚRY <text:s text:c="14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1. Life Coach <text:s text:c="14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✓ Empatie + komunikace <text:s text:c="13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! Potřebuješ: certifikaci <text:s text:c="13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UX Designer <text:s text:c="14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✓ Kreativita + řešení problémů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! Potřebuješ: portfolio <text:s text:c="13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oft-page-break/><text:span text:style-name="T4">│</text:span><text:span text:style-name="T17"> </text:span><text:span text:style-name="T32">│</text:span><text:span text:style-name="T17"> 3. Social Media Manager <text:s text:c="13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✓ Kreativita + práce s lidmi <text:s text:c="12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! Potřebuješ: praxe <text:s text:c="13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``` <text:s text:c="15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 🔒 Bezpečnost <text:s text:c="14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Row Level Security (RLS) zapnuto na všech tabulkách <text:s text:c="10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Uživatelé vidí jen své vlastní odpovědi <text:s text:c="11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Admini mají přístup ke správě obsahu <text:s text:c="12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API klíče v environment variables <text:s text:c="12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HTTPS only v produkci <text:s text:c="13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 📊 Databázové schéma <text:s text:c="13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Viz `supabase-schema.sql` pro kompletní schéma. <text:s text:c="11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Hlavní tabulky: <text:s text:c="14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`categories` - Hlavní kategorie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`sections` - Podsekce <text:s text:c="13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`questions` - Otázky <text:s text:c="13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`question_options` - Možnosti odpovědí <text:s text:c="11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`user_responses` - Odpovědi uživatelů <text:s text:c="11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`user_progress` - Progress tracking <text:s text:c="12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`ai_analyses` - AI analýzy <text:s text:c="13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`admin_users` - Admin uživatelé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 🤖 AI Analýza <text:s text:c="142"/></text:span><text:span text:style-name="T32">│</text:span><text:span text:style-name="T17"> </text:span><text:span text:style-name="T4">│</text:span></text:p>
      <text:p text:style-name="P1" loext:marker-style-name="T17"><text:soft-page-break/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AI analýza probíhá když uživatel: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1. Vyplní minimálně 30% otázek <text:s text:c="128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Klikne na "Analyzovat odpovědi" <text:s text:c="12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AI hledá: <text:s text:c="14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</text:span><text:span text:style-name="T21">**Vzorce**</text:span><text:span text:style-name="T17"> v odpovědích (hodnoty, dovednosti, zájmy) <text:s text:c="10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</text:span><text:span text:style-name="T21">**Propojení**</text:span><text:span text:style-name="T17"> mezi různými sekcemi <text:s text:c="12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</text:span><text:span text:style-name="T21">**Blind spots**</text:span><text:span text:style-name="T17"> (co možná přehlížíte) <text:s text:c="11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</text:span><text:span text:style-name="T21">**Doporučení**</text:span><text:span text:style-name="T17"> konkrétních směrů <text:s text:c="12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 🎯 Roadmap <text:s text:c="14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MVP (2 měsíce) <text:s text:c="14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x] Databázové schéma <text:s text:c="13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x] TypeScript typy <text:s text:c="13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Auth (Supabase) <text:s text:c="13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Admin CRUD operations <text:s text:c="13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User questionnaire <text:s text:c="13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Basic AI analysis <text:s text:c="13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Results visualization <text:s text:c="131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V2 (budoucnost) <text:s text:c="13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Export do PDF <text:s text:c="13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Vizuální mindmap <text:s text:c="13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Gamifikace (odznaky, progress) <text:s text:c="12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Komunitní funkce <text:s text:c="13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- [ ] Propojení s job boardy <text:s text:c="130"/></text:span><text:span text:style-name="T32">│</text:span><text:span text:style-name="T17"> </text:span><text:span text:style-name="T4">│</text:span></text:p>
      <text:p text:style-name="P1" loext:marker-style-name="T17"><text:soft-page-break/><text:span text:style-name="T4">│</text:span><text:span text:style-name="T17"> </text:span><text:span text:style-name="T32">│</text:span><text:span text:style-name="T17"> - [ ] Matching s mentory <text:s text:c="13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 📞 Podpora <text:s text:c="14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Pro dotazy a podporu kontaktujte admin aplikace. <text:s text:c="11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 📜 License <text:s text:c="14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2"><text:span text:style-name="T4">│</text:span><text:span text:style-name="T38"> </text:span><text:span text:style-name="T32">│</text:span><text:span text:style-name="T38"> Proprietary - All rights reserved <text:s text:c="2"/></text:span></text:p>
      <text:p text:style-name="P12"><text:span text:style-name="T38"/></text:p>
      <text:p text:style-name="P1" loext:marker-style-name="T11"><text:span text:style-name="T17">Te</text:span><text:span text:style-name="T11">ď vytvořím configuration soubory:</text:span></text:p>
      <text:p text:style-name="P4" loext:marker-style-name="T11"/>
      <text:p text:style-name="P1" loext:marker-style-name="T14"><text:span text:style-name="T31">⏺</text:span><text:span text:style-name="T11"> </text:span><text:span text:style-name="T20">Write</text:span><text:span text:style-name="T14">(.env.example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.env.example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Supabase Configuration <text:s text:c="134"/></text:span><text:span text:style-name="T30">│</text:span><text:span text:style-name="T14"> </text:span><text:span text:style-name="T3">│</text:span></text:p>
      <text:p text:style-name="P1" loext:marker-style-name="T8"><text:span text:style-name="T3">│</text:span><text:span text:style-name="T14"> </text:span><text:span text:style-name="T30">│</text:span><text:span text:style-name="T14"> # Get these from: https://app.supabase.com/project/</text:span><text:span text:style-name="T24">_/settings/api</text:span><text:span text:style-name="T8"> <text:s text:c="9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NEXT_</text:span><text:span text:style-name="T8">PUBLIC</text:span><text:span text:style-name="T24">_SUPABASE_</text:span><text:span text:style-name="T8">URL=your-project-url-here <text:s text:c="11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NEXT</text:span><text:span text:style-name="T24">_PUBLIC_</text:span><text:span text:style-name="T8">SUPABASE</text:span><text:span text:style-name="T24">_ANON_</text:span><text:span text:style-name="T8">KEY=your-anon-key-here <text:s text:c="11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SUPABASE</text:span><text:span text:style-name="T24">_SERVICE_</text:span><text:span text:style-name="T8">ROLE</text:span><text:span text:style-name="T24">_KEY=your-service-role-key-here</text:span><text:span text:style-name="T8"> <text:s text:c="10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Claude AI (Optional - for AI analysis)</text:span><text:span text:style-name="T8"> <text:s text:c="11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Get from: https://console.anthropic.com/</text:span><text:span text:style-name="T8"> <text:s text:c="11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ANTHROPIC_</text:span><text:span text:style-name="T8">API</text:span><text:span text:style-name="T24">_KEY=your-claude-api-key-here</text:span><text:span text:style-name="T8"> <text:s text:c="11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4"># App Configuration</text:span><text:span text:style-name="T8"> <text:s text:c="13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NEXT_</text:span><text:span text:style-name="T8">PUBLIC</text:span><text:span text:style-name="T24">_APP_</text:span><text:span text:style-name="T8">URL=http://localhost:3000 <text:s text:c="11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NEXT</text:span><text:span text:style-name="T24">_PUBLIC_</text:span><text:span text:style-name="T8">APP</text:span><text:span text:style-name="T24">_NAME=LifePro</text:span><text:span text:style-name="T8"> <text:s text:c="13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Admin Email (první admin bude mít tento email)</text:span><text:span text:style-name="T8"> <text:s text:c="110"/></text:span><text:span text:style-name="T28">│</text:span><text:span text:style-name="T8"> </text:span><text:span text:style-name="T1">│</text:span></text:p>
      <text:p text:style-name="P12"><text:span text:style-name="T1">│</text:span><text:span text:style-name="T39"> </text:span><text:span text:style-name="T28">│</text:span><text:span text:style-name="T39"> </text:span><text:span text:style-name="T62">ADMIN_</text:span><text:span text:style-name="T39">EMAIL=your-admin-email@example.com <text:s text:c="2"/></text:span></text:p>
      <text:p text:style-name="P12"><text:span text:style-name="T40"/></text:p>
      <text:p text:style-name="P1" loext:marker-style-name="T14"><text:span text:style-name="T29">⏺</text:span><text:span text:style-name="T11"> </text:span><text:span text:style-name="T20">Write</text:span><text:span text:style-name="T14">(package.json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package.json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{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"name"</text:span><text:span text:style-name="T14">: </text:span><text:span text:style-name="T58">"lifepro-app"</text:span><text:span text:style-name="T14">,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"version"</text:span><text:span text:style-name="T14">: </text:span><text:span text:style-name="T58">"0.1.0"</text:span><text:span text:style-name="T14">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"private"</text:span><text:span text:style-name="T14">: </text:span><text:span text:style-name="T54">true</text:span><text:span text:style-name="T14">,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"scripts"</text:span><text:span text:style-name="T14">: {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dev"</text:span><text:span text:style-name="T14">: </text:span><text:span text:style-name="T58">"next dev"</text:span><text:span text:style-name="T14">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build"</text:span><text:span text:style-name="T14">: </text:span><text:span text:style-name="T58">"next build"</text:span><text:span text:style-name="T14">,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start"</text:span><text:span text:style-name="T14">: </text:span><text:span text:style-name="T58">"next start"</text:span><text:span text:style-name="T14">,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lint"</text:span><text:span text:style-name="T14">: </text:span><text:span text:style-name="T58">"next lint"</text:span><text:span text:style-name="T14">,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type-check"</text:span><text:span text:style-name="T14">: </text:span><text:span text:style-name="T58">"tsc --noEmit"</text:span><text:span text:style-name="T14">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}, <text:s text:c="15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"dependencies"</text:span><text:span text:style-name="T14">: {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next"</text:span><text:span text:style-name="T14">: </text:span><text:span text:style-name="T58">"^15.0.0"</text:span><text:span text:style-name="T14">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react"</text:span><text:span text:style-name="T14">: </text:span><text:span text:style-name="T58">"^19.0.0"</text:span><text:span text:style-name="T14">, <text:s text:c="135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</text:span><text:span text:style-name="T56">"react-dom"</text:span><text:span text:style-name="T14">: </text:span><text:span text:style-name="T58">"^19.0.0"</text:span><text:span text:style-name="T14">,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@supabase/supabase-js"</text:span><text:span text:style-name="T14">: </text:span><text:span text:style-name="T58">"^2.39.0"</text:span><text:span text:style-name="T14">,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@supabase/auth-helpers-nextjs"</text:span><text:span text:style-name="T14">: </text:span><text:span text:style-name="T58">"^0.8.7"</text:span><text:span text:style-name="T14">,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@anthropic-ai/sdk"</text:span><text:span text:style-name="T14">: </text:span><text:span text:style-name="T58">"^0.17.0"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zod"</text:span><text:span text:style-name="T14">: </text:span><text:span text:style-name="T58">"^3.22.4"</text:span><text:span text:style-name="T14">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clsx"</text:span><text:span text:style-name="T14">: </text:span><text:span text:style-name="T58">"^2.1.0"</text:span><text:span text:style-name="T14">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tailwind-merge"</text:span><text:span text:style-name="T14">: </text:span><text:span text:style-name="T58">"^2.2.0"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framer-motion"</text:span><text:span text:style-name="T14">: </text:span><text:span text:style-name="T58">"^11.0.0"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lucide-react"</text:span><text:span text:style-name="T14">: </text:span><text:span text:style-name="T58">"^0.323.0"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date-fns"</text:span><text:span text:style-name="T14">: </text:span><text:span text:style-name="T58">"^3.3.0"</text:span><text:span text:style-name="T14">,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react-hook-form"</text:span><text:span text:style-name="T14">: </text:span><text:span text:style-name="T58">"^7.49.0"</text:span><text:span text:style-name="T14">,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@hookform/resolvers"</text:span><text:span text:style-name="T14">: </text:span><text:span text:style-name="T58">"^3.3.4"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}, <text:s text:c="15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"devDependencies"</text:span><text:span text:style-name="T14">: {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typescript"</text:span><text:span text:style-name="T14">: </text:span><text:span text:style-name="T58">"^5.3.0"</text:span><text:span text:style-name="T14">,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@types/node"</text:span><text:span text:style-name="T14">: </text:span><text:span text:style-name="T58">"^20.10.0"</text:span><text:span text:style-name="T14">,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@types/react"</text:span><text:span text:style-name="T14">: </text:span><text:span text:style-name="T58">"^18.2.0"</text:span><text:span text:style-name="T14">,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@types/react-dom"</text:span><text:span text:style-name="T14">: </text:span><text:span text:style-name="T58">"^18.2.0"</text:span><text:span text:style-name="T14">,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autoprefixer"</text:span><text:span text:style-name="T14">: </text:span><text:span text:style-name="T58">"^10.4.0"</text:span><text:span text:style-name="T14">,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postcss"</text:span><text:span text:style-name="T14">: </text:span><text:span text:style-name="T58">"^8.4.0"</text:span><text:span text:style-name="T14">,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tailwindcss"</text:span><text:span text:style-name="T14">: </text:span><text:span text:style-name="T58">"^3.4.0"</text:span><text:span text:style-name="T14">,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eslint"</text:span><text:span text:style-name="T14">: </text:span><text:span text:style-name="T58">"^8.56.0"</text:span><text:span text:style-name="T14">,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"eslint-config-next"</text:span><text:span text:style-name="T14">: </text:span><text:span text:style-name="T58">"^15.0.0"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} <text:s text:c="155"/></text:span><text:span text:style-name="T30">│</text:span><text:span text:style-name="T14"> </text:span><text:span text:style-name="T3">│</text:span></text:p>
      <text:p text:style-name="P12"><text:span text:style-name="T3">│</text:span><text:span text:style-name="T37"> </text:span><text:span text:style-name="T30">│</text:span><text:span text:style-name="T37"> } <text:s text:c="3"/></text:span></text:p>
      <text:p text:style-name="P12"><text:span text:style-name="T40"/></text:p>
      <text:p text:style-name="P1" loext:marker-style-name="T11"><text:span text:style-name="T9">Te</text:span><text:span text:style-name="T11">ď vytvořím Supabase konfiguraci a utility funkce:</text:span></text:p>
      <text:p text:style-name="P4" loext:marker-style-name="T11"/>
      <text:p text:style-name="P1" loext:marker-style-name="T14"><text:span text:style-name="T31">⏺</text:span><text:span text:style-name="T11"> </text:span><text:span text:style-name="T20">Write</text:span><text:span text:style-name="T14">(lib/supabase/client.ts)</text:span></text:p>
      <text:p text:style-name="P6" loext:marker-style-name="T14"/>
      <text:p text:style-name="P1" loext:marker-style-name="T14"><text:soft-page-break/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lib/supabase/client.ts</text:span><text:span text:style-name="T14">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import</text:span><text:span text:style-name="T14"> { createClient } </text:span><text:span text:style-name="T54">from</text:span><text:span text:style-name="T14"> </text:span><text:span text:style-name="T58">'@supabase/supabase-js'</text:span><text:span text:style-name="T14"> <text:s text:c="10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import</text:span><text:span text:style-name="T14"> </text:span><text:span text:style-name="T54">type</text:span><text:span text:style-name="T14"> { Database } </text:span><text:span text:style-name="T54">from</text:span><text:span text:style-name="T14"> </text:span><text:span text:style-name="T58">'@/types/database'</text:span><text:span text:style-name="T14">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onst</text:span><text:span text:style-name="T14"> supabaseUrl = process.env.NEXT_PUBLIC_SUPABASE_URL! <text:s text:c="10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onst</text:span><text:span text:style-name="T14"> supabaseAnonKey = process.env.NEXT_PUBLIC_SUPABASE_ANON_KEY! <text:s text:c="9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if</text:span><text:span text:style-name="T14"> (!supabaseUrl || !supabaseAnonKey) {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4">throw</text:span><text:span text:style-name="T14"> </text:span><text:span text:style-name="T54">new</text:span><text:span text:style-name="T14"> </text:span><text:span text:style-name="T56">Error</text:span><text:span text:style-name="T14">(</text:span><text:span text:style-name="T58">'Missing Supabase environment variables'</text:span><text:span text:style-name="T14">) <text:s text:c="9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Client-side Supabase client</text:span><text:span text:style-name="T14">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const</text:span><text:span text:style-name="T14"> supabase = createClient&lt;Database&gt;(supabaseUrl, supabaseAnonKey, { <text:s text:c="8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</text:span><text:span text:style-name="T56">auth</text:span><text:span text:style-name="T14">: { <text:s text:c="14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persistSession</text:span><text:span text:style-name="T14">: </text:span><text:span text:style-name="T54">true</text:span><text:span text:style-name="T14">,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autoRefreshToken</text:span><text:span text:style-name="T14">: </text:span><text:span text:style-name="T54">true</text:span><text:span text:style-name="T14">,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}, <text:s text:c="15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})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// Server-side Supabase client (s service role pro admin operace)</text:span><text:span text:style-name="T14"> <text:s text:c="9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xport</text:span><text:span text:style-name="T14"> </text:span><text:span text:style-name="T54">const</text:span><text:span text:style-name="T14"> supabaseAdmin = createClient&lt;Database&gt;( <text:s text:c="10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supabaseUrl, <text:s text:c="144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2"/>process.env.SUPABASE_SERVICE_ROLE_KEY!,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{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6">auth</text:span><text:span text:style-name="T14">: { <text:s text:c="14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persistSession</text:span><text:span text:style-name="T14">: </text:span><text:span text:style-name="T54">false</text:span><text:span text:style-name="T14">,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6"/></text:span><text:span text:style-name="T56">autoRefreshToken</text:span><text:span text:style-name="T14">: </text:span><text:span text:style-name="T54">false</text:span><text:span text:style-name="T14">,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}, <text:s text:c="15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} <text:s text:c="155"/></text:span><text:span text:style-name="T30">│</text:span><text:span text:style-name="T14"> </text:span><text:span text:style-name="T3">│</text:span></text:p>
      <text:p text:style-name="P12"><text:span text:style-name="T3">│</text:span><text:span text:style-name="T37"> </text:span><text:span text:style-name="T30">│</text:span><text:span text:style-name="T37"> ) <text:s text:c="2"/></text:span></text:p>
      <text:p text:style-name="P12"><text:span text:style-name="T40"/></text:p>
      <text:p text:style-name="P1" loext:marker-style-name="T11"><text:span text:style-name="T45">⏺</text:span><text:span text:style-name="T11"> Teď vytvořím setup guide pro rychlý start:</text:span></text:p>
      <text:p text:style-name="P4" loext:marker-style-name="T11"/>
      <text:p text:style-name="P1" loext:marker-style-name="T14"><text:span text:style-name="T31">⏺</text:span><text:span text:style-name="T11"> </text:span><text:span text:style-name="T20">Write</text:span><text:span text:style-name="T14">(SETUP.md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SETUP.md</text:span><text:span text:style-name="T14"> <text:s text:c="15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LifePro - Quick Setup Guide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Tento průvodce vás provede nastavením aplikace krok za krokem. <text:s text:c="9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⏱ Celkový čas: ~15-20 minut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--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🎯 KROK 1: Supabase Project (5 min)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 1.1 Vytvořit účet a projekt <text:s text:c="127"/></text:span><text:span text:style-name="T30">│</text:span><text:span text:style-name="T14"> </text:span><text:span text:style-name="T3">│</text:span></text:p>
      <text:p text:style-name="P1" loext:marker-style-name="T17"><text:soft-page-break/><text:span text:style-name="T3">│</text:span><text:span text:style-name="T14"> </text:span><text:span text:style-name="T30">│</text:span><text:span text:style-name="T14"> 1. Jděte na [</text:span><text:span text:style-name="T58">supabase.com</text:span><text:span text:style-name="T14">](</text:span><text:span text:style-name="T16">https://supabase.com</text:span><text:span text:style-name="T17">) <text:s text:c="11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Klikněte na "Start your project" <text:s text:c="12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3. Přihlaste se (GitHub nebo email) <text:s text:c="12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4. Klikněte "New project" <text:s text:c="13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5. Vyplňte: <text:s text:c="14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Name**</text:span><text:span text:style-name="T17">: `lifepro` <text:s text:c="13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Database Password**</text:span><text:span text:style-name="T17">: (vygenerujte silné heslo a ULOŽTE SI HO!) <text:s text:c="8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Region**</text:span><text:span text:style-name="T17">: `Central EU` (nebo nejbližší) <text:s text:c="11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6. Klikněte "Create new project" <text:s text:c="12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7. ⏳ Počkejte 2 minuty na inicializaci <text:s text:c="120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1.2 Spustit databázové schéma <text:s text:c="12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1. V Supabase dashboardu klikněte na </text:span><text:span text:style-name="T21">**SQL Editor**</text:span><text:span text:style-name="T17"> (levý panel) <text:s text:c="9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Klikněte </text:span><text:span text:style-name="T21">**New query**</text:span><text:span text:style-name="T17"> <text:s text:c="13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3. Otevřete soubor `supabase-schema.sql` z projektu <text:s text:c="10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4. Zkopírujte </text:span><text:span text:style-name="T21">**celý obsah**</text:span><text:span text:style-name="T17"> souboru <text:s text:c="122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5. Vložte do SQL Editoru <text:s text:c="13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6. Klikněte </text:span><text:span text:style-name="T21">**Run**</text:span><text:span text:style-name="T17"> (nebo Ctrl/Cmd + Enter) <text:s text:c="115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7. ✅ Měli byste vidět "Success. No rows returned" <text:s text:c="10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159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### 1.3 Získat API klíče <text:s text:c="13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1. Klikněte na </text:span><text:span text:style-name="T21">**Settings**</text:span><text:span text:style-name="T17"> (ikona ozubeného kola dole vlevo) <text:s text:c="97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2. Klikněte na </text:span><text:span text:style-name="T21">**API**</text:span><text:span text:style-name="T17"> <text:s text:c="136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3. Zkopírujte: <text:s text:c="144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Project URL**</text:span><text:span text:style-name="T17"> → uložte si ho <text:s text:c="123"/></text:span><text:span text:style-name="T32">│</text:span><text:span text:style-name="T17"> </text:span><text:span text:style-name="T4">│</text:span></text:p>
      <text:p text:style-name="P1" loext:marker-style-name="T17"><text:span text:style-name="T4">│</text:span><text:span text:style-name="T17"> </text:span><text:span text:style-name="T32">│</text:span><text:span text:style-name="T17"> <text:s text:c="3"/>- </text:span><text:span text:style-name="T21">**anon public**</text:span><text:span text:style-name="T17"> klíč → uložte si ho <text:s text:c="118"/></text:span><text:span text:style-name="T32">│</text:span><text:span text:style-name="T17"> </text:span><text:span text:style-name="T4">│</text:span></text:p>
      <text:p text:style-name="P1" loext:marker-style-name="T9"><text:span text:style-name="T4">│</text:span><text:span text:style-name="T17"> </text:span><text:span text:style-name="T32">│</text:span><text:span text:style-name="T17"> <text:s text:c="3"/>- </text:span><text:span text:style-name="T21">**service</text:span><text:span text:style-name="T25">_role** klíč → uložte si ho (⚠️ tento klíč NIKDY nesdílejte!)</text:span><text:span text:style-name="T9"> <text:s text:c="83"/></text:span><text:span text:style-name="T29">│</text:span><text:span text:style-name="T9"> </text:span><text:span text:style-name="T2">│</text:span></text:p>
      <text:p text:style-name="P1" loext:marker-style-name="T9"><text:soft-page-break/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--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 💻 KROK 2: Lokální setup (5 min)</text:span><text:span text:style-name="T9"> <text:s text:c="123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2.1 Nainstalovat dependencies</text:span><text:span text:style-name="T9"> <text:s text:c="12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bash</text:span><text:span text:style-name="T9"> <text:s text:c="151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cd lifepro-app</text:span><text:span text:style-name="T9"> <text:s text:c="14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npm install</text:span><text:span text:style-name="T9"> <text:s text:c="14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2.2 Nastavit environment variables</text:span><text:span text:style-name="T9"> <text:s text:c="120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1. Zkopírujte `.env.example` → `.env.local`</text:span><text:span text:style-name="T9"> <text:s text:c="11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bash</text:span><text:span text:style-name="T9"> <text:s text:c="151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cp .env.example .env.local</text:span><text:span text:style-name="T9"> <text:s text:c="13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2. Otevřete `.env.local` a vyplňte:</text:span><text:span text:style-name="T9"> <text:s text:c="123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env</text:span><text:span text:style-name="T9"> <text:s text:c="15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NEXT_PUBLIC_SUPABASE_URL=https://your-project.supabase.co</text:span><text:span text:style-name="T9"> <text:s text:c="101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NEXT_PUBLIC_SUPABASE_ANON_KEY=eyJhbGc...váš-anon-key</text:span><text:span text:style-name="T9"> <text:s text:c="10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SUPABASE_SERVICE_ROLE_KEY=eyJhbGc...váš-service-role-key</text:span><text:span text:style-name="T9"> <text:s text:c="10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 Claude AI (zatím nechat prázdné, přidáme později)</text:span><text:span text:style-name="T9"> <text:s text:c="10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ANTHROPIC_API_KEY=</text:span><text:span text:style-name="T9"> <text:s text:c="140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 Vaš email pro admin přístup</text:span><text:span text:style-name="T9"> <text:s text:c="12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ADMIN_EMAIL=vas-email@example.com</text:span><text:span text:style-name="T9"> <text:s text:c="125"/></text:span><text:span text:style-name="T29">│</text:span><text:span text:style-name="T9"> </text:span><text:span text:style-name="T2">│</text:span></text:p>
      <text:p text:style-name="P1" loext:marker-style-name="T9"><text:soft-page-break/><text:span text:style-name="T2">│</text:span><text:span text:style-name="T9"> </text:span><text:span text:style-name="T29">│</text:span><text:span text:style-name="T9"> </text:span><text:span text:style-name="T25">```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3. Uložte soubor</text:span><text:span text:style-name="T9"> <text:s text:c="14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--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 🚀 KROK 3: První spuštění (3 min)</text:span><text:span text:style-name="T9"> <text:s text:c="12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3.1 Spustit development server</text:span><text:span text:style-name="T9"> <text:s text:c="12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bash</text:span><text:span text:style-name="T9"> <text:s text:c="151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npm run dev</text:span><text:span text:style-name="T9"> <text:s text:c="14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3.2 Otevřít v prohlížeči</text:span><text:span text:style-name="T9"> <text:s text:c="130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Otevřete [</text:span><text:span text:style-name="T61">http://localhost:3000</text:span><text:span text:style-name="T25">](</text:span><text:span text:style-name="T26">http://localhost:3000</text:span><text:span text:style-name="T25">)</text:span><text:span text:style-name="T9"> <text:s text:c="103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3.3 Zaregistrovat se</text:span><text:span text:style-name="T9"> <text:s text:c="13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1. Klikněte "Registrace"</text:span><text:span text:style-name="T9"> <text:s text:c="13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2. Vyplňte email (ideálně ten z `ADMIN_EMAIL`)</text:span><text:span text:style-name="T9"> <text:s text:c="11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3. Vyplňte heslo (min. 8 znaků)</text:span><text:span text:style-name="T9"> <text:s text:c="12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4. Klikněte "Zaregistrovat se"</text:span><text:span text:style-name="T9"> <text:s text:c="128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5. ✉️ Zkontrolujte email a potvrďte registraci</text:span><text:span text:style-name="T9"> <text:s text:c="11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--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 👑 KROK 4: Nastavit admin přístup (2 min)</text:span><text:span text:style-name="T9"> <text:s text:c="11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4.1 Získat své User ID</text:span><text:span text:style-name="T9"> <text:s text:c="132"/></text:span><text:span text:style-name="T29">│</text:span><text:span text:style-name="T9"> </text:span><text:span text:style-name="T2">│</text:span></text:p>
      <text:p text:style-name="P1" loext:marker-style-name="T9"><text:soft-page-break/><text:span text:style-name="T2">│</text:span><text:span text:style-name="T9"> </text:span><text:span text:style-name="T29">│</text:span><text:span text:style-name="T9"> </text:span><text:span text:style-name="T25">1. V Supabase dashboardu klikněte **Authentication** → **Users**</text:span><text:span text:style-name="T9"> <text:s text:c="9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2. Najděte svého uživatele</text:span><text:span text:style-name="T9"> <text:s text:c="13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3. Zkopírujte **ID** (dlouhý string jako `a1b2c3...`)</text:span><text:span text:style-name="T9"> <text:s text:c="10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4.2 Vytvořit admin záznam</text:span><text:span text:style-name="T9"> <text:s text:c="12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1. Jděte do **SQL Editor**</text:span><text:span text:style-name="T9"> <text:s text:c="13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2. Spusťte tento dotaz (nahraďte `YOUR_USER_ID`):</text:span><text:span text:style-name="T9"> <text:s text:c="10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sql</text:span><text:span text:style-name="T9"> <text:s text:c="15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INSERT INTO admin_users (user_id, role, permissions)</text:span><text:span text:style-name="T9"> <text:s text:c="10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VALUES ('YOUR_USER_ID', 'super_admin', ARRAY['all']);</text:span><text:span text:style-name="T9"> <text:s text:c="10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```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3. ✅ Success!</text:span><text:span text:style-name="T9"> <text:s text:c="14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4.3 Ověřit admin přístup</text:span><text:span text:style-name="T9"> <text:s text:c="130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1. Vraťte se do aplikace</text:span><text:span text:style-name="T9"> <text:s text:c="13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2. Odhlaste se a přihlaste znovu</text:span><text:span text:style-name="T9"> <text:s text:c="12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3. Měli byste vidět odkaz "Admin" v menu</text:span><text:span text:style-name="T9"> <text:s text:c="118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4. Klikněte na něj a měli byste vidět admin dashboard</text:span><text:span text:style-name="T9"> <text:s text:c="10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--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 🎨 KROK 5: Přidat první obsah (5 min)</text:span><text:span text:style-name="T9"> <text:s text:c="118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Už máte hotové! V databázi už jsou ukázkové data:</text:span><text:span text:style-name="T9"> <text:s text:c="10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8 kategorií (Já jsem, Umím, Vím, Mám rád/a, Bavilo mě, Chtěl/a jsem, Chci, Můžu)</text:span><text:span text:style-name="T9"> <text:s text:c="7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1 sekce (Role v životě)</text:span><text:span text:style-name="T9"> <text:s text:c="131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1 otázka (Momentálně jsem...)</text:span><text:span text:style-name="T9"> <text:s text:c="125"/></text:span><text:span text:style-name="T29">│</text:span><text:span text:style-name="T9"> </text:span><text:span text:style-name="T2">│</text:span></text:p>
      <text:p text:style-name="P1" loext:marker-style-name="T9"><text:soft-page-break/><text:span text:style-name="T2">│</text:span><text:span text:style-name="T9"> </text:span><text:span text:style-name="T29">│</text:span><text:span text:style-name="T9"> </text:span><text:span text:style-name="T25">- ✅ 6 možností (na mateřské, OSVČ, student, ...)</text:span><text:span text:style-name="T9"> <text:s text:c="110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Přidat další otázku:</text:span><text:span text:style-name="T9"> <text:s text:c="13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1. V admin rozhraní jděte na **Kategorie**</text:span><text:span text:style-name="T9"> <text:s text:c="11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2. Klikněte na **Já jsem** → **Role v životě**</text:span><text:span text:style-name="T9"> <text:s text:c="11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3. Klikněte **+ Nová otázka**</text:span><text:span text:style-name="T9"> <text:s text:c="12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4. Vyplňte:</text:span><text:span text:style-name="T9"> <text:s text:c="14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<text:s text:c="3"/>- **Text**: `Co tě baví nejvíc?`</text:span><text:span text:style-name="T9"> <text:s text:c="123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<text:s text:c="3"/>- **Typ**: `checkbox`</text:span><text:span text:style-name="T9"> <text:s text:c="134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<text:s text:c="3"/>- **Povolit srdcovku**: ✓</text:span><text:span text:style-name="T9"> <text:s text:c="130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5. Klikněte **Uložit**</text:span><text:span text:style-name="T9"> <text:s text:c="13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6. Přidejte možnosti:</text:span><text:span text:style-name="T9"> <text:s text:c="13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<text:s text:c="3"/>- `sport` → `Sport`</text:span><text:span text:style-name="T9"> <text:s text:c="13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<text:s text:c="3"/>- `cteni` → `Čtení`</text:span><text:span text:style-name="T9"> <text:s text:c="13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<text:s text:c="3"/>- `cestovani` → `Cestování`</text:span><text:span text:style-name="T9"> <text:s text:c="128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<text:s text:c="3"/>- atd.</text:span><text:span text:style-name="T9"> <text:s text:c="14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--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 ✅ Hotovo!</text:span><text:span text:style-name="T9"> <text:s text:c="14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Gratulujeme! Máte funkční aplikaci LifePro.</text:span><text:span text:style-name="T9"> <text:s text:c="11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Co dál?</text:span><text:span text:style-name="T9"> <text:s text:c="14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1. **Přidat více otázek** - Postupně převést všechny otázky z vašich PDF</text:span><text:span text:style-name="T9"> <text:s text:c="8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2. **Testovat** - Vyplnit dotazník jako běžný uživatel</text:span><text:span text:style-name="T9"> <text:s text:c="104"/></text:span><text:span text:style-name="T29">│</text:span><text:span text:style-name="T9"> </text:span><text:span text:style-name="T2">│</text:span></text:p>
      <text:p text:style-name="P1" loext:marker-style-name="T9"><text:soft-page-break/><text:span text:style-name="T2">│</text:span><text:span text:style-name="T9"> </text:span><text:span text:style-name="T29">│</text:span><text:span text:style-name="T9"> </text:span><text:span text:style-name="T25">3. **Upravit design** - Přizpůsobit barvy a fonty v `tailwind.config.js`</text:span><text:span text:style-name="T9"> <text:s text:c="8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4. **Nastavit Claude AI** - Přidat API klíč pro AI analýzu</text:span><text:span text:style-name="T9"> <text:s text:c="100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--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 🆘 Něco nefunguje?</text:span><text:span text:style-name="T9"> <text:s text:c="13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Problém: "Supabase connection failed"</text:span><text:span text:style-name="T9"> <text:s text:c="11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Zkontrolujte, že máte správné URL a klíče v `.env.local`</text:span><text:span text:style-name="T9"> <text:s text:c="98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Zkontrolujte, že Supabase projekt běží</text:span><text:span text:style-name="T9"> <text:s text:c="11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Problém: "User not authorized" v adminu</text:span><text:span text:style-name="T9"> <text:s text:c="11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Zkontrolujte, že jste správně vložili záznam do `admin_users`</text:span><text:span text:style-name="T9"> <text:s text:c="93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Zkontrolujte, že `user_id` odpovídá vašemu ID z Authentication</text:span><text:span text:style-name="T9"> <text:s text:c="92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Zkuste se odhlásit a přihlásit znovu</text:span><text:span text:style-name="T9"> <text:s text:c="118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Problém: "Module not found"</text:span><text:span text:style-name="T9"> <text:s text:c="12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Spusťte `npm install` znovu</text:span><text:span text:style-name="T9"> <text:s text:c="127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Smažte `node_modules` a `.next` složku a spusťte `npm install` znovu</text:span><text:span text:style-name="T9"> <text:s text:c="8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### Problém: TypeScript chyby</text:span><text:span text:style-name="T9"> <text:s text:c="12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Zkontrolujte, že máte všechny soubory v `types/` složce</text:span><text:span text:style-name="T9"> <text:s text:c="9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Restartujte VS Code</text:span><text:span text:style-name="T9"> <text:s text:c="13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 ✅ Spusťte `npm run type-check`</text:span><text:span text:style-name="T9"> <text:s text:c="126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/text:span><text:span text:style-name="T25">---</text:span><text:span text:style-name="T9"> <text:s text:c="15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" loext:marker-style-name="T9"><text:soft-page-break/><text:span text:style-name="T2">│</text:span><text:span text:style-name="T9"> </text:span><text:span text:style-name="T29">│</text:span><text:span text:style-name="T9"> </text:span><text:span text:style-name="T25">## 📞 Podpora</text:span><text:span text:style-name="T9"> <text:s text:c="145"/></text:span><text:span text:style-name="T29">│</text:span><text:span text:style-name="T9"> </text:span><text:span text:style-name="T2">│</text:span></text:p>
      <text:p text:style-name="P1" loext:marker-style-name="T9"><text:span text:style-name="T2">│</text:span><text:span text:style-name="T9"> </text:span><text:span text:style-name="T29">│</text:span><text:span text:style-name="T9"> <text:s text:c="159"/></text:span><text:span text:style-name="T29">│</text:span><text:span text:style-name="T9"> </text:span><text:span text:style-name="T2">│</text:span></text:p>
      <text:p text:style-name="P12"><text:span text:style-name="T2">│</text:span><text:span text:style-name="T40"> </text:span><text:span text:style-name="T29">│</text:span><text:span text:style-name="T40"> </text:span><text:span text:style-name="T63">Pokud potřebujete pomoct, napište mi!</text:span><text:span text:style-name="T40"> <text:s text:c="2"/></text:span></text:p>
      <text:p text:style-name="P12"><text:span text:style-name="T40"/></text:p>
      <text:p text:style-name="P8"><text:s/>------------</text:p>
      <text:p text:style-name="P1" loext:marker-style-name="T11"><text:span text:style-name="T45">⏺</text:span><text:span text:style-name="T11"> Skvělé! Vytvořím ještě rychlý přehled všech souborů:</text:span></text:p>
      <text:p text:style-name="P4" loext:marker-style-name="T11"/>
      <text:p text:style-name="P1" loext:marker-style-name="T14"><text:span text:style-name="T50">⏺</text:span><text:span text:style-name="T11"> </text:span><text:span text:style-name="T20">Bash</text:span><text:span text:style-name="T14">(find . -type f -name "*.ts" -o -name "*.sql" -o -name "*.md" -o -name "*.json" -o -name ".env*" | grep -v node_modules | sort)</text:span></text:p>
      <text:p text:style-name="P1" loext:marker-style-name="T14"><text:span text:style-name="T14"><text:s text:c="2"/>⎿  ./.env.example <text:s text:c="14"/></text:span></text:p>
      <text:p text:style-name="P1" loext:marker-style-name="T14"><text:span text:style-name="T14"><text:s text:c="5"/>./lib/supabase/client.ts</text:span></text:p>
      <text:p text:style-name="P1" loext:marker-style-name="T14"><text:span text:style-name="T14"><text:s text:c="5"/>./package.json</text:span></text:p>
      <text:p text:style-name="P1" loext:marker-style-name="T14"><text:span text:style-name="T14"><text:s text:c="5"/></text:span><text:span text:style-name="T30">… +5 lines (ctrl+o to expand)</text:span></text:p>
      <text:p text:style-name="P6" loext:marker-style-name="T14"/>
      <text:p text:style-name="P1" loext:marker-style-name="T14"><text:span text:style-name="T44">⏺</text:span><text:span text:style-name="T14"> Perfektní! Všechny základní soubory jsou vytvořené! 🎉</text:span></text:p>
      <text:p text:style-name="P6" loext:marker-style-name="T14"/>
      <text:p text:style-name="P1" loext:marker-style-name="T14"><text:span text:style-name="T14"><text:s text:c="2"/></text:span><text:span text:style-name="T20">✅ Co jsme vytvořili</text:span></text:p>
      <text:p text:style-name="P6" loext:marker-style-name="T14"/>
      <text:p text:style-name="P1" loext:marker-style-name="T14"><text:span text:style-name="T14"><text:s text:c="2"/>Mám pro vás připravený </text:span><text:span text:style-name="T20">kompletní základ</text:span><text:span text:style-name="T14"> pro aplikaci LifePro:</text:span></text:p>
      <text:p text:style-name="P6" loext:marker-style-name="T14"/>
      <text:p text:style-name="P1" loext:marker-style-name="T14"><text:span text:style-name="T14"><text:s text:c="2"/></text:span><text:span text:style-name="T30">📁 Vytvořené soubory:</text:span></text:p>
      <text:p text:style-name="P6" loext:marker-style-name="T14"/>
      <text:p text:style-name="P1" loext:marker-style-name="T14"><text:span text:style-name="T14"><text:s text:c="2"/>1. </text:span><text:span text:style-name="T6">supabase-schema.sql</text:span><text:span text:style-name="T14"> (620 řádků)</text:span></text:p>
      <text:p text:style-name="P1" loext:marker-style-name="T14"><text:span text:style-name="T14"><text:s text:c="4"/>- Kompletní databázové schéma</text:span></text:p>
      <text:p text:style-name="P1" loext:marker-style-name="T14"><text:span text:style-name="T14"><text:s text:c="4"/>- Všechny tabulky (categories, sections, questions, options, responses, atd.)</text:span></text:p>
      <text:p text:style-name="P1" loext:marker-style-name="T14"><text:span text:style-name="T14"><text:s text:c="4"/>- Row Level Security policies</text:span></text:p>
      <text:p text:style-name="P1" loext:marker-style-name="T14"><text:span text:style-name="T14"><text:s text:c="4"/>- Triggery a funkce</text:span></text:p>
      <text:p text:style-name="P1" loext:marker-style-name="T14"><text:span text:style-name="T14"><text:s text:c="4"/>- Ukázková data</text:span></text:p>
      <text:p text:style-name="P1" loext:marker-style-name="T14"><text:span text:style-name="T14"><text:s text:c="2"/>2. </text:span><text:span text:style-name="T6">types/database.ts</text:span><text:span text:style-name="T14"> (450 řádků)</text:span></text:p>
      <text:p text:style-name="P1" loext:marker-style-name="T14"><text:span text:style-name="T14"><text:s text:c="4"/>- Všechny TypeScript typy</text:span></text:p>
      <text:p text:style-name="P1" loext:marker-style-name="T14"><text:span text:style-name="T14"><text:s text:c="4"/>- Input/Output typy pro formuláře</text:span></text:p>
      <text:p text:style-name="P1" loext:marker-style-name="T14"><text:span text:style-name="T14"><text:s text:c="4"/>- Supabase specific typy</text:span></text:p>
      <text:p text:style-name="P1" loext:marker-style-name="T14"><text:span text:style-name="T14"><text:s text:c="2"/>3. </text:span><text:span text:style-name="T6">lib/supabase/client.ts</text:span></text:p>
      <text:p text:style-name="P1" loext:marker-style-name="T14"><text:span text:style-name="T14"><text:s text:c="4"/>- Supabase client konfigurace</text:span></text:p>
      <text:p text:style-name="P1" loext:marker-style-name="T14"><text:span text:style-name="T14"><text:s text:c="4"/>- Admin client pro server-side operace</text:span></text:p>
      <text:p text:style-name="P1" loext:marker-style-name="T14"><text:span text:style-name="T14"><text:s text:c="2"/>4. </text:span><text:span text:style-name="T6">package.json</text:span></text:p>
      <text:p text:style-name="P1" loext:marker-style-name="T14"><text:span text:style-name="T14"><text:s text:c="4"/>- Všechny potřebné dependencies</text:span></text:p>
      <text:p text:style-name="P1" loext:marker-style-name="T14"><text:span text:style-name="T14"><text:s text:c="4"/>- Scripts pro development</text:span></text:p>
      <text:p text:style-name="P1" loext:marker-style-name="T14"><text:span text:style-name="T14"><text:s text:c="2"/>5. </text:span><text:span text:style-name="T6">.env.example</text:span></text:p>
      <text:p text:style-name="P1" loext:marker-style-name="T14"><text:span text:style-name="T14"><text:s text:c="4"/>- Template pro environment variables</text:span></text:p>
      <text:p text:style-name="P1" loext:marker-style-name="T14"><text:span text:style-name="T14"><text:s text:c="2"/>6. </text:span><text:span text:style-name="T6">README.md</text:span></text:p>
      <text:p text:style-name="P1" loext:marker-style-name="T14"><text:span text:style-name="T14"><text:s text:c="4"/>- Kompletní dokumentace projektu</text:span></text:p>
      <text:p text:style-name="P1" loext:marker-style-name="T14"><text:span text:style-name="T14"><text:s text:c="4"/>- Tech stack, vlastnosti, použití</text:span></text:p>
      <text:p text:style-name="P1" loext:marker-style-name="T14"><text:span text:style-name="T14"><text:s text:c="2"/>7. </text:span><text:span text:style-name="T6">SETUP.md</text:span></text:p>
      <text:p text:style-name="P1" loext:marker-style-name="T14"><text:span text:style-name="T14"><text:s text:c="4"/>- Krok-za-krokem průvodce (15-20 min setup)</text:span></text:p>
      <text:p text:style-name="P1" loext:marker-style-name="T14"><text:span text:style-name="T14"><text:s text:c="4"/>- Od Supabase účtu po první spuštění</text:span></text:p>
      <text:p text:style-name="P1" loext:marker-style-name="T14"><text:span text:style-name="T14"><text:s text:c="2"/>8. </text:span><text:span text:style-name="T6">PROJECT-SUMMARY.md</text:span></text:p>
      <text:p text:style-name="P1" loext:marker-style-name="T14"><text:span text:style-name="T14"><text:s text:c="4"/>- Přehled co je hotové</text:span></text:p>
      <text:p text:style-name="P1" loext:marker-style-name="T14"><text:span text:style-name="T14"><text:s text:c="4"/>- Další kroky</text:span></text:p>
      <text:p text:style-name="P1" loext:marker-style-name="T14"><text:span text:style-name="T14"><text:s text:c="4"/>- Roadmapa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Klíčové vlastnosti systému:</text:span></text:p>
      <text:p text:style-name="P6" loext:marker-style-name="T14"><text:soft-page-break/></text:p>
      <text:p text:style-name="P1" loext:marker-style-name="T14"><text:span text:style-name="T14"><text:s text:c="2"/>✅ </text:span><text:span text:style-name="T20">Flexibilní databáze</text:span><text:span text:style-name="T14"> - můžete přidávat neomezené množství kategorií, sekcí, otázek a možností</text:span></text:p>
      <text:p text:style-name="P6" loext:marker-style-name="T14"/>
      <text:p text:style-name="P1" loext:marker-style-name="T14"><text:span text:style-name="T14"><text:s text:c="2"/>✅ </text:span><text:span text:style-name="T20">Admin rozhraní</text:span><text:span text:style-name="T14"> - můžete sama přidávat a upravovat obsah bez programátora</text:span></text:p>
      <text:p text:style-name="P6" loext:marker-style-name="T14"/>
      <text:p text:style-name="P1" loext:marker-style-name="T14"><text:span text:style-name="T14"><text:s text:c="2"/>✅ </text:span><text:span text:style-name="T20">Rychlé přidávání</text:span><text:span text:style-name="T14"> - stačí napsat slovo a stisknout Enter</text:span></text:p>
      <text:p text:style-name="P6" loext:marker-style-name="T14"/>
      <text:p text:style-name="P1" loext:marker-style-name="T14"><text:span text:style-name="T14"><text:s text:c="2"/>✅ </text:span><text:span text:style-name="T20">10 typů otázek</text:span><text:span text:style-name="T14"> - text, textarea, checkbox, radio, select, slider, rating, date, atd.</text:span></text:p>
      <text:p text:style-name="P6" loext:marker-style-name="T14"/>
      <text:p text:style-name="P1" loext:marker-style-name="T14"><text:span text:style-name="T14"><text:s text:c="2"/>✅ </text:span><text:span text:style-name="T20">Srdcovky</text:span><text:span text:style-name="T14"> - uživatel označí nejdůležitější odpovědi ⭐</text:span></text:p>
      <text:p text:style-name="P6" loext:marker-style-name="T14"/>
      <text:p text:style-name="P1" loext:marker-style-name="T14"><text:span text:style-name="T14"><text:s text:c="2"/>✅ </text:span><text:span text:style-name="T20">AI analýza</text:span><text:span text:style-name="T14"> - inteligentní vyhodnocení vzorců a doporučení</text:span></text:p>
      <text:p text:style-name="P6" loext:marker-style-name="T14"/>
      <text:p text:style-name="P1" loext:marker-style-name="T14"><text:span text:style-name="T14"><text:s text:c="2"/>✅ </text:span><text:span text:style-name="T20">Bezpečnost</text:span><text:span text:style-name="T14"> - Row Level Security, každý vidí jen svoje data</text:span></text:p>
      <text:p text:style-name="P6" loext:marker-style-name="T14"/>
      <text:p text:style-name="P1" loext:marker-style-name="T14"><text:span text:style-name="T14"><text:s text:c="2"/>✅ </text:span><text:span text:style-name="T20">Škálovatelnost</text:span><text:span text:style-name="T14"> - zvládne tisíce otázek a uživatelů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Co dál?</text:span></text:p>
      <text:p text:style-name="P6" loext:marker-style-name="T14"/>
      <text:p text:style-name="P1" loext:marker-style-name="T14"><text:span text:style-name="T14"><text:s text:c="2"/></text:span><text:span text:style-name="T20">Příští kroky:</text:span></text:p>
      <text:p text:style-name="P6" loext:marker-style-name="T14"/>
      <text:p text:style-name="P1" loext:marker-style-name="T14"><text:span text:style-name="T14"><text:s text:c="2"/>1. </text:span><text:span text:style-name="T20">Nastavit Supabase</text:span><text:span text:style-name="T14"> (15 min)</text:span></text:p>
      <text:p text:style-name="P1" loext:marker-style-name="T14"><text:span text:style-name="T14"><text:s text:c="4"/>- Podle </text:span><text:span text:style-name="T3">SETUP.md</text:span></text:p>
      <text:p text:style-name="P1" loext:marker-style-name="T14"><text:span text:style-name="T14"><text:s text:c="4"/>- Spustit databázové schéma</text:span></text:p>
      <text:p text:style-name="P1" loext:marker-style-name="T14"><text:span text:style-name="T14"><text:s text:c="4"/>- Získat API klíče</text:span></text:p>
      <text:p text:style-name="P1" loext:marker-style-name="T14"><text:span text:style-name="T14"><text:s text:c="2"/>2. </text:span><text:span text:style-name="T20">Vytvořit Next.js aplikaci</text:span><text:span text:style-name="T14"> (5 min)</text:span></text:p>
      <text:p text:style-name="P1" loext:marker-style-name="T14"><text:span text:style-name="T14"><text:s text:c="4"/>- </text:span><text:span text:style-name="T3">npm install</text:span></text:p>
      <text:p text:style-name="P1" loext:marker-style-name="T14"><text:span text:style-name="T14"><text:s text:c="4"/>- Nastavit </text:span><text:span text:style-name="T3">.env.local</text:span></text:p>
      <text:p text:style-name="P1" loext:marker-style-name="T14"><text:span text:style-name="T14"><text:s text:c="2"/>3. </text:span><text:span text:style-name="T20">Implementovat Auth</text:span><text:span text:style-name="T14"> (1 den)</text:span></text:p>
      <text:p text:style-name="P1" loext:marker-style-name="T14"><text:span text:style-name="T14"><text:s text:c="4"/>- Login/Register pages</text:span></text:p>
      <text:p text:style-name="P1" loext:marker-style-name="T14"><text:span text:style-name="T14"><text:s text:c="4"/>- Protected routes</text:span></text:p>
      <text:p text:style-name="P1" loext:marker-style-name="T14"><text:span text:style-name="T14"><text:s text:c="2"/>4. </text:span><text:span text:style-name="T20">Admin rozhraní</text:span><text:span text:style-name="T14"> (3-5 dní)</text:span></text:p>
      <text:p text:style-name="P1" loext:marker-style-name="T14"><text:span text:style-name="T14"><text:s text:c="4"/>- CRUD pro kategorie</text:span></text:p>
      <text:p text:style-name="P1" loext:marker-style-name="T14"><text:span text:style-name="T14"><text:s text:c="4"/>- CRUD pro sekce</text:span></text:p>
      <text:p text:style-name="P1" loext:marker-style-name="T14"><text:span text:style-name="T14"><text:s text:c="4"/>- CRUD pro otázky</text:span></text:p>
      <text:p text:style-name="P1" loext:marker-style-name="T14"><text:span text:style-name="T14"><text:s text:c="4"/>- Quick add pro možnosti</text:span></text:p>
      <text:p text:style-name="P1" loext:marker-style-name="T14"><text:span text:style-name="T14"><text:s text:c="2"/>5. </text:span><text:span text:style-name="T20">User interface</text:span><text:span text:style-name="T14"> (5-7 dní)</text:span></text:p>
      <text:p text:style-name="P1" loext:marker-style-name="T14"><text:span text:style-name="T14"><text:s text:c="4"/>- Dashboard</text:span></text:p>
      <text:p text:style-name="P1" loext:marker-style-name="T14"><text:span text:style-name="T14"><text:s text:c="4"/>- Questionnaire flow</text:span></text:p>
      <text:p text:style-name="P1" loext:marker-style-name="T14"><text:span text:style-name="T14"><text:s text:c="4"/>- Progress tracking</text:span></text:p>
      <text:p text:style-name="P6" loext:marker-style-name="T14"/>
      <text:p text:style-name="P1" loext:marker-style-name="T14"><text:span text:style-name="T14"><text:s text:c="2"/></text:span><text:span text:style-name="T20">Celkový odhad: 2-3 týdny pro funkční MVP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💡 Důležité:</text:span></text:p>
      <text:p text:style-name="P6" loext:marker-style-name="T14"/>
      <text:p text:style-name="P1" loext:marker-style-name="T14"><text:span text:style-name="T14"><text:s text:c="2"/>- </text:span><text:span text:style-name="T20">Nic nemusíte měnit v databázi</text:span><text:span text:style-name="T14"> - systém je navržen tak, aby vše šlo přidávat a upravovat přes admin rozhraní</text:span></text:p>
      <text:p text:style-name="P1" loext:marker-style-name="T14"><text:span text:style-name="T14"><text:s text:c="2"/>- </text:span><text:span text:style-name="T20">Můžete přidat libovolně mnoho otázek</text:span><text:span text:style-name="T14"> - není tam žádný limit</text:span></text:p>
      <text:p text:style-name="P1" loext:marker-style-name="T14"><text:span text:style-name="T14"><text:s text:c="2"/>- </text:span><text:span text:style-name="T20">Můžete kdykoliv přidat nový typ otázky</text:span><text:span text:style-name="T14"> - stačí přidat do enum</text:span></text:p>
      <text:p text:style-name="P1" loext:marker-style-name="T14"><text:span text:style-name="T14"><text:s text:c="2"/>- </text:span><text:span text:style-name="T20">Všechno je verzovatelné</text:span><text:span text:style-name="T14"> - vidíte historii změn v </text:span><text:span text:style-name="T3">audit_logs</text:span></text:p>
      <text:p text:style-name="P6" loext:marker-style-name="T14"/>
      <text:p text:style-name="P1" loext:marker-style-name="T14"><text:soft-page-break/><text:span text:style-name="T14"><text:s text:c="2"/>---</text:span></text:p>
      <text:p text:style-name="P1" loext:marker-style-name="T14"><text:span text:style-name="T14"><text:s text:c="2"/>Chcete, abych teď:</text:span></text:p>
      <text:p text:style-name="P1" loext:marker-style-name="T14"><text:span text:style-name="T14"><text:s text:c="2"/>- </text:span><text:span text:style-name="T20">A) Pokračoval s implementací Next.js aplikace?</text:span></text:p>
      <text:p text:style-name="P1" loext:marker-style-name="T14"><text:span text:style-name="T14"><text:s text:c="2"/>- </text:span><text:span text:style-name="T20">B) Vytvořil prototyp admin rozhraní?</text:span></text:p>
      <text:p text:style-name="P1" loext:marker-style-name="T14"><text:span text:style-name="T14"><text:s text:c="2"/>- </text:span><text:span text:style-name="T20">C) Připravil ukázkový import vašich otázek z PDF?</text:span></text:p>
      <text:p text:style-name="P1" loext:marker-style-name="T14"><text:span text:style-name="T14">- </text:span><text:span text:style-name="T20">D) Něco jiného?</text:span></text:p>
      <text:p text:style-name="P12"><text:span text:style-name="T40"/></text:p>
      <text:p text:style-name="P8">-----------</text:p>
      <text:p text:style-name="P1" loext:marker-style-name="T11"><text:span text:style-name="T9">Ukon</text:span><text:span text:style-name="T11">čil jsem vytvoření dokumentu </text:span><text:span text:style-name="T5">MODULAR-ARCHITECTURE.md</text:span><text:span text:style-name="T11"> a nyní bych měl pokračovat v plánování dalších kroků.</text:span></text:p>
      <text:p text:style-name="P4" loext:marker-style-name="T11"/>
      <text:p text:style-name="P1" loext:marker-style-name="T11"><text:span text:style-name="T48">⏺</text:span><text:span text:style-name="T11"> Dokončil jsem kompletní návrh modulární architektury! Vytvořil jsem dokument </text:span><text:span text:style-name="T5">MODULAR-ARCHITECTURE.md</text:span><text:span text:style-name="T11">, který detailně popisuje:</text:span></text:p>
      <text:p text:style-name="P4" loext:marker-style-name="T11"/>
      <text:p text:style-name="P1" loext:marker-style-name="T14"><text:span text:style-name="T11"><text:s text:c="2"/></text:span><text:span text:style-name="T20">🎯 Co je v návrhu:</text:span></text:p>
      <text:p text:style-name="P6" loext:marker-style-name="T14"/>
      <text:p text:style-name="P1" loext:marker-style-name="T14"><text:span text:style-name="T14"><text:s text:c="2"/></text:span><text:span text:style-name="T30">1. </text:span><text:span text:style-name="T33">Tři-vrstvá architektura</text:span></text:p>
      <text:p text:style-name="P6" loext:marker-style-name="T14"/>
      <text:p text:style-name="P1" loext:marker-style-name="T14"><text:span text:style-name="T14"><text:s text:c="2"/>digipro-ecosystem/</text:span></text:p>
      <text:p text:style-name="P1" loext:marker-style-name="T14"><text:span text:style-name="T14"><text:s text:c="2"/>├── shared/ <text:s text:c="9"/># 🔧 Sdílené komponenty (auth, common, theme)</text:span></text:p>
      <text:p text:style-name="P1" loext:marker-style-name="T14"><text:span text:style-name="T14"><text:s text:c="2"/>├── modules/ <text:s text:c="8"/># 📦 Produkty (paymentspro, lifepro, digipro)</text:span></text:p>
      <text:p text:style-name="P1" loext:marker-style-name="T14"><text:span text:style-name="T14"><text:s text:c="2"/>└── apps/ <text:s text:c="10"/># 🚀 Hotové aplikace (standalone + combined)</text:span></text:p>
      <text:p text:style-name="P6" loext:marker-style-name="T14"/>
      <text:p text:style-name="P1" loext:marker-style-name="T14"><text:span text:style-name="T14"><text:s text:c="2"/></text:span><text:span text:style-name="T30">2. </text:span><text:span text:style-name="T33">Klíčové vlastnosti</text:span></text:p>
      <text:p text:style-name="P6" loext:marker-style-name="T14"/>
      <text:p text:style-name="P1" loext:marker-style-name="T14"><text:span text:style-name="T14"><text:s text:c="2"/>- ✅ </text:span><text:span text:style-name="T20">PaymentsPro zůstává beze změn</text:span><text:span text:style-name="T14"> - jen extrahujeme sdílené věci</text:span></text:p>
      <text:p text:style-name="P1" loext:marker-style-name="T14"><text:span text:style-name="T14"><text:s text:c="2"/>- ✅ </text:span><text:span text:style-name="T20">LifePro používá hotové komponenty</text:span><text:span text:style-name="T14"> z PaymentsPro</text:span></text:p>
      <text:p text:style-name="P1" loext:marker-style-name="T14"><text:span text:style-name="T14"><text:s text:c="2"/>- ✅ </text:span><text:span text:style-name="T20">Flexibilní prodej</text:span><text:span text:style-name="T14"> - moduly samostatně nebo dohromady</text:span></text:p>
      <text:p text:style-name="P1" loext:marker-style-name="T14"><text:span text:style-name="T14"><text:s text:c="2"/>- ✅ </text:span><text:span text:style-name="T20">Snadná údržba</text:span><text:span text:style-name="T14"> - změna v shared → všude</text:span></text:p>
      <text:p text:style-name="P6" loext:marker-style-name="T14"/>
      <text:p text:style-name="P1" loext:marker-style-name="T14"><text:span text:style-name="T14"><text:s text:c="2"/></text:span><text:span text:style-name="T30">3. </text:span><text:span text:style-name="T33">Praktické příklady</text:span></text:p>
      <text:p text:style-name="P6" loext:marker-style-name="T14"/>
      <text:p text:style-name="P1" loext:marker-style-name="T14"><text:span text:style-name="T14"><text:s text:c="2"/>Ukázal jsem, jak by LifePro importoval komponenty z PaymentsPro:</text:span></text:p>
      <text:p text:style-name="P1" loext:marker-style-name="T14"><text:span text:style-name="T14"><text:s text:c="2"/></text:span><text:span text:style-name="T52">// Import ze sdílené vrstvy</text:span></text:p>
      <text:p text:style-name="P1" loext:marker-style-name="T14"><text:span text:style-name="T14"><text:s text:c="2"/></text:span><text:span text:style-name="T54">import</text:span><text:span text:style-name="T14"> { UniversalFilterBar } </text:span><text:span text:style-name="T54">from</text:span><text:span text:style-name="T14"> </text:span><text:span text:style-name="T58">'@digipro/shared-frontend'</text:span></text:p>
      <text:p text:style-name="P1" loext:marker-style-name="T14"><text:span text:style-name="T14"><text:s text:c="2"/></text:span><text:span text:style-name="T54">import</text:span><text:span text:style-name="T14"> { useAuth } </text:span><text:span text:style-name="T54">from</text:span><text:span text:style-name="T14"> </text:span><text:span text:style-name="T58">'@digipro/shared-frontend'</text:span></text:p>
      <text:p text:style-name="P1" loext:marker-style-name="T14"><text:span text:style-name="T14"><text:s text:c="2"/></text:span><text:span text:style-name="T54">import</text:span><text:span text:style-name="T14"> { authenticateToken } </text:span><text:span text:style-name="T54">from</text:span><text:span text:style-name="T14"> </text:span><text:span text:style-name="T58">'@digipro/shared-backend'</text:span></text:p>
      <text:p text:style-name="P6" loext:marker-style-name="T14"/>
      <text:p text:style-name="P1" loext:marker-style-name="T14"><text:span text:style-name="T14"><text:s text:c="2"/></text:span><text:span text:style-name="T30">4. </text:span><text:span text:style-name="T33">Migrační plán (2-3 týdny)</text:span></text:p>
      <text:p text:style-name="P6" loext:marker-style-name="T14"/>
      <text:p text:style-name="P1" loext:marker-style-name="T14"><text:span text:style-name="T14"><text:s text:c="2"/>- </text:span><text:span text:style-name="T20">FÁZE 1</text:span><text:span text:style-name="T14">: Vytvořit shared/ strukturu (1 týden)</text:span></text:p>
      <text:p text:style-name="P1" loext:marker-style-name="T14"><text:span text:style-name="T14"><text:s text:c="2"/>- </text:span><text:span text:style-name="T20">FÁZE 2</text:span><text:span text:style-name="T14">: Refactor PaymentsPro importů (2-3 dny)</text:span></text:p>
      <text:p text:style-name="P1" loext:marker-style-name="T14"><text:span text:style-name="T14"><text:s text:c="2"/>- </text:span><text:span text:style-name="T20">FÁZE 3</text:span><text:span text:style-name="T14">: Přidat LifePro modul (1 týden)</text:span></text:p>
      <text:p text:style-name="P1" loext:marker-style-name="T14"><text:span text:style-name="T14"><text:s text:c="2"/>- </text:span><text:span text:style-name="T20">FÁZE 4</text:span><text:span text:style-name="T14">: Sestavit aplikace (2-3 dny)</text:span></text:p>
      <text:p text:style-name="P6" loext:marker-style-name="T14"/>
      <text:p text:style-name="P1" loext:marker-style-name="T14"><text:span text:style-name="T14"><text:s text:c="2"/></text:span><text:span text:style-name="T30">5. </text:span><text:span text:style-name="T33">Strategie databází</text:span></text:p>
      <text:p text:style-name="P6" loext:marker-style-name="T14"/>
      <text:p text:style-name="P1" loext:marker-style-name="T14"><text:span text:style-name="T14"><text:s text:c="2"/>Navrhl jsem </text:span><text:span text:style-name="T20">hybridní přístup</text:span><text:span text:style-name="T14">:</text:span></text:p>
      <text:p text:style-name="P1" loext:marker-style-name="T14"><text:span text:style-name="T14"><text:s text:c="2"/>- </text:span><text:span text:style-name="T20">Shared</text:span><text:span text:style-name="T14">: SQLite (auth, subscriptions)</text:span></text:p>
      <text:p text:style-name="P1" loext:marker-style-name="T14"><text:span text:style-name="T14"><text:s text:c="2"/>- </text:span><text:span text:style-name="T20">PaymentsPro</text:span><text:span text:style-name="T14">: SQLite (payments)</text:span></text:p>
      <text:p text:style-name="P1" loext:marker-style-name="T14"><text:span text:style-name="T14"><text:s text:c="2"/>- </text:span><text:span text:style-name="T20">LifePro</text:span><text:span text:style-name="T14">: Supabase (questionnaire data)</text:span></text:p>
      <text:p text:style-name="P6" loext:marker-style-name="T14"/>
      <text:p text:style-name="P1" loext:marker-style-name="T14"><text:span text:style-name="T14"><text:s text:c="2"/></text:span><text:span text:style-name="T30">6. </text:span><text:span text:style-name="T33">Module-based subscriptions</text:span></text:p>
      <text:p text:style-name="P6" loext:marker-style-name="T14"/>
      <text:p text:style-name="P1" loext:marker-style-name="T14"><text:span text:style-name="T14"><text:s text:c="2"/>user_subscriptions {</text:span></text:p>
      <text:p text:style-name="P1" loext:marker-style-name="T14"><text:span text:style-name="T14"><text:s text:c="4"/>module_name, <text:s text:c="5"/></text:span><text:span text:style-name="T52">// 'paymentspro', 'lifepro', 'digipro'</text:span></text:p>
      <text:p text:style-name="P1" loext:marker-style-name="T14"><text:soft-page-break/><text:span text:style-name="T14"><text:s text:c="4"/>plan_type, <text:s text:c="7"/></text:span><text:span text:style-name="T52">// 'free', 'basic', 'premium'</text:span></text:p>
      <text:p text:style-name="P1" loext:marker-style-name="T14"><text:span text:style-name="T14"><text:s text:c="4"/>status <text:s text:c="11"/></text:span><text:span text:style-name="T52">// 'active', 'cancelled', 'expired'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20">📋 Co teď potřebuji od tebe:</text:span></text:p>
      <text:p text:style-name="P6" loext:marker-style-name="T14"/>
      <text:p text:style-name="P1" loext:marker-style-name="T14"><text:span text:style-name="T14"><text:s text:c="2"/>1. </text:span><text:span text:style-name="T20">Schválit architekturu</text:span><text:span text:style-name="T14"> - je tento přístup ok?</text:span></text:p>
      <text:p text:style-name="P1" loext:marker-style-name="T14"><text:span text:style-name="T14"><text:s text:c="2"/>2. </text:span><text:span text:style-name="T20">Rozhodnout o databázích</text:span><text:span text:style-name="T14"> - hybridní (SQLite + Supabase) nebo všechno v jedné?</text:span></text:p>
      <text:p text:style-name="P1" loext:marker-style-name="T14"><text:span text:style-name="T14"><text:s text:c="2"/>3. </text:span><text:span text:style-name="T20">Timeline</text:span><text:span text:style-name="T14"> - vyhovuje ti odhad 2-3 týdny?</text:span></text:p>
      <text:p text:style-name="P1" loext:marker-style-name="T14"><text:span text:style-name="T14"><text:s text:c="2"/>4. </text:span><text:span text:style-name="T20">Spustit migraci</text:span><text:span text:style-name="T14"> - můžeme začít vytvářet digipro-ecosystem strukturu?</text:span></text:p>
      <text:p text:style-name="P6" loext:marker-style-name="T14"/>
      <text:p text:style-name="P1" loext:marker-style-name="T14"><text:span text:style-name="T14"><text:s text:c="2"/>Celý detailní plán je v souboru </text:span><text:span text:style-name="T3">MODULAR-ARCHITECTURE.md</text:span><text:span text:style-name="T14"> v lifepro-app složce.</text:span></text:p>
      <text:p text:style-name="P12"><text:span text:style-name="T40"/></text:p>
      <text:p text:style-name="P8">------------</text:p>
      <text:p text:style-name="P1" loext:marker-style-name="T11"><text:span text:style-name="T46">p</text:span><text:span text:style-name="T10">ora</text:span><text:span text:style-name="T11">ď, vše bude na webu, pokud hybridní, nebude to moc veliké? Hostingy mívají dtb omezení. Nebo pomalé, atd. Co navrhuješ? </text:span></text:p>
      <text:p text:style-name="P4" loext:marker-style-name="T11"/>
      <text:p text:style-name="P1" loext:marker-style-name="T11"><text:span text:style-name="T48">⏺</text:span><text:span text:style-name="T11"> Výborná otázka! Pojďme to analyzovat prakticky:</text:span></text:p>
      <text:p text:style-name="P4" loext:marker-style-name="T11"/>
      <text:p text:style-name="P1" loext:marker-style-name="T14"><text:span text:style-name="T11"><text:s text:c="2"/></text:span><text:span text:style-name="T20">🎯 Moje doporučení: Supabase pro VŠE</text:span></text:p>
      <text:p text:style-name="P6" loext:marker-style-name="T14"/>
      <text:p text:style-name="P1" loext:marker-style-name="T14"><text:span text:style-name="T14"><text:s text:c="2"/>Proč?</text:span></text:p>
      <text:p text:style-name="P6" loext:marker-style-name="T14"/>
      <text:p text:style-name="P1" loext:marker-style-name="T14"><text:span text:style-name="T14"><text:s text:c="2"/></text:span><text:span text:style-name="T30">✅ </text:span><text:span text:style-name="T33">VÝHODY Supabase-only řešení:</text:span></text:p>
      <text:p text:style-name="P6" loext:marker-style-name="T14"/>
      <text:p text:style-name="P1" loext:marker-style-name="T14"><text:span text:style-name="T14"><text:s text:c="2"/>1. </text:span><text:span text:style-name="T20">Velikost a hosting</text:span></text:p>
      <text:p text:style-name="P1" loext:marker-style-name="T14"><text:span text:style-name="T14"><text:s text:c="4"/>- Supabase free tier: </text:span><text:span text:style-name="T20">500 MB databáze</text:span><text:span text:style-name="T14"> + </text:span><text:span text:style-name="T20">1 GB file storage</text:span></text:p>
      <text:p text:style-name="P1" loext:marker-style-name="T14"><text:span text:style-name="T14"><text:s text:c="4"/>- Paid tier ($25/měsíc): </text:span><text:span text:style-name="T20">8 GB databáze</text:span><text:span text:style-name="T14"> + </text:span><text:span text:style-name="T20">100 GB storage</text:span></text:p>
      <text:p text:style-name="P1" loext:marker-style-name="T14"><text:span text:style-name="T14"><text:s text:c="4"/>- SQLite soubor zabírá místo na tvém serveru (typicky 10-50 MB pro tisíce záznamů, ale roste)</text:span></text:p>
      <text:p text:style-name="P1" loext:marker-style-name="T14"><text:span text:style-name="T14"><text:s text:c="2"/>2. </text:span><text:span text:style-name="T20">Výkon</text:span></text:p>
      <text:p text:style-name="P1" loext:marker-style-name="T14"><text:span text:style-name="T14"><text:s text:c="4"/>- </text:span><text:span text:style-name="T20">Supabase = PostgreSQL</text:span><text:span text:style-name="T14"> s indexy, optimalizovaný pro web</text:span></text:p>
      <text:p text:style-name="P1" loext:marker-style-name="T14"><text:span text:style-name="T14"><text:s text:c="4"/>- </text:span><text:span text:style-name="T20">SQLite</text:span><text:span text:style-name="T14"> je rychlý lokálně, ale na hostingu může být pomalejší (file I/O)</text:span></text:p>
      <text:p text:style-name="P1" loext:marker-style-name="T14"><text:span text:style-name="T14"><text:s text:c="4"/>- Supabase má </text:span><text:span text:style-name="T20">connection pooling</text:span><text:span text:style-name="T14"> a </text:span><text:span text:style-name="T20">caching</text:span><text:span text:style-name="T14"> built-in</text:span></text:p>
      <text:p text:style-name="P1" loext:marker-style-name="T14"><text:span text:style-name="T14"><text:s text:c="2"/>3. </text:span><text:span text:style-name="T20">Zálohy a škálovatelnost</text:span></text:p>
      <text:p text:style-name="P1" loext:marker-style-name="T14"><text:span text:style-name="T14"><text:s text:c="4"/>- Supabase: </text:span><text:span text:style-name="T20">Automatické zálohy</text:span><text:span text:style-name="T14"> každý den</text:span></text:p>
      <text:p text:style-name="P1" loext:marker-style-name="T14"><text:span text:style-name="T14"><text:s text:c="4"/>- SQLite: Musíš řešit backup ručně (nebo přes hosting)</text:span></text:p>
      <text:p text:style-name="P1" loext:marker-style-name="T14"><text:span text:style-name="T14"><text:s text:c="4"/>- Supabase: </text:span><text:span text:style-name="T20">Škáluje automaticky</text:span><text:span text:style-name="T14"> když roste traffic</text:span></text:p>
      <text:p text:style-name="P1" loext:marker-style-name="T14"><text:span text:style-name="T14"><text:s text:c="2"/>4. </text:span><text:span text:style-name="T20">Real-time features</text:span></text:p>
      <text:p text:style-name="P1" loext:marker-style-name="T14"><text:span text:style-name="T14"><text:s text:c="4"/>- Supabase má </text:span><text:span text:style-name="T20">real-time subscriptions</text:span><text:span text:style-name="T14"> (např. live progress tracking)</text:span></text:p>
      <text:p text:style-name="P1" loext:marker-style-name="T14"><text:span text:style-name="T14"><text:s text:c="4"/>- SQLite: Musíš řešit polling nebo WebSockets ručně</text:span></text:p>
      <text:p text:style-name="P1" loext:marker-style-name="T14"><text:span text:style-name="T14"><text:s text:c="2"/>5. </text:span><text:span text:style-name="T20">Jednodušší infrastruktura</text:span></text:p>
      <text:p text:style-name="P1" loext:marker-style-name="T14"><text:span text:style-name="T14"><text:s text:c="4"/>- </text:span><text:span text:style-name="T20">Jeden backend</text:span><text:span text:style-name="T14"> (Supabase) → méně složitosti</text:span></text:p>
      <text:p text:style-name="P1" loext:marker-style-name="T14"><text:span text:style-name="T14"><text:s text:c="4"/>- SQLite + Supabase = 2 databáze = 2x práce s migrací, 2x testování</text:span></text:p>
      <text:p text:style-name="P6" loext:marker-style-name="T14"/>
      <text:p text:style-name="P1" loext:marker-style-name="T14"><text:span text:style-name="T14"><text:s text:c="2"/></text:span><text:span text:style-name="T30">❌ </text:span><text:span text:style-name="T33">NEVÝHODY SQLite na hostingu:</text:span></text:p>
      <text:p text:style-name="P6" loext:marker-style-name="T14"/>
      <text:p text:style-name="P1" loext:marker-style-name="T14"><text:span text:style-name="T14"><text:s text:c="2"/>1. </text:span><text:span text:style-name="T20">File locking</text:span><text:span text:style-name="T14"> - pokud máš více procesů/workerů, SQLite může mít problémy</text:span></text:p>
      <text:p text:style-name="P1" loext:marker-style-name="T14"><text:span text:style-name="T14"><text:s text:c="2"/>2. </text:span><text:span text:style-name="T20">Omezení hostingu</text:span><text:span text:style-name="T14"> - některé hostingy (Vercel, Netlify) neumožňují perzistentní file storage</text:span></text:p>
      <text:p text:style-name="P1" loext:marker-style-name="T14"><text:span text:style-name="T14"><text:s text:c="2"/>3. </text:span><text:span text:style-name="T20">Backup</text:span><text:span text:style-name="T14"> - musíš řešit ručně</text:span></text:p>
      <text:p text:style-name="P1" loext:marker-style-name="T14"><text:soft-page-break/><text:span text:style-name="T14"><text:s text:c="2"/>4. </text:span><text:span text:style-name="T20">Škálování</text:span><text:span text:style-name="T14"> - těžší rozšířit na více serverů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🏗 Konkrétní návrh: Migrace PaymentsPro do Supabase</text:span></text:p>
      <text:p text:style-name="P6" loext:marker-style-name="T14"/>
      <text:p text:style-name="P1" loext:marker-style-name="T14"><text:span text:style-name="T14"><text:s text:c="2"/></text:span><text:span text:style-name="T20">Plán:</text:span></text:p>
      <text:p text:style-name="P6" loext:marker-style-name="T14"/>
      <text:p text:style-name="P1" loext:marker-style-name="T14"><text:span text:style-name="T14"><text:s text:c="2"/>1. </text:span><text:span text:style-name="T20">Vytvořit Supabase schéma pro PaymentsPro</text:span></text:p>
      <text:p text:style-name="P1" loext:marker-style-name="T14"><text:span text:style-name="T14"><text:s text:c="4"/>- Převést SQLite tabulky → PostgreSQL</text:span></text:p>
      <text:p text:style-name="P1" loext:marker-style-name="T14"><text:span text:style-name="T14"><text:s text:c="4"/>- Zachovat všechna data</text:span></text:p>
      <text:p text:style-name="P1" loext:marker-style-name="T14"><text:span text:style-name="T14"><text:s text:c="2"/>2. </text:span><text:span text:style-name="T20">Sdílená databáze = jeden Supabase projekt</text:span></text:p>
      <text:p text:style-name="P1" loext:marker-style-name="T14"><text:span text:style-name="T14"><text:s text:c="2"/></text:span><text:span text:style-name="T52">-- SHARED tables</text:span></text:p>
      <text:p text:style-name="P1" loext:marker-style-name="T14"><text:span text:style-name="T14"><text:s text:c="2"/>users</text:span></text:p>
      <text:p text:style-name="P1" loext:marker-style-name="T14"><text:span text:style-name="T14"><text:s text:c="2"/>user_sessions</text:span></text:p>
      <text:p text:style-name="P1" loext:marker-style-name="T14"><text:span text:style-name="T14"><text:s text:c="2"/>user_subscriptions</text:span></text:p>
      <text:p text:style-name="P1" loext:marker-style-name="T14"><text:span text:style-name="T14"><text:s text:c="2"/>audit_logs</text:span></text:p>
      <text:p text:style-name="P6" loext:marker-style-name="T14"/>
      <text:p text:style-name="P1" loext:marker-style-name="T14"><text:span text:style-name="T14"><text:s text:c="2"/></text:span><text:span text:style-name="T52">-- PAYMENTSPRO tables</text:span></text:p>
      <text:p text:style-name="P1" loext:marker-style-name="T14"><text:span text:style-name="T14"><text:s text:c="2"/>payments</text:span></text:p>
      <text:p text:style-name="P1" loext:marker-style-name="T14"><text:span text:style-name="T14"><text:s text:c="2"/>payment_categories</text:span></text:p>
      <text:p text:style-name="P6" loext:marker-style-name="T14"/>
      <text:p text:style-name="P1" loext:marker-style-name="T14"><text:span text:style-name="T14"><text:s text:c="2"/></text:span><text:span text:style-name="T52">-- LIFEPRO tables</text:span></text:p>
      <text:p text:style-name="P1" loext:marker-style-name="T14"><text:span text:style-name="T14"><text:s text:c="2"/>categories</text:span></text:p>
      <text:p text:style-name="P1" loext:marker-style-name="T14"><text:span text:style-name="T14"><text:s text:c="2"/>sections</text:span></text:p>
      <text:p text:style-name="P1" loext:marker-style-name="T14"><text:span text:style-name="T14"><text:s text:c="2"/>questions</text:span></text:p>
      <text:p text:style-name="P1" loext:marker-style-name="T14"><text:span text:style-name="T14"><text:s text:c="2"/>user_responses</text:span></text:p>
      <text:p text:style-name="P1" loext:marker-style-name="T14"><text:span text:style-name="T14"><text:s text:c="2"/>ai_analyses</text:span></text:p>
      <text:p text:style-name="P1" loext:marker-style-name="T14"><text:span text:style-name="T14"><text:s text:c="2"/>3. </text:span><text:span text:style-name="T20">Row Level Security (RLS)</text:span><text:span text:style-name="T14"> pro bezpečnost</text:span></text:p>
      <text:p text:style-name="P1" loext:marker-style-name="T14"><text:span text:style-name="T14"><text:s text:c="4"/>- Každý modul vidí jen svoje data</text:span></text:p>
      <text:p text:style-name="P1" loext:marker-style-name="T14"><text:span text:style-name="T14"><text:s text:c="4"/>- Users vidí jen svoje záznamy</text:span></text:p>
      <text:p text:style-name="P6" loext:marker-style-name="T14"/>
      <text:p text:style-name="P1" loext:marker-style-name="T14"><text:span text:style-name="T14"><text:s text:c="2"/></text:span><text:span text:style-name="T20">Velikostní odhad:</text:span></text:p>
      <text:p text:style-name="P6" loext:marker-style-name="T14"/>
      <text:p text:style-name="P1" loext:marker-style-name="T14"><text:span text:style-name="T14"><text:s text:c="2"/>| Co <text:s text:c="23"/>| Velikost |</text:span></text:p>
      <text:p text:style-name="P1" loext:marker-style-name="T14"><text:span text:style-name="T14"><text:s text:c="2"/>|---------------------------|----------|</text:span></text:p>
      <text:p text:style-name="P1" loext:marker-style-name="T14"><text:span text:style-name="T14"><text:s text:c="2"/>| 1000 uživatelů <text:s text:c="11"/>| ~5 MB <text:s text:c="3"/>|</text:span></text:p>
      <text:p text:style-name="P1" loext:marker-style-name="T14"><text:span text:style-name="T14"><text:s text:c="2"/>| 100,000 plateb <text:s text:c="11"/>| ~50 MB <text:s text:c="2"/>|</text:span></text:p>
      <text:p text:style-name="P1" loext:marker-style-name="T14"><text:span text:style-name="T14"><text:s text:c="2"/>| 500 otázek LifePro <text:s text:c="7"/>| ~2 MB <text:s text:c="3"/>|</text:span></text:p>
      <text:p text:style-name="P1" loext:marker-style-name="T14"><text:span text:style-name="T14"><text:s text:c="2"/>| 1000 vyplněných dotazníků | ~10 MB <text:s text:c="2"/>|</text:span></text:p>
      <text:p text:style-name="P1" loext:marker-style-name="T14"><text:span text:style-name="T14"><text:s text:c="2"/>| </text:span><text:span text:style-name="T20">CELKEM</text:span><text:span text:style-name="T14"> <text:s text:c="19"/>| </text:span><text:span text:style-name="T20">~70 MB</text:span><text:span text:style-name="T14"> <text:s text:c="2"/>|</text:span></text:p>
      <text:p text:style-name="P6" loext:marker-style-name="T14"/>
      <text:p text:style-name="P1" loext:marker-style-name="T14"><text:span text:style-name="T14"><text:s text:c="2"/>→ </text:span><text:span text:style-name="T20">Supabase free tier (500 MB) ti vystačí na ROKY!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📊 Porovnání nákladů:</text:span></text:p>
      <text:p text:style-name="P6" loext:marker-style-name="T14"/>
      <text:p text:style-name="P1" loext:marker-style-name="T14"><text:span text:style-name="T14"><text:s text:c="2"/></text:span><text:span text:style-name="T20">Option A: SQLite + Supabase (hybridní)</text:span></text:p>
      <text:p text:style-name="P6" loext:marker-style-name="T14"/>
      <text:p text:style-name="P1" loext:marker-style-name="T14"><text:span text:style-name="T14"><text:s text:c="2"/>- </text:span><text:span text:style-name="T20">Hosting pro backend s SQLite</text:span><text:span text:style-name="T14">: ~$10-20/měsíc (DigitalOcean, Hetzner)</text:span></text:p>
      <text:p text:style-name="P1" loext:marker-style-name="T14"><text:span text:style-name="T14"><text:s text:c="2"/>- </text:span><text:span text:style-name="T20">Supabase</text:span><text:span text:style-name="T14">: $0-25/měsíc</text:span></text:p>
      <text:p text:style-name="P1" loext:marker-style-name="T14"><text:span text:style-name="T14"><text:s text:c="2"/>- </text:span><text:span text:style-name="T20">CELKEM</text:span><text:span text:style-name="T14">: $10-45/měsíc</text:span></text:p>
      <text:p text:style-name="P1" loext:marker-style-name="T14"><text:span text:style-name="T14"><text:s text:c="2"/>- </text:span><text:span text:style-name="T20">Složitost</text:span><text:span text:style-name="T14">: 🔴🔴🔴 (2 databáze, složitější backup)</text:span></text:p>
      <text:p text:style-name="P6" loext:marker-style-name="T14"/>
      <text:p text:style-name="P1" loext:marker-style-name="T14"><text:span text:style-name="T14"><text:s text:c="2"/></text:span><text:span text:style-name="T20">Option B: Jen Supabase</text:span><text:span text:style-name="T33"> ✅</text:span></text:p>
      <text:p text:style-name="P6" loext:marker-style-name="T14"/>
      <text:p text:style-name="P1" loext:marker-style-name="T14"><text:span text:style-name="T14"><text:s text:c="2"/>- </text:span><text:span text:style-name="T20">Supabase</text:span><text:span text:style-name="T14">: $0-25/měsíc</text:span></text:p>
      <text:p text:style-name="P1" loext:marker-style-name="T14"><text:soft-page-break/><text:span text:style-name="T14"><text:s text:c="2"/>- </text:span><text:span text:style-name="T20">Backend hosting</text:span><text:span text:style-name="T14">: $0 (Vercel/Netlify free tier) nebo $10/měsíc</text:span></text:p>
      <text:p text:style-name="P1" loext:marker-style-name="T14"><text:span text:style-name="T14"><text:s text:c="2"/>- </text:span><text:span text:style-name="T20">CELKEM</text:span><text:span text:style-name="T14">: $0-35/měsíc</text:span></text:p>
      <text:p text:style-name="P1" loext:marker-style-name="T14"><text:span text:style-name="T14"><text:s text:c="2"/>- </text:span><text:span text:style-name="T20">Složitost</text:span><text:span text:style-name="T14">: 🟢 (jednodušší)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Moje finální doporučení:</text:span></text:p>
      <text:p text:style-name="P6" loext:marker-style-name="T14"/>
      <text:p text:style-name="P1" loext:marker-style-name="T14"><text:span text:style-name="T14"><text:s text:c="2"/></text:span><text:span text:style-name="T20">Použij POUZE Supabase pro všechno</text:span></text:p>
      <text:p text:style-name="P6" loext:marker-style-name="T14"/>
      <text:p text:style-name="P1" loext:marker-style-name="T14"><text:span text:style-name="T14"><text:s text:c="2"/></text:span><text:span text:style-name="T20">Proč?</text:span></text:p>
      <text:p text:style-name="P1" loext:marker-style-name="T14"><text:span text:style-name="T14"><text:s text:c="2"/>1. ✅ Levnější nebo stejně drahé</text:span></text:p>
      <text:p text:style-name="P1" loext:marker-style-name="T14"><text:span text:style-name="T14"><text:s text:c="2"/>2. ✅ Rychlejší (optimalizované pro web)</text:span></text:p>
      <text:p text:style-name="P1" loext:marker-style-name="T14"><text:span text:style-name="T14"><text:s text:c="2"/>3. ✅ Jednodušší údržba (1 databáze)</text:span></text:p>
      <text:p text:style-name="P1" loext:marker-style-name="T14"><text:span text:style-name="T14"><text:s text:c="2"/>4. ✅ Automatické zálohy</text:span></text:p>
      <text:p text:style-name="P1" loext:marker-style-name="T14"><text:span text:style-name="T14"><text:s text:c="2"/>5. ✅ Škáluje bez starostí</text:span></text:p>
      <text:p text:style-name="P1" loext:marker-style-name="T14"><text:span text:style-name="T14"><text:s text:c="2"/>6. ✅ Real-time možnosti do budoucna</text:span></text:p>
      <text:p text:style-name="P6" loext:marker-style-name="T14"/>
      <text:p text:style-name="P1" loext:marker-style-name="T14"><text:span text:style-name="T14"><text:s text:c="2"/></text:span><text:span text:style-name="T20">Nevýhody?</text:span></text:p>
      <text:p text:style-name="P1" loext:marker-style-name="T14"><text:span text:style-name="T14"><text:s text:c="2"/>- ❌ Vendor lock-in (ale PostgreSQL je standard, snadno migruješ jinam)</text:span></text:p>
      <text:p text:style-name="P1" loext:marker-style-name="T14"><text:span text:style-name="T14"><text:s text:c="2"/>- ❌ Závislost na Supabase dostupnosti (ale mají 99.9% uptime)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Jak to udělat?</text:span></text:p>
      <text:p text:style-name="P6" loext:marker-style-name="T14"/>
      <text:p text:style-name="P1" loext:marker-style-name="T14"><text:span text:style-name="T14"><text:s text:c="2"/>Pokud souhlasíš, můžu:</text:span></text:p>
      <text:p text:style-name="P6" loext:marker-style-name="T14"/>
      <text:p text:style-name="P1" loext:marker-style-name="T14"><text:span text:style-name="T14"><text:s text:c="2"/>1. </text:span><text:span text:style-name="T20">Vytvořit migrační skript</text:span><text:span text:style-name="T14"> SQLite → PostgreSQL</text:span></text:p>
      <text:p text:style-name="P1" loext:marker-style-name="T14"><text:span text:style-name="T14"><text:s text:c="2"/>2. </text:span><text:span text:style-name="T20">Upravit PaymentsPro backend</text:span><text:span text:style-name="T14"> na Supabase (místo SQLite)</text:span></text:p>
      <text:p text:style-name="P1" loext:marker-style-name="T14"><text:span text:style-name="T14"><text:s text:c="2"/>3. </text:span><text:span text:style-name="T20">Testovat</text:span><text:span text:style-name="T14"> že vše funguje stejně</text:span></text:p>
      <text:p text:style-name="P1" loext:marker-style-name="T14"><text:span text:style-name="T14"><text:s text:c="2"/>4. </text:span><text:span text:style-name="T20">Zachovat PaymentsPro logiku</text:span><text:span text:style-name="T14"> beze změn (jen změna databázového driveru)</text:span></text:p>
      <text:p text:style-name="P6" loext:marker-style-name="T14"/>
      <text:p text:style-name="P1" loext:marker-style-name="T14"><text:span text:style-name="T14"><text:s text:c="2"/></text:span><text:span text:style-name="T20">Odhad práce:</text:span><text:span text:style-name="T14"> 2-3 dny</text:span></text:p>
      <text:p text:style-name="P6" loext:marker-style-name="T14"/>
      <text:p text:style-name="P1" loext:marker-style-name="T14"><text:span text:style-name="T14"><text:s text:c="2"/>---</text:span></text:p>
      <text:p text:style-name="P3" loext:marker-style-name="T14"><text:span text:style-name="T37"><text:s text:c="2"/></text:span><text:span text:style-name="T42">Co říkáš? Jdeme na Supabase pro všechno?</text:span><text:span text:style-name="T37"> 🚀</text:span></text:p>
      <text:p text:style-name="P6" loext:marker-style-name="T14"/>
      <text:p text:style-name="P3" loext:marker-style-name="T14"><text:span text:style-name="T37">&gt; mám koupený hosting, podívám se, jakou má dtb. Co mám konkrétně hledat? </text:span></text:p>
      <text:p text:style-name="P6" loext:marker-style-name="T14"/>
      <text:p text:style-name="P1" loext:marker-style-name="T14"><text:span text:style-name="T44">⏺</text:span><text:span text:style-name="T14"> Výborně! Podívej se na tyto věci:</text:span></text:p>
      <text:p text:style-name="P6" loext:marker-style-name="T14"/>
      <text:p text:style-name="P1" loext:marker-style-name="T14"><text:span text:style-name="T14"><text:s text:c="2"/></text:span><text:span text:style-name="T20">🔍 Co zjistit o hostingu:</text:span></text:p>
      <text:p text:style-name="P6" loext:marker-style-name="T14"/>
      <text:p text:style-name="P1" loext:marker-style-name="T14"><text:span text:style-name="T14"><text:s text:c="2"/></text:span><text:span text:style-name="T20">1. Typ databáze</text:span><text:span text:style-name="T33"> (nejdůležitější!)</text:span></text:p>
      <text:p text:style-name="P6" loext:marker-style-name="T14"/>
      <text:p text:style-name="P1" loext:marker-style-name="T14"><text:span text:style-name="T14"><text:s text:c="2"/>Hledej v administraci:</text:span></text:p>
      <text:p text:style-name="P1" loext:marker-style-name="T14"><text:span text:style-name="T14"><text:s text:c="2"/>- </text:span><text:span text:style-name="T20">MySQL</text:span><text:span text:style-name="T14"> / </text:span><text:span text:style-name="T20">MariaDB</text:span><text:span text:style-name="T14"> - nejběžnější</text:span></text:p>
      <text:p text:style-name="P1" loext:marker-style-name="T14"><text:span text:style-name="T14"><text:s text:c="2"/>- </text:span><text:span text:style-name="T20">PostgreSQL</text:span><text:span text:style-name="T14"> - ideální (to co používá Supabase)</text:span></text:p>
      <text:p text:style-name="P1" loext:marker-style-name="T14"><text:span text:style-name="T14"><text:s text:c="2"/>- </text:span><text:span text:style-name="T20">SQLite</text:span><text:span text:style-name="T14"> - méně pravděpodobné na sdíleném hostingu</text:span></text:p>
      <text:p text:style-name="P1" loext:marker-style-name="T14"><text:span text:style-name="T14"><text:s text:c="2"/>- </text:span><text:span text:style-name="T20">MSSQL</text:span><text:span text:style-name="T14"> - Microsoft (méně běžné)</text:span></text:p>
      <text:p text:style-name="P6" loext:marker-style-name="T14"/>
      <text:p text:style-name="P1" loext:marker-style-name="T14"><text:span text:style-name="T14"><text:s text:c="2"/>📍 </text:span><text:span text:style-name="T20">Kde to najdeš:</text:span></text:p>
      <text:p text:style-name="P1" loext:marker-style-name="T14"><text:span text:style-name="T14"><text:s text:c="2"/>- cPanel → </text:span><text:span text:style-name="T20">MySQL Databases</text:span><text:span text:style-name="T14"> nebo </text:span><text:span text:style-name="T20">PostgreSQL Databases</text:span></text:p>
      <text:p text:style-name="P1" loext:marker-style-name="T14"><text:span text:style-name="T14"><text:s text:c="2"/>- Plesk → </text:span><text:span text:style-name="T20">Databases</text:span></text:p>
      <text:p text:style-name="P1" loext:marker-style-name="T14"><text:span text:style-name="T14"><text:s text:c="2"/>- Záložka/sekce "Databáze" nebo "Databases"</text:span></text:p>
      <text:p text:style-name="P6" loext:marker-style-name="T14"><text:soft-page-break/></text:p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2. Limity databáze</text:span></text:p>
      <text:p text:style-name="P6" loext:marker-style-name="T14"/>
      <text:p text:style-name="P1" loext:marker-style-name="T14"><text:span text:style-name="T14"><text:s text:c="2"/>Hledej:</text:span></text:p>
      <text:p text:style-name="P1" loext:marker-style-name="T14"><text:span text:style-name="T14"><text:s text:c="2"/>- </text:span><text:span text:style-name="T20">Počet databází</text:span><text:span text:style-name="T14"> - můžeš vytvořit více? (ideálně ano)</text:span></text:p>
      <text:p text:style-name="P1" loext:marker-style-name="T14"><text:span text:style-name="T14"><text:s text:c="2"/>- </text:span><text:span text:style-name="T20">Velikost databáze</text:span><text:span text:style-name="T14"> - GB limit?</text:span></text:p>
      <text:p text:style-name="P1" loext:marker-style-name="T14"><text:span text:style-name="T14"><text:s text:c="4"/>- Levné hostingy: 1-5 GB</text:span></text:p>
      <text:p text:style-name="P1" loext:marker-style-name="T14"><text:span text:style-name="T14"><text:s text:c="4"/>- Střední: 10-50 GB</text:span></text:p>
      <text:p text:style-name="P1" loext:marker-style-name="T14"><text:span text:style-name="T14"><text:s text:c="4"/>- Neomezené: ∞ (ale pozor na "fair use")</text:span></text:p>
      <text:p text:style-name="P6" loext:marker-style-name="T14"/>
      <text:p text:style-name="P1" loext:marker-style-name="T14"><text:span text:style-name="T14"><text:s text:c="2"/>📍 </text:span><text:span text:style-name="T20">Kde to najdeš:</text:span></text:p>
      <text:p text:style-name="P1" loext:marker-style-name="T14"><text:span text:style-name="T14"><text:s text:c="2"/>- V ceníku/tarifu tvého balíčku</text:span></text:p>
      <text:p text:style-name="P1" loext:marker-style-name="T14"><text:span text:style-name="T14"><text:s text:c="2"/>- V administraci pod "Databáze" → nějaký progress bar</text:span></text:p>
      <text:p text:style-name="P1" loext:marker-style-name="T14"><text:span text:style-name="T14"><text:s text:c="2"/>- Někdy v "Statistiky" / "Statistics"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3. Technické info</text:span></text:p>
      <text:p text:style-name="P6" loext:marker-style-name="T14"/>
      <text:p text:style-name="P1" loext:marker-style-name="T14"><text:span text:style-name="T14"><text:s text:c="2"/>Hledej:</text:span></text:p>
      <text:p text:style-name="P1" loext:marker-style-name="T14"><text:span text:style-name="T14"><text:s text:c="2"/>- </text:span><text:span text:style-name="T20">Verze databáze</text:span><text:span text:style-name="T14"> (např. MySQL 8.0, PostgreSQL 14)</text:span></text:p>
      <text:p text:style-name="P1" loext:marker-style-name="T14"><text:span text:style-name="T14"><text:s text:c="2"/>- </text:span><text:span text:style-name="T20">Max. velikost souboru</text:span><text:span text:style-name="T14"> (upload limit)</text:span></text:p>
      <text:p text:style-name="P1" loext:marker-style-name="T14"><text:span text:style-name="T14"><text:s text:c="2"/>- </text:span><text:span text:style-name="T20">PHP verze</text:span><text:span text:style-name="T14"> (pokud běží backend na PHP)</text:span></text:p>
      <text:p text:style-name="P1" loext:marker-style-name="T14"><text:span text:style-name="T14"><text:s text:c="2"/>- </text:span><text:span text:style-name="T20">Node.js podpora</text:span><text:span text:style-name="T14"> (pokud backend běží na Node.js)</text:span></text:p>
      <text:p text:style-name="P6" loext:marker-style-name="T14"/>
      <text:p text:style-name="P1" loext:marker-style-name="T14"><text:span text:style-name="T14"><text:s text:c="2"/>📍 </text:span><text:span text:style-name="T20">Kde to najdeš:</text:span></text:p>
      <text:p text:style-name="P1" loext:marker-style-name="T14"><text:span text:style-name="T14"><text:s text:c="2"/>- cPanel → </text:span><text:span text:style-name="T20">phpMyAdmin</text:span><text:span text:style-name="T14"> (vlevo dole verze MySQL)</text:span></text:p>
      <text:p text:style-name="P1" loext:marker-style-name="T14"><text:span text:style-name="T14"><text:s text:c="2"/>- Plesk → </text:span><text:span text:style-name="T20">Databases</text:span><text:span text:style-name="T14"> → klikni na databázi</text:span></text:p>
      <text:p text:style-name="P1" loext:marker-style-name="T14"><text:span text:style-name="T14"><text:s text:c="2"/>- Někdy v "Software" / "Server Info"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4. Přístup k databázi</text:span></text:p>
      <text:p text:style-name="P6" loext:marker-style-name="T14"/>
      <text:p text:style-name="P1" loext:marker-style-name="T14"><text:span text:style-name="T14"><text:s text:c="2"/>Zjisti:</text:span></text:p>
      <text:p text:style-name="P1" loext:marker-style-name="T14"><text:span text:style-name="T14"><text:s text:c="2"/>- </text:span><text:span text:style-name="T20">Hostname</text:span><text:span text:style-name="T14"> - obvykle </text:span><text:span text:style-name="T3">localhost</text:span><text:span text:style-name="T14"> nebo </text:span><text:span text:style-name="T3">mysql.tvojadomena.cz</text:span></text:p>
      <text:p text:style-name="P1" loext:marker-style-name="T14"><text:span text:style-name="T14"><text:s text:c="2"/>- </text:span><text:span text:style-name="T20">Port</text:span><text:span text:style-name="T14"> - obvykle </text:span><text:span text:style-name="T3">3306</text:span><text:span text:style-name="T14"> (MySQL) nebo </text:span><text:span text:style-name="T3">5432</text:span><text:span text:style-name="T14"> (PostgreSQL)</text:span></text:p>
      <text:p text:style-name="P1" loext:marker-style-name="T14"><text:span text:style-name="T14"><text:s text:c="2"/>- </text:span><text:span text:style-name="T20">Remote access</text:span><text:span text:style-name="T14"> - můžeš se připojit z venku? (pro migraci/backup)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📝 Checklist - co mi napiš:</text:span></text:p>
      <text:p text:style-name="P6" loext:marker-style-name="T14"/>
      <text:p text:style-name="P1" loext:marker-style-name="T14"><text:span text:style-name="T14"><text:s text:c="2"/>✅ Typ databáze: MySQL / PostgreSQL / jiné?</text:span></text:p>
      <text:p text:style-name="P1" loext:marker-style-name="T14"><text:span text:style-name="T14"><text:s text:c="2"/>✅ Verze: např. MySQL 8.0</text:span></text:p>
      <text:p text:style-name="P1" loext:marker-style-name="T14"><text:span text:style-name="T14"><text:s text:c="2"/>✅ Velikostní limit: X GB (nebo neomezeno)</text:span></text:p>
      <text:p text:style-name="P1" loext:marker-style-name="T14"><text:span text:style-name="T14"><text:s text:c="2"/>✅ Počet databází: kolik jich můžeš vytvořit?</text:span></text:p>
      <text:p text:style-name="P1" loext:marker-style-name="T14"><text:span text:style-name="T14"><text:s text:c="2"/>✅ Node.js podpora: ano/ne (pokud víš)</text:span></text:p>
      <text:p text:style-name="P1" loext:marker-style-name="T14"><text:span text:style-name="T14"><text:s text:c="2"/>✅ Jméno hostingu: (Wedos, Forpsi, WebSupport, jiné?)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Proč to potřebuji vědět?</text:span></text:p>
      <text:p text:style-name="P6" loext:marker-style-name="T14"/>
      <text:p text:style-name="P1" loext:marker-style-name="T14"><text:span text:style-name="T14"><text:s text:c="2"/></text:span><text:span text:style-name="T20">Pokud máš MySQL:</text:span></text:p>
      <text:p text:style-name="P6" loext:marker-style-name="T14"/>
      <text:p text:style-name="P1" loext:marker-style-name="T14"><text:span text:style-name="T14"><text:s text:c="2"/>→ Můžeme použít </text:span><text:span text:style-name="T20">MySQL na tvém hostingu</text:span><text:span text:style-name="T14"> pro shared data (auth, subscriptions)</text:span></text:p>
      <text:p text:style-name="P1" loext:marker-style-name="T14"><text:span text:style-name="T14"><text:s text:c="2"/>→ A </text:span><text:span text:style-name="T20">Supabase (PostgreSQL)</text:span><text:span text:style-name="T14"> pro LifePro</text:span></text:p>
      <text:p text:style-name="P1" loext:marker-style-name="T14"><text:soft-page-break/><text:span text:style-name="T14"><text:s text:c="2"/>→ Nebo všechno do MySQL (ale méně features než PostgreSQL)</text:span></text:p>
      <text:p text:style-name="P6" loext:marker-style-name="T14"/>
      <text:p text:style-name="P1" loext:marker-style-name="T14"><text:span text:style-name="T14"><text:s text:c="2"/></text:span><text:span text:style-name="T20">Pokud máš PostgreSQL:</text:span></text:p>
      <text:p text:style-name="P6" loext:marker-style-name="T14"/>
      <text:p text:style-name="P1" loext:marker-style-name="T14"><text:span text:style-name="T14"><text:s text:c="2"/>→ </text:span><text:span text:style-name="T20">SUPER!</text:span><text:span text:style-name="T14"> Můžeme všechno na tvém hostingu</text:span></text:p>
      <text:p text:style-name="P1" loext:marker-style-name="T14"><text:span text:style-name="T14"><text:s text:c="2"/>→ Nebo kombinace: tvůj PostgreSQL + Supabase jako záloha/real-time</text:span></text:p>
      <text:p text:style-name="P6" loext:marker-style-name="T14"/>
      <text:p text:style-name="P1" loext:marker-style-name="T14"><text:span text:style-name="T14"><text:s text:c="2"/></text:span><text:span text:style-name="T20">Pokud máš jen SQLite možnost:</text:span></text:p>
      <text:p text:style-name="P6" loext:marker-style-name="T14"/>
      <text:p text:style-name="P1" loext:marker-style-name="T14"><text:span text:style-name="T14"><text:s text:c="2"/>→ Lepší jít na Supabase pro všechno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💡 Tipnutí podle běžných českých hostingů:</text:span></text:p>
      <text:p text:style-name="P6" loext:marker-style-name="T14"/>
      <text:p text:style-name="P1" loext:marker-style-name="T14"><text:span text:style-name="T14"><text:s text:c="2"/>| Hosting <text:s text:c="3"/>| Obvykle nabízí <text:s text:c="3"/>| Limit <text:s text:c="2"/>|</text:span></text:p>
      <text:p text:style-name="P1" loext:marker-style-name="T14"><text:span text:style-name="T14"><text:s text:c="2"/>|------------|-------------------|---------|</text:span></text:p>
      <text:p text:style-name="P1" loext:marker-style-name="T14"><text:span text:style-name="T14"><text:s text:c="2"/>| </text:span><text:span text:style-name="T20">Wedos</text:span><text:span text:style-name="T14"> <text:s text:c="5"/>| MySQL, PostgreSQL | 1-10 GB |</text:span></text:p>
      <text:p text:style-name="P1" loext:marker-style-name="T14"><text:span text:style-name="T14"><text:s text:c="2"/>| </text:span><text:span text:style-name="T20">Forpsi</text:span><text:span text:style-name="T14"> <text:s text:c="4"/>| MySQL <text:s text:c="12"/>| 2-20 GB |</text:span></text:p>
      <text:p text:style-name="P1" loext:marker-style-name="T14"><text:span text:style-name="T14"><text:s text:c="2"/>| </text:span><text:span text:style-name="T20">WebSupport</text:span><text:span text:style-name="T14"> | MySQL, PostgreSQL | 5-50 GB |</text:span></text:p>
      <text:p text:style-name="P1" loext:marker-style-name="T14"><text:span text:style-name="T14"><text:s text:c="2"/>| </text:span><text:span text:style-name="T20">Active24</text:span><text:span text:style-name="T14"> <text:s text:c="2"/>| MySQL <text:s text:c="12"/>| 1-10 GB |</text:span></text:p>
      <text:p text:style-name="P1" loext:marker-style-name="T14"><text:span text:style-name="T14"><text:s text:c="2"/>| </text:span><text:span text:style-name="T20">Endora</text:span><text:span text:style-name="T14"> <text:s text:c="4"/>| MySQL, PostgreSQL | 2-20 GB |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Napiš mi co zjistíš a já ti řeknu nejlepší strategii!</text:span><text:span text:style-name="T14"> 🚀</text:span></text:p>
      <text:p text:style-name="P6" loext:marker-style-name="T14"/>
      <text:p text:style-name="P1" loext:marker-style-name="T14"><text:span text:style-name="T14"><text:s text:c="2"/>Zatím bych tipoval: </text:span><text:span text:style-name="T20">MySQL na tvém hostingu + Supabase pro LifePro</text:span><text:span text:style-name="T14"> (hybridní), ale uvidíme podle toho, co máš k dispozici.</text:span></text:p>
      <text:p text:style-name="P6" loext:marker-style-name="T14"/>
      <text:p text:style-name="P3" loext:marker-style-name="T14"><text:span text:style-name="T37">&gt; hm, tak můj multihosting neumí PostgreSQL. Ale můj bývalý ano - webglobe. </text:span></text:p>
      <text:p text:style-name="P6" loext:marker-style-name="T14"/>
      <text:p text:style-name="P1" loext:marker-style-name="T14"><text:span text:style-name="T44">⏺</text:span><text:span text:style-name="T14"> Perfektní info! Teď to vidím jasně:</text:span></text:p>
      <text:p text:style-name="P6" loext:marker-style-name="T14"/>
      <text:p text:style-name="P1" loext:marker-style-name="T14"><text:span text:style-name="T14"><text:s text:c="2"/></text:span><text:span text:style-name="T20">🎯 Tvoje situace:</text:span></text:p>
      <text:p text:style-name="P6" loext:marker-style-name="T14"/>
      <text:p text:style-name="P1" loext:marker-style-name="T14"><text:span text:style-name="T14"><text:s text:c="2"/></text:span><text:span text:style-name="T20">Současný hosting (multihosting):</text:span></text:p>
      <text:p text:style-name="P6" loext:marker-style-name="T14"/>
      <text:p text:style-name="P1" loext:marker-style-name="T14"><text:span text:style-name="T14"><text:s text:c="2"/>- ✅ MySQL databáze</text:span></text:p>
      <text:p text:style-name="P1" loext:marker-style-name="T14"><text:span text:style-name="T14"><text:s text:c="2"/>- ✅ Max. velikost: </text:span><text:span text:style-name="T20">1 GB</text:span><text:span text:style-name="T14"> (dostatečné!)</text:span></text:p>
      <text:p text:style-name="P1" loext:marker-style-name="T14"><text:span text:style-name="T14"><text:s text:c="2"/>- ✅ Počet databází: </text:span><text:span text:style-name="T20">neomezeně</text:span></text:p>
      <text:p text:style-name="P1" loext:marker-style-name="T14"><text:span text:style-name="T14"><text:s text:c="2"/>- ❌ Bez PostgreSQL</text:span></text:p>
      <text:p text:style-name="P6" loext:marker-style-name="T14"/>
      <text:p text:style-name="P1" loext:marker-style-name="T14"><text:span text:style-name="T14"><text:s text:c="2"/></text:span><text:span text:style-name="T20">Bývalý hosting (Webglobe):</text:span></text:p>
      <text:p text:style-name="P6" loext:marker-style-name="T14"/>
      <text:p text:style-name="P1" loext:marker-style-name="T14"><text:span text:style-name="T14"><text:s text:c="2"/>- ✅ PostgreSQL podporuje</text:span></text:p>
      <text:p text:style-name="P1" loext:marker-style-name="T14"><text:span text:style-name="T14"><text:s text:c="2"/>- ❓ Stále ho máš aktivní?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💡 Moje doporučení: 3 možnosti</text:span></text:p>
      <text:p text:style-name="P6" loext:marker-style-name="T14"/>
      <text:p text:style-name="P1" loext:marker-style-name="T14"><text:span text:style-name="T14"><text:s text:c="2"/></text:span><text:span text:style-name="T20">OPTION 1: MySQL (tvůj hosting) + Supabase (LifePro)</text:span><text:span text:style-name="T33"> ⭐ DOPORUČUJI</text:span></text:p>
      <text:p text:style-name="P6" loext:marker-style-name="T14"/>
      <text:p text:style-name="P1" loext:marker-style-name="T14"><text:span text:style-name="T14"><text:s text:c="2"/>┌─────────────────────────────────────┐</text:span></text:p>
      <text:p text:style-name="P1" loext:marker-style-name="T14"><text:span text:style-name="T14"><text:s text:c="2"/>│ Tvůj multihosting (MySQL, 1GB) <text:s text:c="5"/>│</text:span></text:p>
      <text:p text:style-name="P1" loext:marker-style-name="T14"><text:span text:style-name="T14"><text:s text:c="2"/>├─────────────────────────────────────┤</text:span></text:p>
      <text:p text:style-name="P1" loext:marker-style-name="T14"><text:span text:style-name="T14"><text:s text:c="2"/>│ ✅ users (auth) <text:s text:c="20"/>│</text:span></text:p>
      <text:p text:style-name="P1" loext:marker-style-name="T8"><text:soft-page-break/><text:span text:style-name="T14"><text:s text:c="2"/>│ ✅ user</text:span><text:span text:style-name="T24">_subscriptions <text:s text:c="14"/>│</text:span></text:p>
      <text:p text:style-name="P1" loext:marker-style-name="T8"><text:span text:style-name="T8"><text:s text:c="2"/></text:span><text:span text:style-name="T24">│ ✅ payments (PaymentsPro) <text:s text:c="10"/>│</text:span></text:p>
      <text:p text:style-name="P1" loext:marker-style-name="T8"><text:span text:style-name="T8"><text:s text:c="2"/></text:span><text:span text:style-name="T24">│ ✅ payment_</text:span><text:span text:style-name="T8">categories <text:s text:c="14"/>│</text:span></text:p>
      <text:p text:style-name="P1" loext:marker-style-name="T8"><text:span text:style-name="T8"><text:s text:c="2"/>└─────────────────────────────────────┘</text:span></text:p>
      <text:p text:style-name="P10" loext:marker-style-name="T8"/>
      <text:p text:style-name="P1" loext:marker-style-name="T8"><text:span text:style-name="T8"><text:s text:c="2"/>┌─────────────────────────────────────┐</text:span></text:p>
      <text:p text:style-name="P1" loext:marker-style-name="T8"><text:span text:style-name="T8"><text:s text:c="2"/>│ Supabase (PostgreSQL, free/paid) <text:s text:c="3"/>│</text:span></text:p>
      <text:p text:style-name="P1" loext:marker-style-name="T8"><text:span text:style-name="T8"><text:s text:c="2"/>├─────────────────────────────────────┤</text:span></text:p>
      <text:p text:style-name="P1" loext:marker-style-name="T8"><text:span text:style-name="T8"><text:s text:c="2"/>│ ✅ categories (LifePro) <text:s text:c="12"/>│</text:span></text:p>
      <text:p text:style-name="P1" loext:marker-style-name="T8"><text:span text:style-name="T8"><text:s text:c="2"/>│ ✅ sections, questions <text:s text:c="13"/>│</text:span></text:p>
      <text:p text:style-name="P1" loext:marker-style-name="T8"><text:span text:style-name="T8"><text:s text:c="2"/>│ ✅ user</text:span><text:span text:style-name="T24">_responses <text:s text:c="18"/>│</text:span></text:p>
      <text:p text:style-name="P1" loext:marker-style-name="T8"><text:span text:style-name="T8"><text:s text:c="2"/></text:span><text:span text:style-name="T24">│ ✅ ai_</text:span><text:span text:style-name="T8">analyses <text:s text:c="21"/>│</text:span></text:p>
      <text:p text:style-name="P1" loext:marker-style-name="T8"><text:span text:style-name="T8"><text:s text:c="2"/>└─────────────────────────────────────┘</text:span></text:p>
      <text:p text:style-name="P10" loext:marker-style-name="T8"/>
      <text:p text:style-name="P1" loext:marker-style-name="T8"><text:span text:style-name="T8"><text:s text:c="2"/></text:span><text:span text:style-name="T22">Výhody:</text:span></text:p>
      <text:p text:style-name="P1" loext:marker-style-name="T8"><text:span text:style-name="T8"><text:s text:c="2"/>- ✅ Využíváš svůj zaplacený hosting</text:span></text:p>
      <text:p text:style-name="P1" loext:marker-style-name="T8"><text:span text:style-name="T8"><text:s text:c="2"/>- ✅ Supabase free tier (500 MB) stačí pro LifePro</text:span></text:p>
      <text:p text:style-name="P1" loext:marker-style-name="T8"><text:span text:style-name="T8"><text:s text:c="2"/>- ✅ Rychlé (auth na tvém serveru = blízko)</text:span></text:p>
      <text:p text:style-name="P1" loext:marker-style-name="T8"><text:span text:style-name="T8"><text:s text:c="2"/>- ✅ 1 GB MySQL vystačí na tisíce uživatelů + platby</text:span></text:p>
      <text:p text:style-name="P10" loext:marker-style-name="T8"/>
      <text:p text:style-name="P1" loext:marker-style-name="T8"><text:span text:style-name="T8"><text:s text:c="2"/></text:span><text:span text:style-name="T22">Nevýhody:</text:span></text:p>
      <text:p text:style-name="P1" loext:marker-style-name="T8"><text:span text:style-name="T8"><text:s text:c="2"/>- ⚠️ 2 databáze = trochu složitější</text:span></text:p>
      <text:p text:style-name="P1" loext:marker-style-name="T8"><text:span text:style-name="T8"><text:s text:c="2"/>- ⚠️ Musíš spravovat MySQL backup ručně</text:span></text:p>
      <text:p text:style-name="P10" loext:marker-style-name="T8"/>
      <text:p text:style-name="P1" loext:marker-style-name="T8"><text:span text:style-name="T8"><text:s text:c="2"/></text:span><text:span text:style-name="T22">Náklady:</text:span></text:p>
      <text:p text:style-name="P1" loext:marker-style-name="T8"><text:span text:style-name="T8"><text:s text:c="2"/>- Tvůj hosting (už zaplaceno) + Supabase free = </text:span><text:span text:style-name="T22">0 Kč navíc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OPTION 2: Všechno do MySQL (tvůj hosting)</text:span></text:p>
      <text:p text:style-name="P10" loext:marker-style-name="T8"/>
      <text:p text:style-name="P1" loext:marker-style-name="T8"><text:span text:style-name="T8"><text:s text:c="2"/>┌─────────────────────────────────────┐</text:span></text:p>
      <text:p text:style-name="P1" loext:marker-style-name="T8"><text:span text:style-name="T8"><text:s text:c="2"/>│ Tvůj multihosting (MySQL, 1GB) <text:s text:c="5"/>│</text:span></text:p>
      <text:p text:style-name="P1" loext:marker-style-name="T8"><text:span text:style-name="T8"><text:s text:c="2"/>├─────────────────────────────────────┤</text:span></text:p>
      <text:p text:style-name="P1" loext:marker-style-name="T8"><text:span text:style-name="T8"><text:s text:c="2"/>│ ✅ VŠE v jedné databázi <text:s text:c="12"/>│</text:span></text:p>
      <text:p text:style-name="P1" loext:marker-style-name="T8"><text:span text:style-name="T8"><text:s text:c="2"/>│ <text:s text:c="2"/>- users, auth <text:s text:c="20"/>│</text:span></text:p>
      <text:p text:style-name="P1" loext:marker-style-name="T8"><text:span text:style-name="T8"><text:s text:c="2"/>│ <text:s text:c="2"/>- payments (PaymentsPro) <text:s text:c="9"/>│</text:span></text:p>
      <text:p text:style-name="P1" loext:marker-style-name="T8"><text:span text:style-name="T8"><text:s text:c="2"/>│ <text:s text:c="2"/>- categories, questions (LifePro) │</text:span></text:p>
      <text:p text:style-name="P1" loext:marker-style-name="T8"><text:span text:style-name="T8"><text:s text:c="2"/>│ <text:s text:c="2"/>- user</text:span><text:span text:style-name="T24">_responses <text:s text:c="17"/>│</text:span></text:p>
      <text:p text:style-name="P1" loext:marker-style-name="T8"><text:span text:style-name="T8"><text:s text:c="2"/></text:span><text:span text:style-name="T24">└─────────────────────────────────────┘</text:span></text:p>
      <text:p text:style-name="P10" loext:marker-style-name="T8"/>
      <text:p text:style-name="P1" loext:marker-style-name="T8"><text:span text:style-name="T8"><text:s text:c="2"/></text:span><text:span text:style-name="T22">Výhody:</text:span></text:p>
      <text:p text:style-name="P1" loext:marker-style-name="T8"><text:span text:style-name="T8"><text:s text:c="2"/>- ✅ Jednoduchá struktura (1 databáze)</text:span></text:p>
      <text:p text:style-name="P1" loext:marker-style-name="T8"><text:span text:style-name="T8"><text:s text:c="2"/>- ✅ Využíváš svůj hosting naplno</text:span></text:p>
      <text:p text:style-name="P1" loext:marker-style-name="T8"><text:span text:style-name="T8"><text:s text:c="2"/>- ✅ Žádné externí závislosti</text:span></text:p>
      <text:p text:style-name="P10" loext:marker-style-name="T8"/>
      <text:p text:style-name="P1" loext:marker-style-name="T8"><text:span text:style-name="T8"><text:s text:c="2"/></text:span><text:span text:style-name="T22">Nevýhody:</text:span></text:p>
      <text:p text:style-name="P1" loext:marker-style-name="T8"><text:span text:style-name="T8"><text:s text:c="2"/>- ❌ Bez Supabase features (real-time, auth helpers, storage)</text:span></text:p>
      <text:p text:style-name="P1" loext:marker-style-name="T8"><text:span text:style-name="T8"><text:s text:c="2"/>- ❌ Musíš naprogramovat komplet backend (auth, API)</text:span></text:p>
      <text:p text:style-name="P1" loext:marker-style-name="T8"><text:span text:style-name="T8"><text:s text:c="2"/>- ❌ Složitější škálování do budoucna</text:span></text:p>
      <text:p text:style-name="P1" loext:marker-style-name="T8"><text:span text:style-name="T8"><text:s text:c="2"/>- ⚠️ MySQL nemá některé PostgreSQL features (JSONB indexy, full-text search)</text:span></text:p>
      <text:p text:style-name="P10" loext:marker-style-name="T8"/>
      <text:p text:style-name="P1" loext:marker-style-name="T8"><text:span text:style-name="T8"><text:s text:c="2"/></text:span><text:span text:style-name="T22">Náklady:</text:span></text:p>
      <text:p text:style-name="P1" loext:marker-style-name="T8"><text:span text:style-name="T8"><text:s text:c="2"/>- Jen tvůj hosting (už zaplaceno) = </text:span><text:span text:style-name="T22">0 Kč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oft-page-break/><text:span text:style-name="T8"><text:s text:c="2"/></text:span><text:span text:style-name="T22">OPTION 3: Všechno do Supabase</text:span></text:p>
      <text:p text:style-name="P10" loext:marker-style-name="T8"/>
      <text:p text:style-name="P1" loext:marker-style-name="T8"><text:span text:style-name="T8"><text:s text:c="2"/>┌─────────────────────────────────────┐</text:span></text:p>
      <text:p text:style-name="P1" loext:marker-style-name="T8"><text:span text:style-name="T8"><text:s text:c="2"/>│ Supabase (PostgreSQL) <text:s text:c="15"/>│</text:span></text:p>
      <text:p text:style-name="P1" loext:marker-style-name="T8"><text:span text:style-name="T8"><text:s text:c="2"/>├─────────────────────────────────────┤</text:span></text:p>
      <text:p text:style-name="P1" loext:marker-style-name="T8"><text:span text:style-name="T8"><text:s text:c="2"/>│ ✅ VŠE v jedné databázi <text:s text:c="12"/>│</text:span></text:p>
      <text:p text:style-name="P1" loext:marker-style-name="T8"><text:span text:style-name="T8"><text:s text:c="2"/>│ ✅ Built-in auth, storage, API <text:s text:c="5"/>│</text:span></text:p>
      <text:p text:style-name="P1" loext:marker-style-name="T8"><text:span text:style-name="T8"><text:s text:c="2"/>│ ✅ Real-time <text:s text:c="23"/>│</text:span></text:p>
      <text:p text:style-name="P1" loext:marker-style-name="T8"><text:span text:style-name="T8"><text:s text:c="2"/>└─────────────────────────────────────┘</text:span></text:p>
      <text:p text:style-name="P10" loext:marker-style-name="T8"/>
      <text:p text:style-name="P1" loext:marker-style-name="T8"><text:span text:style-name="T8"><text:s text:c="2"/>Tvůj hosting = jen statické soubory (frontend)</text:span></text:p>
      <text:p text:style-name="P10" loext:marker-style-name="T8"/>
      <text:p text:style-name="P1" loext:marker-style-name="T8"><text:span text:style-name="T8"><text:s text:c="2"/></text:span><text:span text:style-name="T22">Výhody:</text:span></text:p>
      <text:p text:style-name="P1" loext:marker-style-name="T8"><text:span text:style-name="T8"><text:s text:c="2"/>- ✅ Nejmodernější řešení</text:span></text:p>
      <text:p text:style-name="P1" loext:marker-style-name="T8"><text:span text:style-name="T8"><text:s text:c="2"/>- ✅ Všechny Supabase features</text:span></text:p>
      <text:p text:style-name="P1" loext:marker-style-name="T8"><text:span text:style-name="T8"><text:s text:c="2"/>- ✅ Automatické zálohy</text:span></text:p>
      <text:p text:style-name="P1" loext:marker-style-name="T8"><text:span text:style-name="T8"><text:s text:c="2"/>- ✅ Rychlý vývoj (méně kódu)</text:span></text:p>
      <text:p text:style-name="P10" loext:marker-style-name="T8"/>
      <text:p text:style-name="P1" loext:marker-style-name="T8"><text:span text:style-name="T8"><text:s text:c="2"/></text:span><text:span text:style-name="T22">Nevýhody:</text:span></text:p>
      <text:p text:style-name="P1" loext:marker-style-name="T8"><text:span text:style-name="T8"><text:s text:c="2"/>- ❌ Nevyužíváš MySQL z hostingu</text:span></text:p>
      <text:p text:style-name="P1" loext:marker-style-name="T8"><text:span text:style-name="T8"><text:s text:c="2"/>- ⚠️ Vendor lock-in</text:span></text:p>
      <text:p text:style-name="P10" loext:marker-style-name="T8"/>
      <text:p text:style-name="P1" loext:marker-style-name="T8"><text:span text:style-name="T8"><text:s text:c="2"/></text:span><text:span text:style-name="T22">Náklady:</text:span></text:p>
      <text:p text:style-name="P1" loext:marker-style-name="T8"><text:span text:style-name="T8"><text:s text:c="2"/>- Supabase free (500 MB) = </text:span><text:span text:style-name="T22">0 Kč</text:span></text:p>
      <text:p text:style-name="P1" loext:marker-style-name="T8"><text:span text:style-name="T8"><text:s text:c="2"/>- Nebo Supabase Pro (8 GB) = </text:span><text:span text:style-name="T22">$25/měsíc (~600 Kč)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🎯 Moje finální doporučení:</text:span></text:p>
      <text:p text:style-name="P10" loext:marker-style-name="T8"/>
      <text:p text:style-name="P1" loext:marker-style-name="T8"><text:span text:style-name="T8"><text:s text:c="2"/></text:span><text:span text:style-name="T22">OPTION 1: MySQL + Supabase (hybridní)</text:span><text:span text:style-name="T34"> ⭐</text:span></text:p>
      <text:p text:style-name="P10" loext:marker-style-name="T8"/>
      <text:p text:style-name="P1" loext:marker-style-name="T8"><text:span text:style-name="T8"><text:s text:c="2"/></text:span><text:span text:style-name="T22">Proč?</text:span></text:p>
      <text:p text:style-name="P1" loext:marker-style-name="T8"><text:span text:style-name="T8"><text:s text:c="2"/>1. ✅ Využíváš svůj zaplacený hosting (není škoda)</text:span></text:p>
      <text:p text:style-name="P1" loext:marker-style-name="T8"><text:span text:style-name="T8"><text:s text:c="2"/>2. ✅ MySQL zvládne auth + platby bez problémů (malá data)</text:span></text:p>
      <text:p text:style-name="P1" loext:marker-style-name="T8"><text:span text:style-name="T8"><text:s text:c="2"/>3. ✅ Supabase pro LifePro = moderní features (real-time, JSONB)</text:span></text:p>
      <text:p text:style-name="P1" loext:marker-style-name="T8"><text:span text:style-name="T8"><text:s text:c="2"/>4. ✅ 1 GB MySQL ti vystačí na roky</text:span></text:p>
      <text:p text:style-name="P1" loext:marker-style-name="T8"><text:span text:style-name="T8"><text:s text:c="2"/>5. ✅ Supabase free tier = 0 Kč navíc</text:span></text:p>
      <text:p text:style-name="P10" loext:marker-style-name="T8"/>
      <text:p text:style-name="P1" loext:marker-style-name="T8"><text:span text:style-name="T8"><text:s text:c="2"/></text:span><text:span text:style-name="T22">Prakticky to znamená:</text:span></text:p>
      <text:p text:style-name="P1" loext:marker-style-name="T8"><text:span text:style-name="T8"><text:s text:c="2"/>- PaymentsPro backend → tvůj MySQL</text:span></text:p>
      <text:p text:style-name="P1" loext:marker-style-name="T8"><text:span text:style-name="T8"><text:s text:c="2"/>- LifePro backend → Supabase (už máme hotové schéma!)</text:span></text:p>
      <text:p text:style-name="P1" loext:marker-style-name="T8"><text:span text:style-name="T8"><text:s text:c="2"/>- Auth sdílený → MySQL na tvém hostingu</text:span></text:p>
      <text:p text:style-name="P1" loext:marker-style-name="T8"><text:span text:style-name="T8"><text:s text:c="2"/>- Frontend → tvůj hosting (nebo Vercel/Netlify)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📊 Velikostní kalkulace pro tvůj 1 GB MySQL:</text:span></text:p>
      <text:p text:style-name="P10" loext:marker-style-name="T8"/>
      <text:p text:style-name="P1" loext:marker-style-name="T8"><text:span text:style-name="T8"><text:s text:c="2"/>| Data <text:s text:c="10"/>| Velikost <text:s text:c="5"/>| Počet záznamů <text:s text:c="9"/>|</text:span></text:p>
      <text:p text:style-name="P1" loext:marker-style-name="T8"><text:span text:style-name="T8"><text:s text:c="2"/>|----------------|---------------|------------------------|</text:span></text:p>
      <text:p text:style-name="P1" loext:marker-style-name="T8"><text:span text:style-name="T8"><text:s text:c="2"/>| Users (auth) <text:s text:c="2"/>| ~1 KB/user <text:s text:c="3"/>| = 50,000 users v 50 MB |</text:span></text:p>
      <text:p text:style-name="P1" loext:marker-style-name="T8"><text:span text:style-name="T8"><text:s text:c="2"/>| Subscriptions <text:s/>| ~0.5 KB <text:s text:c="6"/>| = 100,000 v 50 MB <text:s text:c="5"/>|</text:span></text:p>
      <text:p text:style-name="P1" loext:marker-style-name="T8"><text:span text:style-name="T8"><text:s text:c="2"/>| Payments <text:s text:c="6"/>| ~2 KB/payment | = 100,000 v 200 MB <text:s text:c="4"/>|</text:span></text:p>
      <text:p text:style-name="P1" loext:marker-style-name="T8"><text:span text:style-name="T8"><text:s text:c="2"/>| Sessions, logs | ~1 KB <text:s text:c="8"/>| = 200,000 v 200 MB <text:s text:c="4"/>|</text:span></text:p>
      <text:p text:style-name="P1" loext:marker-style-name="T8"><text:span text:style-name="T8"><text:s text:c="2"/>| </text:span><text:span text:style-name="T22">CELKEM</text:span><text:span text:style-name="T8"> <text:s text:c="8"/>| </text:span><text:span text:style-name="T22">500 MB</text:span><text:span text:style-name="T8"> <text:s text:c="7"/>| = prostoru pro růst <text:s text:c="3"/>|</text:span></text:p>
      <text:p text:style-name="P10" loext:marker-style-name="T8"/>
      <text:p text:style-name="P1" loext:marker-style-name="T8"><text:span text:style-name="T8"><text:s text:c="2"/>→ </text:span><text:span text:style-name="T22">1 GB ti vystačí na desítky tisíc uživatelů!</text:span></text:p>
      <text:p text:style-name="P10" loext:marker-style-name="T8"><text:soft-page-break/></text:p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❓ Otázka k Webglobe:</text:span></text:p>
      <text:p text:style-name="P10" loext:marker-style-name="T8"/>
      <text:p text:style-name="P1" loext:marker-style-name="T8"><text:span text:style-name="T8"><text:s text:c="2"/>Máš ještě aktivní Webglobe s PostgreSQL? Pokud ano, mohli bychom:</text:span></text:p>
      <text:p text:style-name="P1" loext:marker-style-name="T8"><text:span text:style-name="T8"><text:s text:c="2"/>- </text:span><text:span text:style-name="T22">Webglobe PostgreSQL</text:span><text:span text:style-name="T8"> → všechno tam</text:span></text:p>
      <text:p text:style-name="P1" loext:marker-style-name="T8"><text:span text:style-name="T8"><text:s text:c="2"/>- </text:span><text:span text:style-name="T22">Multihosting</text:span><text:span text:style-name="T8"> → jen frontend</text:span></text:p>
      <text:p text:style-name="P10" loext:marker-style-name="T8"/>
      <text:p text:style-name="P1" loext:marker-style-name="T8"><text:span text:style-name="T8"><text:s text:c="2"/>Ale osobně bych šel na </text:span><text:span text:style-name="T22">MySQL (tvůj) + Supabase</text:span><text:span text:style-name="T8"> protože:</text:span></text:p>
      <text:p text:style-name="P1" loext:marker-style-name="T8"><text:span text:style-name="T8"><text:s text:c="2"/>- Supabase je modernější než klasický PostgreSQL hosting</text:span></text:p>
      <text:p text:style-name="P1" loext:marker-style-name="T8"><text:span text:style-name="T8"><text:s text:c="2"/>- Má víc features (auth helpers, real-time, storage)</text:span></text:p>
      <text:p text:style-name="P1" loext:marker-style-name="T8"><text:span text:style-name="T8"><text:s text:c="2"/>- Free tier je štědrý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Co říkáš? Jdeme na OPTION 1 (MySQL + Supabase)?</text:span><text:span text:style-name="T8"> 🚀</text:span></text:p>
      <text:p text:style-name="P10" loext:marker-style-name="T8"/>
      <text:p text:style-name="P1" loext:marker-style-name="T8"><text:span text:style-name="T8"><text:s text:c="2"/>Pokud ano, můžu ti připravit:</text:span></text:p>
      <text:p text:style-name="P1" loext:marker-style-name="T8"><text:span text:style-name="T8"><text:s text:c="2"/>1. MySQL schéma pro auth + PaymentsPro</text:span></text:p>
      <text:p text:style-name="P1" loext:marker-style-name="T8"><text:span text:style-name="T8"><text:s text:c="2"/>2. Migrační skript ze současného SQLite → MySQL</text:span></text:p>
      <text:p text:style-name="P1" loext:marker-style-name="T8"><text:span text:style-name="T8">3. Propojení obou databází v aplikaci</text:span></text:p>
      <text:p text:style-name="P12"><text:span text:style-name="T41"/></text:p>
      <text:p text:style-name="P9">-------</text:p>
      <text:p text:style-name="P1" loext:marker-style-name="T11"><text:span text:style-name="T46">⏺</text:span><text:span text:style-name="T11"> Perfektní! Vidím Webglobe Start tarif:</text:span></text:p>
      <text:p text:style-name="P4" loext:marker-style-name="T11"/>
      <text:p text:style-name="P1" loext:marker-style-name="T14"><text:span text:style-name="T11"><text:s text:c="2"/></text:span><text:span text:style-name="T20">📊 Webglobe Start analýza:</text:span></text:p>
      <text:p text:style-name="P6" loext:marker-style-name="T14"/>
      <text:p text:style-name="P1" loext:marker-style-name="T14"><text:span text:style-name="T14"><text:s text:c="2"/></text:span><text:span text:style-name="T20">Co nabízí:</text:span></text:p>
      <text:p text:style-name="P6" loext:marker-style-name="T14"/>
      <text:p text:style-name="P1" loext:marker-style-name="T14"><text:span text:style-name="T14"><text:s text:c="2"/>- 💰 </text:span><text:span text:style-name="T20">Cena:</text:span><text:span text:style-name="T14"> 55 Kč/měsíc (~$2.40/měsíc) - </text:span><text:span text:style-name="T20">VELMI LEVNÉ!</text:span></text:p>
      <text:p text:style-name="P1" loext:marker-style-name="T14"><text:span text:style-name="T14"><text:s text:c="2"/>- 📁 </text:span><text:span text:style-name="T20">Prostor:</text:span><text:span text:style-name="T14"> 5 GB (web + emaily + databáze)</text:span></text:p>
      <text:p text:style-name="P1" loext:marker-style-name="T14"><text:span text:style-name="T14"><text:s text:c="2"/>- 🗄️ </text:span><text:span text:style-name="T20">Databáze:</text:span><text:span text:style-name="T14"> 1 databáze</text:span></text:p>
      <text:p text:style-name="P1" loext:marker-style-name="T14"><text:span text:style-name="T14"><text:s text:c="2"/>- ⚡ </text:span><text:span text:style-name="T20">NVMe SSD</text:span><text:span text:style-name="T14"> - rychlé</text:span></text:p>
      <text:p text:style-name="P1" loext:marker-style-name="T14"><text:span text:style-name="T14"><text:s text:c="2"/>- ✅ </text:span><text:span text:style-name="T20">Automatické zálohy</text:span><text:span text:style-name="T14"> (volitelné)</text:span></text:p>
      <text:p text:style-name="P1" loext:marker-style-name="T14"><text:span text:style-name="T14"><text:s text:c="2"/>- ✅ </text:span><text:span text:style-name="T20">SSL certifikát zdarma</text:span></text:p>
      <text:p text:style-name="P6" loext:marker-style-name="T14"/>
      <text:p text:style-name="P1" loext:marker-style-name="T14"><text:span text:style-name="T14"><text:s text:c="2"/></text:span><text:span text:style-name="T20">⚠️ Problém:</text:span></text:p>
      <text:p text:style-name="P6" loext:marker-style-name="T14"/>
      <text:p text:style-name="P1" loext:marker-style-name="T14"><text:span text:style-name="T14"><text:s text:c="2"/>"5 GB pro web, e-maily a databáze"</text:span></text:p>
      <text:p text:style-name="P1" loext:marker-style-name="T14"><text:span text:style-name="T14"><text:s text:c="2"/>= </text:span><text:span text:style-name="T20">Sdílený prostor!</text:span><text:span text:style-name="T14"> Není jasné:</text:span></text:p>
      <text:p text:style-name="P1" loext:marker-style-name="T14"><text:span text:style-name="T14"><text:s text:c="2"/>- Kolik GB máš pro SAMOTNOU databázi?</text:span></text:p>
      <text:p text:style-name="P1" loext:marker-style-name="T14"><text:span text:style-name="T14"><text:s text:c="2"/>- Je to MySQL nebo PostgreSQL?</text:span></text:p>
      <text:p text:style-name="P1" loext:marker-style-name="T14"><text:span text:style-name="T14"><text:s text:c="2"/>- Má Node.js podporu? (pro backend)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💡 Potřebuji vědět:</text:span></text:p>
      <text:p text:style-name="P6" loext:marker-style-name="T14"/>
      <text:p text:style-name="P1" loext:marker-style-name="T14"><text:span text:style-name="T14"><text:s text:c="2"/></text:span><text:span text:style-name="T20">1. Jaký typ databáze má Webglobe Start?</text:span></text:p>
      <text:p text:style-name="P6" loext:marker-style-name="T14"/>
      <text:p text:style-name="P1" loext:marker-style-name="T14"><text:span text:style-name="T14"><text:s text:c="2"/>- MySQL ❓</text:span></text:p>
      <text:p text:style-name="P1" loext:marker-style-name="T14"><text:span text:style-name="T14"><text:s text:c="2"/>- PostgreSQL ❓</text:span></text:p>
      <text:p text:style-name="P1" loext:marker-style-name="T14"><text:span text:style-name="T14"><text:s text:c="2"/>- Oboje ❓</text:span></text:p>
      <text:p text:style-name="P6" loext:marker-style-name="T14"/>
      <text:p text:style-name="P1" loext:marker-style-name="T14"><text:span text:style-name="T14"><text:s text:c="2"/></text:span><text:span text:style-name="T20">2. Podporuje Node.js?</text:span></text:p>
      <text:p text:style-name="P6" loext:marker-style-name="T14"/>
      <text:p text:style-name="P1" loext:marker-style-name="T14"><text:span text:style-name="T14"><text:s text:c="2"/>- Pro Express backend potřebuješ Node.js runtime</text:span></text:p>
      <text:p text:style-name="P1" loext:marker-style-name="T14"><text:span text:style-name="T14"><text:s text:c="2"/>- Nebo jen PHP/WordPress?</text:span></text:p>
      <text:p text:style-name="P6" loext:marker-style-name="T14"><text:soft-page-break/></text:p>
      <text:p text:style-name="P1" loext:marker-style-name="T14"><text:span text:style-name="T14"><text:s text:c="2"/></text:span><text:span text:style-name="T20">3. Jaký máš reálný prostor pro databázi?</text:span></text:p>
      <text:p text:style-name="P6" loext:marker-style-name="T14"/>
      <text:p text:style-name="P1" loext:marker-style-name="T14"><text:span text:style-name="T14"><text:s text:c="2"/>- Celkem 5 GB (sdílené s emaily + soubory)</text:span></text:p>
      <text:p text:style-name="P1" loext:marker-style-name="T14"><text:span text:style-name="T14"><text:s text:c="2"/>- Odhad: možná 3-4 GB čisté pro databázi?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Moje aktuální doporučení:</text:span></text:p>
      <text:p text:style-name="P6" loext:marker-style-name="T14"/>
      <text:p text:style-name="P1" loext:marker-style-name="T14"><text:span text:style-name="T14"><text:s text:c="2"/></text:span><text:span text:style-name="T20">Scénář podle typu databáze:</text:span></text:p>
      <text:p text:style-name="P6" loext:marker-style-name="T14"/>
      <text:p text:style-name="P1" loext:marker-style-name="T14"><text:span text:style-name="T14"><text:s text:c="2"/></text:span><text:span text:style-name="T20">POKUD Webglobe Start má PostgreSQL + Node.js:</text:span></text:p>
      <text:p text:style-name="P6" loext:marker-style-name="T14"/>
      <text:p text:style-name="P1" loext:marker-style-name="T14"><text:span text:style-name="T14"><text:s text:c="2"/>✅ Webglobe (55 Kč/měsíc)</text:span></text:p>
      <text:p text:style-name="P1" loext:marker-style-name="T14"><text:span text:style-name="T14"><text:s text:c="5"/>↓</text:span></text:p>
      <text:p text:style-name="P1" loext:marker-style-name="T14"><text:span text:style-name="T14"><text:s text:c="5"/>Super levné, vlastní řešení</text:span></text:p>
      <text:p text:style-name="P6" loext:marker-style-name="T14"/>
      <text:p text:style-name="P1" loext:marker-style-name="T14"><text:span text:style-name="T14"><text:s text:c="5"/>Ale: Musíš naprogramovat auth + API</text:span></text:p>
      <text:p text:style-name="P1" loext:marker-style-name="T14"><text:span text:style-name="T14"><text:s text:c="5"/>Odhad práce: +1-2 týdny</text:span></text:p>
      <text:p text:style-name="P6" loext:marker-style-name="T14"/>
      <text:p text:style-name="P1" loext:marker-style-name="T14"><text:span text:style-name="T14"><text:s text:c="2"/></text:span><text:span text:style-name="T20">POKUD Webglobe Start má JEN MySQL (bez PostgreSQL):</text:span></text:p>
      <text:p text:style-name="P6" loext:marker-style-name="T14"/>
      <text:p text:style-name="P1" loext:marker-style-name="T14"><text:span text:style-name="T14"><text:s text:c="2"/>⚠️ Problém: Supabase schéma je PostgreSQL</text:span></text:p>
      <text:p text:style-name="P1" loext:marker-style-name="T14"><text:span text:style-name="T14"><text:s text:c="5"/>↓</text:span></text:p>
      <text:p text:style-name="P1" loext:marker-style-name="T14"><text:span text:style-name="T14"><text:s text:c="5"/>Možnosti:</text:span></text:p>
      <text:p text:style-name="P1" loext:marker-style-name="T14"><text:span text:style-name="T14"><text:s text:c="5"/>1. Použít MySQL (přepsat schéma)</text:span></text:p>
      <text:p text:style-name="P1" loext:marker-style-name="T14"><text:span text:style-name="T14"><text:s text:c="5"/>2. Použít Supabase (jednodušší)</text:span></text:p>
      <text:p text:style-name="P6" loext:marker-style-name="T14"/>
      <text:p text:style-name="P1" loext:marker-style-name="T14"><text:span text:style-name="T14"><text:s text:c="2"/></text:span><text:span text:style-name="T20">POKUD Webglobe Start NEMÁ Node.js (jen PHP):</text:span></text:p>
      <text:p text:style-name="P6" loext:marker-style-name="T14"/>
      <text:p text:style-name="P1" loext:marker-style-name="T14"><text:span text:style-name="T14"><text:s text:c="2"/>❌ Nemůžeš běžet Express.js backend tam</text:span></text:p>
      <text:p text:style-name="P1" loext:marker-style-name="T14"><text:span text:style-name="T14"><text:s text:c="5"/>↓</text:span></text:p>
      <text:p text:style-name="P1" loext:marker-style-name="T14"><text:span text:style-name="T14"><text:s text:c="5"/>Musíš použít Supabase nebo jiný hosting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📊 Cenové srovnání:</text:span></text:p>
      <text:p text:style-name="P6" loext:marker-style-name="T14"/>
      <text:p text:style-name="P1" loext:marker-style-name="T14"><text:span text:style-name="T14"><text:s text:c="2"/>| Řešení <text:s text:c="8"/>| Měsíční náklady | Features <text:s text:c="16"/>| Práce navíc <text:s text:c="11"/>|</text:span></text:p>
      <text:p text:style-name="P1" loext:marker-style-name="T14"><text:span text:style-name="T14"><text:s text:c="2"/>|----------------|-----------------|--------------------------|------------------------|</text:span></text:p>
      <text:p text:style-name="P1" loext:marker-style-name="T14"><text:span text:style-name="T14"><text:s text:c="2"/>| </text:span><text:span text:style-name="T20">Webglobe Start</text:span><text:span text:style-name="T14"> | 55 Kč (~$2) <text:s text:c="4"/>| Základní hosting <text:s text:c="8"/>| +1-2 týdny (auth, API) |</text:span></text:p>
      <text:p text:style-name="P1" loext:marker-style-name="T14"><text:span text:style-name="T14"><text:s text:c="2"/>| </text:span><text:span text:style-name="T20">Supabase Free</text:span><text:span text:style-name="T14"> <text:s/>| 0 Kč <text:s text:c="11"/>| Auth, API, Storage ready | 0 (hotové) <text:s text:c="12"/>|</text:span></text:p>
      <text:p text:style-name="P1" loext:marker-style-name="T14"><text:span text:style-name="T14"><text:s text:c="2"/>| </text:span><text:span text:style-name="T20">Supabase Pro</text:span><text:span text:style-name="T14"> <text:s text:c="2"/>| ~600 Kč ($25) <text:s text:c="2"/>| Vše + více kapacity <text:s text:c="5"/>| 0 (hotové) <text:s text:c="12"/>|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Jak zjistit info o Webglobe:</text:span></text:p>
      <text:p text:style-name="P6" loext:marker-style-name="T14"/>
      <text:p text:style-name="P1" loext:marker-style-name="T14"><text:span text:style-name="T14"><text:s text:c="2"/></text:span><text:span text:style-name="T20">Option 1: Podívat se do administrace</text:span></text:p>
      <text:p text:style-name="P6" loext:marker-style-name="T14"/>
      <text:p text:style-name="P1" loext:marker-style-name="T14"><text:span text:style-name="T14"><text:s text:c="2"/>1. Přihlaš se na Webglobe</text:span></text:p>
      <text:p text:style-name="P1" loext:marker-style-name="T14"><text:span text:style-name="T14"><text:s text:c="2"/>2. Najdi sekci "Databáze" nebo "Databases"</text:span></text:p>
      <text:p text:style-name="P1" loext:marker-style-name="T14"><text:soft-page-break/><text:span text:style-name="T14"><text:s text:c="2"/>3. Zjisti: </text:span><text:span text:style-name="T20">MySQL nebo PostgreSQL?</text:span></text:p>
      <text:p text:style-name="P1" loext:marker-style-name="T14"><text:span text:style-name="T14"><text:s text:c="2"/>4. Najdi sekci "Skripty" nebo "Runtime"</text:span></text:p>
      <text:p text:style-name="P1" loext:marker-style-name="T14"><text:span text:style-name="T14"><text:s text:c="2"/>5. Zjisti: </text:span><text:span text:style-name="T20">Node.js podporu?</text:span></text:p>
      <text:p text:style-name="P6" loext:marker-style-name="T14"/>
      <text:p text:style-name="P1" loext:marker-style-name="T14"><text:span text:style-name="T14"><text:s text:c="2"/></text:span><text:span text:style-name="T20">Option 2: Kontaktovat Webglobe support</text:span></text:p>
      <text:p text:style-name="P6" loext:marker-style-name="T14"/>
      <text:p text:style-name="P1" loext:marker-style-name="T14"><text:span text:style-name="T14"><text:s text:c="2"/>Zeptej se:</text:span></text:p>
      <text:p text:style-name="P1" loext:marker-style-name="T14"><text:span text:style-name="T14"><text:s text:c="2"/>- "Podporuje Webglobe Start PostgreSQL?"</text:span></text:p>
      <text:p text:style-name="P1" loext:marker-style-name="T14"><text:span text:style-name="T14"><text:s text:c="2"/>- "Podporuje Webglobe Start Node.js aplikace?"</text:span></text:p>
      <text:p text:style-name="P1" loext:marker-style-name="T14"><text:span text:style-name="T14"><text:s text:c="2"/>- "Kolik místa mám pro databázi samostatně?"</text:span></text:p>
      <text:p text:style-name="P6" loext:marker-style-name="T14"/>
      <text:p text:style-name="P1" loext:marker-style-name="T14"><text:span text:style-name="T14"><text:s text:c="2"/></text:span><text:span text:style-name="T20">Option 3: Podívat se na dokumentaci</text:span></text:p>
      <text:p text:style-name="P6" loext:marker-style-name="T14"/>
      <text:p text:style-name="P1" loext:marker-style-name="T14"><text:span text:style-name="T14"><text:s text:c="2"/></text:span><text:span text:style-name="T3">https://www.webglobe.cz/webhosting</text:span><text:span text:style-name="T14"> → specifikace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💡 Moje finální doporučení (než zjistíš info):</text:span></text:p>
      <text:p text:style-name="P6" loext:marker-style-name="T14"/>
      <text:p text:style-name="P1" loext:marker-style-name="T14"><text:span text:style-name="T14"><text:s text:c="2"/></text:span><text:span text:style-name="T20">JDI NA SUPABASE FREE</text:span><text:span text:style-name="T33"> protože:</text:span></text:p>
      <text:p text:style-name="P6" loext:marker-style-name="T14"/>
      <text:p text:style-name="P1" loext:marker-style-name="T14"><text:span text:style-name="T14"><text:s text:c="2"/>1. ✅ </text:span><text:span text:style-name="T20">Jistota</text:span><text:span text:style-name="T14">: Víme že funguje (PostgreSQL + vše ready)</text:span></text:p>
      <text:p text:style-name="P1" loext:marker-style-name="T14"><text:span text:style-name="T14"><text:s text:c="2"/>2. ✅ </text:span><text:span text:style-name="T20">0 Kč</text:span><text:span text:style-name="T14">: Free tier stačí na start (500 MB DB)</text:span></text:p>
      <text:p text:style-name="P1" loext:marker-style-name="T14"><text:span text:style-name="T14"><text:s text:c="2"/>3. ✅ </text:span><text:span text:style-name="T20">Rychlost</text:span><text:span text:style-name="T14">: Méně programování (auth ready, API ready)</text:span></text:p>
      <text:p text:style-name="P1" loext:marker-style-name="T14"><text:span text:style-name="T14"><text:s text:c="2"/>4. ✅ </text:span><text:span text:style-name="T20">Features</text:span><text:span text:style-name="T14">: Real-time, storage, auto-backup</text:span></text:p>
      <text:p text:style-name="P1" loext:marker-style-name="T14"><text:span text:style-name="T14"><text:s text:c="2"/>5. ✅ </text:span><text:span text:style-name="T20">Škálování</text:span><text:span text:style-name="T14">: Když přerosteš → upgrade na $25/měsíc</text:span></text:p>
      <text:p text:style-name="P6" loext:marker-style-name="T14"/>
      <text:p text:style-name="P1" loext:marker-style-name="T14"><text:span text:style-name="T14"><text:s text:c="2"/></text:span><text:span text:style-name="T20">A zároveň:</text:span></text:p>
      <text:p text:style-name="P6" loext:marker-style-name="T14"/>
      <text:p text:style-name="P1" loext:marker-style-name="T14"><text:span text:style-name="T14"><text:s text:c="2"/>- 💰 Webglobe (55 Kč) použij na </text:span><text:span text:style-name="T20">frontend hosting</text:span><text:span text:style-name="T14"> (React soubory)</text:span></text:p>
      <text:p text:style-name="P1" loext:marker-style-name="T14"><text:span text:style-name="T14"><text:s text:c="2"/>- 💰 Nebo multihosting na frontend</text:span></text:p>
      <text:p text:style-name="P1" loext:marker-style-name="T14"><text:span text:style-name="T14"><text:s text:c="2"/>- 💰 = Využiješ oba!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Konečné řešení:</text:span></text:p>
      <text:p text:style-name="P6" loext:marker-style-name="T14"/>
      <text:p text:style-name="P1" loext:marker-style-name="T14"><text:span text:style-name="T14"><text:s text:c="2"/>┌─────────────────────────────────────┐</text:span></text:p>
      <text:p text:style-name="P1" loext:marker-style-name="T14"><text:span text:style-name="T14"><text:s text:c="2"/>│ SUPABASE (FREE) <text:s text:c="20"/>│</text:span></text:p>
      <text:p text:style-name="P1" loext:marker-style-name="T14"><text:span text:style-name="T14"><text:s text:c="2"/>│ - Databáze (PostgreSQL) <text:s text:c="12"/>│</text:span></text:p>
      <text:p text:style-name="P1" loext:marker-style-name="T14"><text:span text:style-name="T14"><text:s text:c="2"/>│ - Auth (Google, Apple, email) <text:s text:c="6"/>│</text:span></text:p>
      <text:p text:style-name="P1" loext:marker-style-name="T14"><text:span text:style-name="T14"><text:s text:c="2"/>│ - API (auto-generated) <text:s text:c="13"/>│</text:span></text:p>
      <text:p text:style-name="P1" loext:marker-style-name="T14"><text:span text:style-name="T14"><text:s text:c="2"/>│ - Storage (PDF exporty) <text:s text:c="12"/>│</text:span></text:p>
      <text:p text:style-name="P1" loext:marker-style-name="T14"><text:span text:style-name="T14"><text:s text:c="2"/>└─────────────────────────────────────┘</text:span></text:p>
      <text:p text:style-name="P1" loext:marker-style-name="T14"><text:span text:style-name="T14"><text:s text:c="16"/>↓</text:span></text:p>
      <text:p text:style-name="P1" loext:marker-style-name="T14"><text:span text:style-name="T14"><text:s text:c="2"/>┌─────────────────────────────────────┐</text:span></text:p>
      <text:p text:style-name="P1" loext:marker-style-name="T14"><text:span text:style-name="T14"><text:s text:c="2"/>│ WEBGLOBE START (55 Kč/měsíc) <text:s text:c="7"/>│</text:span></text:p>
      <text:p text:style-name="P1" loext:marker-style-name="T14"><text:span text:style-name="T14"><text:s text:c="2"/>│ - Frontend (React build) <text:s text:c="11"/>│</text:span></text:p>
      <text:p text:style-name="P1" loext:marker-style-name="T14"><text:span text:style-name="T14"><text:s text:c="2"/>│ - Statické soubory <text:s text:c="17"/>│</text:span></text:p>
      <text:p text:style-name="P1" loext:marker-style-name="T14"><text:span text:style-name="T14"><text:s text:c="2"/>└─────────────────────────────────────┘</text:span></text:p>
      <text:p text:style-name="P6" loext:marker-style-name="T14"/>
      <text:p text:style-name="P1" loext:marker-style-name="T14"><text:span text:style-name="T14"><text:s text:c="2"/></text:span><text:span text:style-name="T20">= Nejlepší z obou světů!</text:span></text:p>
      <text:p text:style-name="P1" loext:marker-style-name="T14"><text:span text:style-name="T14"><text:s text:c="2"/>- 🆓 Supabase zdarma (backend, DB, API)</text:span></text:p>
      <text:p text:style-name="P1" loext:marker-style-name="T14"><text:span text:style-name="T14"><text:s text:c="2"/>- 💰 Webglobe levný (frontend)</text:span></text:p>
      <text:p text:style-name="P1" loext:marker-style-name="T14"><text:span text:style-name="T14"><text:s text:c="2"/>- ✅ Jednoduché (Supabase features ready)</text:span></text:p>
      <text:p text:style-name="P1" loext:marker-style-name="T14"><text:span text:style-name="T14">- ✅ Rychlé (globální CDN)</text:span></text:p>
      <text:p text:style-name="P12"><text:span text:style-name="T41"/></text:p>
      <text:p text:style-name="P15"><text:span text:style-name="T10">-----------</text:span><text:span text:style-name="T46">⏺</text:span><text:span text:style-name="T11"> Výborná otázka! Tohle je klíčové.</text:span></text:p>
      <text:p text:style-name="P4" loext:marker-style-name="T11"><text:soft-page-break/></text:p>
      <text:p text:style-name="P1" loext:marker-style-name="T14"><text:span text:style-name="T11"><text:s text:c="2"/></text:span><text:span text:style-name="T20">🔓 Migrace ze Supabase: ANO, JDE TO</text:span></text:p>
      <text:p text:style-name="P6" loext:marker-style-name="T14"/>
      <text:p text:style-name="P1" loext:marker-style-name="T14"><text:span text:style-name="T14"><text:s text:c="2"/></text:span><text:span text:style-name="T20">Krátká odpověď:</text:span></text:p>
      <text:p text:style-name="P6" loext:marker-style-name="T14"/>
      <text:p text:style-name="P1" loext:marker-style-name="T14"><text:span text:style-name="T14"><text:s text:c="2"/>✅ </text:span><text:span text:style-name="T20">ANO</text:span><text:span text:style-name="T14">, ale záleží JAK kódujeme aplikaci.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📊 Co je "vendor lock-in"?</text:span></text:p>
      <text:p text:style-name="P6" loext:marker-style-name="T14"/>
      <text:p text:style-name="P1" loext:marker-style-name="T14"><text:span text:style-name="T14"><text:s text:c="2"/></text:span><text:span text:style-name="T20">🔴 TĚŽKÁ migrace (špatný přístup):</text:span></text:p>
      <text:p text:style-name="P6" loext:marker-style-name="T14"/>
      <text:p text:style-name="P1" loext:marker-style-name="T14"><text:span text:style-name="T14"><text:s text:c="2"/></text:span><text:span text:style-name="T52">// Používáš Supabase-specific funkce VŠUDE v kódu</text:span></text:p>
      <text:p text:style-name="P1" loext:marker-style-name="T14"><text:span text:style-name="T14"><text:s text:c="2"/></text:span><text:span text:style-name="T54">import</text:span><text:span text:style-name="T14"> { supabase } </text:span><text:span text:style-name="T54">from</text:span><text:span text:style-name="T14"> </text:span><text:span text:style-name="T58">'@supabase/supabase-js'</text:span></text:p>
      <text:p text:style-name="P6" loext:marker-style-name="T14"/>
      <text:p text:style-name="P1" loext:marker-style-name="T14"><text:span text:style-name="T14"><text:s text:c="2"/></text:span><text:span text:style-name="T52">// V komponentě přímo</text:span></text:p>
      <text:p text:style-name="P1" loext:marker-style-name="T14"><text:span text:style-name="T14"><text:s text:c="2"/></text:span><text:span text:style-name="T54">function</text:span><text:span text:style-name="T65"> UserProfile() </text:span><text:span text:style-name="T14">{</text:span></text:p>
      <text:p text:style-name="P1" loext:marker-style-name="T14"><text:span text:style-name="T14"><text:s text:c="4"/></text:span><text:span text:style-name="T54">const</text:span><text:span text:style-name="T14"> { data } = </text:span><text:span text:style-name="T54">await</text:span><text:span text:style-name="T14"> supabase.from(</text:span><text:span text:style-name="T58">'users'</text:span><text:span text:style-name="T14">).select()</text:span></text:p>
      <text:p text:style-name="P1" loext:marker-style-name="T14"><text:span text:style-name="T14"><text:s text:c="4"/></text:span><text:span text:style-name="T54">const</text:span><text:span text:style-name="T14"> { user } = </text:span><text:span text:style-name="T54">await</text:span><text:span text:style-name="T14"> supabase.auth.getUser()</text:span></text:p>
      <text:p text:style-name="P1" loext:marker-style-name="T14"><text:span text:style-name="T14"><text:s text:c="4"/></text:span><text:span text:style-name="T52">// ... 100x v celé aplikaci</text:span></text:p>
      <text:p text:style-name="P1" loext:marker-style-name="T14"><text:span text:style-name="T14"><text:s text:c="2"/>}</text:span></text:p>
      <text:p text:style-name="P1" loext:marker-style-name="T14"><text:span text:style-name="T14"><text:s text:c="2"/></text:span><text:span text:style-name="T20">= Supabase kód VŠUDE → těžká migrace</text:span></text:p>
      <text:p text:style-name="P6" loext:marker-style-name="T14"/>
      <text:p text:style-name="P1" loext:marker-style-name="T14"><text:span text:style-name="T14"><text:s text:c="2"/></text:span><text:span text:style-name="T20">🟢 SNADNÁ migrace (dobrý přístup - Repository pattern):</text:span></text:p>
      <text:p text:style-name="P6" loext:marker-style-name="T14"/>
      <text:p text:style-name="P1" loext:marker-style-name="T14"><text:span text:style-name="T14"><text:s text:c="2"/></text:span><text:span text:style-name="T52">// Vytvořit abstrakční vrstvu (Repository)</text:span></text:p>
      <text:p text:style-name="P1" loext:marker-style-name="T14"><text:span text:style-name="T14"><text:s text:c="2"/></text:span><text:span text:style-name="T52">// src/repositories/UserRepository.js</text:span></text:p>
      <text:p text:style-name="P6" loext:marker-style-name="T14"/>
      <text:p text:style-name="P1" loext:marker-style-name="T14"><text:span text:style-name="T14"><text:s text:c="2"/></text:span><text:span text:style-name="T54">class UserRepository </text:span><text:span text:style-name="T14">{</text:span></text:p>
      <text:p text:style-name="P1" loext:marker-style-name="T14"><text:span text:style-name="T14"><text:s text:c="4"/></text:span><text:span text:style-name="T54">async</text:span><text:span text:style-name="T14"> </text:span><text:span text:style-name="T65">getUser(id)</text:span><text:span text:style-name="T14"> {</text:span></text:p>
      <text:p text:style-name="P1" loext:marker-style-name="T14"><text:span text:style-name="T14"><text:s text:c="6"/></text:span><text:span text:style-name="T52">// Teď: Supabase</text:span></text:p>
      <text:p text:style-name="P1" loext:marker-style-name="T14"><text:span text:style-name="T14"><text:s text:c="6"/></text:span><text:span text:style-name="T54">return</text:span><text:span text:style-name="T14"> supabase.from(</text:span><text:span text:style-name="T58">'users'</text:span><text:span text:style-name="T14">).select().eq(</text:span><text:span text:style-name="T58">'id'</text:span><text:span text:style-name="T14">, id)</text:span></text:p>
      <text:p text:style-name="P6" loext:marker-style-name="T14"/>
      <text:p text:style-name="P1" loext:marker-style-name="T14"><text:span text:style-name="T14"><text:s text:c="6"/></text:span><text:span text:style-name="T52">// Budoucnost: PostgreSQL přímo</text:span></text:p>
      <text:p text:style-name="P1" loext:marker-style-name="T14"><text:span text:style-name="T14"><text:s text:c="6"/></text:span><text:span text:style-name="T52">// return db.query('SELECT * FROM users WHERE id = $1', [id])</text:span></text:p>
      <text:p text:style-name="P6" loext:marker-style-name="T14"/>
      <text:p text:style-name="P1" loext:marker-style-name="T14"><text:span text:style-name="T14"><text:s text:c="6"/></text:span><text:span text:style-name="T52">// Nebo: MySQL</text:span></text:p>
      <text:p text:style-name="P1" loext:marker-style-name="T14"><text:span text:style-name="T14"><text:s text:c="6"/></text:span><text:span text:style-name="T52">// return mysql.query('SELECT * FROM users WHERE id = ?', [id])</text:span></text:p>
      <text:p text:style-name="P1" loext:marker-style-name="T14"><text:span text:style-name="T14"><text:s text:c="4"/>}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V komponentě</text:span></text:p>
      <text:p text:style-name="P1" loext:marker-style-name="T14"><text:span text:style-name="T14"><text:s text:c="2"/></text:span><text:span text:style-name="T54">function</text:span><text:span text:style-name="T65"> UserProfile() </text:span><text:span text:style-name="T14">{</text:span></text:p>
      <text:p text:style-name="P1" loext:marker-style-name="T14"><text:span text:style-name="T14"><text:s text:c="4"/></text:span><text:span text:style-name="T54">const</text:span><text:span text:style-name="T14"> user = </text:span><text:span text:style-name="T54">await</text:span><text:span text:style-name="T14"> userRepository.getUser(id)</text:span></text:p>
      <text:p text:style-name="P1" loext:marker-style-name="T14"><text:span text:style-name="T14"><text:s text:c="4"/></text:span><text:span text:style-name="T52">// ... komponenta neví o Supabase!</text:span></text:p>
      <text:p text:style-name="P1" loext:marker-style-name="T14"><text:span text:style-name="T14"><text:s text:c="2"/>}</text:span></text:p>
      <text:p text:style-name="P1" loext:marker-style-name="T14"><text:span text:style-name="T14"><text:s text:c="2"/></text:span><text:span text:style-name="T20">= Změníš jen Repository → vše funguje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✅ Jak navrhnout pro snadnou migraci:</text:span></text:p>
      <text:p text:style-name="P6" loext:marker-style-name="T14"/>
      <text:p text:style-name="P1" loext:marker-style-name="T14"><text:span text:style-name="T14"><text:s text:c="2"/></text:span><text:span text:style-name="T20">1. Repository Pattern (abstrakce databáze)</text:span></text:p>
      <text:p text:style-name="P6" loext:marker-style-name="T14"/>
      <text:p text:style-name="P1" loext:marker-style-name="T14"><text:span text:style-name="T14"><text:s text:c="2"/>src/</text:span></text:p>
      <text:p text:style-name="P1" loext:marker-style-name="T14"><text:span text:style-name="T14"><text:s text:c="2"/>├── repositories/ <text:s text:c="9"/># 🔧 Jediné místo s Supabase kódem</text:span></text:p>
      <text:p text:style-name="P1" loext:marker-style-name="T14"><text:span text:style-name="T14"><text:s text:c="2"/>│ <text:s text:c="2"/>├── UserRepository.js</text:span></text:p>
      <text:p text:style-name="P1" loext:marker-style-name="T14"><text:soft-page-break/><text:span text:style-name="T14"><text:s text:c="2"/>│ <text:s text:c="2"/>├── PaymentRepository.js</text:span></text:p>
      <text:p text:style-name="P1" loext:marker-style-name="T14"><text:span text:style-name="T14"><text:s text:c="2"/>│ <text:s text:c="2"/>└── QuestionRepository.js</text:span></text:p>
      <text:p text:style-name="P1" loext:marker-style-name="T14"><text:span text:style-name="T14"><text:s text:c="2"/>│</text:span></text:p>
      <text:p text:style-name="P1" loext:marker-style-name="T14"><text:span text:style-name="T14"><text:s text:c="2"/>├── components/ <text:s text:c="11"/># ✅ Používá jen repositories</text:span></text:p>
      <text:p text:style-name="P1" loext:marker-style-name="T14"><text:span text:style-name="T14"><text:s text:c="2"/>│ <text:s text:c="2"/>└── UserProfile.jsx <text:s text:c="3"/># Neví o Supabase!</text:span></text:p>
      <text:p text:style-name="P1" loext:marker-style-name="T14"><text:span text:style-name="T14"><text:s text:c="2"/>│</text:span></text:p>
      <text:p text:style-name="P1" loext:marker-style-name="T14"><text:span text:style-name="T14"><text:s text:c="2"/>└── services/ <text:s text:c="13"/># ✅ Business logika</text:span></text:p>
      <text:p text:style-name="P1" loext:marker-style-name="T14"><text:span text:style-name="T14"><text:s text:c="6"/>└── AuthService.js <text:s text:c="4"/># Neví o Supabase!</text:span></text:p>
      <text:p text:style-name="P6" loext:marker-style-name="T14"/>
      <text:p text:style-name="P1" loext:marker-style-name="T14"><text:span text:style-name="T14"><text:s text:c="2"/></text:span><text:span text:style-name="T20">2. Database Abstraction Layer</text:span></text:p>
      <text:p text:style-name="P6" loext:marker-style-name="T14"/>
      <text:p text:style-name="P1" loext:marker-style-name="T14"><text:span text:style-name="T14"><text:s text:c="2"/></text:span><text:span text:style-name="T52">// src/lib/database.js</text:span></text:p>
      <text:p text:style-name="P1" loext:marker-style-name="T14"><text:span text:style-name="T14"><text:s text:c="2"/></text:span><text:span text:style-name="T54">export</text:span><text:span text:style-name="T14"> </text:span><text:span text:style-name="T54">const</text:span><text:span text:style-name="T14"> db = {</text:span></text:p>
      <text:p text:style-name="P1" loext:marker-style-name="T14"><text:span text:style-name="T14"><text:s text:c="4"/></text:span><text:span text:style-name="T54">async</text:span><text:span text:style-name="T14"> </text:span><text:span text:style-name="T65">select(table, conditions)</text:span><text:span text:style-name="T14"> {</text:span></text:p>
      <text:p text:style-name="P1" loext:marker-style-name="T14"><text:span text:style-name="T14"><text:s text:c="6"/></text:span><text:span text:style-name="T52">// Teď: Supabase</text:span></text:p>
      <text:p text:style-name="P1" loext:marker-style-name="T14"><text:span text:style-name="T14"><text:s text:c="6"/></text:span><text:span text:style-name="T54">return</text:span><text:span text:style-name="T14"> supabase.from(table).select()</text:span></text:p>
      <text:p text:style-name="P6" loext:marker-style-name="T14"/>
      <text:p text:style-name="P1" loext:marker-style-name="T14"><text:span text:style-name="T14"><text:s text:c="6"/></text:span><text:span text:style-name="T52">// Později: cokoliv jiného</text:span></text:p>
      <text:p text:style-name="P1" loext:marker-style-name="T14"><text:span text:style-name="T14"><text:s text:c="4"/>},</text:span></text:p>
      <text:p text:style-name="P6" loext:marker-style-name="T14"/>
      <text:p text:style-name="P1" loext:marker-style-name="T14"><text:span text:style-name="T14"><text:s text:c="4"/></text:span><text:span text:style-name="T54">async</text:span><text:span text:style-name="T14"> </text:span><text:span text:style-name="T65">insert(table, data)</text:span><text:span text:style-name="T14"> {</text:span></text:p>
      <text:p text:style-name="P1" loext:marker-style-name="T14"><text:span text:style-name="T14"><text:s text:c="6"/></text:span><text:span text:style-name="T54">return</text:span><text:span text:style-name="T14"> supabase.from(table).insert(data)</text:span></text:p>
      <text:p text:style-name="P1" loext:marker-style-name="T14"><text:span text:style-name="T14"><text:s text:c="4"/>}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Použití všude:</text:span></text:p>
      <text:p text:style-name="P1" loext:marker-style-name="T14"><text:span text:style-name="T14"><text:s text:c="2"/></text:span><text:span text:style-name="T54">import</text:span><text:span text:style-name="T14"> { db } </text:span><text:span text:style-name="T54">from</text:span><text:span text:style-name="T14"> </text:span><text:span text:style-name="T58">'@/lib/database'</text:span></text:p>
      <text:p text:style-name="P1" loext:marker-style-name="T14"><text:span text:style-name="T14"><text:s text:c="2"/></text:span><text:span text:style-name="T54">const</text:span><text:span text:style-name="T14"> users = </text:span><text:span text:style-name="T54">await</text:span><text:span text:style-name="T14"> db.select(</text:span><text:span text:style-name="T58">'users'</text:span><text:span text:style-name="T14">)</text:span></text:p>
      <text:p text:style-name="P1" loext:marker-style-name="T14"><text:span text:style-name="T14"><text:s text:c="2"/></text:span><text:span text:style-name="T20">= Změna v 1 souboru → migrováno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📦 Co je SNADNÉ migrovat:</text:span></text:p>
      <text:p text:style-name="P6" loext:marker-style-name="T14"/>
      <text:p text:style-name="P1" loext:marker-style-name="T14"><text:span text:style-name="T14"><text:s text:c="2"/></text:span><text:span text:style-name="T20">✅ Databáze (PostgreSQL):</text:span></text:p>
      <text:p text:style-name="P6" loext:marker-style-name="T14"/>
      <text:p text:style-name="P1" loext:marker-style-name="T14"><text:span text:style-name="T14"><text:s text:c="2"/></text:span><text:span text:style-name="T52"># Export ze Supabase</text:span></text:p>
      <text:p text:style-name="P1" loext:marker-style-name="T14"><text:span text:style-name="T14"><text:s text:c="2"/>pg_dump supabase_db &gt; backup.sql</text:span></text:p>
      <text:p text:style-name="P6" loext:marker-style-name="T14"/>
      <text:p text:style-name="P1" loext:marker-style-name="T14"><text:span text:style-name="T14"><text:s text:c="2"/></text:span><text:span text:style-name="T52"># Import do Webglobe/jiného PostgreSQL</text:span></text:p>
      <text:p text:style-name="P1" loext:marker-style-name="T14"><text:span text:style-name="T14"><text:s text:c="2"/>psql webglobe_db &lt; backup.sql</text:span></text:p>
      <text:p text:style-name="P1" loext:marker-style-name="T14"><text:span text:style-name="T14"><text:s text:c="2"/></text:span><text:span text:style-name="T20">= PostgreSQL je PostgreSQL</text:span><text:span text:style-name="T14"> (standard)</text:span></text:p>
      <text:p text:style-name="P1" loext:marker-style-name="T14"><text:span text:style-name="T14"><text:s text:c="2"/>→ Můžeš přejít na: Webglobe, AWS RDS, DigitalOcean, vlastní server</text:span></text:p>
      <text:p text:style-name="P6" loext:marker-style-name="T14"/>
      <text:p text:style-name="P1" loext:marker-style-name="T14"><text:span text:style-name="T14"><text:s text:c="2"/></text:span><text:span text:style-name="T20">✅ Data:</text:span></text:p>
      <text:p text:style-name="P6" loext:marker-style-name="T14"/>
      <text:p text:style-name="P1" loext:marker-style-name="T14"><text:span text:style-name="T14"><text:s text:c="2"/>- Všechna data můžeš exportovat (SQL dump)</text:span></text:p>
      <text:p text:style-name="P1" loext:marker-style-name="T14"><text:span text:style-name="T14"><text:s text:c="2"/>- Žádný proprietární formát</text:span></text:p>
      <text:p text:style-name="P1" loext:marker-style-name="T14"><text:span text:style-name="T14"><text:s text:c="2"/>- Row Level Security (RLS) policies = standard PostgreSQL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⚠️ Co je TĚŽKÉ/NEMOŽNÉ migrovat:</text:span></text:p>
      <text:p text:style-name="P6" loext:marker-style-name="T14"/>
      <text:p text:style-name="P1" loext:marker-style-name="T14"><text:span text:style-name="T14"><text:s text:c="2"/></text:span><text:span text:style-name="T20">🔴 Supabase-specific features:</text:span></text:p>
      <text:p text:style-name="P6" loext:marker-style-name="T14"/>
      <text:p text:style-name="P1" loext:marker-style-name="T14"><text:span text:style-name="T14"><text:s text:c="2"/>1. </text:span><text:span text:style-name="T20">Auth (supabase.auth.*)</text:span></text:p>
      <text:p text:style-name="P1" loext:marker-style-name="T14"><text:soft-page-break/><text:span text:style-name="T14"><text:s text:c="4"/>- Musíš nahradit jiným auth systémem (Passport.js, NextAuth, vlastní)</text:span></text:p>
      <text:p text:style-name="P1" loext:marker-style-name="T14"><text:span text:style-name="T14"><text:s text:c="2"/>2. </text:span><text:span text:style-name="T20">Storage (supabase.storage.*)</text:span></text:p>
      <text:p text:style-name="P1" loext:marker-style-name="T14"><text:span text:style-name="T14"><text:s text:c="4"/>- Musíš použít jiný file storage (S3, Cloudinary, vlastní)</text:span></text:p>
      <text:p text:style-name="P1" loext:marker-style-name="T14"><text:span text:style-name="T14"><text:s text:c="2"/>3. </text:span><text:span text:style-name="T20">Real-time (supabase.channel())</text:span></text:p>
      <text:p text:style-name="P1" loext:marker-style-name="T14"><text:span text:style-name="T14"><text:s text:c="4"/>- Musíš naprogramovat WebSockets ručně</text:span></text:p>
      <text:p text:style-name="P1" loext:marker-style-name="T14"><text:span text:style-name="T14"><text:s text:c="2"/>4. </text:span><text:span text:style-name="T20">Edge Functions</text:span></text:p>
      <text:p text:style-name="P1" loext:marker-style-name="T14"><text:span text:style-name="T14"><text:s text:c="4"/>- Musíš přepsat na serverless (Vercel, AWS Lambda)</text:span></text:p>
      <text:p text:style-name="P6" loext:marker-style-name="T14"/>
      <text:p text:style-name="P1" loext:marker-style-name="T14"><text:span text:style-name="T14"><text:s text:c="2"/></text:span><text:span text:style-name="T20">Ale:</text:span></text:p>
      <text:p text:style-name="P6" loext:marker-style-name="T14"/>
      <text:p text:style-name="P1" loext:marker-style-name="T14"><text:span text:style-name="T14"><text:s text:c="2"/>Pokud používáš </text:span><text:span text:style-name="T20">Repository pattern</text:span><text:span text:style-name="T14">, změny jen v repositories → pár dní práce.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Praktický migrační plán:</text:span></text:p>
      <text:p text:style-name="P6" loext:marker-style-name="T14"/>
      <text:p text:style-name="P1" loext:marker-style-name="T14"><text:span text:style-name="T14"><text:s text:c="2"/></text:span><text:span text:style-name="T20">FÁZE 1: Supabase (start)</text:span></text:p>
      <text:p text:style-name="P6" loext:marker-style-name="T14"/>
      <text:p text:style-name="P1" loext:marker-style-name="T14"><text:span text:style-name="T14"><text:s text:c="2"/></text:span><text:span text:style-name="T52">// repositories/UserRepository.js</text:span></text:p>
      <text:p text:style-name="P1" loext:marker-style-name="T14"><text:span text:style-name="T14"><text:s text:c="2"/></text:span><text:span text:style-name="T54">async</text:span><text:span text:style-name="T14"> </text:span><text:span text:style-name="T65">getUser(id)</text:span><text:span text:style-name="T14"> {</text:span></text:p>
      <text:p text:style-name="P1" loext:marker-style-name="T14"><text:span text:style-name="T14"><text:s text:c="4"/></text:span><text:span text:style-name="T54">return</text:span><text:span text:style-name="T14"> supabase.from(</text:span><text:span text:style-name="T58">'users'</text:span><text:span text:style-name="T14">).select().eq(</text:span><text:span text:style-name="T58">'id'</text:span><text:span text:style-name="T14">, id).single()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20">FÁZE 2: Migrace na vlastní PostgreSQL (budoucnost)</text:span></text:p>
      <text:p text:style-name="P6" loext:marker-style-name="T14"/>
      <text:p text:style-name="P1" loext:marker-style-name="T14"><text:span text:style-name="T14"><text:s text:c="2"/></text:span><text:span text:style-name="T52">// repositories/UserRepository.js</text:span></text:p>
      <text:p text:style-name="P1" loext:marker-style-name="T14"><text:span text:style-name="T14"><text:s text:c="2"/></text:span><text:span text:style-name="T54">import</text:span><text:span text:style-name="T14"> pg </text:span><text:span text:style-name="T54">from</text:span><text:span text:style-name="T14"> </text:span><text:span text:style-name="T58">'pg'</text:span><text:span text:style-name="T14"> </text:span><text:span text:style-name="T52">// PostgreSQL driver</text:span></text:p>
      <text:p text:style-name="P6" loext:marker-style-name="T14"/>
      <text:p text:style-name="P1" loext:marker-style-name="T14"><text:span text:style-name="T14"><text:s text:c="2"/></text:span><text:span text:style-name="T54">async</text:span><text:span text:style-name="T14"> </text:span><text:span text:style-name="T65">getUser(id)</text:span><text:span text:style-name="T14"> {</text:span></text:p>
      <text:p text:style-name="P1" loext:marker-style-name="T14"><text:span text:style-name="T14"><text:s text:c="4"/></text:span><text:span text:style-name="T54">return</text:span><text:span text:style-name="T14"> db.query(</text:span><text:span text:style-name="T58">'SELECT * FROM users WHERE id = $1'</text:span><text:span text:style-name="T14">, [id])</text:span></text:p>
      <text:p text:style-name="P1" loext:marker-style-name="T14"><text:span text:style-name="T14"><text:s text:c="2"/>}</text:span></text:p>
      <text:p text:style-name="P1" loext:marker-style-name="T14"><text:span text:style-name="T14"><text:s text:c="2"/></text:span><text:span text:style-name="T20">= Změna v 1 souboru → celá app funguje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📊 Porovnání migračních scénářů:</text:span></text:p>
      <text:p text:style-name="P6" loext:marker-style-name="T14"/>
      <text:p text:style-name="P1" loext:marker-style-name="T14"><text:span text:style-name="T14"><text:s text:c="2"/>| Scénář <text:s text:c="24"/>| Složitost migrace | Čas <text:s text:c="6"/>|</text:span></text:p>
      <text:p text:style-name="P1" loext:marker-style-name="T14"><text:span text:style-name="T14"><text:s text:c="2"/>|--------------------------------|-------------------|-----------|</text:span></text:p>
      <text:p text:style-name="P1" loext:marker-style-name="T14"><text:span text:style-name="T14"><text:s text:c="2"/>| </text:span><text:span text:style-name="T20">Supabase → Vlastní PostgreSQL</text:span><text:span text:style-name="T14"> <text:s/>| 🟡 Střední <text:s text:c="7"/>| 1-2 týdny |</text:span></text:p>
      <text:p text:style-name="P1" loext:marker-style-name="T14"><text:span text:style-name="T14"><text:s text:c="2"/>| </text:span><text:span text:style-name="T20">Supabase → Webglobe PostgreSQL</text:span><text:span text:style-name="T14"> | 🟡 Střední <text:s text:c="7"/>| 1-2 týdny |</text:span></text:p>
      <text:p text:style-name="P1" loext:marker-style-name="T14"><text:span text:style-name="T14"><text:s text:c="2"/>| </text:span><text:span text:style-name="T20">Supabase → AWS RDS</text:span><text:span text:style-name="T14"> <text:s text:c="12"/>| 🟢 Snadné <text:s text:c="8"/>| 3-5 dní <text:s text:c="2"/>|</text:span></text:p>
      <text:p text:style-name="P1" loext:marker-style-name="T14"><text:span text:style-name="T14"><text:s text:c="2"/>| </text:span><text:span text:style-name="T20">Supabase → MySQL</text:span><text:span text:style-name="T14"> <text:s text:c="14"/>| 🔴 Složité <text:s text:c="7"/>| 2-3 týdny |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💡 Moje doporučení pro "migration-ready" architekturu:</text:span></text:p>
      <text:p text:style-name="P6" loext:marker-style-name="T14"/>
      <text:p text:style-name="P1" loext:marker-style-name="T14"><text:span text:style-name="T14"><text:s text:c="2"/></text:span><text:span text:style-name="T20">Pokud chceš být připravená na migraci:</text:span></text:p>
      <text:p text:style-name="P6" loext:marker-style-name="T14"/>
      <text:p text:style-name="P1" loext:marker-style-name="T14"><text:span text:style-name="T14"><text:s text:c="2"/>1. ✅ </text:span><text:span text:style-name="T20">Použít Repository Pattern</text:span><text:span text:style-name="T14"> (vrstvy abstrakce)</text:span></text:p>
      <text:p text:style-name="P1" loext:marker-style-name="T14"><text:span text:style-name="T14"><text:s text:c="2"/>2. ✅ </text:span><text:span text:style-name="T20">Vyhýbat se Supabase-specific features</text:span><text:span text:style-name="T14"> v kritických částech</text:span></text:p>
      <text:p text:style-name="P1" loext:marker-style-name="T14"><text:span text:style-name="T14"><text:s text:c="2"/>3. ✅ </text:span><text:span text:style-name="T20">Dokumentovat všechny Supabase dependencies</text:span></text:p>
      <text:p text:style-name="P1" loext:marker-style-name="T14"><text:span text:style-name="T14"><text:s text:c="2"/>4. ✅ </text:span><text:span text:style-name="T20">PostgreSQL zůstane PostgreSQL</text:span><text:span text:style-name="T14"> (databáze je přenosná)</text:span></text:p>
      <text:p text:style-name="P6" loext:marker-style-name="T14"/>
      <text:p text:style-name="P1" loext:marker-style-name="T14"><text:span text:style-name="T14"><text:s text:c="2"/></text:span><text:span text:style-name="T20">Co to znamená konkrétně:</text:span></text:p>
      <text:p text:style-name="P6" loext:marker-style-name="T14"/>
      <text:p text:style-name="P1" loext:marker-style-name="T14"><text:soft-page-break/><text:span text:style-name="T14"><text:s text:c="2"/></text:span><text:span text:style-name="T52">// ✅ DOBŘE - snadná migrace</text:span></text:p>
      <text:p text:style-name="P1" loext:marker-style-name="T14"><text:span text:style-name="T14"><text:s text:c="2"/></text:span><text:span text:style-name="T54">class AuthService </text:span><text:span text:style-name="T14">{</text:span></text:p>
      <text:p text:style-name="P1" loext:marker-style-name="T14"><text:span text:style-name="T14"><text:s text:c="4"/></text:span><text:span text:style-name="T54">async</text:span><text:span text:style-name="T14"> </text:span><text:span text:style-name="T65">login(email, password)</text:span><text:span text:style-name="T14"> {</text:span></text:p>
      <text:p text:style-name="P1" loext:marker-style-name="T14"><text:span text:style-name="T14"><text:s text:c="6"/></text:span><text:span text:style-name="T52">// Teď: Supabase auth</text:span></text:p>
      <text:p text:style-name="P1" loext:marker-style-name="T14"><text:span text:style-name="T14"><text:s text:c="6"/></text:span><text:span text:style-name="T54">return</text:span><text:span text:style-name="T14"> supabase.auth.signInWithPassword({ email, password })</text:span></text:p>
      <text:p text:style-name="P6" loext:marker-style-name="T14"/>
      <text:p text:style-name="P1" loext:marker-style-name="T14"><text:span text:style-name="T14"><text:s text:c="6"/></text:span><text:span text:style-name="T52">// Později: NextAuth nebo vlastní</text:span></text:p>
      <text:p text:style-name="P1" loext:marker-style-name="T14"><text:span text:style-name="T14"><text:s text:c="6"/></text:span><text:span text:style-name="T52">// return nextAuth.signIn('credentials', { email, password })</text:span></text:p>
      <text:p text:style-name="P1" loext:marker-style-name="T14"><text:span text:style-name="T14"><text:s text:c="4"/>}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52">// ❌ ŠPATNĚ - těžká migrace</text:span></text:p>
      <text:p text:style-name="P1" loext:marker-style-name="T14"><text:span text:style-name="T14"><text:s text:c="2"/></text:span><text:span text:style-name="T54">function</text:span><text:span text:style-name="T65"> LoginForm() </text:span><text:span text:style-name="T14">{</text:span></text:p>
      <text:p text:style-name="P1" loext:marker-style-name="T14"><text:span text:style-name="T14"><text:s text:c="4"/></text:span><text:span text:style-name="T52">// Supabase přímo v komponentě</text:span></text:p>
      <text:p text:style-name="P1" loext:marker-style-name="T14"><text:span text:style-name="T14"><text:s text:c="4"/></text:span><text:span text:style-name="T54">const</text:span><text:span text:style-name="T14"> { data } = </text:span><text:span text:style-name="T54">await</text:span><text:span text:style-name="T14"> supabase.auth.signInWithPassword(...)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Finální odpověď:</text:span></text:p>
      <text:p text:style-name="P6" loext:marker-style-name="T14"/>
      <text:p text:style-name="P1" loext:marker-style-name="T14"><text:span text:style-name="T14"><text:s text:c="2"/></text:span><text:span text:style-name="T20">ANO, můžeš jednoduše přejít, POKUD:</text:span></text:p>
      <text:p text:style-name="P6" loext:marker-style-name="T14"/>
      <text:p text:style-name="P1" loext:marker-style-name="T14"><text:span text:style-name="T14"><text:s text:c="2"/>1. ✅ Používáš </text:span><text:span text:style-name="T20">Repository Pattern</text:span><text:span text:style-name="T14"> (abstrakční vrstvu)</text:span></text:p>
      <text:p text:style-name="P1" loext:marker-style-name="T14"><text:span text:style-name="T14"><text:s text:c="2"/>2. ✅ PostgreSQL data = snadno exportovatelná</text:span></text:p>
      <text:p text:style-name="P1" loext:marker-style-name="T14"><text:span text:style-name="T14"><text:s text:c="2"/>3. ✅ Nepočítáš s vendor-specific features (nebo máš plán B)</text:span></text:p>
      <text:p text:style-name="P6" loext:marker-style-name="T14"/>
      <text:p text:style-name="P1" loext:marker-style-name="T14"><text:span text:style-name="T14"><text:s text:c="2"/></text:span><text:span text:style-name="T20">Odhad migrace v budoucnu:</text:span></text:p>
      <text:p text:style-name="P6" loext:marker-style-name="T14"/>
      <text:p text:style-name="P1" loext:marker-style-name="T14"><text:span text:style-name="T14"><text:s text:c="2"/>- </text:span><text:span text:style-name="T20">Databáze export/import</text:span><text:span text:style-name="T14">: 1 den</text:span></text:p>
      <text:p text:style-name="P1" loext:marker-style-name="T14"><text:span text:style-name="T14"><text:s text:c="2"/>- </text:span><text:span text:style-name="T20">Přepsat auth</text:span><text:span text:style-name="T14">: 3-5 dní</text:span></text:p>
      <text:p text:style-name="P1" loext:marker-style-name="T14"><text:span text:style-name="T14"><text:s text:c="2"/>- </text:span><text:span text:style-name="T20">Přepsat storage</text:span><text:span text:style-name="T14">: 2-3 dny</text:span></text:p>
      <text:p text:style-name="P1" loext:marker-style-name="T14"><text:span text:style-name="T14"><text:s text:c="2"/>- </text:span><text:span text:style-name="T20">Přepsat real-time</text:span><text:span text:style-name="T14">: 5-7 dní (nebo vynechat)</text:span></text:p>
      <text:p text:style-name="P1" loext:marker-style-name="T14"><text:span text:style-name="T14"><text:s text:c="2"/>- </text:span><text:span text:style-name="T20">CELKEM</text:span><text:span text:style-name="T14">: 1-2 týdny práce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Můj návrh:</text:span></text:p>
      <text:p text:style-name="P6" loext:marker-style-name="T14"/>
      <text:p text:style-name="P1" loext:marker-style-name="T14"><text:span text:style-name="T14"><text:s text:c="2"/></text:span><text:span text:style-name="T20">Začni se Supabase</text:span><text:span text:style-name="T14"> (rychlý start, free), ALE:</text:span></text:p>
      <text:p text:style-name="P6" loext:marker-style-name="T14"/>
      <text:p text:style-name="P1" loext:marker-style-name="T14"><text:span text:style-name="T14"><text:s text:c="2"/>1. ✅ Naprogramuju </text:span><text:span text:style-name="T20">Repository Pattern</text:span><text:span text:style-name="T14"> = snadná migrace</text:span></text:p>
      <text:p text:style-name="P1" loext:marker-style-name="T14"><text:span text:style-name="T14"><text:s text:c="2"/>2. ✅ PostgreSQL data = standardní, přenosné</text:span></text:p>
      <text:p text:style-name="P1" loext:marker-style-name="T14"><text:span text:style-name="T14"><text:s text:c="2"/>3. ✅ Zdokumentuju všechny Supabase features</text:span></text:p>
      <text:p text:style-name="P1" loext:marker-style-name="T14"><text:span text:style-name="T14"><text:s text:c="2"/>4. ✅ Pokud časem přerosteš → migrace za 1-2 týdny</text:span></text:p>
      <text:p text:style-name="P6" loext:marker-style-name="T14"/>
      <text:p text:style-name="P12"><text:span text:style-name="T37"><text:s text:c="2"/></text:span><text:span text:style-name="T42">= Nejrychlejší start + flexibility do budoucna</text:span></text:p>
      <text:p text:style-name="P12"><text:span text:style-name="T41"/></text:p>
      <text:p text:style-name="P9">----------</text:p>
      <text:p text:style-name="P1" loext:marker-style-name="T11"><text:span text:style-name="T46">ok, tak bych cht</text:span><text:span text:style-name="T48">ěla backend + dtb na Supabase a frontend na mém multihostingu </text:span></text:p>
      <text:p text:style-name="P4" loext:marker-style-name="T11"/>
      <text:p text:style-name="P1" loext:marker-style-name="T11"><text:span text:style-name="T48">⏺</text:span><text:span text:style-name="T11"> Perfektní! Výborná volba! 🎉</text:span></text:p>
      <text:p text:style-name="P4" loext:marker-style-name="T11"/>
      <text:p text:style-name="P1" loext:marker-style-name="T14"><text:span text:style-name="T11"><text:s text:c="2"/></text:span><text:span text:style-name="T20">✅ Schválená architektura:</text:span></text:p>
      <text:p text:style-name="P6" loext:marker-style-name="T14"/>
      <text:p text:style-name="P1" loext:marker-style-name="T14"><text:span text:style-name="T14"><text:s text:c="2"/>┌─────────────────────────────────────┐</text:span></text:p>
      <text:p text:style-name="P1" loext:marker-style-name="T14"><text:span text:style-name="T14"><text:s text:c="2"/>│ SUPABASE (Backend + Database) <text:s text:c="6"/>│</text:span></text:p>
      <text:p text:style-name="P1" loext:marker-style-name="T14"><text:soft-page-break/><text:span text:style-name="T14"><text:s text:c="2"/>├─────────────────────────────────────┤</text:span></text:p>
      <text:p text:style-name="P1" loext:marker-style-name="T14"><text:span text:style-name="T14"><text:s text:c="2"/>│ ✅ PostgreSQL databáze <text:s text:c="13"/>│</text:span></text:p>
      <text:p text:style-name="P1" loext:marker-style-name="T14"><text:span text:style-name="T14"><text:s text:c="2"/>│ ✅ Auth (email, Google, Apple) <text:s text:c="5"/>│</text:span></text:p>
      <text:p text:style-name="P1" loext:marker-style-name="T14"><text:span text:style-name="T14"><text:s text:c="2"/>│ ✅ REST API (auto-generated) <text:s text:c="7"/>│</text:span></text:p>
      <text:p text:style-name="P1" loext:marker-style-name="T14"><text:span text:style-name="T14"><text:s text:c="2"/>│ ✅ Storage (PDF exporty) <text:s text:c="11"/>│</text:span></text:p>
      <text:p text:style-name="P1" loext:marker-style-name="T14"><text:span text:style-name="T14"><text:s text:c="2"/>│ ✅ Real-time (live updaty) <text:s text:c="9"/>│</text:span></text:p>
      <text:p text:style-name="P1" loext:marker-style-name="T14"><text:span text:style-name="T14"><text:s text:c="2"/>│ ✅ Row Level Security <text:s text:c="14"/>│</text:span></text:p>
      <text:p text:style-name="P1" loext:marker-style-name="T14"><text:span text:style-name="T14"><text:s text:c="2"/>└─────────────────────────────────────┘</text:span></text:p>
      <text:p text:style-name="P1" loext:marker-style-name="T14"><text:span text:style-name="T14"><text:s text:c="16"/>↓ API calls</text:span></text:p>
      <text:p text:style-name="P1" loext:marker-style-name="T14"><text:span text:style-name="T14"><text:s text:c="2"/>┌─────────────────────────────────────┐</text:span></text:p>
      <text:p text:style-name="P1" loext:marker-style-name="T14"><text:span text:style-name="T14"><text:s text:c="2"/>│ TVŮJ MULTIHOSTING (Frontend) <text:s text:c="7"/>│</text:span></text:p>
      <text:p text:style-name="P1" loext:marker-style-name="T14"><text:span text:style-name="T14"><text:s text:c="2"/>├─────────────────────────────────────┤</text:span></text:p>
      <text:p text:style-name="P1" loext:marker-style-name="T14"><text:span text:style-name="T14"><text:s text:c="2"/>│ ✅ React build (statické soubory) <text:s text:c="2"/>│</text:span></text:p>
      <text:p text:style-name="P1" loext:marker-style-name="T14"><text:span text:style-name="T14"><text:s text:c="2"/>│ ✅ HTML, CSS, JS <text:s text:c="19"/>│</text:span></text:p>
      <text:p text:style-name="P1" loext:marker-style-name="T14"><text:span text:style-name="T14"><text:s text:c="2"/>│ ✅ Images, assets <text:s text:c="18"/>│</text:span></text:p>
      <text:p text:style-name="P1" loext:marker-style-name="T14"><text:span text:style-name="T14"><text:s text:c="2"/>└─────────────────────────────────────┘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Co to znamená prakticky:</text:span></text:p>
      <text:p text:style-name="P6" loext:marker-style-name="T14"/>
      <text:p text:style-name="P1" loext:marker-style-name="T14"><text:span text:style-name="T14"><text:s text:c="2"/></text:span><text:span text:style-name="T20">1. Supabase (Backend)</text:span></text:p>
      <text:p text:style-name="P6" loext:marker-style-name="T14"/>
      <text:p text:style-name="P1" loext:marker-style-name="T14"><text:span text:style-name="T14"><text:s text:c="2"/>- </text:span><text:span text:style-name="T20">Databáze</text:span><text:span text:style-name="T14">: PaymentsPro + LifePro + Shared tables</text:span></text:p>
      <text:p text:style-name="P1" loext:marker-style-name="T14"><text:span text:style-name="T14"><text:s text:c="2"/>- </text:span><text:span text:style-name="T20">Auth</text:span><text:span text:style-name="T14">: Přihlašování, registrace, OAuth</text:span></text:p>
      <text:p text:style-name="P1" loext:marker-style-name="T14"><text:span text:style-name="T14"><text:s text:c="2"/>- </text:span><text:span text:style-name="T20">API</text:span><text:span text:style-name="T14">: Automatické REST endpointy</text:span></text:p>
      <text:p text:style-name="P1" loext:marker-style-name="T14"><text:span text:style-name="T14"><text:s text:c="2"/>- </text:span><text:span text:style-name="T20">Storage</text:span><text:span text:style-name="T14">: Nahrávání a ukládání PDF exportů</text:span></text:p>
      <text:p text:style-name="P1" loext:marker-style-name="T14"><text:span text:style-name="T14"><text:s text:c="2"/>- </text:span><text:span text:style-name="T20">Cena</text:span><text:span text:style-name="T14">: 🆓 FREE (start)</text:span></text:p>
      <text:p text:style-name="P6" loext:marker-style-name="T14"/>
      <text:p text:style-name="P1" loext:marker-style-name="T14"><text:span text:style-name="T14"><text:s text:c="2"/></text:span><text:span text:style-name="T20">2. Tvůj multihosting (Frontend)</text:span></text:p>
      <text:p text:style-name="P6" loext:marker-style-name="T14"/>
      <text:p text:style-name="P1" loext:marker-style-name="T14"><text:span text:style-name="T14"><text:s text:c="2"/>- </text:span><text:span text:style-name="T20">Build files</text:span><text:span text:style-name="T14">: Zkompilovaný React/Vite projekt</text:span></text:p>
      <text:p text:style-name="P1" loext:marker-style-name="T14"><text:span text:style-name="T14"><text:s text:c="2"/>- </text:span><text:span text:style-name="T20">Soubory</text:span><text:span text:style-name="T14">: </text:span><text:span text:style-name="T3">index.html</text:span><text:span text:style-name="T14">, </text:span><text:span text:style-name="T3">assets/</text:span><text:span text:style-name="T14">, </text:span><text:span text:style-name="T3">*.js</text:span><text:span text:style-name="T14">, </text:span><text:span text:style-name="T3">*.css</text:span></text:p>
      <text:p text:style-name="P1" loext:marker-style-name="T14"><text:span text:style-name="T14"><text:s text:c="2"/>- </text:span><text:span text:style-name="T20">Velikost</text:span><text:span text:style-name="T14">: ~5-20 MB (statické)</text:span></text:p>
      <text:p text:style-name="P1" loext:marker-style-name="T14"><text:span text:style-name="T14"><text:s text:c="2"/>- </text:span><text:span text:style-name="T20">Cena</text:span><text:span text:style-name="T14">: Už zaplaceno</text:span></text:p>
      <text:p text:style-name="P6" loext:marker-style-name="T14"/>
      <text:p text:style-name="P1" loext:marker-style-name="T14"><text:span text:style-name="T14"><text:s text:c="2"/>---</text:span></text:p>
      <text:p text:style-name="P15"><text:span text:style-name="T15"><text:s text:c="2"/></text:span><text:span text:style-name="T18"><text:s/></text:span><text:span text:style-name="T20">📋 Implementační plán:</text:span></text:p>
      <text:p text:style-name="P6" loext:marker-style-name="T14"/>
      <text:p text:style-name="P1" loext:marker-style-name="T14"><text:span text:style-name="T44">⏺</text:span><text:span text:style-name="T14"> </text:span><text:span text:style-name="T20">FÁZE 1: Supabase Setup</text:span><text:span text:style-name="T33"> (dnes)</text:span></text:p>
      <text:p text:style-name="P6" loext:marker-style-name="T14"/>
      <text:p text:style-name="P1" loext:marker-style-name="T14"><text:span text:style-name="T14"><text:s text:c="2"/>1. ✅ Vytvořit Supabase projekt</text:span></text:p>
      <text:p text:style-name="P1" loext:marker-style-name="T14"><text:span text:style-name="T14"><text:s text:c="2"/>2. ✅ Vytvořit kompletní databázové schéma:</text:span></text:p>
      <text:p text:style-name="P1" loext:marker-style-name="T14"><text:span text:style-name="T14"><text:s text:c="4"/>- Shared tables (users, subscriptions)</text:span></text:p>
      <text:p text:style-name="P1" loext:marker-style-name="T14"><text:span text:style-name="T14"><text:s text:c="4"/>- PaymentsPro tables (payments, categories)</text:span></text:p>
      <text:p text:style-name="P1" loext:marker-style-name="T14"><text:span text:style-name="T14"><text:s text:c="4"/>- LifePro tables (už máme připravené!)</text:span></text:p>
      <text:p text:style-name="P1" loext:marker-style-name="T14"><text:span text:style-name="T14"><text:s text:c="2"/>3. ✅ Nastavit Row Level Security (RLS)</text:span></text:p>
      <text:p text:style-name="P1" loext:marker-style-name="T14"><text:span text:style-name="T14"><text:s text:c="2"/>4. ✅ Nastavit Auth (email + OAuth)</text:span></text:p>
      <text:p text:style-name="P6" loext:marker-style-name="T14"/>
      <text:p text:style-name="P1" loext:marker-style-name="T14"><text:span text:style-name="T14"><text:s text:c="2"/></text:span><text:span text:style-name="T20">FÁZE 2: Backend migrace</text:span><text:span text:style-name="T33"> (2-3 dny)</text:span></text:p>
      <text:p text:style-name="P6" loext:marker-style-name="T14"/>
      <text:p text:style-name="P1" loext:marker-style-name="T14"><text:span text:style-name="T14"><text:s text:c="2"/>1. ✅ Vytvořit Repository Pattern (abstrakce)</text:span></text:p>
      <text:p text:style-name="P1" loext:marker-style-name="T14"><text:span text:style-name="T14"><text:s text:c="2"/>2. ✅ Migrovat PaymentsPro data SQLite → Supabase</text:span></text:p>
      <text:p text:style-name="P1" loext:marker-style-name="T14"><text:span text:style-name="T14"><text:s text:c="2"/>3. ✅ Přepsat PaymentsPro backend na Supabase</text:span></text:p>
      <text:p text:style-name="P1" loext:marker-style-name="T14"><text:span text:style-name="T14"><text:s text:c="2"/>4. ✅ Testovat že PaymentsPro funguje</text:span></text:p>
      <text:p text:style-name="P6" loext:marker-style-name="T14"/>
      <text:p text:style-name="P1" loext:marker-style-name="T14"><text:span text:style-name="T14"><text:s text:c="2"/></text:span><text:span text:style-name="T20">FÁZE 3: LifePro implementace</text:span><text:span text:style-name="T33"> (1 týden)</text:span></text:p>
      <text:p text:style-name="P6" loext:marker-style-name="T14"><text:soft-page-break/></text:p>
      <text:p text:style-name="P1" loext:marker-style-name="T14"><text:span text:style-name="T14"><text:s text:c="2"/>1. ✅ Implementovat LifePro komponenty</text:span></text:p>
      <text:p text:style-name="P1" loext:marker-style-name="T14"><text:span text:style-name="T14"><text:s text:c="2"/>2. ✅ Používat sdílené komponenty z PaymentsPro</text:span></text:p>
      <text:p text:style-name="P1" loext:marker-style-name="T14"><text:span text:style-name="T14"><text:s text:c="2"/>3. ✅ Testovat questionnaire flow</text:span></text:p>
      <text:p text:style-name="P1" loext:marker-style-name="T14"><text:span text:style-name="T14"><text:s text:c="2"/>4. ✅ Přidat AI analýzu (Claude API)</text:span></text:p>
      <text:p text:style-name="P6" loext:marker-style-name="T14"/>
      <text:p text:style-name="P1" loext:marker-style-name="T14"><text:span text:style-name="T14"><text:s text:c="2"/></text:span><text:span text:style-name="T20">FÁZE 4: Deployment setup</text:span><text:span text:style-name="T33"> (1 den)</text:span></text:p>
      <text:p text:style-name="P6" loext:marker-style-name="T14"/>
      <text:p text:style-name="P1" loext:marker-style-name="T14"><text:span text:style-name="T14"><text:s text:c="2"/>1. ✅ Nastavit build pro produkci</text:span></text:p>
      <text:p text:style-name="P1" loext:marker-style-name="T14"><text:span text:style-name="T14"><text:s text:c="2"/>2. ✅ Nakonfigurovat CORS pro tvůj multihosting</text:span></text:p>
      <text:p text:style-name="P1" loext:marker-style-name="T14"><text:span text:style-name="T14"><text:s text:c="2"/>3. ✅ Vytvořit deployment skripty</text:span></text:p>
      <text:p text:style-name="P1" loext:marker-style-name="T14"><text:span text:style-name="T14"><text:s text:c="2"/>4. ✅ Dokumentace pro nahrání na FTP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Můžeme začít hned!</text:span></text:p>
      <text:p text:style-name="P6" loext:marker-style-name="T14"/>
      <text:p text:style-name="P1" loext:marker-style-name="T14"><text:span text:style-name="T14"><text:s text:c="2"/></text:span><text:span text:style-name="T20">KROK 1: Vytvoř Supabase projekt</text:span><text:span text:style-name="T33"> (5 min)</text:span></text:p>
      <text:p text:style-name="P6" loext:marker-style-name="T14"/>
      <text:p text:style-name="P1" loext:marker-style-name="T14"><text:span text:style-name="T14"><text:s text:c="2"/>Udělej tohle prosím:</text:span></text:p>
      <text:p text:style-name="P6" loext:marker-style-name="T14"/>
      <text:p text:style-name="P1" loext:marker-style-name="T14"><text:span text:style-name="T14"><text:s text:c="2"/>1. </text:span><text:span text:style-name="T20">Jdi na:</text:span><text:span text:style-name="T14"> </text:span><text:span text:style-name="T3">https://supabase.com</text:span></text:p>
      <text:p text:style-name="P1" loext:marker-style-name="T14"><text:span text:style-name="T14"><text:s text:c="2"/>2. </text:span><text:span text:style-name="T20">Klikni:</text:span><text:span text:style-name="T14"> "Start your project"</text:span></text:p>
      <text:p text:style-name="P1" loext:marker-style-name="T14"><text:span text:style-name="T14"><text:s text:c="2"/>3. </text:span><text:span text:style-name="T20">Přihlaš se</text:span><text:span text:style-name="T14"> (GitHub nebo email)</text:span></text:p>
      <text:p text:style-name="P1" loext:marker-style-name="T14"><text:span text:style-name="T14"><text:s text:c="2"/>4. </text:span><text:span text:style-name="T20">Vytvoř projekt:</text:span></text:p>
      <text:p text:style-name="P1" loext:marker-style-name="T14"><text:span text:style-name="T14"><text:s text:c="4"/>- Name: </text:span><text:span text:style-name="T3">digipro-ecosystem</text:span><text:span text:style-name="T14"> (nebo jiné)</text:span></text:p>
      <text:p text:style-name="P1" loext:marker-style-name="T14"><text:span text:style-name="T14"><text:s text:c="4"/>- Password: (vygeneruj silné, ulož si!)</text:span></text:p>
      <text:p text:style-name="P1" loext:marker-style-name="T14"><text:span text:style-name="T14"><text:s text:c="4"/>- Region: </text:span><text:span text:style-name="T20">Central EU (Frankfurt)</text:span><text:span text:style-name="T14"> - nejblíž Česku</text:span></text:p>
      <text:p text:style-name="P1" loext:marker-style-name="T14"><text:span text:style-name="T14"><text:s text:c="2"/>5. </text:span><text:span text:style-name="T20">Klikni:</text:span><text:span text:style-name="T14"> "Create new project"</text:span></text:p>
      <text:p text:style-name="P1" loext:marker-style-name="T14"><text:span text:style-name="T14"><text:s text:c="2"/>6. </text:span><text:span text:style-name="T20">Počkej 2 min</text:span><text:span text:style-name="T14"> na inicializaci</text:span></text:p>
      <text:p text:style-name="P6" loext:marker-style-name="T14"/>
      <text:p text:style-name="P1" loext:marker-style-name="T14"><text:span text:style-name="T14"><text:s text:c="2"/></text:span><text:span text:style-name="T20">KROK 2: Získej API klíče</text:span></text:p>
      <text:p text:style-name="P6" loext:marker-style-name="T14"/>
      <text:p text:style-name="P1" loext:marker-style-name="T14"><text:span text:style-name="T14"><text:s text:c="2"/>Po vytvoření projektu:</text:span></text:p>
      <text:p text:style-name="P1" loext:marker-style-name="T14"><text:span text:style-name="T14"><text:s text:c="2"/>1. </text:span><text:span text:style-name="T20">Klikni:</text:span><text:span text:style-name="T14"> Settings (ozubené kolečko dole vlevo)</text:span></text:p>
      <text:p text:style-name="P1" loext:marker-style-name="T14"><text:span text:style-name="T14"><text:s text:c="2"/>2. </text:span><text:span text:style-name="T20">Klikni:</text:span><text:span text:style-name="T14"> API</text:span></text:p>
      <text:p text:style-name="P1" loext:marker-style-name="T14"><text:span text:style-name="T14"><text:s text:c="2"/>3. </text:span><text:span text:style-name="T20">Zkopíruj:</text:span></text:p>
      <text:p text:style-name="P1" loext:marker-style-name="T14"><text:span text:style-name="T14"><text:s text:c="4"/>- </text:span><text:span text:style-name="T20">Project URL</text:span><text:span text:style-name="T14"> (např. </text:span><text:span text:style-name="T3">https://abc123.supabase.co</text:span><text:span text:style-name="T14">)</text:span></text:p>
      <text:p text:style-name="P1" loext:marker-style-name="T14"><text:span text:style-name="T14"><text:s text:c="4"/>- </text:span><text:span text:style-name="T20">anon public</text:span><text:span text:style-name="T14"> klíč (dlouhý řetězec začínající </text:span><text:span text:style-name="T3">eyJ...</text:span><text:span text:style-name="T14">)</text:span></text:p>
      <text:p text:style-name="P1" loext:marker-style-name="T14"><text:span text:style-name="T14"><text:s text:c="4"/>- </text:span><text:span text:style-name="T20">service_role</text:span><text:span text:style-name="T14"> klíč (druhý dlouhý řetězec)</text:span></text:p>
      <text:p text:style-name="P6" loext:marker-style-name="T14"/>
      <text:p text:style-name="P1" loext:marker-style-name="T14"><text:span text:style-name="T14"><text:s text:c="2"/></text:span><text:span text:style-name="T20">KROK 3: Pošli mi je</text:span></text:p>
      <text:p text:style-name="P6" loext:marker-style-name="T14"/>
      <text:p text:style-name="P1" loext:marker-style-name="T14"><text:span text:style-name="T14"><text:s text:c="2"/>Napiš mi:</text:span></text:p>
      <text:p text:style-name="P1" loext:marker-style-name="T14"><text:span text:style-name="T14"><text:s text:c="2"/>Project URL: https://tvuj-projekt.supabase.co</text:span></text:p>
      <text:p text:style-name="P1" loext:marker-style-name="T14"><text:span text:style-name="T14"><text:s text:c="2"/>anon key: eyJ...</text:span></text:p>
      <text:p text:style-name="P1" loext:marker-style-name="T8"><text:span text:style-name="T14"><text:s text:c="2"/>service</text:span><text:span text:style-name="T24">_role key: eyJ...</text:span></text:p>
      <text:p text:style-name="P10" loext:marker-style-name="T8"/>
      <text:p text:style-name="P1" loext:marker-style-name="T8"><text:span text:style-name="T8"><text:s text:c="2"/></text:span><text:span text:style-name="T22">A pak můžu:</text:span></text:p>
      <text:p text:style-name="P1" loext:marker-style-name="T8"><text:span text:style-name="T8"><text:s text:c="2"/>1. ✅ Vytvořit kompletní databázové schéma</text:span></text:p>
      <text:p text:style-name="P1" loext:marker-style-name="T8"><text:span text:style-name="T8"><text:s text:c="2"/>2. ✅ Nastavit RLS policies</text:span></text:p>
      <text:p text:style-name="P1" loext:marker-style-name="T8"><text:span text:style-name="T8"><text:s text:c="2"/>3. ✅ Vytvořit migrační skripty</text:span></text:p>
      <text:p text:style-name="P1" loext:marker-style-name="T8"><text:span text:style-name="T8"><text:s text:c="2"/>4. ✅ Začít s implementací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📁 Jak to bude na tvém multihostingu:</text:span></text:p>
      <text:p text:style-name="P10" loext:marker-style-name="T8"/>
      <text:p text:style-name="P1" loext:marker-style-name="T8"><text:soft-page-break/><text:span text:style-name="T8"><text:s text:c="2"/>Po buildu nahraješ na FTP:</text:span></text:p>
      <text:p text:style-name="P1" loext:marker-style-name="T8"><text:span text:style-name="T8"><text:s text:c="2"/>public</text:span><text:span text:style-name="T24">_html/</text:span></text:p>
      <text:p text:style-name="P1" loext:marker-style-name="T8"><text:span text:style-name="T8"><text:s text:c="2"/></text:span><text:span text:style-name="T24">├── index.html <text:s text:c="13"/># Hlavní HTML</text:span></text:p>
      <text:p text:style-name="P1" loext:marker-style-name="T8"><text:span text:style-name="T8"><text:s text:c="2"/></text:span><text:span text:style-name="T24">├── assets/</text:span></text:p>
      <text:p text:style-name="P1" loext:marker-style-name="T8"><text:span text:style-name="T8"><text:s text:c="2"/></text:span><text:span text:style-name="T24">│ <text:s text:c="2"/>├── index-abc123.js <text:s text:c="4"/># React bundle</text:span></text:p>
      <text:p text:style-name="P1" loext:marker-style-name="T8"><text:span text:style-name="T8"><text:s text:c="2"/></text:span><text:span text:style-name="T24">│ <text:s text:c="2"/>├── index-def456.css <text:s text:c="3"/># Styly</text:span></text:p>
      <text:p text:style-name="P1" loext:marker-style-name="T8"><text:span text:style-name="T8"><text:s text:c="2"/></text:span><text:span text:style-name="T24">│ <text:s text:c="2"/>└── logo.png <text:s text:c="11"/># Obrázky</text:span></text:p>
      <text:p text:style-name="P1" loext:marker-style-name="T8"><text:span text:style-name="T8"><text:s text:c="2"/></text:span><text:span text:style-name="T24">└── .htaccess <text:s text:c="13"/># Pro routing (SPA)</text:span></text:p>
      <text:p text:style-name="P10" loext:marker-style-name="T8"/>
      <text:p text:style-name="P1" loext:marker-style-name="T8"><text:span text:style-name="T8"><text:s text:c="2"/></text:span><text:span text:style-name="T22">Velikost:</text:span><text:span text:style-name="T8"> ~10-20 MB celkem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🎯 Timeline:</text:span></text:p>
      <text:p text:style-name="P10" loext:marker-style-name="T8"/>
      <text:p text:style-name="P1" loext:marker-style-name="T8"><text:span text:style-name="T8"><text:s text:c="2"/>| Fáze <text:s text:c="8"/>| Co <text:s text:c="21"/>| Čas <text:s text:c="7"/>|</text:span></text:p>
      <text:p text:style-name="P1" loext:marker-style-name="T8"><text:span text:style-name="T8"><text:s text:c="2"/>|--------------|-------------------------|------------|</text:span></text:p>
      <text:p text:style-name="P1" loext:marker-style-name="T8"><text:span text:style-name="T8"><text:s text:c="2"/>| </text:span><text:span text:style-name="T22">Dnes</text:span><text:span text:style-name="T8"> <text:s text:c="8"/>| Supabase setup + schéma | 2-3 hodiny |</text:span></text:p>
      <text:p text:style-name="P1" loext:marker-style-name="T8"><text:span text:style-name="T8"><text:s text:c="2"/>| </text:span><text:span text:style-name="T22">Zítra-2 dny</text:span><text:span text:style-name="T8"> <text:s/>| PaymentsPro migrace <text:s text:c="4"/>| 2 dny <text:s text:c="5"/>|</text:span></text:p>
      <text:p text:style-name="P1" loext:marker-style-name="T8"><text:span text:style-name="T8"><text:s text:c="2"/>| </text:span><text:span text:style-name="T22">Příští týden</text:span><text:span text:style-name="T8"> | LifePro implementace <text:s text:c="3"/>| 5-7 dní <text:s text:c="3"/>|</text:span></text:p>
      <text:p text:style-name="P1" loext:marker-style-name="T8"><text:span text:style-name="T8"><text:s text:c="2"/>| </text:span><text:span text:style-name="T22">+1 den</text:span><text:span text:style-name="T8"> <text:s text:c="6"/>| Deployment setup <text:s text:c="7"/>| 1 den <text:s text:c="5"/>|</text:span></text:p>
      <text:p text:style-name="P1" loext:marker-style-name="T8"><text:span text:style-name="T8"><text:s text:c="2"/>| </text:span><text:span text:style-name="T22">CELKEM</text:span><text:span text:style-name="T8"> <text:s text:c="6"/>| </text:span><text:span text:style-name="T22">Hotová aplikace</text:span><text:span text:style-name="T8"> <text:s text:c="8"/>| </text:span><text:span text:style-name="T22">~10 dní</text:span><text:span text:style-name="T8"> <text:s text:c="3"/>|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✅ Výhody tohoto řešení:</text:span></text:p>
      <text:p text:style-name="P10" loext:marker-style-name="T8"/>
      <text:p text:style-name="P1" loext:marker-style-name="T8"><text:span text:style-name="T8"><text:s text:c="2"/>1. ✅ </text:span><text:span text:style-name="T22">Levné</text:span><text:span text:style-name="T8">: Supabase FREE + tvůj hosting (už zaplaceno) = 0 Kč navíc</text:span></text:p>
      <text:p text:style-name="P1" loext:marker-style-name="T8"><text:span text:style-name="T8"><text:s text:c="2"/>2. ✅ </text:span><text:span text:style-name="T22">Rychlé</text:span><text:span text:style-name="T8">: Auth + API ready = méně práce</text:span></text:p>
      <text:p text:style-name="P1" loext:marker-style-name="T8"><text:span text:style-name="T8"><text:s text:c="2"/>3. ✅ </text:span><text:span text:style-name="T22">Moderní</text:span><text:span text:style-name="T8">: PostgreSQL, real-time, auto-scaling</text:span></text:p>
      <text:p text:style-name="P1" loext:marker-style-name="T8"><text:span text:style-name="T8"><text:s text:c="2"/>4. ✅ </text:span><text:span text:style-name="T22">Migration-ready</text:span><text:span text:style-name="T8">: Repository Pattern = snadno přejdeš jinam</text:span></text:p>
      <text:p text:style-name="P1" loext:marker-style-name="T8"><text:span text:style-name="T8"><text:s text:c="2"/>5. ✅ </text:span><text:span text:style-name="T22">Škálovatelné</text:span><text:span text:style-name="T8">: Frontend CDN (multihosting), backend global (Supabase)</text:span></text:p>
      <text:p text:style-name="P10" loext:marker-style-name="T8"/>
      <text:p text:style-name="P1" loext:marker-style-name="T8"><text:span text:style-name="T8"><text:s text:c="2"/>---</text:span></text:p>
      <text:p text:style-name="P12"><text:span text:style-name="T39"><text:s text:c="2"/></text:span><text:span text:style-name="T43">Začni vytvářet Supabase projekt a pošli mi API klíče, můžeme začít! 🚀</text:span></text:p>
      <text:p text:style-name="P9">--------</text:p>
      <text:p text:style-name="P12"><text:span text:style-name="T41"/></text:p>
      <text:p text:style-name="P3" loext:marker-style-name="T11"><text:span text:style-name="T41"><text:s/>m</text:span><text:span text:style-name="T36">ám. Toto jsme dohodli: ✅ Databáze: Supabase PostgreSQL (free) ✅ Frontend: Můj hosting na WebKitty s MySQL, později migrace na <text:s/>Webglobe hosting s PostgreSQL </text:span></text:p>
      <text:p text:style-name="P3" loext:marker-style-name="T11"><text:span text:style-name="T36"><text:s/>✅ Backend: Využijeme náš vyladěný z PaymentsPro ✅ Domény: prosystem.space + proapp.cz ✅ Struktura: Modulární systém (PaymentsPro, DigiPro, LifePro…) Čím </text:span></text:p>
      <text:p text:style-name="P3" loext:marker-style-name="T11"><text:span text:style-name="T36">začneme, aby to dávalo smysl? </text:span></text:p>
      <text:p text:style-name="P4" loext:marker-style-name="T11"/>
      <text:p text:style-name="P1" loext:marker-style-name="T11"><text:span text:style-name="T48">⏺</text:span><text:span text:style-name="T11"> Perfektní! Mám jasno. Pojďme na to systematicky! 🚀</text:span></text:p>
      <text:p text:style-name="P4" loext:marker-style-name="T11"/>
      <text:p text:style-name="P1" loext:marker-style-name="T14"><text:span text:style-name="T11"><text:s text:c="2"/></text:span><text:span text:style-name="T20">📋 Schválená architektura:</text:span></text:p>
      <text:p text:style-name="P6" loext:marker-style-name="T14"/>
      <text:p text:style-name="P1" loext:marker-style-name="T14"><text:span text:style-name="T14"><text:s text:c="2"/>┌─────────────────────────────────────────────┐</text:span></text:p>
      <text:p text:style-name="P1" loext:marker-style-name="T14"><text:span text:style-name="T14"><text:s text:c="2"/>│ FRONTEND (WebKitty → Webglobe) <text:s text:c="13"/>│</text:span></text:p>
      <text:p text:style-name="P1" loext:marker-style-name="T14"><text:span text:style-name="T14"><text:s text:c="2"/>│ - prosystem.space <text:s text:c="26"/>│</text:span></text:p>
      <text:p text:style-name="P1" loext:marker-style-name="T14"><text:span text:style-name="T14"><text:s text:c="2"/>│ - proapp.cz <text:s text:c="32"/>│</text:span></text:p>
      <text:p text:style-name="P1" loext:marker-style-name="T14"><text:span text:style-name="T14"><text:s text:c="2"/>│ - React build (statické soubory) <text:s text:c="10"/>│</text:span></text:p>
      <text:p text:style-name="P1" loext:marker-style-name="T14"><text:span text:style-name="T14"><text:s text:c="2"/>└─────────────────────────────────────────────┘</text:span></text:p>
      <text:p text:style-name="P1" loext:marker-style-name="T14"><text:span text:style-name="T14"><text:s text:c="16"/>↓</text:span></text:p>
      <text:p text:style-name="P1" loext:marker-style-name="T14"><text:span text:style-name="T14"><text:s text:c="2"/>┌─────────────────────────────────────────────┐</text:span></text:p>
      <text:p text:style-name="P1" loext:marker-style-name="T14"><text:soft-page-break/><text:span text:style-name="T14"><text:s text:c="2"/>│ BACKEND (PaymentsPro Express) <text:s text:c="14"/>│</text:span></text:p>
      <text:p text:style-name="P1" loext:marker-style-name="T14"><text:span text:style-name="T14"><text:s text:c="2"/>│ - Vyladěný z PaymentsPro <text:s text:c="18"/>│</text:span></text:p>
      <text:p text:style-name="P1" loext:marker-style-name="T14"><text:span text:style-name="T14"><text:s text:c="2"/>│ - Přepojíme na Supabase DB <text:s text:c="16"/>│</text:span></text:p>
      <text:p text:style-name="P1" loext:marker-style-name="T14"><text:span text:style-name="T14"><text:s text:c="2"/>└─────────────────────────────────────────────┘</text:span></text:p>
      <text:p text:style-name="P1" loext:marker-style-name="T14"><text:span text:style-name="T14"><text:s text:c="16"/>↓</text:span></text:p>
      <text:p text:style-name="P1" loext:marker-style-name="T14"><text:span text:style-name="T14"><text:s text:c="2"/>┌─────────────────────────────────────────────┐</text:span></text:p>
      <text:p text:style-name="P1" loext:marker-style-name="T14"><text:span text:style-name="T14"><text:s text:c="2"/>│ DATABÁZE (Supabase PostgreSQL) <text:s text:c="13"/>│</text:span></text:p>
      <text:p text:style-name="P1" loext:marker-style-name="T14"><text:span text:style-name="T14"><text:s text:c="2"/>│ - Shared (users, auth, subscriptions) <text:s text:c="5"/>│</text:span></text:p>
      <text:p text:style-name="P1" loext:marker-style-name="T14"><text:span text:style-name="T14"><text:s text:c="2"/>│ - PaymentsPro (payments) <text:s text:c="18"/>│</text:span></text:p>
      <text:p text:style-name="P1" loext:marker-style-name="T14"><text:span text:style-name="T14"><text:s text:c="2"/>│ - LifePro (questionnaire) <text:s text:c="17"/>│</text:span></text:p>
      <text:p text:style-name="P1" loext:marker-style-name="T14"><text:span text:style-name="T14"><text:s text:c="2"/>└─────────────────────────────────────────────┘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KLÍČOVÁ OTÁZKA: Co máme z PaymentsPro backendu?</text:span></text:p>
      <text:p text:style-name="P6" loext:marker-style-name="T14"/>
      <text:p text:style-name="P1" loext:marker-style-name="T14"><text:span text:style-name="T14"><text:s text:c="2"/>Abych navrhl správný postup, potřebuji vědět:</text:span></text:p>
      <text:p text:style-name="P6" loext:marker-style-name="T14"/>
      <text:p text:style-name="P1" loext:marker-style-name="T14"><text:span text:style-name="T14"><text:s text:c="2"/></text:span><text:span text:style-name="T20">1. Máš PaymentsPro backend hotový?</text:span></text:p>
      <text:p text:style-name="P6" loext:marker-style-name="T14"/>
      <text:p text:style-name="P1" loext:marker-style-name="T14"><text:span text:style-name="T14"><text:s text:c="2"/>- ✅ Express.js server běží?</text:span></text:p>
      <text:p text:style-name="P1" loext:marker-style-name="T14"><text:span text:style-name="T14"><text:s text:c="2"/>- ✅ Routes (auth, payments, subscriptions)?</text:span></text:p>
      <text:p text:style-name="P1" loext:marker-style-name="T14"><text:span text:style-name="T14"><text:s text:c="2"/>- ✅ Middleware (authenticateToken, moduleAccess)?</text:span></text:p>
      <text:p text:style-name="P1" loext:marker-style-name="T14"><text:span text:style-name="T14"><text:s text:c="2"/>- ✅ SQLite je připojená?</text:span></text:p>
      <text:p text:style-name="P6" loext:marker-style-name="T14"/>
      <text:p text:style-name="P1" loext:marker-style-name="T14"><text:span text:style-name="T14"><text:s text:c="2"/></text:span><text:span text:style-name="T20">2. Kde je PaymentsPro backend?</text:span></text:p>
      <text:p text:style-name="P6" loext:marker-style-name="T14"/>
      <text:p text:style-name="P1" loext:marker-style-name="T14"><text:span text:style-name="T14"><text:s text:c="2"/>- Na lokále?</text:span></text:p>
      <text:p text:style-name="P1" loext:marker-style-name="T14"><text:span text:style-name="T14"><text:s text:c="2"/>- Už nasazený někde?</text:span></text:p>
      <text:p text:style-name="P1" loext:marker-style-name="T14"><text:span text:style-name="T14"><text:s text:c="2"/>- Nebo ho teprve musíme připravit?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DVĚ MOŽNOSTI STARTU:</text:span></text:p>
      <text:p text:style-name="P6" loext:marker-style-name="T14"/>
      <text:p text:style-name="P1" loext:marker-style-name="T14"><text:span text:style-name="T14"><text:s text:c="2"/></text:span><text:span text:style-name="T20">MOŽNOST A: Máš PaymentsPro backend hotový</text:span><text:span text:style-name="T33"> ⭐ (rychlejší)</text:span></text:p>
      <text:p text:style-name="P6" loext:marker-style-name="T14"/>
      <text:p text:style-name="P1" loext:marker-style-name="T14"><text:span text:style-name="T14"><text:s text:c="2"/></text:span><text:span text:style-name="T20">Pak začneme takhle:</text:span></text:p>
      <text:p text:style-name="P6" loext:marker-style-name="T14"/>
      <text:p text:style-name="P1" loext:marker-style-name="T14"><text:span text:style-name="T14"><text:s text:c="2"/></text:span><text:span text:style-name="T20">KROK 1: Supabase setup</text:span><text:span text:style-name="T33"> (2-3 hodiny)</text:span></text:p>
      <text:p text:style-name="P6" loext:marker-style-name="T14"/>
      <text:p text:style-name="P1" loext:marker-style-name="T14"><text:span text:style-name="T14"><text:s text:c="2"/>1. Vytvoř Supabase projekt</text:span></text:p>
      <text:p text:style-name="P1" loext:marker-style-name="T14"><text:span text:style-name="T14"><text:s text:c="2"/>2. Vytvořím kompletní schéma (shared + PaymentsPro + LifePro)</text:span></text:p>
      <text:p text:style-name="P1" loext:marker-style-name="T14"><text:span text:style-name="T14"><text:s text:c="2"/>3. Migrujeme SQLite data → Supabase</text:span></text:p>
      <text:p text:style-name="P6" loext:marker-style-name="T14"/>
      <text:p text:style-name="P1" loext:marker-style-name="T14"><text:span text:style-name="T14"><text:s text:c="2"/></text:span><text:span text:style-name="T20">KROK 2: Backend migrace</text:span><text:span text:style-name="T33"> (1 den)</text:span></text:p>
      <text:p text:style-name="P6" loext:marker-style-name="T14"/>
      <text:p text:style-name="P1" loext:marker-style-name="T14"><text:span text:style-name="T14"><text:s text:c="2"/>1. Přepojím PaymentsPro Express backend na Supabase místo SQLite</text:span></text:p>
      <text:p text:style-name="P1" loext:marker-style-name="T14"><text:span text:style-name="T14"><text:s text:c="2"/>2. Otestujeme že PaymentsPro funguje stejně</text:span></text:p>
      <text:p text:style-name="P6" loext:marker-style-name="T14"/>
      <text:p text:style-name="P1" loext:marker-style-name="T14"><text:span text:style-name="T14"><text:s text:c="2"/></text:span><text:span text:style-name="T20">KROK 3: LifePro modul</text:span><text:span text:style-name="T33"> (1 týden)</text:span></text:p>
      <text:p text:style-name="P6" loext:marker-style-name="T14"/>
      <text:p text:style-name="P1" loext:marker-style-name="T14"><text:span text:style-name="T14"><text:s text:c="2"/>1. Přidáme LifePro routes do backendu</text:span></text:p>
      <text:p text:style-name="P1" loext:marker-style-name="T14"><text:span text:style-name="T14"><text:s text:c="2"/>2. Implementujeme LifePro frontend</text:span></text:p>
      <text:p text:style-name="P1" loext:marker-style-name="T14"><text:span text:style-name="T14"><text:s text:c="2"/>3. Propojíme s Supabase</text:span></text:p>
      <text:p text:style-name="P6" loext:marker-style-name="T14"/>
      <text:p text:style-name="P1" loext:marker-style-name="T14"><text:span text:style-name="T14"><text:s text:c="2"/></text:span><text:span text:style-name="T20">Timeline: 8-10 dní</text:span></text:p>
      <text:p text:style-name="P6" loext:marker-style-name="T14"/>
      <text:p text:style-name="P1" loext:marker-style-name="T14"><text:soft-page-break/><text:span text:style-name="T14"><text:s text:c="2"/>---</text:span></text:p>
      <text:p text:style-name="P1" loext:marker-style-name="T14"><text:span text:style-name="T14"><text:s text:c="2"/></text:span><text:span text:style-name="T20">MOŽNOST B: PaymentsPro backend není úplně hotový</text:span><text:span text:style-name="T33"> (bezpečnější)</text:span></text:p>
      <text:p text:style-name="P6" loext:marker-style-name="T14"/>
      <text:p text:style-name="P1" loext:marker-style-name="T14"><text:span text:style-name="T14"><text:s text:c="2"/></text:span><text:span text:style-name="T20">Pak začneme takhle:</text:span></text:p>
      <text:p text:style-name="P6" loext:marker-style-name="T14"/>
      <text:p text:style-name="P1" loext:marker-style-name="T14"><text:span text:style-name="T14"><text:s text:c="2"/></text:span><text:span text:style-name="T20">KROK 1: Supabase setup</text:span><text:span text:style-name="T33"> (2-3 hodiny)</text:span></text:p>
      <text:p text:style-name="P6" loext:marker-style-name="T14"/>
      <text:p text:style-name="P1" loext:marker-style-name="T14"><text:span text:style-name="T14"><text:s text:c="2"/>1. Vytvoř Supabase projekt</text:span></text:p>
      <text:p text:style-name="P1" loext:marker-style-name="T14"><text:span text:style-name="T14"><text:s text:c="2"/>2. Vytvořím kompletní schéma</text:span></text:p>
      <text:p text:style-name="P1" loext:marker-style-name="T14"><text:span text:style-name="T14"><text:s text:c="2"/>3. Nastavím Auth v Supabase (hotové!)</text:span></text:p>
      <text:p text:style-name="P6" loext:marker-style-name="T14"/>
      <text:p text:style-name="P1" loext:marker-style-name="T14"><text:span text:style-name="T14"><text:s text:c="2"/></text:span><text:span text:style-name="T20">KROK 2: Refactor PaymentsPro backend</text:span><text:span text:style-name="T33"> (2-3 dny)</text:span></text:p>
      <text:p text:style-name="P6" loext:marker-style-name="T14"/>
      <text:p text:style-name="P1" loext:marker-style-name="T14"><text:span text:style-name="T14"><text:s text:c="2"/>1. Vezmu co máš z PaymentsPro</text:span></text:p>
      <text:p text:style-name="P1" loext:marker-style-name="T14"><text:span text:style-name="T14"><text:s text:c="2"/>2. Přepíšu na Supabase připojení</text:span></text:p>
      <text:p text:style-name="P1" loext:marker-style-name="T14"><text:span text:style-name="T14"><text:s text:c="2"/>3. Doplním chybějící části</text:span></text:p>
      <text:p text:style-name="P1" loext:marker-style-name="T14"><text:span text:style-name="T14"><text:s text:c="2"/>4. Otestujeme</text:span></text:p>
      <text:p text:style-name="P6" loext:marker-style-name="T14"/>
      <text:p text:style-name="P1" loext:marker-style-name="T14"><text:span text:style-name="T14"><text:s text:c="2"/></text:span><text:span text:style-name="T20">KROK 3: LifePro modul</text:span><text:span text:style-name="T33"> (1 týden)</text:span></text:p>
      <text:p text:style-name="P6" loext:marker-style-name="T14"/>
      <text:p text:style-name="P1" loext:marker-style-name="T14"><text:span text:style-name="T14"><text:s text:c="2"/>1. Přidáme LifePro části</text:span></text:p>
      <text:p text:style-name="P1" loext:marker-style-name="T14"><text:span text:style-name="T14"><text:s text:c="2"/>2. Frontend + backend</text:span></text:p>
      <text:p text:style-name="P1" loext:marker-style-name="T14"><text:span text:style-name="T14"><text:s text:c="2"/>3. Testování</text:span></text:p>
      <text:p text:style-name="P6" loext:marker-style-name="T14"/>
      <text:p text:style-name="P1" loext:marker-style-name="T14"><text:span text:style-name="T14"><text:s text:c="2"/></text:span><text:span text:style-name="T20">Timeline: 10-14 dní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💡 Moje doporučení: HYBRID START (nejsmysluplnější)</text:span></text:p>
      <text:p text:style-name="P6" loext:marker-style-name="T14"/>
      <text:p text:style-name="P1" loext:marker-style-name="T14"><text:span text:style-name="T14"><text:s text:c="2"/></text:span><text:span text:style-name="T20">Začneme takto:</text:span></text:p>
      <text:p text:style-name="P6" loext:marker-style-name="T14"/>
      <text:p text:style-name="P1" loext:marker-style-name="T14"><text:span text:style-name="T14"><text:s text:c="2"/></text:span><text:span text:style-name="T20">FÁZE 0: Analýza (TEĎ - 30 min)</text:span></text:p>
      <text:p text:style-name="P6" loext:marker-style-name="T14"/>
      <text:p text:style-name="P1" loext:marker-style-name="T14"><text:span text:style-name="T14"><text:s text:c="2"/>✅ Podívám se na PaymentsPro backend</text:span></text:p>
      <text:p text:style-name="P1" loext:marker-style-name="T14"><text:span text:style-name="T14"><text:s text:c="2"/>✅ Zjistím co je hotové, co ne</text:span></text:p>
      <text:p text:style-name="P1" loext:marker-style-name="T14"><text:span text:style-name="T14"><text:s text:c="2"/>✅ Navrhnu konkrétní kroky</text:span></text:p>
      <text:p text:style-name="P6" loext:marker-style-name="T14"/>
      <text:p text:style-name="P1" loext:marker-style-name="T14"><text:span text:style-name="T14"><text:s text:c="2"/></text:span><text:span text:style-name="T20">Potřebuji:</text:span></text:p>
      <text:p text:style-name="P1" loext:marker-style-name="T14"><text:span text:style-name="T14"><text:s text:c="2"/>- Podívat se na PaymentsPro backend kód</text:span></text:p>
      <text:p text:style-name="P1" loext:marker-style-name="T14"><text:span text:style-name="T14"><text:s text:c="2"/>- Vidět jaké máš routes, middleware</text:span></text:p>
      <text:p text:style-name="P1" loext:marker-style-name="T14"><text:span text:style-name="T14"><text:s text:c="2"/>- Zjistit jak jsou data v SQLite</text:span></text:p>
      <text:p text:style-name="P6" loext:marker-style-name="T14"/>
      <text:p text:style-name="P1" loext:marker-style-name="T14"><text:span text:style-name="T14"><text:s text:c="2"/></text:span><text:span text:style-name="T20">FÁZE 1: Supabase Foundation (DNES - 3 hodiny)</text:span></text:p>
      <text:p text:style-name="P6" loext:marker-style-name="T14"/>
      <text:p text:style-name="P1" loext:marker-style-name="T14"><text:span text:style-name="T14"><text:s text:c="2"/>1. Vytvoříš Supabase projekt ✅</text:span></text:p>
      <text:p text:style-name="P1" loext:marker-style-name="T14"><text:span text:style-name="T14"><text:s text:c="2"/>2. Vytvořím kompletní DB schéma ✅</text:span></text:p>
      <text:p text:style-name="P1" loext:marker-style-name="T14"><text:span text:style-name="T14"><text:s text:c="2"/>3. Nastavím RLS policies ✅</text:span></text:p>
      <text:p text:style-name="P1" loext:marker-style-name="T14"><text:span text:style-name="T14"><text:s text:c="2"/>4. Připravím migrační skripty ✅</text:span></text:p>
      <text:p text:style-name="P6" loext:marker-style-name="T14"/>
      <text:p text:style-name="P1" loext:marker-style-name="T14"><text:span text:style-name="T14"><text:s text:c="2"/></text:span><text:span text:style-name="T20">FÁZE 2: Backend Prep (ZÍTRA - 1 den)</text:span></text:p>
      <text:p text:style-name="P6" loext:marker-style-name="T14"/>
      <text:p text:style-name="P1" loext:marker-style-name="T14"><text:span text:style-name="T14"><text:s text:c="2"/>1. Vezmeme PaymentsPro backend ✅</text:span></text:p>
      <text:p text:style-name="P1" loext:marker-style-name="T14"><text:span text:style-name="T14"><text:s text:c="2"/>2. Vytvoříme Repository Pattern ✅</text:span></text:p>
      <text:p text:style-name="P1" loext:marker-style-name="T14"><text:span text:style-name="T14"><text:s text:c="2"/>3. Přepojíme na Supabase ✅</text:span></text:p>
      <text:p text:style-name="P1" loext:marker-style-name="T14"><text:span text:style-name="T14"><text:s text:c="2"/>4. Otestujeme základní flow ✅</text:span></text:p>
      <text:p text:style-name="P6" loext:marker-style-name="T14"/>
      <text:p text:style-name="P1" loext:marker-style-name="T14"><text:soft-page-break/><text:span text:style-name="T14"><text:s text:c="2"/></text:span><text:span text:style-name="T20">FÁZE 3: Modularizace (3-5 dní)</text:span></text:p>
      <text:p text:style-name="P6" loext:marker-style-name="T14"/>
      <text:p text:style-name="P1" loext:marker-style-name="T14"><text:span text:style-name="T14"><text:s text:c="2"/>1. Rozdělíme na moduly (shared, paymentspro, lifepro) ✅</text:span></text:p>
      <text:p text:style-name="P1" loext:marker-style-name="T14"><text:span text:style-name="T14"><text:s text:c="2"/>2. Každý modul má své routes ✅</text:span></text:p>
      <text:p text:style-name="P1" loext:marker-style-name="T14"><text:span text:style-name="T14"><text:s text:c="2"/>3. Sdílený middleware ✅</text:span></text:p>
      <text:p text:style-name="P1" loext:marker-style-name="T14"><text:span text:style-name="T14"><text:s text:c="2"/>4. Module-based přístup ✅</text:span></text:p>
      <text:p text:style-name="P6" loext:marker-style-name="T14"/>
      <text:p text:style-name="P1" loext:marker-style-name="T14"><text:span text:style-name="T14"><text:s text:c="2"/></text:span><text:span text:style-name="T20">FÁZE 4: LifePro (1 týden)</text:span></text:p>
      <text:p text:style-name="P6" loext:marker-style-name="T14"/>
      <text:p text:style-name="P1" loext:marker-style-name="T14"><text:span text:style-name="T14"><text:s text:c="2"/>1. Implementace LifePro frontendu ✅</text:span></text:p>
      <text:p text:style-name="P1" loext:marker-style-name="T14"><text:span text:style-name="T14"><text:s text:c="2"/>2. LifePro backend routes ✅</text:span></text:p>
      <text:p text:style-name="P1" loext:marker-style-name="T14"><text:span text:style-name="T14"><text:s text:c="2"/>3. Admin rozhraní ✅</text:span></text:p>
      <text:p text:style-name="P1" loext:marker-style-name="T14"><text:span text:style-name="T14">4. Questionnaire flow ✅</text:span></text:p>
      <text:p text:style-name="P12"><text:span text:style-name="T41"/></text:p>
      <text:p text:style-name="P9">------------</text:p>
      <text:p text:style-name="P1" loext:marker-style-name="T14"><text:span text:style-name="T46">⏺</text:span><text:span text:style-name="T11"> Výborně! Vidím že máš </text:span><text:span text:style-name="T20">hotový a vyladěný PaymentsPro backend</text:span><text:span text:style-name="T14">! 🎉</text:span></text:p>
      <text:p text:style-name="P6" loext:marker-style-name="T14"/>
      <text:p text:style-name="P1" loext:marker-style-name="T14"><text:span text:style-name="T44">⏺</text:span><text:span text:style-name="T14"> </text:span><text:span text:style-name="T20">✅ Co máš z PaymentsPro (hotové!):</text:span></text:p>
      <text:p text:style-name="P6" loext:marker-style-name="T14"/>
      <text:p text:style-name="P1" loext:marker-style-name="T14"><text:span text:style-name="T14"><text:s text:c="2"/></text:span><text:span text:style-name="T20">Backend struktura:</text:span></text:p>
      <text:p text:style-name="P6" loext:marker-style-name="T14"/>
      <text:p text:style-name="P1" loext:marker-style-name="T14"><text:span text:style-name="T14"><text:s text:c="2"/>backend/</text:span></text:p>
      <text:p text:style-name="P1" loext:marker-style-name="T14"><text:span text:style-name="T14"><text:s text:c="2"/>├── server.js <text:s text:c="19"/>✅ Main Express server (2000 řádků!)</text:span></text:p>
      <text:p text:style-name="P1" loext:marker-style-name="T14"><text:span text:style-name="T14"><text:s text:c="2"/>├── routes/</text:span></text:p>
      <text:p text:style-name="P1" loext:marker-style-name="T14"><text:span text:style-name="T14"><text:s text:c="2"/>│ <text:s text:c="2"/>├── auth.js <text:s text:c="17"/>✅ Auth routes</text:span></text:p>
      <text:p text:style-name="P1" loext:marker-style-name="T14"><text:span text:style-name="T14"><text:s text:c="2"/>│ <text:s text:c="2"/>├── admin.js <text:s text:c="16"/>✅ Admin routes</text:span></text:p>
      <text:p text:style-name="P1" loext:marker-style-name="T14"><text:span text:style-name="T14"><text:s text:c="2"/>│ <text:s text:c="2"/>├── subscription.js <text:s text:c="9"/>✅ Subscription management</text:span></text:p>
      <text:p text:style-name="P1" loext:marker-style-name="T14"><text:span text:style-name="T14"><text:s text:c="2"/>│ <text:s text:c="2"/>├── sso.js <text:s text:c="18"/>✅ Single Sign-On</text:span></text:p>
      <text:p text:style-name="P1" loext:marker-style-name="T14"><text:span text:style-name="T14"><text:s text:c="2"/>│ <text:s text:c="2"/>├── oauth.js <text:s text:c="16"/>✅ OAuth (Google, Apple)</text:span></text:p>
      <text:p text:style-name="P1" loext:marker-style-name="T14"><text:span text:style-name="T14"><text:s text:c="2"/>│ <text:s text:c="2"/>└── payments.js <text:s text:c="13"/>✅ Payment routes</text:span></text:p>
      <text:p text:style-name="P1" loext:marker-style-name="T14"><text:span text:style-name="T14"><text:s text:c="2"/>├── middleware/</text:span></text:p>
      <text:p text:style-name="P1" loext:marker-style-name="T14"><text:span text:style-name="T14"><text:s text:c="2"/>│ <text:s text:c="2"/>├── auth.js <text:s text:c="17"/>✅ authenticateToken, requireAdmin</text:span></text:p>
      <text:p text:style-name="P1" loext:marker-style-name="T14"><text:span text:style-name="T14"><text:s text:c="2"/>│ <text:s text:c="2"/>├── moduleAccess.js <text:s text:c="9"/>✅ Module-based access control</text:span></text:p>
      <text:p text:style-name="P1" loext:marker-style-name="T14"><text:span text:style-name="T14"><text:s text:c="2"/>│ <text:s text:c="2"/>└── planLimits.js <text:s text:c="11"/>✅ Plan limits checking</text:span></text:p>
      <text:p text:style-name="P1" loext:marker-style-name="T14"><text:span text:style-name="T14"><text:s text:c="2"/>├── config/</text:span></text:p>
      <text:p text:style-name="P1" loext:marker-style-name="T14"><text:span text:style-name="T14"><text:s text:c="2"/>│ <text:s text:c="2"/>└── passport.js <text:s text:c="13"/>✅ Passport config</text:span></text:p>
      <text:p text:style-name="P1" loext:marker-style-name="T14"><text:span text:style-name="T14"><text:s text:c="2"/>├── emailService.js <text:s text:c="13"/>✅ Email notifications</text:span></text:p>
      <text:p text:style-name="P1" loext:marker-style-name="T14"><text:span text:style-name="T14"><text:s text:c="2"/>└── payments.db <text:s text:c="17"/>✅ SQLite databáze</text:span></text:p>
      <text:p text:style-name="P6" loext:marker-style-name="T14"/>
      <text:p text:style-name="P1" loext:marker-style-name="T14"><text:span text:style-name="T14"><text:s text:c="2"/></text:span><text:span text:style-name="T20">Co backend umí:</text:span></text:p>
      <text:p text:style-name="P6" loext:marker-style-name="T14"/>
      <text:p text:style-name="P1" loext:marker-style-name="T14"><text:span text:style-name="T14"><text:s text:c="2"/>- ✅ </text:span><text:span text:style-name="T20">Auth</text:span><text:span text:style-name="T14">: Register, login, refresh, OAuth (Google, Apple)</text:span></text:p>
      <text:p text:style-name="P1" loext:marker-style-name="T14"><text:span text:style-name="T14"><text:s text:c="2"/>- ✅ </text:span><text:span text:style-name="T20">Users</text:span><text:span text:style-name="T14">: User management, admin kontrola</text:span></text:p>
      <text:p text:style-name="P1" loext:marker-style-name="T14"><text:span text:style-name="T14"><text:s text:c="2"/>- ✅ </text:span><text:span text:style-name="T20">Payments</text:span><text:span text:style-name="T14">: CRUD operations, filtering, archiving</text:span></text:p>
      <text:p text:style-name="P1" loext:marker-style-name="T14"><text:span text:style-name="T14"><text:s text:c="2"/>- ✅ </text:span><text:span text:style-name="T20">Categories</text:span><text:span text:style-name="T14">: Custom categories, groups</text:span></text:p>
      <text:p text:style-name="P1" loext:marker-style-name="T14"><text:span text:style-name="T14"><text:s text:c="2"/>- ✅ </text:span><text:span text:style-name="T20">Subscriptions</text:span><text:span text:style-name="T14">: Plan management, limits</text:span></text:p>
      <text:p text:style-name="P1" loext:marker-style-name="T14"><text:span text:style-name="T14"><text:s text:c="2"/>- ✅ </text:span><text:span text:style-name="T20">White Label</text:span><text:span text:style-name="T14">: Vlastní branding</text:span></text:p>
      <text:p text:style-name="P1" loext:marker-style-name="T14"><text:span text:style-name="T14"><text:s text:c="2"/>- ✅ </text:span><text:span text:style-name="T20">Rezervy</text:span><text:span text:style-name="T14">: Finanční rezervy</text:span></text:p>
      <text:p text:style-name="P1" loext:marker-style-name="T14"><text:span text:style-name="T14"><text:s text:c="2"/>- ✅ </text:span><text:span text:style-name="T20">Module Access</text:span><text:span text:style-name="T14">: Kontrola přístupu k modulům</text:span></text:p>
      <text:p text:style-name="P1" loext:marker-style-name="T14"><text:span text:style-name="T14"><text:s text:c="2"/>- ✅ </text:span><text:span text:style-name="T20">Email</text:span><text:span text:style-name="T14">: Notifications, reminders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STRATEGICKÝ PLÁN - Čím začneme:</text:span></text:p>
      <text:p text:style-name="P6" loext:marker-style-name="T14"/>
      <text:p text:style-name="P1" loext:marker-style-name="T14"><text:span text:style-name="T14"><text:s text:c="2"/></text:span><text:span text:style-name="T20">FÁZE 1: Supabase Foundation</text:span><text:span text:style-name="T33"> (DNES - 3-4 hodiny)</text:span></text:p>
      <text:p text:style-name="P6" loext:marker-style-name="T14"/>
      <text:p text:style-name="P1" loext:marker-style-name="T14"><text:soft-page-break/><text:span text:style-name="T14"><text:s text:c="2"/></text:span><text:span text:style-name="T20">Co uděláme:</text:span></text:p>
      <text:p text:style-name="P6" loext:marker-style-name="T14"/>
      <text:p text:style-name="P1" loext:marker-style-name="T14"><text:span text:style-name="T14"><text:s text:c="2"/>1. </text:span><text:span text:style-name="T20">Vytvoříš Supabase projekt</text:span><text:span text:style-name="T14"> (15 min)</text:span></text:p>
      <text:p text:style-name="P1" loext:marker-style-name="T14"><text:span text:style-name="T14"><text:s text:c="4"/>- Registrace na supabase.com</text:span></text:p>
      <text:p text:style-name="P1" loext:marker-style-name="T14"><text:span text:style-name="T14"><text:s text:c="4"/>- Vytvoření projektu </text:span><text:span text:style-name="T3">digipro-ecosystem</text:span></text:p>
      <text:p text:style-name="P1" loext:marker-style-name="T14"><text:span text:style-name="T14"><text:s text:c="4"/>- Získání API klíčů</text:span></text:p>
      <text:p text:style-name="P1" loext:marker-style-name="T14"><text:span text:style-name="T14"><text:s text:c="2"/>2. </text:span><text:span text:style-name="T20">Vytvořím kompletní Supabase schéma</text:span><text:span text:style-name="T14"> (2 hodiny)</text:span></text:p>
      <text:p text:style-name="P1" loext:marker-style-name="T14"><text:span text:style-name="T14"><text:s text:c="4"/>- Převedu SQLite schéma → PostgreSQL</text:span></text:p>
      <text:p text:style-name="P1" loext:marker-style-name="T14"><text:span text:style-name="T14"><text:s text:c="4"/>- Všechny tabulky z PaymentsPro</text:span></text:p>
      <text:p text:style-name="P1" loext:marker-style-name="T14"><text:span text:style-name="T14"><text:s text:c="4"/>- Přidám LifePro tabulky (už mám připravené!)</text:span></text:p>
      <text:p text:style-name="P1" loext:marker-style-name="T14"><text:span text:style-name="T14"><text:s text:c="4"/>- Nastavím Row Level Security (RLS)</text:span></text:p>
      <text:p text:style-name="P1" loext:marker-style-name="T14"><text:span text:style-name="T14"><text:s text:c="2"/>3. </text:span><text:span text:style-name="T20">Migrační skript</text:span><text:span text:style-name="T14"> (1 hodina)</text:span></text:p>
      <text:p text:style-name="P1" loext:marker-style-name="T14"><text:span text:style-name="T14"><text:s text:c="4"/>- Vyexportujeme data ze SQLite</text:span></text:p>
      <text:p text:style-name="P1" loext:marker-style-name="T14"><text:span text:style-name="T14"><text:s text:c="4"/>- Import do Supabase</text:span></text:p>
      <text:p text:style-name="P1" loext:marker-style-name="T14"><text:span text:style-name="T14"><text:s text:c="4"/>- Ověření dat</text:span></text:p>
      <text:p text:style-name="P6" loext:marker-style-name="T14"/>
      <text:p text:style-name="P1" loext:marker-style-name="T14"><text:span text:style-name="T14"><text:s text:c="2"/></text:span><text:span text:style-name="T20">Výstup:</text:span><text:span text:style-name="T14"> Hotová Supabase databáze s daty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FÁZE 2: Repository Pattern</text:span><text:span text:style-name="T33"> (ZÍTRA - 1 den)</text:span></text:p>
      <text:p text:style-name="P6" loext:marker-style-name="T14"/>
      <text:p text:style-name="P1" loext:marker-style-name="T14"><text:span text:style-name="T14"><text:s text:c="2"/></text:span><text:span text:style-name="T20">Co uděláme:</text:span></text:p>
      <text:p text:style-name="P6" loext:marker-style-name="T14"/>
      <text:p text:style-name="P1" loext:marker-style-name="T14"><text:span text:style-name="T14"><text:s text:c="2"/>// Vytvoříme abstrakční vrstvu</text:span></text:p>
      <text:p text:style-name="P1" loext:marker-style-name="T14"><text:span text:style-name="T14"><text:s text:c="2"/>backend/</text:span></text:p>
      <text:p text:style-name="P1" loext:marker-style-name="T14"><text:span text:style-name="T14"><text:s text:c="2"/>├── repositories/ <text:s text:c="13"/># 🆕 Nová vrstva</text:span></text:p>
      <text:p text:style-name="P1" loext:marker-style-name="T14"><text:span text:style-name="T14"><text:s text:c="2"/>│ <text:s text:c="2"/>├── UserRepository.js</text:span></text:p>
      <text:p text:style-name="P1" loext:marker-style-name="T14"><text:span text:style-name="T14"><text:s text:c="2"/>│ <text:s text:c="2"/>├── PaymentRepository.js</text:span></text:p>
      <text:p text:style-name="P1" loext:marker-style-name="T14"><text:span text:style-name="T14"><text:s text:c="2"/>│ <text:s text:c="2"/>├── CategoryRepository.js</text:span></text:p>
      <text:p text:style-name="P1" loext:marker-style-name="T14"><text:span text:style-name="T14"><text:s text:c="2"/>│ <text:s text:c="2"/>└── SubscriptionRepository.js</text:span></text:p>
      <text:p text:style-name="P1" loext:marker-style-name="T14"><text:span text:style-name="T14"><text:s text:c="2"/>├── lib/</text:span></text:p>
      <text:p text:style-name="P1" loext:marker-style-name="T14"><text:span text:style-name="T14"><text:s text:c="2"/>│ <text:s text:c="2"/>└── supabase.js <text:s text:c="10"/># 🆕 Supabase client</text:span></text:p>
      <text:p text:style-name="P1" loext:marker-style-name="T14"><text:span text:style-name="T14"><text:s text:c="2"/>└── server.js <text:s text:c="17"/># ✏️ Upravíme routy</text:span></text:p>
      <text:p text:style-name="P6" loext:marker-style-name="T14"/>
      <text:p text:style-name="P1" loext:marker-style-name="T14"><text:span text:style-name="T14"><text:s text:c="2"/></text:span><text:span text:style-name="T20">Příklad Repository:</text:span></text:p>
      <text:p text:style-name="P1" loext:marker-style-name="T14"><text:span text:style-name="T14"><text:s text:c="2"/></text:span><text:span text:style-name="T52">// repositories/PaymentRepository.js</text:span></text:p>
      <text:p text:style-name="P1" loext:marker-style-name="T14"><text:span text:style-name="T14"><text:s text:c="2"/></text:span><text:span text:style-name="T54">import</text:span><text:span text:style-name="T14"> { supabase } </text:span><text:span text:style-name="T54">from</text:span><text:span text:style-name="T14"> </text:span><text:span text:style-name="T58">'../lib/supabase.js'</text:span></text:p>
      <text:p text:style-name="P6" loext:marker-style-name="T14"/>
      <text:p text:style-name="P1" loext:marker-style-name="T14"><text:span text:style-name="T14"><text:s text:c="2"/></text:span><text:span text:style-name="T54">export</text:span><text:span text:style-name="T14"> </text:span><text:span text:style-name="T54">class PaymentRepository </text:span><text:span text:style-name="T14">{</text:span></text:p>
      <text:p text:style-name="P1" loext:marker-style-name="T14"><text:span text:style-name="T14"><text:s text:c="4"/></text:span><text:span text:style-name="T54">async</text:span><text:span text:style-name="T14"> </text:span><text:span text:style-name="T65">getAllByUser(userId, filters = {})</text:span><text:span text:style-name="T14"> {</text:span></text:p>
      <text:p text:style-name="P1" loext:marker-style-name="T14"><text:span text:style-name="T14"><text:s text:c="6"/></text:span><text:span text:style-name="T54">let</text:span><text:span text:style-name="T14"> query = supabase</text:span></text:p>
      <text:p text:style-name="P1" loext:marker-style-name="T14"><text:span text:style-name="T14"><text:s text:c="8"/>.from(</text:span><text:span text:style-name="T58">'payments'</text:span><text:span text:style-name="T14">)</text:span></text:p>
      <text:p text:style-name="P1" loext:marker-style-name="T14"><text:span text:style-name="T14"><text:s text:c="8"/>.select(</text:span><text:span text:style-name="T58">'*, categories(*)'</text:span><text:span text:style-name="T14">)</text:span></text:p>
      <text:p text:style-name="P1" loext:marker-style-name="T14"><text:span text:style-name="T14"><text:s text:c="8"/>.eq(</text:span><text:span text:style-name="T58">'user_id'</text:span><text:span text:style-name="T14">, userId)</text:span></text:p>
      <text:p text:style-name="P6" loext:marker-style-name="T14"/>
      <text:p text:style-name="P1" loext:marker-style-name="T14"><text:span text:style-name="T14"><text:s text:c="6"/></text:span><text:span text:style-name="T54">if</text:span><text:span text:style-name="T14"> (filters.category) {</text:span></text:p>
      <text:p text:style-name="P1" loext:marker-style-name="T14"><text:span text:style-name="T14"><text:s text:c="8"/>query = query.eq(</text:span><text:span text:style-name="T58">'category_id'</text:span><text:span text:style-name="T14">, filters.category)</text:span></text:p>
      <text:p text:style-name="P1" loext:marker-style-name="T14"><text:span text:style-name="T14"><text:s text:c="6"/>}</text:span></text:p>
      <text:p text:style-name="P6" loext:marker-style-name="T14"/>
      <text:p text:style-name="P1" loext:marker-style-name="T14"><text:span text:style-name="T14"><text:s text:c="6"/></text:span><text:span text:style-name="T54">const</text:span><text:span text:style-name="T14"> { data, error } = </text:span><text:span text:style-name="T54">await</text:span><text:span text:style-name="T14"> query</text:span></text:p>
      <text:p text:style-name="P1" loext:marker-style-name="T14"><text:span text:style-name="T14"><text:s text:c="6"/></text:span><text:span text:style-name="T54">if</text:span><text:span text:style-name="T14"> (error) </text:span><text:span text:style-name="T54">throw</text:span><text:span text:style-name="T14"> error</text:span></text:p>
      <text:p text:style-name="P1" loext:marker-style-name="T14"><text:span text:style-name="T14"><text:s text:c="6"/></text:span><text:span text:style-name="T54">return</text:span><text:span text:style-name="T14"> data</text:span></text:p>
      <text:p text:style-name="P1" loext:marker-style-name="T14"><text:span text:style-name="T14"><text:s text:c="4"/>}</text:span></text:p>
      <text:p text:style-name="P6" loext:marker-style-name="T14"/>
      <text:p text:style-name="P1" loext:marker-style-name="T14"><text:span text:style-name="T14"><text:s text:c="4"/></text:span><text:span text:style-name="T54">async</text:span><text:span text:style-name="T14"> </text:span><text:span text:style-name="T65">create(userId, paymentData)</text:span><text:span text:style-name="T14"> {</text:span></text:p>
      <text:p text:style-name="P1" loext:marker-style-name="T14"><text:span text:style-name="T14"><text:s text:c="6"/></text:span><text:span text:style-name="T54">const</text:span><text:span text:style-name="T14"> { data, error } = </text:span><text:span text:style-name="T54">await</text:span><text:span text:style-name="T14"> supabase</text:span></text:p>
      <text:p text:style-name="P1" loext:marker-style-name="T14"><text:soft-page-break/><text:span text:style-name="T14"><text:s text:c="8"/>.from(</text:span><text:span text:style-name="T58">'payments'</text:span><text:span text:style-name="T14">)</text:span></text:p>
      <text:p text:style-name="P1" loext:marker-style-name="T14"><text:span text:style-name="T14"><text:s text:c="8"/>.insert({ ...paymentData, </text:span><text:span text:style-name="T56">user_id</text:span><text:span text:style-name="T14">: userId })</text:span></text:p>
      <text:p text:style-name="P1" loext:marker-style-name="T14"><text:span text:style-name="T14"><text:s text:c="8"/>.select()</text:span></text:p>
      <text:p text:style-name="P1" loext:marker-style-name="T14"><text:span text:style-name="T14"><text:s text:c="8"/>.single()</text:span></text:p>
      <text:p text:style-name="P6" loext:marker-style-name="T14"/>
      <text:p text:style-name="P1" loext:marker-style-name="T14"><text:span text:style-name="T14"><text:s text:c="6"/></text:span><text:span text:style-name="T54">if</text:span><text:span text:style-name="T14"> (error) </text:span><text:span text:style-name="T54">throw</text:span><text:span text:style-name="T14"> error</text:span></text:p>
      <text:p text:style-name="P1" loext:marker-style-name="T14"><text:span text:style-name="T14"><text:s text:c="6"/></text:span><text:span text:style-name="T54">return</text:span><text:span text:style-name="T14"> data</text:span></text:p>
      <text:p text:style-name="P1" loext:marker-style-name="T14"><text:span text:style-name="T14"><text:s text:c="4"/>}</text:span></text:p>
      <text:p text:style-name="P6" loext:marker-style-name="T14"/>
      <text:p text:style-name="P1" loext:marker-style-name="T14"><text:span text:style-name="T14"><text:s text:c="4"/></text:span><text:span text:style-name="T52">// ... další metody</text:span></text:p>
      <text:p text:style-name="P1" loext:marker-style-name="T14"><text:span text:style-name="T14"><text:s text:c="2"/>}</text:span></text:p>
      <text:p text:style-name="P6" loext:marker-style-name="T14"/>
      <text:p text:style-name="P1" loext:marker-style-name="T14"><text:span text:style-name="T14"><text:s text:c="2"/></text:span><text:span text:style-name="T20">Výstup:</text:span><text:span text:style-name="T14"> Backend funguje se Supabase, ale logika stejná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FÁZE 3: LifePro Modul</text:span><text:span text:style-name="T33"> (3-5 dní)</text:span></text:p>
      <text:p text:style-name="P6" loext:marker-style-name="T14"/>
      <text:p text:style-name="P1" loext:marker-style-name="T14"><text:span text:style-name="T14"><text:s text:c="2"/></text:span><text:span text:style-name="T20">Co uděláme:</text:span></text:p>
      <text:p text:style-name="P6" loext:marker-style-name="T14"/>
      <text:p text:style-name="P1" loext:marker-style-name="T14"><text:span text:style-name="T14"><text:s text:c="2"/>1. </text:span><text:span text:style-name="T20">Backend routes pro LifePro</text:span></text:p>
      <text:p text:style-name="P1" loext:marker-style-name="T14"><text:span text:style-name="T14"><text:s text:c="2"/></text:span><text:span text:style-name="T52">// routes/lifepro.js</text:span></text:p>
      <text:p text:style-name="P1" loext:marker-style-name="T14"><text:span text:style-name="T14"><text:s text:c="2"/>app.get(</text:span><text:span text:style-name="T58">'/api/lifepro/categories'</text:span><text:span text:style-name="T14">, ...)</text:span></text:p>
      <text:p text:style-name="P1" loext:marker-style-name="T14"><text:span text:style-name="T14"><text:s text:c="2"/>app.get(</text:span><text:span text:style-name="T58">'/api/lifepro/questions'</text:span><text:span text:style-name="T14">, ...)</text:span></text:p>
      <text:p text:style-name="P1" loext:marker-style-name="T14"><text:span text:style-name="T14"><text:s text:c="2"/>app.post(</text:span><text:span text:style-name="T58">'/api/lifepro/responses'</text:span><text:span text:style-name="T14">, ...)</text:span></text:p>
      <text:p text:style-name="P1" loext:marker-style-name="T14"><text:span text:style-name="T14"><text:s text:c="2"/>app.get(</text:span><text:span text:style-name="T58">'/api/lifepro/results'</text:span><text:span text:style-name="T14">, ...)</text:span></text:p>
      <text:p text:style-name="P6" loext:marker-style-name="T14"/>
      <text:p text:style-name="P1" loext:marker-style-name="T14"><text:span text:style-name="T14"><text:s text:c="2"/>2. </text:span><text:span text:style-name="T20">Frontend komponenty</text:span></text:p>
      <text:p text:style-name="P1" loext:marker-style-name="T14"><text:span text:style-name="T14"><text:s text:c="2"/>frontend/</text:span></text:p>
      <text:p text:style-name="P1" loext:marker-style-name="T14"><text:span text:style-name="T14"><text:s text:c="2"/>├── modules/</text:span></text:p>
      <text:p text:style-name="P1" loext:marker-style-name="T14"><text:span text:style-name="T14"><text:s text:c="2"/>│ <text:s text:c="2"/>└── lifepro/</text:span></text:p>
      <text:p text:style-name="P1" loext:marker-style-name="T14"><text:span text:style-name="T14"><text:s text:c="2"/>│ <text:s text:c="6"/>├── QuestionnaireFlow.jsx</text:span></text:p>
      <text:p text:style-name="P1" loext:marker-style-name="T14"><text:span text:style-name="T14"><text:s text:c="2"/>│ <text:s text:c="6"/>├── CategoryList.jsx</text:span></text:p>
      <text:p text:style-name="P1" loext:marker-style-name="T14"><text:span text:style-name="T14"><text:s text:c="2"/>│ <text:s text:c="6"/>├── QuestionView.jsx</text:span></text:p>
      <text:p text:style-name="P1" loext:marker-style-name="T14"><text:span text:style-name="T14"><text:s text:c="2"/>│ <text:s text:c="6"/>└── ResultsDashboard.jsx</text:span></text:p>
      <text:p text:style-name="P6" loext:marker-style-name="T14"/>
      <text:p text:style-name="P1" loext:marker-style-name="T14"><text:span text:style-name="T14"><text:s text:c="2"/>3. </text:span><text:span text:style-name="T20">Admin rozhraní</text:span></text:p>
      <text:p text:style-name="P1" loext:marker-style-name="T14"><text:span text:style-name="T14"><text:s text:c="2"/>frontend/</text:span></text:p>
      <text:p text:style-name="P1" loext:marker-style-name="T14"><text:span text:style-name="T14"><text:s text:c="2"/>└── admin/</text:span></text:p>
      <text:p text:style-name="P1" loext:marker-style-name="T14"><text:span text:style-name="T14"><text:s text:c="6"/>└── lifepro/</text:span></text:p>
      <text:p text:style-name="P1" loext:marker-style-name="T14"><text:span text:style-name="T14"><text:s text:c="10"/>├── CategoryManager.jsx</text:span></text:p>
      <text:p text:style-name="P1" loext:marker-style-name="T14"><text:span text:style-name="T14"><text:s text:c="10"/>├── QuestionEditor.jsx</text:span></text:p>
      <text:p text:style-name="P1" loext:marker-style-name="T14"><text:span text:style-name="T14"><text:s text:c="10"/>└── ResponseStats.jsx</text:span></text:p>
      <text:p text:style-name="P6" loext:marker-style-name="T14"/>
      <text:p text:style-name="P1" loext:marker-style-name="T14"><text:span text:style-name="T14"><text:s text:c="2"/></text:span><text:span text:style-name="T20">Výstup:</text:span><text:span text:style-name="T14"> Funkční LifePro modul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FÁZE 4: Deployment</text:span><text:span text:style-name="T33"> (1 den)</text:span></text:p>
      <text:p text:style-name="P6" loext:marker-style-name="T14"/>
      <text:p text:style-name="P1" loext:marker-style-name="T14"><text:span text:style-name="T14"><text:s text:c="2"/></text:span><text:span text:style-name="T20">Co uděláme:</text:span></text:p>
      <text:p text:style-name="P6" loext:marker-style-name="T14"/>
      <text:p text:style-name="P1" loext:marker-style-name="T14"><text:span text:style-name="T14"><text:s text:c="2"/>1. </text:span><text:span text:style-name="T20">Build pro produkci</text:span></text:p>
      <text:p text:style-name="P1" loext:marker-style-name="T14"><text:span text:style-name="T14"><text:s text:c="2"/>npm run build</text:span></text:p>
      <text:p text:style-name="P6" loext:marker-style-name="T14"/>
      <text:p text:style-name="P1" loext:marker-style-name="T14"><text:span text:style-name="T14"><text:s text:c="2"/>2. </text:span><text:span text:style-name="T20">Nahrát na WebKitty/Webglobe</text:span></text:p>
      <text:p text:style-name="P1" loext:marker-style-name="T14"><text:span text:style-name="T14"><text:s text:c="2"/>FTP Upload:</text:span></text:p>
      <text:p text:style-name="P1" loext:marker-style-name="T14"><text:span text:style-name="T14"><text:s text:c="2"/>/prosystem.space/</text:span></text:p>
      <text:p text:style-name="P1" loext:marker-style-name="T14"><text:soft-page-break/><text:span text:style-name="T14"><text:s text:c="2"/>├── index.html</text:span></text:p>
      <text:p text:style-name="P1" loext:marker-style-name="T14"><text:span text:style-name="T14"><text:s text:c="2"/>├── assets/</text:span></text:p>
      <text:p text:style-name="P1" loext:marker-style-name="T14"><text:span text:style-name="T14"><text:s text:c="2"/>└── .htaccess</text:span></text:p>
      <text:p text:style-name="P6" loext:marker-style-name="T14"/>
      <text:p text:style-name="P1" loext:marker-style-name="T14"><text:span text:style-name="T14"><text:s text:c="2"/>3. </text:span><text:span text:style-name="T20">Nasadit backend</text:span></text:p>
      <text:p text:style-name="P1" loext:marker-style-name="T14"><text:span text:style-name="T14"><text:s text:c="4"/>- Backend může běžet na: Railway, Render, nebo tvém hostingu (pokud podporuje Node.js)</text:span></text:p>
      <text:p text:style-name="P6" loext:marker-style-name="T14"/>
      <text:p text:style-name="P1" loext:marker-style-name="T14"><text:span text:style-name="T14"><text:s text:c="2"/></text:span><text:span text:style-name="T20">Výstup:</text:span><text:span text:style-name="T14"> Živá aplikace na tvých doménách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🎯 Timeline s konkrétními kroky:</text:span></text:p>
      <text:p text:style-name="P6" loext:marker-style-name="T14"/>
      <text:p text:style-name="P1" loext:marker-style-name="T14"><text:span text:style-name="T14"><text:s text:c="2"/>| Den <text:s text:c="4"/>| Co děláme <text:s text:c="28"/>| Výstup <text:s text:c="10"/>|</text:span></text:p>
      <text:p text:style-name="P1" loext:marker-style-name="T14"><text:span text:style-name="T14"><text:s text:c="2"/>|---------|---------------------------------------|------------------|</text:span></text:p>
      <text:p text:style-name="P1" loext:marker-style-name="T14"><text:span text:style-name="T14"><text:s text:c="2"/>| </text:span><text:span text:style-name="T20">DEN 1</text:span><text:span text:style-name="T14"> <text:s text:c="2"/>| Supabase setup + schéma <text:s text:c="14"/>| Hotová DB <text:s text:c="7"/>|</text:span></text:p>
      <text:p text:style-name="P1" loext:marker-style-name="T14"><text:span text:style-name="T14"><text:s text:c="2"/>| </text:span><text:span text:style-name="T20">DEN 2-3</text:span><text:span text:style-name="T14"> | Repository Pattern + migrace backendu | Backend funguje <text:s/>|</text:span></text:p>
      <text:p text:style-name="P1" loext:marker-style-name="T14"><text:span text:style-name="T14"><text:s text:c="2"/>| </text:span><text:span text:style-name="T20">DEN 4-8</text:span><text:span text:style-name="T14"> | LifePro modul (backend + frontend) <text:s text:c="3"/>| LifePro ready <text:s text:c="3"/>|</text:span></text:p>
      <text:p text:style-name="P1" loext:marker-style-name="T14"><text:span text:style-name="T14"><text:s text:c="2"/>| </text:span><text:span text:style-name="T20">DEN 9</text:span><text:span text:style-name="T14"> <text:s text:c="2"/>| Deployment + testování <text:s text:c="15"/>| Živá aplikace <text:s text:c="3"/>|</text:span></text:p>
      <text:p text:style-name="P1" loext:marker-style-name="T14"><text:span text:style-name="T14"><text:s text:c="2"/>| </text:span><text:span text:style-name="T20">DEN 10</text:span><text:span text:style-name="T14"> <text:s/>| Polish + bugfixy <text:s text:c="21"/>| Production ready |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🚀 Začneme TEĎKA - První krok:</text:span></text:p>
      <text:p text:style-name="P6" loext:marker-style-name="T14"/>
      <text:p text:style-name="P1" loext:marker-style-name="T14"><text:span text:style-name="T14"><text:s text:c="2"/></text:span><text:span text:style-name="T20">1. Vytvoř Supabase projekt:</text:span></text:p>
      <text:p text:style-name="P6" loext:marker-style-name="T14"/>
      <text:p text:style-name="P1" loext:marker-style-name="T14"><text:span text:style-name="T14"><text:s text:c="2"/>1. Jdi na: </text:span><text:span text:style-name="T3">https://supabase.com</text:span></text:p>
      <text:p text:style-name="P1" loext:marker-style-name="T14"><text:span text:style-name="T14"><text:s text:c="2"/>2. Klikni "Start your project"</text:span></text:p>
      <text:p text:style-name="P1" loext:marker-style-name="T14"><text:span text:style-name="T14"><text:s text:c="2"/>3. Přihlaš se (GitHub nebo email)</text:span></text:p>
      <text:p text:style-name="P1" loext:marker-style-name="T14"><text:span text:style-name="T14"><text:s text:c="2"/>4. Klikni "New project"</text:span></text:p>
      <text:p text:style-name="P1" loext:marker-style-name="T14"><text:span text:style-name="T14"><text:s text:c="2"/>5. Vyplň:</text:span></text:p>
      <text:p text:style-name="P1" loext:marker-style-name="T14"><text:span text:style-name="T14"><text:s text:c="4"/>- </text:span><text:span text:style-name="T20">Name</text:span><text:span text:style-name="T14">: </text:span><text:span text:style-name="T3">digipro-ecosystem</text:span></text:p>
      <text:p text:style-name="P1" loext:marker-style-name="T14"><text:span text:style-name="T14"><text:s text:c="4"/>- </text:span><text:span text:style-name="T20">Database Password</text:span><text:span text:style-name="T14">: (vygeneruj silné, ulož!)</text:span></text:p>
      <text:p text:style-name="P1" loext:marker-style-name="T14"><text:span text:style-name="T14"><text:s text:c="4"/>- </text:span><text:span text:style-name="T20">Region</text:span><text:span text:style-name="T14">: </text:span><text:span text:style-name="T20">Central EU (Frankfurt)</text:span></text:p>
      <text:p text:style-name="P1" loext:marker-style-name="T14"><text:span text:style-name="T14"><text:s text:c="2"/>6. Klikni "Create new project"</text:span></text:p>
      <text:p text:style-name="P1" loext:marker-style-name="T14"><text:span text:style-name="T14"><text:s text:c="2"/>7. Počkej 2 min</text:span></text:p>
      <text:p text:style-name="P6" loext:marker-style-name="T14"/>
      <text:p text:style-name="P1" loext:marker-style-name="T14"><text:span text:style-name="T14"><text:s text:c="2"/></text:span><text:span text:style-name="T20">2. Pošli mi API klíče:</text:span></text:p>
      <text:p text:style-name="P6" loext:marker-style-name="T14"/>
      <text:p text:style-name="P1" loext:marker-style-name="T14"><text:span text:style-name="T14"><text:s text:c="2"/>Až je projekt ready:</text:span></text:p>
      <text:p text:style-name="P1" loext:marker-style-name="T14"><text:span text:style-name="T14"><text:s text:c="2"/>1. Klikni </text:span><text:span text:style-name="T20">Settings</text:span><text:span text:style-name="T14"> (ozubené kolečko dole vlevo)</text:span></text:p>
      <text:p text:style-name="P1" loext:marker-style-name="T14"><text:span text:style-name="T14"><text:s text:c="2"/>2. Klikni </text:span><text:span text:style-name="T20">API</text:span></text:p>
      <text:p text:style-name="P1" loext:marker-style-name="T14"><text:span text:style-name="T14"><text:s text:c="2"/>3. Zkopíruj a pošli mi:</text:span></text:p>
      <text:p text:style-name="P1" loext:marker-style-name="T14"><text:span text:style-name="T14"><text:s text:c="4"/>- Project URL</text:span></text:p>
      <text:p text:style-name="P1" loext:marker-style-name="T14"><text:span text:style-name="T14"><text:s text:c="4"/>- anon public key</text:span></text:p>
      <text:p text:style-name="P1" loext:marker-style-name="T14"><text:span text:style-name="T14"><text:s text:c="4"/>- service_role key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📋 Co budu dělat zatím:</text:span></text:p>
      <text:p text:style-name="P6" loext:marker-style-name="T14"/>
      <text:p text:style-name="P1" loext:marker-style-name="T14"><text:span text:style-name="T14"><text:s text:c="2"/>Zatímco ty zakládáš Supabase, já:</text:span></text:p>
      <text:p text:style-name="P6" loext:marker-style-name="T14"/>
      <text:p text:style-name="P1" loext:marker-style-name="T14"><text:span text:style-name="T14"><text:s text:c="2"/>1. ✅ Připravím konverzní skript SQLite → PostgreSQL</text:span></text:p>
      <text:p text:style-name="P1" loext:marker-style-name="T14"><text:span text:style-name="T14"><text:s text:c="2"/>2. ✅ Vytvořím Supabase schéma (PaymentsPro + LifePro)</text:span></text:p>
      <text:p text:style-name="P1" loext:marker-style-name="T14"><text:span text:style-name="T14"><text:s text:c="2"/>3. ✅ Připravím Repository Pattern šablony</text:span></text:p>
      <text:p text:style-name="P1" loext:marker-style-name="T14"><text:span text:style-name="T14"><text:s text:c="2"/>4. ✅ Napíšu deployment dokumentaci</text:span></text:p>
      <text:p text:style-name="P6" loext:marker-style-name="T14"><text:soft-page-break/></text:p>
      <text:p text:style-name="P1" loext:marker-style-name="T14"><text:span text:style-name="T14"><text:s text:c="2"/>---</text:span></text:p>
      <text:p text:style-name="P12"><text:span text:style-name="T37"><text:s text:c="2"/></text:span><text:span text:style-name="T42">Začni vytvářet Supabase projekt a pošli mi klíče, pak pokračujeme! 🚀</text:span></text:p>
      <text:p text:style-name="P12"><text:span text:style-name="T41"/></text:p>
      <text:p text:style-name="P9">------------</text:p>
      <text:p text:style-name="P1" loext:marker-style-name="T11"><text:span text:style-name="T46">API - r</text:span><text:span text:style-name="T48">áda bych si je zapsala do projektu sama a asi bych chtěla, aby k nim neměl nikdo přístup včetně tebe, jde to? </text:span></text:p>
      <text:p text:style-name="P4" loext:marker-style-name="T11"/>
      <text:p text:style-name="P1" loext:marker-style-name="T14"><text:span text:style-name="T48">⏺</text:span><text:span text:style-name="T11"> </text:span><text:span text:style-name="T20">ANO! Absolutně! To je SPRÁVNÝ přístup! 🔒</text:span></text:p>
      <text:p text:style-name="P6" loext:marker-style-name="T14"/>
      <text:p text:style-name="P1" loext:marker-style-name="T14"><text:span text:style-name="T14"><text:s text:c="2"/></text:span><text:span text:style-name="T20">✅ Bezpečnostní best practice - přesně tak to má být!</text:span></text:p>
      <text:p text:style-name="P6" loext:marker-style-name="T14"/>
      <text:p text:style-name="P1" loext:marker-style-name="T14"><text:span text:style-name="T14"><text:s text:c="2"/>Tvoje API klíče jsou </text:span><text:span text:style-name="T20">tvoje</text:span><text:span text:style-name="T14"> a nikdo jiný (včetně mě) by k nim neměl mít přístup.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🔐 Jak to uděláme bezpečně:</text:span></text:p>
      <text:p text:style-name="P6" loext:marker-style-name="T14"/>
      <text:p text:style-name="P1" loext:marker-style-name="T14"><text:span text:style-name="T14"><text:s text:c="2"/></text:span><text:span text:style-name="T20">Místo posílání klíčů - uděláš to sama:</text:span></text:p>
      <text:p text:style-name="P6" loext:marker-style-name="T14"/>
      <text:p text:style-name="P1" loext:marker-style-name="T14"><text:span text:style-name="T14"><text:s text:c="2"/>1. </text:span><text:span text:style-name="T20">Vytvoř </text:span><text:span text:style-name="T6">.env</text:span><text:span text:style-name="T20"> soubor</text:span><text:span text:style-name="T14"> v projektu</text:span></text:p>
      <text:p text:style-name="P1" loext:marker-style-name="T14"><text:span text:style-name="T14"><text:s text:c="2"/>2. </text:span><text:span text:style-name="T20">Zkopíruj klíče</text:span><text:span text:style-name="T14"> tam sama</text:span></text:p>
      <text:p text:style-name="P1" loext:marker-style-name="T14"><text:span text:style-name="T14"><text:s text:c="2"/>3. </text:span><text:span text:style-name="T20">Já ti řeknu JAK</text:span><text:span text:style-name="T14"> soubor strukturovat</text:span></text:p>
      <text:p text:style-name="P1" loext:marker-style-name="T14"><text:span text:style-name="T14"><text:s text:c="2"/>4. </text:span><text:span text:style-name="T20">Já ti ukážu KDE</text:span><text:span text:style-name="T14"> je použít v kódu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📝 KROK 1: Vytvoř </text:span><text:span text:style-name="T6">.env</text:span><text:span text:style-name="T20"> soubor</text:span></text:p>
      <text:p text:style-name="P6" loext:marker-style-name="T14"/>
      <text:p text:style-name="P1" loext:marker-style-name="T14"><text:span text:style-name="T14"><text:s text:c="2"/>V rootu projektu vytvoř soubor </text:span><text:span text:style-name="T3">.env</text:span><text:span text:style-name="T14">:</text:span></text:p>
      <text:p text:style-name="P6" loext:marker-style-name="T14"/>
      <text:p text:style-name="P1" loext:marker-style-name="T14"><text:span text:style-name="T14"><text:s text:c="2"/></text:span><text:span text:style-name="T52"># /Users/lenkaroubalova/Documents/Projekty/lifepro-original/.env</text:span></text:p>
      <text:p text:style-name="P6" loext:marker-style-name="T14"/>
      <text:p text:style-name="P1" loext:marker-style-name="T14"><text:span text:style-name="T14"><text:s text:c="2"/>Nebo pokud chceš oddělit backend a frontend:</text:span></text:p>
      <text:p text:style-name="P6" loext:marker-style-name="T14"/>
      <text:p text:style-name="P1" loext:marker-style-name="T14"><text:span text:style-name="T14"><text:s text:c="2"/></text:span><text:span text:style-name="T52"># Backend .env</text:span></text:p>
      <text:p text:style-name="P1" loext:marker-style-name="T14"><text:span text:style-name="T14"><text:s text:c="2"/>/Users/lenkaroubalova/Documents/Projekty/lifepro-original/backend/.env</text:span></text:p>
      <text:p text:style-name="P6" loext:marker-style-name="T14"/>
      <text:p text:style-name="P1" loext:marker-style-name="T14"><text:span text:style-name="T14"><text:s text:c="2"/></text:span><text:span text:style-name="T52"># Frontend .env</text:span></text:p>
      <text:p text:style-name="P1" loext:marker-style-name="T14"><text:span text:style-name="T14"><text:s text:c="2"/>/Users/lenkaroubalova/Documents/Projekty/lifepro-original/frontend/.env.local</text:span></text:p>
      <text:p text:style-name="P6" loext:marker-style-name="T14"/>
      <text:p text:style-name="P1" loext:marker-style-name="T14"><text:span text:style-name="T14"><text:s text:c="2"/>---</text:span></text:p>
      <text:p text:style-name="P1" loext:marker-style-name="T14"><text:span text:style-name="T14"><text:s text:c="2"/></text:span><text:span text:style-name="T20">📋 KROK 2: Struktura </text:span><text:span text:style-name="T6">.env</text:span><text:span text:style-name="T20"> souboru</text:span></text:p>
      <text:p text:style-name="P6" loext:marker-style-name="T14"/>
      <text:p text:style-name="P1" loext:marker-style-name="T14"><text:span text:style-name="T14"><text:s text:c="2"/></text:span><text:span text:style-name="T20">Pro backend</text:span><text:span text:style-name="T33"> (</text:span><text:span text:style-name="T66">backend/.env</text:span><text:span text:style-name="T33">):</text:span></text:p>
      <text:p text:style-name="P6" loext:marker-style-name="T14"/>
      <text:p text:style-name="P1" loext:marker-style-name="T14"><text:span text:style-name="T14"><text:s text:c="2"/># Supabase</text:span></text:p>
      <text:p text:style-name="P1" loext:marker-style-name="T8"><text:span text:style-name="T14"><text:s text:c="2"/>SUPABASE</text:span><text:span text:style-name="T24">_URL=https://tvuj-projekt.supabase.co</text:span></text:p>
      <text:p text:style-name="P1" loext:marker-style-name="T8"><text:span text:style-name="T8"><text:s text:c="2"/></text:span><text:span text:style-name="T24">SUPABASE_</text:span><text:span text:style-name="T8">ANON</text:span><text:span text:style-name="T24">_KEY=eyJhbGc...tvuj-anon-key</text:span></text:p>
      <text:p text:style-name="P1" loext:marker-style-name="T8"><text:span text:style-name="T8"><text:s text:c="2"/></text:span><text:span text:style-name="T24">SUPABASE_</text:span><text:span text:style-name="T8">SERVICE</text:span><text:span text:style-name="T24">_ROLE_</text:span><text:span text:style-name="T8">KEY=eyJhbGc...tvuj-service-role-key</text:span></text:p>
      <text:p text:style-name="P10" loext:marker-style-name="T8"/>
      <text:p text:style-name="P1" loext:marker-style-name="T8"><text:span text:style-name="T8"><text:s text:c="2"/># JWT Secret (vygeneruj náhodný string)</text:span></text:p>
      <text:p text:style-name="P1" loext:marker-style-name="T8"><text:span text:style-name="T8"><text:s text:c="2"/>JWT</text:span><text:span text:style-name="T24">_SECRET=tvuj-super-tajny-jwt-secret-min-32-znaku</text:span></text:p>
      <text:p text:style-name="P10" loext:marker-style-name="T8"/>
      <text:p text:style-name="P1" loext:marker-style-name="T8"><text:span text:style-name="T8"><text:s text:c="2"/></text:span><text:span text:style-name="T24"># Server</text:span></text:p>
      <text:p text:style-name="P1" loext:marker-style-name="T8"><text:soft-page-break/><text:span text:style-name="T8"><text:s text:c="2"/></text:span><text:span text:style-name="T24">PORT=3001</text:span></text:p>
      <text:p text:style-name="P1" loext:marker-style-name="T8"><text:span text:style-name="T8"><text:s text:c="2"/></text:span><text:span text:style-name="T24">NODE_</text:span><text:span text:style-name="T8">ENV=development</text:span></text:p>
      <text:p text:style-name="P10" loext:marker-style-name="T8"/>
      <text:p text:style-name="P1" loext:marker-style-name="T8"><text:span text:style-name="T8"><text:s text:c="2"/># Email (pokud používáš)</text:span></text:p>
      <text:p text:style-name="P1" loext:marker-style-name="T8"><text:span text:style-name="T8"><text:s text:c="2"/>SMTP</text:span><text:span text:style-name="T24">_HOST=smtp.seznam.cz</text:span></text:p>
      <text:p text:style-name="P1" loext:marker-style-name="T8"><text:span text:style-name="T8"><text:s text:c="2"/></text:span><text:span text:style-name="T24">SMTP_</text:span><text:span text:style-name="T8">PORT=465</text:span></text:p>
      <text:p text:style-name="P1" loext:marker-style-name="T8"><text:span text:style-name="T8"><text:s text:c="2"/>SMTP</text:span><text:span text:style-name="T24">_USER=tvuj-email@seznam.cz</text:span></text:p>
      <text:p text:style-name="P1" loext:marker-style-name="T8"><text:span text:style-name="T8"><text:s text:c="2"/></text:span><text:span text:style-name="T24">SMTP_</text:span><text:span text:style-name="T8">PASS=tvoje-heslo</text:span></text:p>
      <text:p text:style-name="P10" loext:marker-style-name="T8"/>
      <text:p text:style-name="P1" loext:marker-style-name="T8"><text:span text:style-name="T8"><text:s text:c="2"/># Claude AI (pro LifePro analýzy)</text:span></text:p>
      <text:p text:style-name="P1" loext:marker-style-name="T8"><text:span text:style-name="T8"><text:s text:c="2"/>ANTHROPIC</text:span><text:span text:style-name="T24">_API_</text:span><text:span text:style-name="T8">KEY=sk-ant-...tvuj-claude-key</text:span></text:p>
      <text:p text:style-name="P10" loext:marker-style-name="T8"/>
      <text:p text:style-name="P1" loext:marker-style-name="T8"><text:span text:style-name="T8"><text:s text:c="2"/></text:span><text:span text:style-name="T22">Pro frontend</text:span><text:span text:style-name="T34"> (</text:span><text:span text:style-name="T67">frontend/.env.local</text:span><text:span text:style-name="T34">):</text:span></text:p>
      <text:p text:style-name="P10" loext:marker-style-name="T8"/>
      <text:p text:style-name="P1" loext:marker-style-name="T8"><text:span text:style-name="T8"><text:s text:c="2"/># Supabase (JEN public klíče!)</text:span></text:p>
      <text:p text:style-name="P1" loext:marker-style-name="T8"><text:span text:style-name="T8"><text:s text:c="2"/>VITE</text:span><text:span text:style-name="T24">_SUPABASE_</text:span><text:span text:style-name="T8">URL=https://tvuj-projekt.supabase.co</text:span></text:p>
      <text:p text:style-name="P1" loext:marker-style-name="T8"><text:span text:style-name="T8"><text:s text:c="2"/>VITE</text:span><text:span text:style-name="T24">_SUPABASE_</text:span><text:span text:style-name="T8">ANON</text:span><text:span text:style-name="T24">_KEY=eyJhbGc...tvuj-anon-key</text:span></text:p>
      <text:p text:style-name="P10" loext:marker-style-name="T8"/>
      <text:p text:style-name="P1" loext:marker-style-name="T8"><text:span text:style-name="T8"><text:s text:c="2"/></text:span><text:span text:style-name="T24"># Backend API URL</text:span></text:p>
      <text:p text:style-name="P1" loext:marker-style-name="T8"><text:span text:style-name="T8"><text:s text:c="2"/></text:span><text:span text:style-name="T24">VITE_</text:span><text:span text:style-name="T8">API</text:span><text:span text:style-name="T24">_URL=http://localhost:3001</text:span></text:p>
      <text:p text:style-name="P10" loext:marker-style-name="T8"/>
      <text:p text:style-name="P1" loext:marker-style-name="T8"><text:span text:style-name="T8"><text:s text:c="2"/></text:span><text:span text:style-name="T24"># NIKDY tady nedávej service_</text:span><text:span text:style-name="T8">role key!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🔒 KROK 3: Zabezpeč </text:span><text:span text:style-name="T7">.env</text:span><text:span text:style-name="T22"> soubor</text:span></text:p>
      <text:p text:style-name="P10" loext:marker-style-name="T8"/>
      <text:p text:style-name="P1" loext:marker-style-name="T8"><text:span text:style-name="T8"><text:s text:c="2"/></text:span><text:span text:style-name="T22">Přidej do </text:span><text:span text:style-name="T7">.gitignore</text:span><text:span text:style-name="T22">:</text:span></text:p>
      <text:p text:style-name="P10" loext:marker-style-name="T8"/>
      <text:p text:style-name="P1" loext:marker-style-name="T8"><text:span text:style-name="T8"><text:s text:c="2"/># Environment variables</text:span></text:p>
      <text:p text:style-name="P1" loext:marker-style-name="T8"><text:span text:style-name="T8"><text:s text:c="2"/>.env</text:span></text:p>
      <text:p text:style-name="P1" loext:marker-style-name="T8"><text:span text:style-name="T8"><text:s text:c="2"/>.env.local</text:span></text:p>
      <text:p text:style-name="P1" loext:marker-style-name="T8"><text:span text:style-name="T8"><text:s text:c="2"/>.env.production</text:span></text:p>
      <text:p text:style-name="P1" loext:marker-style-name="T8"><text:span text:style-name="T8"><text:s text:c="2"/>.env.</text:span><text:span text:style-name="T24">*.local</text:span></text:p>
      <text:p text:style-name="P10" loext:marker-style-name="T8"/>
      <text:p text:style-name="P1" loext:marker-style-name="T8"><text:span text:style-name="T8"><text:s text:c="2"/></text:span><text:span text:style-name="T24"># Nikdy necommitovat klíče!</text:span></text:p>
      <text:p text:style-name="P1" loext:marker-style-name="T8"><text:span text:style-name="T8"><text:s text:c="2"/></text:span><text:span text:style-name="T27">**/.env</text:span></text:p>
      <text:p text:style-name="P1" loext:marker-style-name="T8"><text:span text:style-name="T8"><text:s text:c="2"/></text:span><text:span text:style-name="T27">**</text:span><text:span text:style-name="T24">/backend/.env</text:span></text:p>
      <text:p text:style-name="P1" loext:marker-style-name="T8"><text:span text:style-name="T8"><text:s text:c="2"/></text:span><text:span text:style-name="T27">**/frontend/.env.local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📖 KROK 4: Vytvoř </text:span><text:span text:style-name="T7">.env.example</text:span><text:span text:style-name="T22"> (šablonu)</text:span></text:p>
      <text:p text:style-name="P10" loext:marker-style-name="T8"/>
      <text:p text:style-name="P1" loext:marker-style-name="T8"><text:span text:style-name="T8"><text:s text:c="2"/>Pro ostatní vývojáře (nebo pro tebe v budoucnu) vytvoř </text:span><text:span text:style-name="T22">šablonu bez skutečných hodnot</text:span><text:span text:style-name="T8">:</text:span></text:p>
      <text:p text:style-name="P10" loext:marker-style-name="T8"/>
      <text:p text:style-name="P1" loext:marker-style-name="T8"><text:span text:style-name="T8"><text:s text:c="2"/></text:span><text:span text:style-name="T7">.env.example</text:span><text:span text:style-name="T22">:</text:span></text:p>
      <text:p text:style-name="P10" loext:marker-style-name="T8"/>
      <text:p text:style-name="P1" loext:marker-style-name="T8"><text:span text:style-name="T8"><text:s text:c="2"/># Supabase</text:span></text:p>
      <text:p text:style-name="P1" loext:marker-style-name="T8"><text:span text:style-name="T8"><text:s text:c="2"/>SUPABASE</text:span><text:span text:style-name="T24">_URL=https://your-project.supabase.co</text:span></text:p>
      <text:p text:style-name="P1" loext:marker-style-name="T8"><text:span text:style-name="T8"><text:s text:c="2"/></text:span><text:span text:style-name="T24">SUPABASE_</text:span><text:span text:style-name="T8">ANON</text:span><text:span text:style-name="T24">_KEY=your-anon-key-here</text:span></text:p>
      <text:p text:style-name="P1" loext:marker-style-name="T8"><text:span text:style-name="T8"><text:s text:c="2"/></text:span><text:span text:style-name="T24">SUPABASE_</text:span><text:span text:style-name="T8">SERVICE</text:span><text:span text:style-name="T24">_ROLE_</text:span><text:span text:style-name="T8">KEY=your-service-role-key-here</text:span></text:p>
      <text:p text:style-name="P10" loext:marker-style-name="T8"/>
      <text:p text:style-name="P1" loext:marker-style-name="T8"><text:span text:style-name="T8"><text:s text:c="2"/># JWT Secret</text:span></text:p>
      <text:p text:style-name="P1" loext:marker-style-name="T8"><text:span text:style-name="T8"><text:s text:c="2"/>JWT</text:span><text:span text:style-name="T24">_SECRET=generate-random-string-min-32-chars</text:span></text:p>
      <text:p text:style-name="P10" loext:marker-style-name="T8"/>
      <text:p text:style-name="P1" loext:marker-style-name="T8"><text:span text:style-name="T8"><text:s text:c="2"/></text:span><text:span text:style-name="T24"># Server</text:span></text:p>
      <text:p text:style-name="P1" loext:marker-style-name="T8"><text:soft-page-break/><text:span text:style-name="T8"><text:s text:c="2"/></text:span><text:span text:style-name="T24">PORT=3001</text:span></text:p>
      <text:p text:style-name="P1" loext:marker-style-name="T8"><text:span text:style-name="T8"><text:s text:c="2"/></text:span><text:span text:style-name="T24">NODE_</text:span><text:span text:style-name="T8">ENV=development</text:span></text:p>
      <text:p text:style-name="P10" loext:marker-style-name="T8"/>
      <text:p text:style-name="P1" loext:marker-style-name="T8"><text:span text:style-name="T8"><text:s text:c="2"/># Email</text:span></text:p>
      <text:p text:style-name="P1" loext:marker-style-name="T8"><text:span text:style-name="T8"><text:s text:c="2"/>SMTP</text:span><text:span text:style-name="T24">_HOST=smtp.example.com</text:span></text:p>
      <text:p text:style-name="P1" loext:marker-style-name="T8"><text:span text:style-name="T8"><text:s text:c="2"/></text:span><text:span text:style-name="T24">SMTP_</text:span><text:span text:style-name="T8">PORT=465</text:span></text:p>
      <text:p text:style-name="P1" loext:marker-style-name="T8"><text:span text:style-name="T8"><text:s text:c="2"/>SMTP</text:span><text:span text:style-name="T24">_USER=your-email@example.com</text:span></text:p>
      <text:p text:style-name="P1" loext:marker-style-name="T8"><text:span text:style-name="T8"><text:s text:c="2"/></text:span><text:span text:style-name="T24">SMTP_</text:span><text:span text:style-name="T8">PASS=your-password</text:span></text:p>
      <text:p text:style-name="P10" loext:marker-style-name="T8"/>
      <text:p text:style-name="P1" loext:marker-style-name="T8"><text:span text:style-name="T8"><text:s text:c="2"/># Claude AI</text:span></text:p>
      <text:p text:style-name="P1" loext:marker-style-name="T8"><text:span text:style-name="T8"><text:s text:c="2"/>ANTHROPIC</text:span><text:span text:style-name="T24">_API_</text:span><text:span text:style-name="T8">KEY=your-anthropic-key-here</text:span></text:p>
      <text:p text:style-name="P10" loext:marker-style-name="T8"/>
      <text:p text:style-name="P1" loext:marker-style-name="T8"><text:span text:style-name="T8"><text:s text:c="2"/></text:span><text:span text:style-name="T22">Tento soubor MŮŽEŠ</text:span><text:span text:style-name="T8"> commitnout do Gitu - nemá skutečné hodnoty.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🛠️ KROK 5: Jak použít v kódu (ukážu ti strukturu)</text:span></text:p>
      <text:p text:style-name="P10" loext:marker-style-name="T8"/>
      <text:p text:style-name="P1" loext:marker-style-name="T8"><text:span text:style-name="T8"><text:s text:c="2"/></text:span><text:span text:style-name="T22">Backend (</text:span><text:span text:style-name="T7">backend/lib/supabase.js</text:span><text:span text:style-name="T22">):</text:span></text:p>
      <text:p text:style-name="P10" loext:marker-style-name="T8"/>
      <text:p text:style-name="P1" loext:marker-style-name="T8"><text:span text:style-name="T8"><text:s text:c="2"/></text:span><text:span text:style-name="T55">import</text:span><text:span text:style-name="T8"> { createClient } </text:span><text:span text:style-name="T55">from</text:span><text:span text:style-name="T8"> </text:span><text:span text:style-name="T60">'@supabase/supabase-js'</text:span></text:p>
      <text:p text:style-name="P1" loext:marker-style-name="T8"><text:span text:style-name="T8"><text:s text:c="2"/></text:span><text:span text:style-name="T55">import</text:span><text:span text:style-name="T8"> dotenv </text:span><text:span text:style-name="T55">from</text:span><text:span text:style-name="T8"> </text:span><text:span text:style-name="T60">'dotenv'</text:span></text:p>
      <text:p text:style-name="P10" loext:marker-style-name="T8"/>
      <text:p text:style-name="P1" loext:marker-style-name="T8"><text:span text:style-name="T8"><text:s text:c="2"/></text:span><text:span text:style-name="T53">// Načti .env soubor</text:span></text:p>
      <text:p text:style-name="P1" loext:marker-style-name="T8"><text:span text:style-name="T8"><text:s text:c="2"/>dotenv.config()</text:span></text:p>
      <text:p text:style-name="P10" loext:marker-style-name="T8"/>
      <text:p text:style-name="P1" loext:marker-style-name="T8"><text:span text:style-name="T8"><text:s text:c="2"/></text:span><text:span text:style-name="T53">// Použij environment variables</text:span></text:p>
      <text:p text:style-name="P1" loext:marker-style-name="T8"><text:span text:style-name="T8"><text:s text:c="2"/></text:span><text:span text:style-name="T55">const</text:span><text:span text:style-name="T8"> supabaseUrl = process.env.SUPABASE_URL</text:span></text:p>
      <text:p text:style-name="P1" loext:marker-style-name="T8"><text:span text:style-name="T8"><text:s text:c="2"/></text:span><text:span text:style-name="T55">const</text:span><text:span text:style-name="T8"> supabaseServiceKey = process.env.SUPABASE_SERVICE_ROLE_KEY</text:span></text:p>
      <text:p text:style-name="P10" loext:marker-style-name="T8"/>
      <text:p text:style-name="P1" loext:marker-style-name="T8"><text:span text:style-name="T8"><text:s text:c="2"/></text:span><text:span text:style-name="T55">if</text:span><text:span text:style-name="T8"> (!supabaseUrl || !supabaseServiceKey) {</text:span></text:p>
      <text:p text:style-name="P1" loext:marker-style-name="T8"><text:span text:style-name="T8"><text:s text:c="4"/></text:span><text:span text:style-name="T55">throw</text:span><text:span text:style-name="T8"> </text:span><text:span text:style-name="T55">new</text:span><text:span text:style-name="T8"> </text:span><text:span text:style-name="T57">Error</text:span><text:span text:style-name="T8">(</text:span><text:span text:style-name="T60">'Missing Supabase environment variables! Check your .env file.'</text:span><text:span text:style-name="T8">)</text:span></text:p>
      <text:p text:style-name="P1" loext:marker-style-name="T8"><text:span text:style-name="T8"><text:s text:c="2"/>}</text:span></text:p>
      <text:p text:style-name="P10" loext:marker-style-name="T8"/>
      <text:p text:style-name="P1" loext:marker-style-name="T8"><text:span text:style-name="T8"><text:s text:c="2"/></text:span><text:span text:style-name="T53">// Vytvoř Supabase klienta</text:span></text:p>
      <text:p text:style-name="P1" loext:marker-style-name="T8"><text:span text:style-name="T8"><text:s text:c="2"/></text:span><text:span text:style-name="T55">export</text:span><text:span text:style-name="T8"> </text:span><text:span text:style-name="T55">const</text:span><text:span text:style-name="T8"> supabase = createClient(supabaseUrl, supabaseServiceKey)</text:span></text:p>
      <text:p text:style-name="P10" loext:marker-style-name="T8"/>
      <text:p text:style-name="P1" loext:marker-style-name="T8"><text:span text:style-name="T8"><text:s text:c="2"/></text:span><text:span text:style-name="T22">Frontend (</text:span><text:span text:style-name="T7">frontend/src/lib/supabase.js</text:span><text:span text:style-name="T22">):</text:span></text:p>
      <text:p text:style-name="P10" loext:marker-style-name="T8"/>
      <text:p text:style-name="P1" loext:marker-style-name="T8"><text:span text:style-name="T8"><text:s text:c="2"/></text:span><text:span text:style-name="T55">import</text:span><text:span text:style-name="T8"> { createClient } </text:span><text:span text:style-name="T55">from</text:span><text:span text:style-name="T8"> </text:span><text:span text:style-name="T60">'@supabase/supabase-js'</text:span></text:p>
      <text:p text:style-name="P10" loext:marker-style-name="T8"/>
      <text:p text:style-name="P1" loext:marker-style-name="T8"><text:span text:style-name="T8"><text:s text:c="2"/></text:span><text:span text:style-name="T53">// Vite automaticky načítá proměnné začínající VITE_</text:span></text:p>
      <text:p text:style-name="P1" loext:marker-style-name="T8"><text:span text:style-name="T8"><text:s text:c="2"/></text:span><text:span text:style-name="T55">const</text:span><text:span text:style-name="T8"> supabaseUrl = </text:span><text:span text:style-name="T55">import</text:span><text:span text:style-name="T8">.meta.env.VITE_SUPABASE_URL</text:span></text:p>
      <text:p text:style-name="P1" loext:marker-style-name="T8"><text:span text:style-name="T8"><text:s text:c="2"/></text:span><text:span text:style-name="T55">const</text:span><text:span text:style-name="T8"> supabaseAnonKey = </text:span><text:span text:style-name="T55">import</text:span><text:span text:style-name="T8">.meta.env.VITE_SUPABASE_ANON_KEY</text:span></text:p>
      <text:p text:style-name="P10" loext:marker-style-name="T8"/>
      <text:p text:style-name="P1" loext:marker-style-name="T8"><text:span text:style-name="T8"><text:s text:c="2"/></text:span><text:span text:style-name="T55">if</text:span><text:span text:style-name="T8"> (!supabaseUrl || !supabaseAnonKey) {</text:span></text:p>
      <text:p text:style-name="P1" loext:marker-style-name="T8"><text:span text:style-name="T8"><text:s text:c="4"/></text:span><text:span text:style-name="T55">throw</text:span><text:span text:style-name="T8"> </text:span><text:span text:style-name="T55">new</text:span><text:span text:style-name="T8"> </text:span><text:span text:style-name="T57">Error</text:span><text:span text:style-name="T8">(</text:span><text:span text:style-name="T60">'Missing Supabase environment variables! Check your .env.local file.'</text:span><text:span text:style-name="T8">)</text:span></text:p>
      <text:p text:style-name="P1" loext:marker-style-name="T8"><text:span text:style-name="T8"><text:s text:c="2"/>}</text:span></text:p>
      <text:p text:style-name="P10" loext:marker-style-name="T8"/>
      <text:p text:style-name="P1" loext:marker-style-name="T8"><text:span text:style-name="T8"><text:s text:c="2"/></text:span><text:span text:style-name="T55">export</text:span><text:span text:style-name="T8"> </text:span><text:span text:style-name="T55">const</text:span><text:span text:style-name="T8"> supabase = createClient(supabaseUrl, supabaseAnonKey)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🎯 Co TY uděláš:</text:span></text:p>
      <text:p text:style-name="P10" loext:marker-style-name="T8"/>
      <text:p text:style-name="P1" loext:marker-style-name="T8"><text:span text:style-name="T8"><text:s text:c="2"/>1. ✅ Vytvoříš Supabase projekt</text:span></text:p>
      <text:p text:style-name="P1" loext:marker-style-name="T8"><text:soft-page-break/><text:span text:style-name="T8"><text:s text:c="2"/>2. ✅ Zkopíruješ klíče do </text:span><text:span text:style-name="T1">.env</text:span><text:span text:style-name="T8"> souboru (sama, lokálně)</text:span></text:p>
      <text:p text:style-name="P1" loext:marker-style-name="T8"><text:span text:style-name="T8"><text:s text:c="2"/>3. ✅ Přidáš </text:span><text:span text:style-name="T1">.env</text:span><text:span text:style-name="T8"> do </text:span><text:span text:style-name="T1">.gitignore</text:span></text:p>
      <text:p text:style-name="P1" loext:marker-style-name="T8"><text:span text:style-name="T8"><text:s text:c="2"/>4. ✅ Řekneš mi "Hotovo!" (bez posílání klíčů)</text:span></text:p>
      <text:p text:style-name="P10" loext:marker-style-name="T8"/>
      <text:p text:style-name="P1" loext:marker-style-name="T8"><text:span text:style-name="T8"><text:s text:c="2"/></text:span><text:span text:style-name="T22">🎯 Co udělám JÁ:</text:span></text:p>
      <text:p text:style-name="P10" loext:marker-style-name="T8"/>
      <text:p text:style-name="P1" loext:marker-style-name="T8"><text:span text:style-name="T8"><text:s text:c="2"/>1. ✅ Vytvořím strukturu souborů (bez klíčů)</text:span></text:p>
      <text:p text:style-name="P1" loext:marker-style-name="T8"><text:span text:style-name="T8"><text:s text:c="2"/>2. ✅ Ukážu ti KDE klíče použít</text:span></text:p>
      <text:p text:style-name="P1" loext:marker-style-name="T8"><text:span text:style-name="T8"><text:s text:c="2"/>3. ✅ Vytvořím </text:span><text:span text:style-name="T1">.env.example</text:span><text:span text:style-name="T8"> šablonu</text:span></text:p>
      <text:p text:style-name="P1" loext:marker-style-name="T8"><text:span text:style-name="T8"><text:s text:c="2"/>4. ✅ Připravím Supabase SQL schéma (můžeš spustit sama)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📋 Návod pro tebe:</text:span></text:p>
      <text:p text:style-name="P10" loext:marker-style-name="T8"/>
      <text:p text:style-name="P1" loext:marker-style-name="T8"><text:span text:style-name="T8"><text:s text:c="2"/></text:span><text:span text:style-name="T22">1. Vytvoř Supabase projekt</text:span><text:span text:style-name="T34"> (jak jsem napsal výše)</text:span></text:p>
      <text:p text:style-name="P10" loext:marker-style-name="T8"/>
      <text:p text:style-name="P1" loext:marker-style-name="T8"><text:span text:style-name="T8"><text:s text:c="2"/></text:span><text:span text:style-name="T22">2. Po vytvoření projektu:</text:span></text:p>
      <text:p text:style-name="P10" loext:marker-style-name="T8"/>
      <text:p text:style-name="P1" loext:marker-style-name="T8"><text:span text:style-name="T8"><text:s text:c="2"/></text:span><text:span text:style-name="T22">Otevři Supabase dashboard:</text:span></text:p>
      <text:p text:style-name="P1" loext:marker-style-name="T8"><text:span text:style-name="T8"><text:s text:c="2"/>- Settings → API</text:span></text:p>
      <text:p text:style-name="P1" loext:marker-style-name="T8"><text:span text:style-name="T8"><text:s text:c="2"/>- </text:span><text:span text:style-name="T22">ZKOPÍRUJ</text:span><text:span text:style-name="T8"> (ale nepošílej mi!):</text:span></text:p>
      <text:p text:style-name="P1" loext:marker-style-name="T8"><text:span text:style-name="T8"><text:s text:c="4"/>- Project URL</text:span></text:p>
      <text:p text:style-name="P1" loext:marker-style-name="T8"><text:span text:style-name="T8"><text:s text:c="4"/>- anon public key</text:span></text:p>
      <text:p text:style-name="P1" loext:marker-style-name="T8"><text:span text:style-name="T8"><text:s text:c="4"/>- service_role key</text:span></text:p>
      <text:p text:style-name="P10" loext:marker-style-name="T8"/>
      <text:p text:style-name="P1" loext:marker-style-name="T8"><text:span text:style-name="T8"><text:s text:c="2"/></text:span><text:span text:style-name="T22">3. Vytvoř </text:span><text:span text:style-name="T7">.env</text:span><text:span text:style-name="T22"> soubory:</text:span></text:p>
      <text:p text:style-name="P10" loext:marker-style-name="T8"/>
      <text:p text:style-name="P1" loext:marker-style-name="T8"><text:span text:style-name="T8"><text:s text:c="2"/>V terminálu:</text:span></text:p>
      <text:p text:style-name="P1" loext:marker-style-name="T8"><text:span text:style-name="T8"><text:s text:c="2"/></text:span><text:span text:style-name="T57">cd</text:span><text:span text:style-name="T8"> /Users/lenkaroubalova/Documents/Projekty/lifepro-original</text:span></text:p>
      <text:p text:style-name="P10" loext:marker-style-name="T8"/>
      <text:p text:style-name="P1" loext:marker-style-name="T8"><text:span text:style-name="T8"><text:s text:c="2"/></text:span><text:span text:style-name="T53"># Pro backend</text:span></text:p>
      <text:p text:style-name="P1" loext:marker-style-name="T8"><text:span text:style-name="T8"><text:s text:c="2"/>touch backend/.env</text:span></text:p>
      <text:p text:style-name="P10" loext:marker-style-name="T8"/>
      <text:p text:style-name="P1" loext:marker-style-name="T8"><text:span text:style-name="T8"><text:s text:c="2"/></text:span><text:span text:style-name="T53"># Pro frontend</text:span></text:p>
      <text:p text:style-name="P1" loext:marker-style-name="T8"><text:span text:style-name="T8"><text:s text:c="2"/>touch frontend/.env.local</text:span></text:p>
      <text:p text:style-name="P10" loext:marker-style-name="T8"/>
      <text:p text:style-name="P1" loext:marker-style-name="T8"><text:span text:style-name="T8"><text:s text:c="2"/></text:span><text:span text:style-name="T22">4. Otevři soubory a vlož klíče:</text:span></text:p>
      <text:p text:style-name="P10" loext:marker-style-name="T8"/>
      <text:p text:style-name="P1" loext:marker-style-name="T8"><text:span text:style-name="T8"><text:s text:c="2"/></text:span><text:span text:style-name="T53"># Otevři v editoru</text:span></text:p>
      <text:p text:style-name="P1" loext:marker-style-name="T8"><text:span text:style-name="T8"><text:s text:c="2"/>code backend/.env</text:span></text:p>
      <text:p text:style-name="P1" loext:marker-style-name="T8"><text:span text:style-name="T8"><text:s text:c="2"/>code frontend/.env.local</text:span></text:p>
      <text:p text:style-name="P10" loext:marker-style-name="T8"/>
      <text:p text:style-name="P1" loext:marker-style-name="T8"><text:span text:style-name="T8"><text:s text:c="2"/>Vlož hodnoty podle šablon výše.</text:span></text:p>
      <text:p text:style-name="P10" loext:marker-style-name="T8"/>
      <text:p text:style-name="P1" loext:marker-style-name="T8"><text:span text:style-name="T8"><text:s text:c="2"/></text:span><text:span text:style-name="T22">5. Řekni mi "Hotovo!"</text:span></text:p>
      <text:p text:style-name="P10" loext:marker-style-name="T8"/>
      <text:p text:style-name="P1" loext:marker-style-name="T8"><text:span text:style-name="T8"><text:s text:c="2"/>A já pokračuju s vytvořením kódu který ty klíče </text:span><text:span text:style-name="T22">použije</text:span><text:span text:style-name="T8"> (ale neuvidí).</text:span></text:p>
      <text:p text:style-name="P10" loext:marker-style-name="T8"/>
      <text:p text:style-name="P1" loext:marker-style-name="T8"><text:span text:style-name="T8"><text:s text:c="2"/>---</text:span></text:p>
      <text:p text:style-name="P1" loext:marker-style-name="T8"><text:span text:style-name="T8"><text:s text:c="2"/></text:span><text:span text:style-name="T22">✅ Výhody tohoto přístupu:</text:span></text:p>
      <text:p text:style-name="P10" loext:marker-style-name="T8"/>
      <text:p text:style-name="P1" loext:marker-style-name="T8"><text:span text:style-name="T8"><text:s text:c="2"/>- 🔒 </text:span><text:span text:style-name="T22">Bezpečné</text:span><text:span text:style-name="T8"> - klíče zůstanou jen u tebe</text:span></text:p>
      <text:p text:style-name="P1" loext:marker-style-name="T8"><text:span text:style-name="T8"><text:s text:c="2"/>- 🔒 </text:span><text:span text:style-name="T22">Nezveřejníš</text:span><text:span text:style-name="T8"> je omylem v Gitu</text:span></text:p>
      <text:p text:style-name="P1" loext:marker-style-name="T8"><text:span text:style-name="T8"><text:s text:c="2"/>- 🔒 </text:span><text:span text:style-name="T22">Best practice</text:span><text:span text:style-name="T8"> - profesionální přístup</text:span></text:p>
      <text:p text:style-name="P1" loext:marker-style-name="T8"><text:span text:style-name="T8"><text:s text:c="2"/>- 🔒 </text:span><text:span text:style-name="T22">Můžeš sdílet projekt</text:span><text:span text:style-name="T8"> bez obav (jen bez </text:span><text:span text:style-name="T1">.env</text:span><text:span text:style-name="T8">)</text:span></text:p>
      <text:p text:style-name="P10" loext:marker-style-name="T8"/>
      <text:p text:style-name="P1" loext:marker-style-name="T8"><text:soft-page-break/><text:span text:style-name="T8"><text:s text:c="2"/>---</text:span></text:p>
      <text:p text:style-name="P1" loext:marker-style-name="T8"><text:span text:style-name="T8"><text:s text:c="2"/></text:span><text:span text:style-name="T22">Začni vytvářet Supabase projekt a když budeš mít klíče uložené v </text:span><text:span text:style-name="T7">.env</text:span><text:span text:style-name="T22">, dej mi vědět! 🚀</text:span></text:p>
      <text:p text:style-name="P12"><text:span text:style-name="T41"/></text:p>
      <text:p text:style-name="P9">-----------------</text:p>
      <text:p text:style-name="P1" loext:marker-style-name="T14"><text:span text:style-name="T23">Write</text:span><text:span text:style-name="T14">(.env.example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.env.example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===========================================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DIGIPRO ECOSYSTEM - Environment Variables <text:s text:c="11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===========================================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DŮLEŽITÉ: Zkopíruj tento soubor jako .env a vyplň skutečné hodnoty! <text:s text:c="8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NIKDY necommituj .env soubor do Gitu!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===========================================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SUPABASE - Database &amp; Auth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=========================================== <text:s text:c="113"/></text:span><text:span text:style-name="T30">│</text:span><text:span text:style-name="T14"> </text:span><text:span text:style-name="T3">│</text:span></text:p>
      <text:p text:style-name="P1" loext:marker-style-name="T8"><text:span text:style-name="T3">│</text:span><text:span text:style-name="T14"> </text:span><text:span text:style-name="T30">│</text:span><text:span text:style-name="T14"> SUPABASE</text:span><text:span text:style-name="T24">_URL=https://your-project.supabase.co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UPABASE_</text:span><text:span text:style-name="T8">ANON</text:span><text:span text:style-name="T24">_KEY=your-anon-public-key-here</text:span><text:span text:style-name="T8"> <text:s text:c="11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UPABASE_</text:span><text:span text:style-name="T8">SERVICE</text:span><text:span text:style-name="T24">_ROLE_</text:span><text:span text:style-name="T8">KEY=your-service-role-key-here <text:s text:c="10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===========================================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JWT - Authentication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===========================================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Vygeneruj náhodný string (min. 32 znaků) <text:s text:c="116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# Použij: openssl rand -base64 32 <text:s text:c="12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JWT</text:span><text:span text:style-name="T24">_SECRET=your-super-secret-jwt-key-min-32-characters</text:span><text:span text:style-name="T8"> <text:s text:c="10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SERVER - Backend Configuration</text:span><text:span text:style-name="T8"> <text:s text:c="12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PORT=3001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NODE_</text:span><text:span text:style-name="T8">ENV=development <text:s text:c="13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Pro produkci změň na: NODE</text:span><text:span text:style-name="T24">_ENV=production</text:span><text:span text:style-name="T8"> <text:s text:c="11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CORS - Allowed Origins</text:span><text:span text:style-name="T8"> <text:s text:c="13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Frontend URLs (oddělené čárkou)</text:span><text:span text:style-name="T8"> <text:s text:c="12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CORS_</text:span><text:span text:style-name="T8">ORIGIN=http://localhost:5173,http://localhost:3000,https://prosystem.space,https://proapp.cz <text:s text:c="6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===========================================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EMAIL - SMTP Configuration <text:s text:c="13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===========================================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Pro Seznam.cz email: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SMTP</text:span><text:span text:style-name="T24">_HOST=smtp.seznam.cz</text:span><text:span text:style-name="T8"> <text:s text:c="13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MTP_</text:span><text:span text:style-name="T8">PORT=465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SMTP</text:span><text:span text:style-name="T24">_SECURE=true</text:span><text:span text:style-name="T8"> <text:s text:c="14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MTP_</text:span><text:span text:style-name="T8">USER=your-email@seznam.cz <text:s text:c="12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SMTP</text:span><text:span text:style-name="T24">_PASS=your-email-password</text:span><text:span text:style-name="T8"> <text:s text:c="12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Pro Gmail: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4"># SMTP_</text:span><text:span text:style-name="T8">HOST=smtp.gmail.com <text:s text:c="13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SMTP</text:span><text:span text:style-name="T24">_PORT=587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SMTP_</text:span><text:span text:style-name="T8">USER=your-email@gmail.com <text:s text:c="12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SMTP</text:span><text:span text:style-name="T24">_PASS=your-app-specific-password</text:span><text:span text:style-name="T8"> <text:s text:c="12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Email odesílatele</text:span><text:span text:style-name="T8"> <text:s text:c="13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MTP_</text:span><text:span text:style-name="T8">FROM</text:span><text:span text:style-name="T24">_NAME=DigiPro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MTP_</text:span><text:span text:style-name="T8">FROM</text:span><text:span text:style-name="T24">_EMAIL=noreply@prosystem.space</text:span><text:span text:style-name="T8"> <text:s text:c="11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CLAUDE AI - LifePro Analysis</text:span><text:span text:style-name="T8"> <text:s text:c="12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ANTHROPIC_</text:span><text:span text:style-name="T8">API</text:span><text:span text:style-name="T24">_KEY=sk-ant-your-anthropic-api-key-here</text:span><text:span text:style-name="T8"> <text:s text:c="10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STRIPE - Payments (volitelné)</text:span><text:span text:style-name="T8"> <text:s text:c="12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TRIPE_</text:span><text:span text:style-name="T8">PUBLIC</text:span><text:span text:style-name="T24">_KEY=pk_</text:span><text:span text:style-name="T8">test</text:span><text:span text:style-name="T24">_your-stripe-public-key</text:span><text:span text:style-name="T8"> <text:s text:c="11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TRIPE_</text:span><text:span text:style-name="T8">SECRET</text:span><text:span text:style-name="T24">_KEY=sk_</text:span><text:span text:style-name="T8">test</text:span><text:span text:style-name="T24">_your-stripe-secret-key</text:span><text:span text:style-name="T8"> <text:s text:c="11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STRIPE_</text:span><text:span text:style-name="T8">WEBHOOK</text:span><text:span text:style-name="T24">_SECRET=whsec_</text:span><text:span text:style-name="T8">your-webhook-secret <text:s text:c="11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===========================================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DOMAINS - Production URLs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===========================================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FRONTEND</text:span><text:span text:style-name="T24">_URL=https://prosystem.space</text:span><text:span text:style-name="T8"> <text:s text:c="12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BACKEND_</text:span><text:span text:style-name="T8">URL=https://api.prosystem.space <text:s text:c="11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=========================================== <text:s text:c="113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# ADMIN - Default Admin User <text:s text:c="13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# ===========================================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ADMIN</text:span><text:span text:style-name="T24">_EMAIL=lenkaroubalova@seznam.cz</text:span><text:span text:style-name="T8"> <text:s text:c="12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LOGGING &amp; MONITORING (volitelné)</text:span><text:span text:style-name="T8"> <text:s text:c="12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LOG_</text:span><text:span text:style-name="T8">LEVEL=info <text:s text:c="144"/></text:span><text:span text:style-name="T28">│</text:span><text:span text:style-name="T8"> </text:span><text:span text:style-name="T1">│</text:span></text:p>
      <text:p text:style-name="P12"><text:span text:style-name="T1">│</text:span><text:span text:style-name="T39"> </text:span><text:span text:style-name="T28">│</text:span><text:span text:style-name="T39"> # Možnosti: error, warn, info, debug <text:s text:c="3"/></text:span></text:p>
      <text:p text:style-name="P12"><text:span text:style-name="T41"/></text:p>
      <text:p text:style-name="P9">--------------------</text:p>
      <text:p text:style-name="P1" loext:marker-style-name="T11"><text:span text:style-name="T10"><text:s/>cat &gt; /Users/lenkaroubalova/Documents/Projekty/lifepro-original/lifepro-app/.env.example &lt;&lt; 'EOF' <text:s text:c="6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LIFEPRO FRONTEND - Environment Variables <text:s text:c="118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DŮLEŽITÉ: Zkopíruj tento soubor jako .env.local a vyplň skutečné hodnoty! <text:s text:c="85"/></text:span><text:span text:style-name="T5">│</text:span></text:p>
      <text:p text:style-name="P1" loext:marker-style-name="T11"><text:span text:style-name="T5">│</text:span><text:span text:style-name="T11"> <text:s text:c="2"/># Pro Vite všechny proměnné MUSÍ začínat VITE_ <text:s text:c="114"/></text:span><text:span text:style-name="T5">│</text:span></text:p>
      <text:p text:style-name="P1" loext:marker-style-name="T11"><text:span text:style-name="T5">│</text:span><text:span text:style-name="T11"> <text:s text:c="16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SUPABASE - Public Keys Only! <text:s text:c="130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⚠️ POZOR: Na frontendu NIKDY nepoužívej service_role key! <text:s text:c="101"/></text:span><text:span text:style-name="T5">│</text:span></text:p>
      <text:p text:style-name="P1" loext:marker-style-name="T11"><text:span text:style-name="T5">│</text:span><text:span text:style-name="T11"> <text:s text:c="2"/>VITE_SUPABASE_URL=https://your-project.supabase.co <text:s text:c="110"/></text:span><text:span text:style-name="T5">│</text:span></text:p>
      <text:p text:style-name="P1" loext:marker-style-name="T11"><text:span text:style-name="T5">│</text:span><text:span text:style-name="T11"> <text:s text:c="2"/>VITE_SUPABASE_ANON_KEY=your-anon-public-key-here <text:s text:c="112"/></text:span><text:span text:style-name="T5">│</text:span></text:p>
      <text:p text:style-name="P1" loext:marker-style-name="T11"><text:span text:style-name="T5">│</text:span><text:span text:style-name="T11"> <text:s text:c="16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API - Backend URL <text:s text:c="141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oft-page-break/><text:span text:style-name="T5">│</text:span><text:span text:style-name="T11"> <text:s text:c="2"/># Development <text:s text:c="147"/></text:span><text:span text:style-name="T5">│</text:span></text:p>
      <text:p text:style-name="P1" loext:marker-style-name="T11"><text:span text:style-name="T5">│</text:span><text:span text:style-name="T11"> <text:s text:c="2"/>VITE_API_URL=http://localhost:3001 <text:s text:c="126"/></text:span><text:span text:style-name="T5">│</text:span></text:p>
      <text:p text:style-name="P1" loext:marker-style-name="T11"><text:span text:style-name="T5">│</text:span><text:span text:style-name="T11"> <text:s text:c="163"/></text:span><text:span text:style-name="T5">│</text:span></text:p>
      <text:p text:style-name="P1" loext:marker-style-name="T11"><text:span text:style-name="T5">│</text:span><text:span text:style-name="T11"> <text:s text:c="2"/># Production (změň při nasazení) <text:s text:c="128"/></text:span><text:span text:style-name="T5">│</text:span></text:p>
      <text:p text:style-name="P1" loext:marker-style-name="T11"><text:span text:style-name="T5">│</text:span><text:span text:style-name="T11"> <text:s text:c="2"/># VITE_API_URL=https://api.prosystem.space <text:s text:c="118"/></text:span><text:span text:style-name="T5">│</text:span></text:p>
      <text:p text:style-name="P1" loext:marker-style-name="T11"><text:span text:style-name="T5">│</text:span><text:span text:style-name="T11"> <text:s text:c="16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APP - Configuration <text:s text:c="139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VITE_APP_NAME=LifePro <text:s text:c="139"/></text:span><text:span text:style-name="T5">│</text:span></text:p>
      <text:p text:style-name="P1" loext:marker-style-name="T11"><text:span text:style-name="T5">│</text:span><text:span text:style-name="T11"> <text:s text:c="2"/>VITE_APP_VERSION=1.0.0 <text:s text:c="138"/></text:span><text:span text:style-name="T5">│</text:span></text:p>
      <text:p text:style-name="P1" loext:marker-style-name="T11"><text:span text:style-name="T5">│</text:span><text:span text:style-name="T11"> <text:s text:c="16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FEATURES - Feature Flags <text:s text:c="134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VITE_ENABLE_AI_ANALYSIS=true <text:s text:c="132"/></text:span><text:span text:style-name="T5">│</text:span></text:p>
      <text:p text:style-name="P1" loext:marker-style-name="T11"><text:span text:style-name="T5">│</text:span><text:span text:style-name="T11"> <text:s text:c="2"/>VITE_ENABLE_PDF_EXPORT=true <text:s text:c="133"/></text:span><text:span text:style-name="T5">│</text:span></text:p>
      <text:p text:style-name="P1" loext:marker-style-name="T11"><text:span text:style-name="T5">│</text:span><text:span text:style-name="T11"> <text:s text:c="2"/>VITE_ENABLE_EMAIL_NOTIFICATIONS=true <text:s text:c="124"/></text:span><text:span text:style-name="T5">│</text:span></text:p>
      <text:p text:style-name="P1" loext:marker-style-name="T11"><text:span text:style-name="T5">│</text:span><text:span text:style-name="T11"> <text:s text:c="16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DOMAINS - Public URLs <text:s text:c="137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VITE_DOMAIN=prosystem.space <text:s text:c="133"/></text:span><text:span text:style-name="T5">│</text:span></text:p>
      <text:p text:style-name="P1" loext:marker-style-name="T11"><text:span text:style-name="T5">│</text:span><text:span text:style-name="T11"> <text:s text:c="2"/>VITE_APP_URL=https://prosystem.space <text:s text:c="124"/></text:span><text:span text:style-name="T5">│</text:span></text:p>
      <text:p text:style-name="P1" loext:marker-style-name="T11"><text:span text:style-name="T5">│</text:span><text:span text:style-name="T11"> <text:s text:c="16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ANALYTICS (volitelné) <text:s text:c="137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oft-page-break/><text:span text:style-name="T5">│</text:span><text:span text:style-name="T11"> <text:s text:c="2"/># Google Analytics <text:s text:c="142"/></text:span><text:span text:style-name="T5">│</text:span></text:p>
      <text:p text:style-name="P1" loext:marker-style-name="T11"><text:span text:style-name="T5">│</text:span><text:span text:style-name="T11"> <text:s text:c="2"/>VITE_GA_TRACKING_ID=G-XXXXXXXXXX <text:s text:c="128"/></text:span><text:span text:style-name="T5">│</text:span></text:p>
      <text:p text:style-name="P1" loext:marker-style-name="T11"><text:span text:style-name="T5">│</text:span><text:span text:style-name="T11"> <text:s text:c="163"/></text:span><text:span text:style-name="T5">│</text:span></text:p>
      <text:p text:style-name="P1" loext:marker-style-name="T11"><text:span text:style-name="T5">│</text:span><text:span text:style-name="T11"> <text:s text:c="2"/># Facebook Pixel <text:s text:c="144"/></text:span><text:span text:style-name="T5">│</text:span></text:p>
      <text:p text:style-name="P1" loext:marker-style-name="T11"><text:span text:style-name="T5">│</text:span><text:span text:style-name="T11"> <text:s text:c="2"/>VITE_FB_PIXEL_ID= <text:s text:c="143"/></text:span><text:span text:style-name="T5">│</text:span></text:p>
      <text:p text:style-name="P1" loext:marker-style-name="T11"><text:span text:style-name="T11">│ <text:s text:c="16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# SENTRY - Error Tracking (volitelné) <text:s text:c="123"/></text:span><text:span text:style-name="T5">│</text:span></text:p>
      <text:p text:style-name="P1" loext:marker-style-name="T11"><text:span text:style-name="T5">│</text:span><text:span text:style-name="T11"> <text:s text:c="2"/># =========================================== <text:s text:c="115"/></text:span><text:span text:style-name="T5">│</text:span></text:p>
      <text:p text:style-name="P1" loext:marker-style-name="T11"><text:span text:style-name="T5">│</text:span><text:span text:style-name="T11"> <text:s text:c="2"/>VITE_SENTRY_DSN= <text:s text:c="144"/></text:span><text:span text:style-name="T5">│</text:span></text:p>
      <text:p text:style-name="P1" loext:marker-style-name="T11"><text:span text:style-name="T5">│</text:span><text:span text:style-name="T11"> <text:s text:c="2"/>EOF <text:s text:c="157"/></text:span><text:span text:style-name="T5">│</text:span></text:p>
      <text:p text:style-name="P12"><text:span text:style-name="T5">│</text:span><text:span text:style-name="T36"> <text:s text:c="2"/></text:span><text:span text:style-name="T31">Create frontend .env.example template</text:span><text:span text:style-name="T36"> <text:s text:c="2"/></text:span></text:p>
      <text:p text:style-name="P12"><text:span text:style-name="T41"/></text:p>
      <text:p text:style-name="P9">-------------</text:p>
      <text:p text:style-name="P12"><text:span text:style-name="T41"/></text:p>
      <text:p text:style-name="P1" loext:marker-style-name="T14"><text:span text:style-name="T10"><text:s/></text:span><text:span text:style-name="T20">Write</text:span><text:span text:style-name="T14">(.gitignore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.gitignore</text:span><text:span text:style-name="T14"> <text:s text:c="14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===========================================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DIGIPRO ECOSYSTEM - Git Ignore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===========================================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===========================================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ENVIRONMENT VARIABLES - NIKDY NECOMMITOVAT!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=========================================== <text:s text:c="113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.env <text:s text:c="15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.env.local <text:s text:c="14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.env.development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.env.production <text:s text:c="143"/></text:span><text:span text:style-name="T30">│</text:span><text:span text:style-name="T14"> </text:span><text:span text:style-name="T3">│</text:span></text:p>
      <text:p text:style-name="P1" loext:marker-style-name="T8"><text:span text:style-name="T3">│</text:span><text:span text:style-name="T14"> </text:span><text:span text:style-name="T30">│</text:span><text:span text:style-name="T14"> .env.</text:span><text:span text:style-name="T24">*.local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/.env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</text:span><text:span text:style-name="T24">/backend/.env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/frontend/.env.local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</text:span><text:span text:style-name="T24">/lifepro-app/.env.local</text:span><text:span text:style-name="T8"> <text:s text:c="13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DEPENDENCIES</text:span><text:span text:style-name="T8"> <text:s text:c="14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node_modules/</text:span><text:span text:style-name="T8">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/node_modules/</text:span><text:span text:style-name="T8"> <text:s text:c="14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npm-debug.log*</text:span><text:span text:style-name="T8"> <text:s text:c="14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yarn-debug.log*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yarn-error.log*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pnpm-debug.log*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lerna-debug.log*</text:span><text:span text:style-name="T8"> <text:s text:c="14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package-lock.json</text:span><text:span text:style-name="T8"> <text:s text:c="14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yarn.lock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pnpm-lock.yaml</text:span><text:span text:style-name="T8"> <text:s text:c="14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BUILD OUTPUTS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dist/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7">dist-ssr/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build/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local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cache/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parcel-cache/</text:span><text:span text:style-name="T8"> <text:s text:c="14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next/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out/</text:span><text:span text:style-name="T8"> <text:s text:c="15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DATABASES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db</text:span><text:span text:style-name="T8"> <text:s text:c="15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db-shm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db-wal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sqlite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sqlite3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payments.db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digipro.db</text:span><text:span text:style-name="T8"> <text:s text:c="14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LOGS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logs/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log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npm-debug.log*</text:span><text:span text:style-name="T8"> <text:s text:c="14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yarn-debug.log*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yarn-error.log*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lerna-debug.log*</text:span><text:span text:style-name="T8"> <text:s text:c="142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7">pnpm-debug.log*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EDITOR DIRECTORIES</text:span><text:span text:style-name="T8"> <text:s text:c="13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vscode/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idea/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swp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swo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~</text:span><text:span text:style-name="T8"> <text:s text:c="15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DS_Store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Thumbs.db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TESTING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overage/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lcov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nyc_output/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jest/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TEMPORARY FILES</text:span><text:span text:style-name="T8"> <text:s text:c="14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tmp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temp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temp/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tmp/</text:span><text:span text:style-name="T8"> <text:s text:c="154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SENSITIVE DATA</text:span><text:span text:style-name="T8"> <text:s text:c="14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API Keys, Secrets, Certificates</text:span><text:span text:style-name="T8"> <text:s text:c="12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pem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key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crt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cer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ecrets/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redentials/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Backup files</text:span><text:span text:style-name="T8"> <text:s text:c="14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bak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backup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old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OS SPECIFIC</text:span><text:span text:style-name="T8">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macOS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DS_Store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AppleDouble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LSOverride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_*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Windows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Thumbs.db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7">ehthumbs.db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Desktop.ini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$RECYCLE.BIN/</text:span><text:span text:style-name="T8">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Linux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~</text:span><text:span text:style-name="T8"> <text:s text:c="15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nfs*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UPLOADS &amp; USER FILES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uploads/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public/uploads/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tatic/uploads/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PRODUCTION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vercel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netlify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firebase/</text:span><text:span text:style-name="T8"> <text:s text:c="14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firebaserc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MISCELLANEOUS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===========================================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pid</text:span><text:span text:style-name="T8"> <text:s text:c="15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.seed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7">*.pid.lock</text:span><text:span text:style-name="T8"> <text:s text:c="14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serverless/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fusebox/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dynamodb/</text:span><text:span text:style-name="T8"> <text:s text:c="14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tern-port</text:span><text:span text:style-name="T8"> <text:s text:c="14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yarn-integrity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.eslintcache</text:span><text:span text:style-name="T8"> <text:s text:c="146"/></text:span><text:span text:style-name="T28">│</text:span><text:span text:style-name="T8"> </text:span><text:span text:style-name="T1">│</text:span></text:p>
      <text:p text:style-name="P12"><text:span text:style-name="T1">│</text:span><text:span text:style-name="T39"> </text:span><text:span text:style-name="T28">│</text:span><text:span text:style-name="T39"> </text:span><text:span text:style-name="T64">.stylelintcache</text:span><text:span text:style-name="T39"> <text:s text:c="3"/></text:span></text:p>
      <text:p text:style-name="P12"><text:span text:style-name="T41"/></text:p>
      <text:p text:style-name="P9">---------</text:p>
      <text:p text:style-name="P1" loext:marker-style-name="T11"><text:span text:style-name="T46">⏺</text:span><text:span text:style-name="T11"> Nyní vytvořím kompletní Supabase SQL schéma:</text:span></text:p>
      <text:p text:style-name="P4" loext:marker-style-name="T11"/>
      <text:p text:style-name="P1" loext:marker-style-name="T14"><text:span text:style-name="T31">⏺</text:span><text:span text:style-name="T11"> </text:span><text:span text:style-name="T20">Write</text:span><text:span text:style-name="T14">(supabase-complete-schema.sql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supabase-complete-schema.sql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DIGIPRO ECOSYSTEM - Complete Supabase Schema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Obsahuje: PaymentsPro + LifePro + Shared tables</text:span><text:span text:style-name="T14">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PostgreSQL kompatibilní (konvertováno z SQLite)</text:span><text:span text:style-name="T14">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Enable UUID extension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EXTENSION IF </text:span><text:span text:style-name="T54">NOT</text:span><text:span text:style-name="T14"> </text:span><text:span text:style-name="T54">EXISTS</text:span><text:span text:style-name="T14"> "uuid-ossp"; <text:s text:c="11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2">-- SHARED TABLES - Auth &amp; Subscriptions</text:span><text:span text:style-name="T14">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Users table (hlavní auth tabulka)</text:span><text:span text:style-name="T14">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users (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email </text:span><text:span text:style-name="T68">VARCHAR</text:span><text:span text:style-name="T14">(</text:span><text:span text:style-name="T52">255</text:span><text:span text:style-name="T14">) </text:span><text:span text:style-name="T54">UNIQUE</text:span><text:span text:style-name="T14"> </text:span><text:span text:style-name="T54">NOT</text:span><text:span text:style-name="T14"> </text:span><text:span text:style-name="T54">NULL</text:span><text:span text:style-name="T14">,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assword_hash </text:span><text:span text:style-name="T68">VARCHAR</text:span><text:span text:style-name="T14">(</text:span><text:span text:style-name="T52">255</text:span><text:span text:style-name="T14">), </text:span><text:span text:style-name="T52">-- nullable pro OAuth users</text:span><text:span text:style-name="T14"> <text:s text:c="9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first_name </text:span><text:span text:style-name="T68">VARCHAR</text:span><text:span text:style-name="T14">(</text:span><text:span text:style-name="T52">100</text:span><text:span text:style-name="T14">),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last_name </text:span><text:span text:style-name="T68">VARCHAR</text:span><text:span text:style-name="T14">(</text:span><text:span text:style-name="T52">100</text:span><text:span text:style-name="T14">),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role </text:span><text:span text:style-name="T68">VARCHAR</text:span><text:span text:style-name="T14">(</text:span><text:span text:style-name="T52">20</text:span><text:span text:style-name="T14">) </text:span><text:span text:style-name="T54">DEFAULT</text:span><text:span text:style-name="T14"> </text:span><text:span text:style-name="T58">'user'</text:span><text:span text:style-name="T14"> </text:span><text:span text:style-name="T54">CHECK</text:span><text:span text:style-name="T14"> (role </text:span><text:span text:style-name="T54">IN</text:span><text:span text:style-name="T14"> (</text:span><text:span text:style-name="T58">'user'</text:span><text:span text:style-name="T14">, </text:span><text:span text:style-name="T58">'admin'</text:span><text:span text:style-name="T14">, </text:span><text:span text:style-name="T58">'super_admin'</text:span><text:span text:style-name="T14">)), <text:s text:c="7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email_verifie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active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oauth_provider </text:span><text:span text:style-name="T68">VARCHAR</text:span><text:span text:style-name="T14">(</text:span><text:span text:style-name="T52">50</text:span><text:span text:style-name="T14">), </text:span><text:span text:style-name="T52">-- 'google', 'apple', 'local'</text:span><text:span text:style-name="T14">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oauth_id </text:span><text:span text:style-name="T68">VARCHAR</text:span><text:span text:style-name="T14">(</text:span><text:span text:style-name="T52">255</text:span><text:span text:style-name="T14">),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vatar_url TEXT,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hone </text:span><text:span text:style-name="T68">VARCHAR</text:span><text:span text:style-name="T14">(</text:span><text:span text:style-name="T52">20</text:span><text:span text:style-name="T14">)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last_login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text:s text:c="11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Subscription plans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subscription_plans (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</text:span><text:span text:style-name="T68">VARCHAR</text:span><text:span text:style-name="T14">(</text:span><text:span text:style-name="T52">50</text:span><text:span text:style-name="T14">) </text:span><text:span text:style-name="T54">PRIMARY</text:span><text:span text:style-name="T14"> KEY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ame </text:span><text:span text:style-name="T68">VARCHAR</text:span><text:span text:style-name="T14">(</text:span><text:span text:style-name="T52">100</text:span><text:span text:style-name="T14">) </text:span><text:span text:style-name="T54">NOT</text:span><text:span text:style-name="T14"> </text:span><text:span text:style-name="T54">NULL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rice </text:span><text:span text:style-name="T68">DECIMAL</text:span><text:span text:style-name="T14">(</text:span><text:span text:style-name="T52">10</text:span><text:span text:style-name="T14">, </text:span><text:span text:style-name="T52">2</text:span><text:span text:style-name="T14">) </text:span><text:span text:style-name="T54">NOT</text:span><text:span text:style-name="T14"> </text:span><text:span text:style-name="T54">NULL</text:span><text:span text:style-name="T14">, <text:s text:c="124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currency </text:span><text:span text:style-name="T68">VARCHAR</text:span><text:span text:style-name="T14">(</text:span><text:span text:style-name="T52">3</text:span><text:span text:style-name="T14">) </text:span><text:span text:style-name="T54">DEFAULT</text:span><text:span text:style-name="T14"> </text:span><text:span text:style-name="T58">'CZK'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billing_period </text:span><text:span text:style-name="T68">VARCHAR</text:span><text:span text:style-name="T14">(</text:span><text:span text:style-name="T52">20</text:span><text:span text:style-name="T14">) </text:span><text:span text:style-name="T54">NOT</text:span><text:span text:style-name="T14"> </text:span><text:span text:style-name="T54">NULL</text:span><text:span text:style-name="T14"> </text:span><text:span text:style-name="T54">CHECK</text:span><text:span text:style-name="T14"> (billing_period </text:span><text:span text:style-name="T54">IN</text:span><text:span text:style-name="T14"> (</text:span><text:span text:style-name="T58">'monthly'</text:span><text:span text:style-name="T14">, </text:span><text:span text:style-name="T58">'yearly'</text:span><text:span text:style-name="T14">)), <text:s text:c="7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max_users </text:span><text:span text:style-name="T68">INTEGER</text:span><text:span text:style-name="T14">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max_payments </text:span><text:span text:style-name="T68">INTEGER</text:span><text:span text:style-name="T14">,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features JSONB,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active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User subscriptions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user_subscriptions (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lan_id </text:span><text:span text:style-name="T68">VARCHAR</text:span><text:span text:style-name="T14">(</text:span><text:span text:style-name="T52">50</text:span><text:span text:style-name="T14">) </text:span><text:span text:style-name="T54">REFERENCES</text:span><text:span text:style-name="T14"> subscription_plans(id), <text:s text:c="10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tatus </text:span><text:span text:style-name="T68">VARCHAR</text:span><text:span text:style-name="T14">(</text:span><text:span text:style-name="T52">20</text:span><text:span text:style-name="T14">) </text:span><text:span text:style-name="T54">DEFAULT</text:span><text:span text:style-name="T14"> </text:span><text:span text:style-name="T58">'active'</text:span><text:span text:style-name="T14"> </text:span><text:span text:style-name="T54">CHECK</text:span><text:span text:style-name="T14"> (status </text:span><text:span text:style-name="T54">IN</text:span><text:span text:style-name="T14"> (</text:span><text:span text:style-name="T58">'active'</text:span><text:span text:style-name="T14">, </text:span><text:span text:style-name="T58">'cancelled'</text:span><text:span text:style-name="T14">, </text:span><text:span text:style-name="T58">'expired'</text:span><text:span text:style-name="T14">, </text:span><text:span text:style-name="T58">'trial'</text:span><text:span text:style-name="T14">)), <text:s text:c="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urrent_period_star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,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urrent_period_end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,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ancel_at_period_en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tripe_customer_id </text:span><text:span text:style-name="T68">VARCHAR</text:span><text:span text:style-name="T14">(</text:span><text:span text:style-name="T52">255</text:span><text:span text:style-name="T14">),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tripe_subscription_id </text:span><text:span text:style-name="T68">VARCHAR</text:span><text:span text:style-name="T14">(</text:span><text:span text:style-name="T52">255</text:span><text:span text:style-name="T14">), <text:s text:c="11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Module access (která moduly má user k dispozici)</text:span><text:span text:style-name="T14">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module_access ( <text:s text:c="116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module_name </text:span><text:span text:style-name="T68">VARCHAR</text:span><text:span text:style-name="T14">(</text:span><text:span text:style-name="T52">50</text:span><text:span text:style-name="T14">) </text:span><text:span text:style-name="T54">NOT</text:span><text:span text:style-name="T14"> </text:span><text:span text:style-name="T54">NULL</text:span><text:span text:style-name="T14">, </text:span><text:span text:style-name="T52">-- 'paymentspro', 'lifepro', 'digipro'</text:span><text:span text:style-name="T14"> <text:s text:c="8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enabled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expires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, <text:s text:c="11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NIQUE</text:span><text:span text:style-name="T14">(user_id, module_name)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Audit logs</text:span><text:span text:style-name="T14"> <text:s text:c="14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audit_logs (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</text:span><text:span text:style-name="T54">SET</text:span><text:span text:style-name="T14"> </text:span><text:span text:style-name="T54">NULL</text:span><text:span text:style-name="T14">, <text:s text:c="10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ction </text:span><text:span text:style-name="T68">VARCHAR</text:span><text:span text:style-name="T14">(</text:span><text:span text:style-name="T52">100</text:span><text:span text:style-name="T14">) </text:span><text:span text:style-name="T54">NOT</text:span><text:span text:style-name="T14"> </text:span><text:span text:style-name="T54">NULL</text:span><text:span text:style-name="T14">,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able_name </text:span><text:span text:style-name="T68">VARCHAR</text:span><text:span text:style-name="T14">(</text:span><text:span text:style-name="T52">100</text:span><text:span text:style-name="T14">),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record_id </text:span><text:span text:style-name="T68">VARCHAR</text:span><text:span text:style-name="T14">(</text:span><text:span text:style-name="T52">255</text:span><text:span text:style-name="T14">),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old_values JSONB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ew_values JSONB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p_address INET,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agent TEXT,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PAYMENTSPRO TABLES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2">-- Category groups</text:span><text:span text:style-name="T14">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category_groups ( <text:s text:c="11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ame </text:span><text:span text:style-name="T68">VARCHAR</text:span><text:span text:style-name="T14">(</text:span><text:span text:style-name="T52">100</text:span><text:span text:style-name="T14">) </text:span><text:span text:style-name="T54">NOT</text:span><text:span text:style-name="T14"> </text:span><text:span text:style-name="T54">NULL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ype </text:span><text:span text:style-name="T68">VARCHAR</text:span><text:span text:style-name="T14">(</text:span><text:span text:style-name="T52">20</text:span><text:span text:style-name="T14">) </text:span><text:span text:style-name="T54">CHECK</text:span><text:span text:style-name="T14"> (type </text:span><text:span text:style-name="T54">IN</text:span><text:span text:style-name="T14"> (</text:span><text:span text:style-name="T58">'business'</text:span><text:span text:style-name="T14">, </text:span><text:span text:style-name="T58">'personal'</text:span><text:span text:style-name="T14">, </text:span><text:span text:style-name="T58">'mixed'</text:span><text:span text:style-name="T14">)), <text:s text:c="8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con </text:span><text:span text:style-name="T68">VARCHAR</text:span><text:span text:style-name="T14">(</text:span><text:span text:style-name="T52">10</text:span><text:span text:style-name="T14">)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lor </text:span><text:span text:style-name="T68">VARCHAR</text:span><text:span text:style-name="T14">(</text:span><text:span text:style-name="T52">7</text:span><text:span text:style-name="T14">)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ort_order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Categories</text:span><text:span text:style-name="T14"> <text:s text:c="14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categories (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ame </text:span><text:span text:style-name="T68">VARCHAR</text:span><text:span text:style-name="T14">(</text:span><text:span text:style-name="T52">100</text:span><text:span text:style-name="T14">) </text:span><text:span text:style-name="T54">NOT</text:span><text:span text:style-name="T14"> </text:span><text:span text:style-name="T54">NULL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con </text:span><text:span text:style-name="T68">VARCHAR</text:span><text:span text:style-name="T14">(</text:span><text:span text:style-name="T52">10</text:span><text:span text:style-name="T14">) </text:span><text:span text:style-name="T54">DEFAULT</text:span><text:span text:style-name="T14"> </text:span><text:span text:style-name="T58">'📦'</text:span><text:span text:style-name="T14">,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lor </text:span><text:span text:style-name="T68">VARCHAR</text:span><text:span text:style-name="T14">(</text:span><text:span text:style-name="T52">7</text:span><text:span text:style-name="T14">) </text:span><text:span text:style-name="T54">DEFAULT</text:span><text:span text:style-name="T14"> </text:span><text:span text:style-name="T58">'#9E9E9E'</text:span><text:span text:style-name="T14">,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group_id UUID </text:span><text:span text:style-name="T54">REFERENCES</text:span><text:span text:style-name="T14"> category_groups(id) </text:span><text:span text:style-name="T54">ON</text:span><text:span text:style-name="T14"> </text:span><text:span text:style-name="T54">DELETE</text:span><text:span text:style-name="T14"> </text:span><text:span text:style-name="T54">SET</text:span><text:span text:style-name="T14"> </text:span><text:span text:style-name="T54">NULL</text:span><text:span text:style-name="T14">, <text:s text:c="9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ustom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ort_order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ype </text:span><text:span text:style-name="T68">VARCHAR</text:span><text:span text:style-name="T14">(</text:span><text:span text:style-name="T52">20</text:span><text:span text:style-name="T14">) </text:span><text:span text:style-name="T54">CHECK</text:span><text:span text:style-name="T14"> (type </text:span><text:span text:style-name="T54">IN</text:span><text:span text:style-name="T14"> (</text:span><text:span text:style-name="T58">'business'</text:span><text:span text:style-name="T14">, </text:span><text:span text:style-name="T58">'personal'</text:span><text:span text:style-name="T14">, </text:span><text:span text:style-name="T58">'mixed'</text:span><text:span text:style-name="T14">)), <text:s text:c="8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ooltip TEXT,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description TEXT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Payments</text:span><text:span text:style-name="T14"> <text:s text:c="14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payments ( <text:s text:c="12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itle </text:span><text:span text:style-name="T68">VARCHAR</text:span><text:span text:style-name="T14">(</text:span><text:span text:style-name="T52">255</text:span><text:span text:style-name="T14">) </text:span><text:span text:style-name="T54">NOT</text:span><text:span text:style-name="T14"> </text:span><text:span text:style-name="T54">NULL</text:span><text:span text:style-name="T14">,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mpany </text:span><text:span text:style-name="T68">VARCHAR</text:span><text:span text:style-name="T14">(</text:span><text:span text:style-name="T52">255</text:span><text:span text:style-name="T14">),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link TEXT,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mount </text:span><text:span text:style-name="T68">DECIMAL</text:span><text:span text:style-name="T14">(</text:span><text:span text:style-name="T52">10</text:span><text:span text:style-name="T14">, </text:span><text:span text:style-name="T52">2</text:span><text:span text:style-name="T14">) </text:span><text:span text:style-name="T54">NOT</text:span><text:span text:style-name="T14"> </text:span><text:span text:style-name="T54">NULL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urrency </text:span><text:span text:style-name="T68">VARCHAR</text:span><text:span text:style-name="T14">(</text:span><text:span text:style-name="T52">3</text:span><text:span text:style-name="T14">) </text:span><text:span text:style-name="T54">DEFAULT</text:span><text:span text:style-name="T14"> </text:span><text:span text:style-name="T58">'CZK'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ategory_id UUID </text:span><text:span text:style-name="T54">REFERENCES</text:span><text:span text:style-name="T14"> categories(id) </text:span><text:span text:style-name="T54">ON</text:span><text:span text:style-name="T14"> </text:span><text:span text:style-name="T54">DELETE</text:span><text:span text:style-name="T14"> </text:span><text:span text:style-name="T54">SET</text:span><text:span text:style-name="T14"> </text:span><text:span text:style-name="T54">NULL</text:span><text:span text:style-name="T14">, <text:s text:c="9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frequency </text:span><text:span text:style-name="T68">VARCHAR</text:span><text:span text:style-name="T14">(</text:span><text:span text:style-name="T52">20</text:span><text:span text:style-name="T14">) </text:span><text:span text:style-name="T54">NOT</text:span><text:span text:style-name="T14"> </text:span><text:span text:style-name="T54">NULL</text:span><text:span text:style-name="T14"> </text:span><text:span text:style-name="T54">CHECK</text:span><text:span text:style-name="T14"> (frequency </text:span><text:span text:style-name="T54">IN</text:span><text:span text:style-name="T14"> (</text:span><text:span text:style-name="T58">'once'</text:span><text:span text:style-name="T14">, </text:span><text:span text:style-name="T58">'weekly'</text:span><text:span text:style-name="T14">, </text:span><text:span text:style-name="T58">'monthly'</text:span><text:span text:style-name="T14">, </text:span><text:span text:style-name="T58">'quarterly'</text:span><text:span text:style-name="T14">, </text:span><text:span text:style-name="T58">'yearly'</text:span><text:span text:style-name="T14">)), <text:s text:c="4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due_date </text:span><text:span text:style-name="T68">DATE</text:span><text:span text:style-name="T14"> </text:span><text:span text:style-name="T54">NOT</text:span><text:span text:style-name="T14"> </text:span><text:span text:style-name="T54">NULL</text:span><text:span text:style-name="T14">,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otes TEXT,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active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pai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archive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permanently_archive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delete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riority </text:span><text:span text:style-name="T68">INTEGER</text:span><text:span text:style-name="T14"> </text:span><text:span text:style-name="T54">DEFAULT</text:span><text:span text:style-name="T14"> </text:span><text:span text:style-name="T52">1</text:span><text:span text:style-name="T14"> </text:span><text:span text:style-name="T54">CHECK</text:span><text:span text:style-name="T14"> (priority </text:span><text:span text:style-name="T54">BETWEEN</text:span><text:span text:style-name="T14"> </text:span><text:span text:style-name="T52">1</text:span><text:span text:style-name="T14"> </text:span><text:span text:style-name="T54">AND</text:span><text:span text:style-name="T14"> </text:span><text:span text:style-name="T52">3</text:span><text:span text:style-name="T14">), <text:s text:c="9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ype </text:span><text:span text:style-name="T68">VARCHAR</text:span><text:span text:style-name="T14">(</text:span><text:span text:style-name="T52">20</text:span><text:span text:style-name="T14">) </text:span><text:span text:style-name="T54">DEFAULT</text:span><text:span text:style-name="T14"> </text:span><text:span text:style-name="T58">'personal'</text:span><text:span text:style-name="T14"> </text:span><text:span text:style-name="T54">CHECK</text:span><text:span text:style-name="T14"> (type </text:span><text:span text:style-name="T54">IN</text:span><text:span text:style-name="T14"> (</text:span><text:span text:style-name="T58">'business'</text:span><text:span text:style-name="T14">, </text:span><text:span text:style-name="T58">'personal'</text:span><text:span text:style-name="T14">)), <text:s text:c="7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2">-- Banking fields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bank_account </text:span><text:span text:style-name="T68">VARCHAR</text:span><text:span text:style-name="T14">(</text:span><text:span text:style-name="T52">50</text:span><text:span text:style-name="T14">),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bank_code </text:span><text:span text:style-name="T68">VARCHAR</text:span><text:span text:style-name="T14">(</text:span><text:span text:style-name="T52">10</text:span><text:span text:style-name="T14">),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tanding_order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17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payment_method </text:span><text:span text:style-name="T68">VARCHAR</text:span><text:span text:style-name="T14">(</text:span><text:span text:style-name="T52">20</text:span><text:span text:style-name="T14">) </text:span><text:span text:style-name="T54">DEFAULT</text:span><text:span text:style-name="T14"> </text:span><text:span text:style-name="T58">'manual'</text:span><text:span text:style-name="T14">,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variable_symbol </text:span><text:span text:style-name="T68">VARCHAR</text:span><text:span text:style-name="T14">(</text:span><text:span text:style-name="T52">20</text:span><text:span text:style-name="T14">),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nstant_symbol </text:span><text:span text:style-name="T68">VARCHAR</text:span><text:span text:style-name="T14">(</text:span><text:span text:style-name="T52">20</text:span><text:span text:style-name="T14">),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pecific_symbol </text:span><text:span text:style-name="T68">VARCHAR</text:span><text:span text:style-name="T14">(</text:span><text:span text:style-name="T52">20</text:span><text:span text:style-name="T14">),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ban </text:span><text:span text:style-name="T68">VARCHAR</text:span><text:span text:style-name="T14">(</text:span><text:span text:style-name="T52">50</text:span><text:span text:style-name="T14">)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wift </text:span><text:span text:style-name="T68">VARCHAR</text:span><text:span text:style-name="T14">(</text:span><text:span text:style-name="T52">20</text:span><text:span text:style-name="T14">)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2">-- Trial &amp; subscription fields</text:span><text:span text:style-name="T14">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trial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rial_start_date </text:span><text:span text:style-name="T68">DATE</text:span><text:span text:style-name="T14">,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rial_end_date </text:span><text:span text:style-name="T68">DATE</text:span><text:span text:style-name="T14">,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ubscription_end_date </text:span><text:span text:style-name="T68">DATE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ubscription_status </text:span><text:span text:style-name="T68">VARCHAR</text:span><text:span text:style-name="T14">(</text:span><text:span text:style-name="T52">20</text:span><text:span text:style-name="T14">) </text:span><text:span text:style-name="T54">DEFAULT</text:span><text:span text:style-name="T14"> </text:span><text:span text:style-name="T58">'none'</text:span><text:span text:style-name="T14">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ubscription_start </text:span><text:span text:style-name="T68">DATE</text:span><text:span text:style-name="T14">,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renewal_period_days </text:span><text:span text:style-name="T68">INTEGER</text:span><text:span text:style-name="T14"> </text:span><text:span text:style-name="T54">DEFAULT</text:span><text:span text:style-name="T14"> </text:span><text:span text:style-name="T52">30</text:span><text:span text:style-name="T14">, <text:s text:c="11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uto_renew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2">-- Notification fields</text:span><text:span text:style-name="T14">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otification_days_before </text:span><text:span text:style-name="T68">INTEGER</text:span><text:span text:style-name="T14"> </text:span><text:span text:style-name="T54">DEFAULT</text:span><text:span text:style-name="T14"> </text:span><text:span text:style-name="T52">7</text:span><text:span text:style-name="T14">,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email_notifications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ms_notifications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1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otification_email </text:span><text:span text:style-name="T68">VARCHAR</text:span><text:span text:style-name="T14">(</text:span><text:span text:style-name="T52">255</text:span><text:span text:style-name="T14">),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otification_phone </text:span><text:span text:style-name="T68">VARCHAR</text:span><text:span text:style-name="T14">(</text:span><text:span text:style-name="T52">20</text:span><text:span text:style-name="T14">)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2">-- Payment enhancement fields</text:span><text:span text:style-name="T14">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aid_date </text:span><text:span text:style-name="T68">DATE</text:span><text:span text:style-name="T14">,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uto_copy_enable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1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Rezervy (finanční rezervy)</text:span><text:span text:style-name="T14">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rezervy (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ame </text:span><text:span text:style-name="T68">VARCHAR</text:span><text:span text:style-name="T14">(</text:span><text:span text:style-name="T52">255</text:span><text:span text:style-name="T14">) </text:span><text:span text:style-name="T54">NOT</text:span><text:span text:style-name="T14"> </text:span><text:span text:style-name="T54">NULL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arget_amount </text:span><text:span text:style-name="T68">DECIMAL</text:span><text:span text:style-name="T14">(</text:span><text:span text:style-name="T52">10</text:span><text:span text:style-name="T14">, </text:span><text:span text:style-name="T52">2</text:span><text:span text:style-name="T14">) </text:span><text:span text:style-name="T54">NOT</text:span><text:span text:style-name="T14"> </text:span><text:span text:style-name="T54">NULL</text:span><text:span text:style-name="T14">, <text:s text:c="11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urrent_amount </text:span><text:span text:style-name="T68">DECIMAL</text:span><text:span text:style-name="T14">(</text:span><text:span text:style-name="T52">10</text:span><text:span text:style-name="T14">, </text:span><text:span text:style-name="T52">2</text:span><text:span text:style-name="T14">) </text:span><text:span text:style-name="T54">DEFAULT</text:span><text:span text:style-name="T14"> </text:span><text:span text:style-name="T52">0</text:span><text:span text:style-name="T14">, <text:s text:c="11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monthly_contribution </text:span><text:span text:style-name="T68">DECIMAL</text:span><text:span text:style-name="T14">(</text:span><text:span text:style-name="T52">10</text:span><text:span text:style-name="T14">, </text:span><text:span text:style-name="T52">2</text:span><text:span text:style-name="T14">) </text:span><text:span text:style-name="T54">DEFAULT</text:span><text:span text:style-name="T14"> </text:span><text:span text:style-name="T52">0</text:span><text:span text:style-name="T14">,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urrency </text:span><text:span text:style-name="T68">VARCHAR</text:span><text:span text:style-name="T14">(</text:span><text:span text:style-name="T52">3</text:span><text:span text:style-name="T14">) </text:span><text:span text:style-name="T54">DEFAULT</text:span><text:span text:style-name="T14"> </text:span><text:span text:style-name="T58">'CZK'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lor </text:span><text:span text:style-name="T68">VARCHAR</text:span><text:span text:style-name="T14">(</text:span><text:span text:style-name="T52">7</text:span><text:span text:style-name="T14">) </text:span><text:span text:style-name="T54">DEFAULT</text:span><text:span text:style-name="T14"> </text:span><text:span text:style-name="T58">'#4CAF50'</text:span><text:span text:style-name="T14">,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con </text:span><text:span text:style-name="T68">VARCHAR</text:span><text:span text:style-name="T14">(</text:span><text:span text:style-name="T52">10</text:span><text:span text:style-name="T14">) </text:span><text:span text:style-name="T54">DEFAULT</text:span><text:span text:style-name="T14"> </text:span><text:span text:style-name="T58">'🏦'</text:span><text:span text:style-name="T14">,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description TEXT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arget_date </text:span><text:span text:style-name="T68">DATE</text:span><text:span text:style-name="T14">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ype </text:span><text:span text:style-name="T68">VARCHAR</text:span><text:span text:style-name="T14">(</text:span><text:span text:style-name="T52">20</text:span><text:span text:style-name="T14">) </text:span><text:span text:style-name="T54">DEFAULT</text:span><text:span text:style-name="T14"> </text:span><text:span text:style-name="T58">'personal'</text:span><text:span text:style-name="T14"> </text:span><text:span text:style-name="T54">CHECK</text:span><text:span text:style-name="T14"> (type </text:span><text:span text:style-name="T54">IN</text:span><text:span text:style-name="T14"> (</text:span><text:span text:style-name="T58">'business'</text:span><text:span text:style-name="T14">, </text:span><text:span text:style-name="T58">'personal'</text:span><text:span text:style-name="T14">)), <text:s text:c="7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active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archive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2">-- Banking fields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bank_account </text:span><text:span text:style-name="T68">VARCHAR</text:span><text:span text:style-name="T14">(</text:span><text:span text:style-name="T52">50</text:span><text:span text:style-name="T14">),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bank_code </text:span><text:span text:style-name="T68">VARCHAR</text:span><text:span text:style-name="T14">(</text:span><text:span text:style-name="T52">10</text:span><text:span text:style-name="T14">),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ban </text:span><text:span text:style-name="T68">VARCHAR</text:span><text:span text:style-name="T14">(</text:span><text:span text:style-name="T52">50</text:span><text:span text:style-name="T14">)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variable_symbol </text:span><text:span text:style-name="T68">VARCHAR</text:span><text:span text:style-name="T14">(</text:span><text:span text:style-name="T52">20</text:span><text:span text:style-name="T14">),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nstant_symbol </text:span><text:span text:style-name="T68">VARCHAR</text:span><text:span text:style-name="T14">(</text:span><text:span text:style-name="T52">20</text:span><text:span text:style-name="T14">), <text:s text:c="126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specific_symbol </text:span><text:span text:style-name="T68">VARCHAR</text:span><text:span text:style-name="T14">(</text:span><text:span text:style-name="T52">20</text:span><text:span text:style-name="T14">),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2">-- Additional fields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riority </text:span><text:span text:style-name="T68">VARCHAR</text:span><text:span text:style-name="T14">(</text:span><text:span text:style-name="T52">20</text:span><text:span text:style-name="T14">) </text:span><text:span text:style-name="T54">DEFAULT</text:span><text:span text:style-name="T14"> </text:span><text:span text:style-name="T58">'medium'</text:span><text:span text:style-name="T14"> </text:span><text:span text:style-name="T54">CHECK</text:span><text:span text:style-name="T14"> (priority </text:span><text:span text:style-name="T54">IN</text:span><text:span text:style-name="T14"> (</text:span><text:span text:style-name="T58">'low'</text:span><text:span text:style-name="T14">, </text:span><text:span text:style-name="T58">'medium'</text:span><text:span text:style-name="T14">, </text:span><text:span text:style-name="T58">'high'</text:span><text:span text:style-name="T14">)), <text:s text:c="7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urchase_url TEXT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mpany_name </text:span><text:span text:style-name="T68">VARCHAR</text:span><text:span text:style-name="T14">(</text:span><text:span text:style-name="T52">255</text:span><text:span text:style-name="T14">),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ategory_id UUID </text:span><text:span text:style-name="T54">REFERENCES</text:span><text:span text:style-name="T14"> categories(id) </text:span><text:span text:style-name="T54">ON</text:span><text:span text:style-name="T14"> </text:span><text:span text:style-name="T54">DELETE</text:span><text:span text:style-name="T14"> </text:span><text:span text:style-name="T54">SET</text:span><text:span text:style-name="T14"> </text:span><text:span text:style-name="T54">NULL</text:span><text:span text:style-name="T14">, <text:s text:c="9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Rezervy transactions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rezervy_transactions ( <text:s text:c="10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rezerva_id UUID </text:span><text:span text:style-name="T54">REFERENCES</text:span><text:span text:style-name="T14"> rezervy(id) </text:span><text:span text:style-name="T54">ON</text:span><text:span text:style-name="T14"> </text:span><text:span text:style-name="T54">DELETE</text:span><text:span text:style-name="T14"> CASCADE,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mount </text:span><text:span text:style-name="T68">DECIMAL</text:span><text:span text:style-name="T14">(</text:span><text:span text:style-name="T52">10</text:span><text:span text:style-name="T14">, </text:span><text:span text:style-name="T52">2</text:span><text:span text:style-name="T14">) </text:span><text:span text:style-name="T54">NOT</text:span><text:span text:style-name="T14"> </text:span><text:span text:style-name="T54">NULL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ransaction_type </text:span><text:span text:style-name="T68">VARCHAR</text:span><text:span text:style-name="T14">(</text:span><text:span text:style-name="T52">20</text:span><text:span text:style-name="T14">) </text:span><text:span text:style-name="T54">NOT</text:span><text:span text:style-name="T14"> </text:span><text:span text:style-name="T54">NULL</text:span><text:span text:style-name="T14"> </text:span><text:span text:style-name="T54">CHECK</text:span><text:span text:style-name="T14"> (transaction_type </text:span><text:span text:style-name="T54">IN</text:span><text:span text:style-name="T14"> (</text:span><text:span text:style-name="T58">'deposit'</text:span><text:span text:style-name="T14">, </text:span><text:span text:style-name="T58">'withdrawal'</text:span><text:span text:style-name="T14">)), <text:s text:c="6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description TEXT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ransaction_date </text:span><text:span text:style-name="T68">DATE</text:span><text:span text:style-name="T14"> </text:span><text:span text:style-name="T54">NOT</text:span><text:span text:style-name="T14"> </text:span><text:span text:style-name="T54">NULL</text:span><text:span text:style-name="T14">,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White label settings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white_label_settings ( <text:s text:c="10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SERIAL </text:span><text:span text:style-name="T54">PRIMARY</text:span><text:span text:style-name="T14"> KEY, <text:s text:c="132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 </text:span><text:span text:style-name="T54">UNIQUE</text:span><text:span text:style-name="T14">, <text:s text:c="9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pp_name </text:span><text:span text:style-name="T68">VARCHAR</text:span><text:span text:style-name="T14">(</text:span><text:span text:style-name="T52">100</text:span><text:span text:style-name="T14">) </text:span><text:span text:style-name="T54">DEFAULT</text:span><text:span text:style-name="T14"> </text:span><text:span text:style-name="T58">'PaymentsPro'</text:span><text:span text:style-name="T14">,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logo_url TEXT,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rimary_color </text:span><text:span text:style-name="T68">VARCHAR</text:span><text:span text:style-name="T14">(</text:span><text:span text:style-name="T52">7</text:span><text:span text:style-name="T14">) </text:span><text:span text:style-name="T54">DEFAULT</text:span><text:span text:style-name="T14"> </text:span><text:span text:style-name="T58">'#4a9b8e'</text:span><text:span text:style-name="T14">,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econdary_color </text:span><text:span text:style-name="T68">VARCHAR</text:span><text:span text:style-name="T14">(</text:span><text:span text:style-name="T52">7</text:span><text:span text:style-name="T14">) </text:span><text:span text:style-name="T54">DEFAULT</text:span><text:span text:style-name="T14"> </text:span><text:span text:style-name="T58">'#3f4a8c'</text:span><text:span text:style-name="T14">, <text:s text:c="10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ccent_color </text:span><text:span text:style-name="T68">VARCHAR</text:span><text:span text:style-name="T14">(</text:span><text:span text:style-name="T52">7</text:span><text:span text:style-name="T14">) </text:span><text:span text:style-name="T54">DEFAULT</text:span><text:span text:style-name="T14"> </text:span><text:span text:style-name="T58">'#4CAF50'</text:span><text:span text:style-name="T14">,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background_color </text:span><text:span text:style-name="T68">VARCHAR</text:span><text:span text:style-name="T14">(</text:span><text:span text:style-name="T52">7</text:span><text:span text:style-name="T14">) </text:span><text:span text:style-name="T54">DEFAULT</text:span><text:span text:style-name="T14"> </text:span><text:span text:style-name="T58">'#ffffff'</text:span><text:span text:style-name="T14">,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ext_color </text:span><text:span text:style-name="T68">VARCHAR</text:span><text:span text:style-name="T14">(</text:span><text:span text:style-name="T52">7</text:span><text:span text:style-name="T14">) </text:span><text:span text:style-name="T54">DEFAULT</text:span><text:span text:style-name="T14"> </text:span><text:span text:style-name="T58">'#333333'</text:span><text:span text:style-name="T14">, <text:s text:c="11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hide_branding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1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ustom_favicon TEXT,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ustom_css TEXT,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White label logos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white_label_logos (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logo_type </text:span><text:span text:style-name="T68">VARCHAR</text:span><text:span text:style-name="T14">(</text:span><text:span text:style-name="T52">20</text:span><text:span text:style-name="T14">) </text:span><text:span text:style-name="T54">NOT</text:span><text:span text:style-name="T14"> </text:span><text:span text:style-name="T54">NULL</text:span><text:span text:style-name="T14"> </text:span><text:span text:style-name="T54">CHECK</text:span><text:span text:style-name="T14"> (logo_type </text:span><text:span text:style-name="T54">IN</text:span><text:span text:style-name="T14"> (</text:span><text:span text:style-name="T58">'main'</text:span><text:span text:style-name="T14">, </text:span><text:span text:style-name="T58">'white'</text:span><text:span text:style-name="T14">, </text:span><text:span text:style-name="T58">'dark'</text:span><text:span text:style-name="T14">, </text:span><text:span text:style-name="T58">'favicon'</text:span><text:span text:style-name="T14">)), <text:s text:c="6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file_name </text:span><text:span text:style-name="T68">VARCHAR</text:span><text:span text:style-name="T14">(</text:span><text:span text:style-name="T52">255</text:span><text:span text:style-name="T14">) </text:span><text:span text:style-name="T54">NOT</text:span><text:span text:style-name="T14"> </text:span><text:span text:style-name="T54">NULL</text:span><text:span text:style-name="T14">,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file_path TEXT </text:span><text:span text:style-name="T54">NOT</text:span><text:span text:style-name="T14"> </text:span><text:span text:style-name="T54">NULL</text:span><text:span text:style-name="T14">,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file_size </text:span><text:span text:style-name="T68">INTEGER</text:span><text:span text:style-name="T14">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mime_type </text:span><text:span text:style-name="T68">VARCHAR</text:span><text:span text:style-name="T14">(</text:span><text:span text:style-name="T52">50</text:span><text:span text:style-name="T14">),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load_date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active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LIFEPRO TABLES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Categories (pro LifePro questionnaire)</text:span><text:span text:style-name="T14">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categories (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lug </text:span><text:span text:style-name="T68">VARCHAR</text:span><text:span text:style-name="T14">(</text:span><text:span text:style-name="T52">100</text:span><text:span text:style-name="T14">) </text:span><text:span text:style-name="T54">UNIQUE</text:span><text:span text:style-name="T14"> </text:span><text:span text:style-name="T54">NOT</text:span><text:span text:style-name="T14"> </text:span><text:span text:style-name="T54">NULL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ame </text:span><text:span text:style-name="T68">VARCHAR</text:span><text:span text:style-name="T14">(</text:span><text:span text:style-name="T52">255</text:span><text:span text:style-name="T14">) </text:span><text:span text:style-name="T54">NOT</text:span><text:span text:style-name="T14"> </text:span><text:span text:style-name="T54">NULL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description TEXT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con </text:span><text:span text:style-name="T68">VARCHAR</text:span><text:span text:style-name="T14">(</text:span><text:span text:style-name="T52">10</text:span><text:span text:style-name="T14">)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lor </text:span><text:span text:style-name="T68">VARCHAR</text:span><text:span text:style-name="T14">(</text:span><text:span text:style-name="T52">7</text:span><text:span text:style-name="T14">)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"order"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published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Sections (podsekce v kategorii)</text:span><text:span text:style-name="T14">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sections (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ategory_id UUID </text:span><text:span text:style-name="T54">REFERENCES</text:span><text:span text:style-name="T14"> lifepro_categories(id) </text:span><text:span text:style-name="T54">ON</text:span><text:span text:style-name="T14"> </text:span><text:span text:style-name="T54">DELETE</text:span><text:span text:style-name="T14"> CASCADE, <text:s text:c="8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lug </text:span><text:span text:style-name="T68">VARCHAR</text:span><text:span text:style-name="T14">(</text:span><text:span text:style-name="T52">100</text:span><text:span text:style-name="T14">) </text:span><text:span text:style-name="T54">NOT</text:span><text:span text:style-name="T14"> </text:span><text:span text:style-name="T54">NULL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ame </text:span><text:span text:style-name="T68">VARCHAR</text:span><text:span text:style-name="T14">(</text:span><text:span text:style-name="T52">255</text:span><text:span text:style-name="T14">) </text:span><text:span text:style-name="T54">NOT</text:span><text:span text:style-name="T14"> </text:span><text:span text:style-name="T54">NULL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description TEXT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"order"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28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is_published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NIQUE</text:span><text:span text:style-name="T14">(category_id, slug)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Questions</text:span><text:span text:style-name="T14"> <text:s text:c="14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questions (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ection_id UUID </text:span><text:span text:style-name="T54">REFERENCES</text:span><text:span text:style-name="T14"> lifepro_sections(id) </text:span><text:span text:style-name="T54">ON</text:span><text:span text:style-name="T14"> </text:span><text:span text:style-name="T54">DELETE</text:span><text:span text:style-name="T14"> CASCADE, <text:s text:c="8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lug </text:span><text:span text:style-name="T68">VARCHAR</text:span><text:span text:style-name="T14">(</text:span><text:span text:style-name="T52">100</text:span><text:span text:style-name="T14">) </text:span><text:span text:style-name="T54">NOT</text:span><text:span text:style-name="T14"> </text:span><text:span text:style-name="T54">NULL</text:span><text:span text:style-name="T14">,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question_text TEXT </text:span><text:span text:style-name="T54">NOT</text:span><text:span text:style-name="T14"> </text:span><text:span text:style-name="T54">NULL</text:span><text:span text:style-name="T14">,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help_text TEXT,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question_type </text:span><text:span text:style-name="T68">VARCHAR</text:span><text:span text:style-name="T14">(</text:span><text:span text:style-name="T52">20</text:span><text:span text:style-name="T14">) </text:span><text:span text:style-name="T54">NOT</text:span><text:span text:style-name="T14"> </text:span><text:span text:style-name="T54">NULL</text:span><text:span text:style-name="T14"> </text:span><text:span text:style-name="T54">CHECK</text:span><text:span text:style-name="T14"> (question_type </text:span><text:span text:style-name="T54">IN</text:span><text:span text:style-name="T14"> ( <text:s text:c="9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8">'text'</text:span><text:span text:style-name="T14">, </text:span><text:span text:style-name="T58">'textarea'</text:span><text:span text:style-name="T14">, </text:span><text:span text:style-name="T58">'checkbox'</text:span><text:span text:style-name="T14">, </text:span><text:span text:style-name="T58">'radio'</text:span><text:span text:style-name="T14">, </text:span><text:span text:style-name="T58">'select'</text:span><text:span text:style-name="T14">, <text:s text:c="10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8"/></text:span><text:span text:style-name="T58">'multiselect'</text:span><text:span text:style-name="T14">, </text:span><text:span text:style-name="T58">'slider'</text:span><text:span text:style-name="T14">, </text:span><text:span text:style-name="T58">'rating'</text:span><text:span text:style-name="T14">, </text:span><text:span text:style-name="T58">'date'</text:span><text:span text:style-name="T14">, </text:span><text:span text:style-name="T58">'mindmap'</text:span><text:span text:style-name="T14"> <text:s text:c="9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)), <text:s text:c="1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"order"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required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favorite_allowed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max_favorites </text:span><text:span text:style-name="T68">INTEGER</text:span><text:span text:style-name="T14"> </text:span><text:span text:style-name="T54">DEFAULT</text:span><text:span text:style-name="T14"> </text:span><text:span text:style-name="T52">3</text:span><text:span text:style-name="T14">,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validation_rules JSONB,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published </text:span><text:span text:style-name="T68">BOOLEAN</text:span><text:span text:style-name="T14"> </text:span><text:span text:style-name="T54">DEFAULT</text:span><text:span text:style-name="T14"> </text:span><text:span text:style-name="T54">TRUE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2">-- Question options (pro checkbox, radio, select)</text:span><text:span text:style-name="T14"> <text:s text:c="10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question_options (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question_id UUID </text:span><text:span text:style-name="T54">REFERENCES</text:span><text:span text:style-name="T14"> lifepro_questions(id) </text:span><text:span text:style-name="T54">ON</text:span><text:span text:style-name="T14"> </text:span><text:span text:style-name="T54">DELETE</text:span><text:span text:style-name="T14"> CASCADE, <text:s text:c="8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option_value </text:span><text:span text:style-name="T68">VARCHAR</text:span><text:span text:style-name="T14">(</text:span><text:span text:style-name="T52">255</text:span><text:span text:style-name="T14">) </text:span><text:span text:style-name="T54">NOT</text:span><text:span text:style-name="T14"> </text:span><text:span text:style-name="T54">NULL</text:span><text:span text:style-name="T14">,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option_label </text:span><text:span text:style-name="T68">VARCHAR</text:span><text:span text:style-name="T14">(</text:span><text:span text:style-name="T52">255</text:span><text:span text:style-name="T14">) </text:span><text:span text:style-name="T54">NOT</text:span><text:span text:style-name="T14"> </text:span><text:span text:style-name="T54">NULL</text:span><text:span text:style-name="T14">,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"order"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User responses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user_responses (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question_id UUID </text:span><text:span text:style-name="T54">REFERENCES</text:span><text:span text:style-name="T14"> lifepro_questions(id) </text:span><text:span text:style-name="T54">ON</text:span><text:span text:style-name="T14"> </text:span><text:span text:style-name="T54">DELETE</text:span><text:span text:style-name="T14"> CASCADE, <text:s text:c="8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2">-- Flexibilní odpovědi pro různé typy otázek</text:span><text:span text:style-name="T14">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ext_answer TEXT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elected_options JSONB, </text:span><text:span text:style-name="T52">-- Array of option_ids</text:span><text:span text:style-name="T14">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umeric_answer </text:span><text:span text:style-name="T68">NUMERIC</text:span><text:span text:style-name="T14">,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date_answer </text:span><text:span text:style-name="T68">DATE</text:span><text:span text:style-name="T14">,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json_answer JSONB, </text:span><text:span text:style-name="T52">-- Pro komplexní odpovědi (mindmap, atd.)</text:span><text:span text:style-name="T14"> <text:s text:c="9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s_favorite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</text:span><text:span text:style-name="T54">UNIQUE</text:span><text:span text:style-name="T14">(user_id, question_id)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User progress tracking</text:span><text:span text:style-name="T14">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user_progress (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ategory_id UUID </text:span><text:span text:style-name="T54">REFERENCES</text:span><text:span text:style-name="T14"> lifepro_categories(id) </text:span><text:span text:style-name="T54">ON</text:span><text:span text:style-name="T14"> </text:span><text:span text:style-name="T54">DELETE</text:span><text:span text:style-name="T14"> CASCADE, <text:s text:c="8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section_id UUID </text:span><text:span text:style-name="T54">REFERENCES</text:span><text:span text:style-name="T14"> lifepro_sections(id) </text:span><text:span text:style-name="T54">ON</text:span><text:span text:style-name="T14"> </text:span><text:span text:style-name="T54">DELETE</text:span><text:span text:style-name="T14"> CASCADE, <text:s text:c="8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otal_questions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nswered_questions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ompletion_percentage </text:span><text:span text:style-name="T68">NUMERIC</text:span><text:span text:style-name="T14">(</text:span><text:span text:style-name="T52">5</text:span><text:span text:style-name="T14">,</text:span><text:span text:style-name="T52">2</text:span><text:span text:style-name="T14">) </text:span><text:span text:style-name="T54">DEFAULT</text:span><text:span text:style-name="T14"> </text:span><text:span text:style-name="T52">0</text:span><text:span text:style-name="T14">, <text:s text:c="10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last_access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9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pd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, <text:s text:c="10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NIQUE</text:span><text:span text:style-name="T14">(user_id, section_id)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AI analyses (Claude API results)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ai_analyses (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nalysis_type </text:span><text:span text:style-name="T68">VARCHAR</text:span><text:span text:style-name="T14">(</text:span><text:span text:style-name="T52">50</text:span><text:span text:style-name="T14">) </text:span><text:span text:style-name="T54">NOT</text:span><text:span text:style-name="T14"> </text:span><text:span text:style-name="T54">NULL</text:span><text:span text:style-name="T14">, </text:span><text:span text:style-name="T52">-- 'full', 'category', 'pattern'</text:span><text:span text:style-name="T14"> <text:s text:c="8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nalysis_data JSONB </text:span><text:span text:style-name="T54">NOT</text:span><text:span text:style-name="T14"> </text:span><text:span text:style-name="T54">NULL</text:span><text:span text:style-name="T14">,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nsights JSONB, <text:s text:c="13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suggestions JSONB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op_directions JSONB, </text:span><text:span text:style-name="T52">-- Top 3 career directions</text:span><text:span text:style-name="T14"> <text:s text:c="10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blind_spots JSONB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ai_model </text:span><text:span text:style-name="T68">VARCHAR</text:span><text:span text:style-name="T14">(</text:span><text:span text:style-name="T52">50</text:span><text:span text:style-name="T14">), </text:span><text:span text:style-name="T52">-- 'claude-3-opus', atd.</text:span><text:span text:style-name="T14">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tokens_used </text:span><text:span text:style-name="T68">INTEGER</text:span><text:span text:style-name="T14">,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User exports (PDF, JSON)</text:span><text:span text:style-name="T14">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user_exports ( <text:s text:c="10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,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export_type </text:span><text:span text:style-name="T68">VARCHAR</text:span><text:span text:style-name="T14">(</text:span><text:span text:style-name="T52">20</text:span><text:span text:style-name="T14">) </text:span><text:span text:style-name="T54">NOT</text:span><text:span text:style-name="T14"> </text:span><text:span text:style-name="T54">NULL</text:span><text:span text:style-name="T14"> </text:span><text:span text:style-name="T54">CHECK</text:span><text:span text:style-name="T14"> (export_type </text:span><text:span text:style-name="T54">IN</text:span><text:span text:style-name="T14"> (</text:span><text:span text:style-name="T58">'pdf'</text:span><text:span text:style-name="T14">, </text:span><text:span text:style-name="T58">'json'</text:span><text:span text:style-name="T14">, </text:span><text:span text:style-name="T58">'csv'</text:span><text:span text:style-name="T14">)), <text:s text:c="7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file_path TEXT,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file_size </text:span><text:span text:style-name="T68">INTEGER</text:span><text:span text:style-name="T14">,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download_count </text:span><text:span text:style-name="T68">INTEGER</text:span><text:span text:style-name="T14"> </text:span><text:span text:style-name="T54">DEFAULT</text:span><text:span text:style-name="T14"> </text:span><text:span text:style-name="T52">0</text:span><text:span text:style-name="T14">, <text:s text:c="12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expires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, <text:s text:c="11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Admin users (pro LifePro content management)</text:span><text:span text:style-name="T14">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ABLE</text:span><text:span text:style-name="T14"> IF </text:span><text:span text:style-name="T54">NOT</text:span><text:span text:style-name="T14"> </text:span><text:span text:style-name="T54">EXISTS</text:span><text:span text:style-name="T14"> lifepro_admin_users ( <text:s text:c="11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id UUID </text:span><text:span text:style-name="T54">PRIMARY</text:span><text:span text:style-name="T14"> KEY </text:span><text:span text:style-name="T54">DEFAULT</text:span><text:span text:style-name="T14"> uuid_generate_v4(),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user_id UUID </text:span><text:span text:style-name="T54">REFERENCES</text:span><text:span text:style-name="T14"> users(id) </text:span><text:span text:style-name="T54">ON</text:span><text:span text:style-name="T14"> </text:span><text:span text:style-name="T54">DELETE</text:span><text:span text:style-name="T14"> CASCADE </text:span><text:span text:style-name="T54">UNIQUE</text:span><text:span text:style-name="T14">, <text:s text:c="9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permissions JSONB, </text:span><text:span text:style-name="T52">-- Array of permissions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an_publish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can_delete </text:span><text:span text:style-name="T68">BOOLEAN</text:span><text:span text:style-name="T14"> </text:span><text:span text:style-name="T54">DEFAULT</text:span><text:span text:style-name="T14"> </text:span><text:span text:style-name="T54">FALSE</text:span><text:span text:style-name="T14">, <text:s text:c="121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created_at </text:span><text:span text:style-name="T68">TIMESTAMP</text:span><text:span text:style-name="T14"> </text:span><text:span text:style-name="T54">WITH</text:span><text:span text:style-name="T14"> </text:span><text:span text:style-name="T68">TIME</text:span><text:span text:style-name="T14"> ZONE </text:span><text:span text:style-name="T54">DEFAULT</text:span><text:span text:style-name="T14"> NOW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); <text:s text:c="15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INDEXES pro optimalizaci</text:span><text:span text:style-name="T14">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Users indexes</text:span><text:span text:style-name="T14">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users_email </text:span><text:span text:style-name="T54">ON</text:span><text:span text:style-name="T14"> users(email);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users_oauth </text:span><text:span text:style-name="T54">ON</text:span><text:span text:style-name="T14"> users(oauth_provider, oauth_id); <text:s text:c="9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Payments indexes</text:span><text:span text:style-name="T14"> <text:s text:c="13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payments_user_id </text:span><text:span text:style-name="T54">ON</text:span><text:span text:style-name="T14"> payments(user_id); <text:s text:c="10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payments_due_date </text:span><text:span text:style-name="T54">ON</text:span><text:span text:style-name="T14"> payments(due_date); <text:s text:c="10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payments_category_id </text:span><text:span text:style-name="T54">ON</text:span><text:span text:style-name="T14"> payments(category_id); <text:s text:c="9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payments_user_active </text:span><text:span text:style-name="T54">ON</text:span><text:span text:style-name="T14"> payments(user_id, is_active) </text:span><text:span text:style-name="T54">WHERE</text:span><text:span text:style-name="T14"> is_deleted = </text:span><text:span text:style-name="T54">FALSE</text:span><text:span text:style-name="T14">; <text:s text:c="6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Categories indexes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categories_user_id </text:span><text:span text:style-name="T54">ON</text:span><text:span text:style-name="T14"> categories(user_id); <text:s text:c="9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categories_group_id </text:span><text:span text:style-name="T54">ON</text:span><text:span text:style-name="T14"> categories(group_id);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LifePro indexes</text:span><text:span text:style-name="T14"> <text:s text:c="14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lifepro_responses_user </text:span><text:span text:style-name="T54">ON</text:span><text:span text:style-name="T14"> lifepro_user_responses(user_id); <text:s text:c="8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lifepro_responses_question </text:span><text:span text:style-name="T54">ON</text:span><text:span text:style-name="T14"> lifepro_user_responses(question_id); <text:s text:c="7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lifepro_progress_user </text:span><text:span text:style-name="T54">ON</text:span><text:span text:style-name="T14"> lifepro_user_progress(user_id); <text:s text:c="85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lifepro_questions_section </text:span><text:span text:style-name="T54">ON</text:span><text:span text:style-name="T14"> lifepro_questions(section_id); <text:s text:c="8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INDEX idx_lifepro_sections_category </text:span><text:span text:style-name="T54">ON</text:span><text:span text:style-name="T14"> lifepro_sections(category_id); <text:s text:c="8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ROW LEVEL SECURITY (RLS) Policies</text:span><text:span text:style-name="T14">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Enable RLS na všech tabulkách</text:span><text:span text:style-name="T14">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payments ENABLE </text:span><text:span text:style-name="T68">ROW</text:span><text:span text:style-name="T14"> LEVEL SECURITY;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categories ENABLE </text:span><text:span text:style-name="T68">ROW</text:span><text:span text:style-name="T14"> LEVEL SECURITY; <text:s text:c="10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rezervy ENABLE </text:span><text:span text:style-name="T68">ROW</text:span><text:span text:style-name="T14"> LEVEL SECURITY;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rezervy_transactions ENABLE </text:span><text:span text:style-name="T68">ROW</text:span><text:span text:style-name="T14"> LEVEL SECURITY; <text:s text:c="9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white_label_settings ENABLE </text:span><text:span text:style-name="T68">ROW</text:span><text:span text:style-name="T14"> LEVEL SECURITY; <text:s text:c="9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lifepro_user_responses ENABLE </text:span><text:span text:style-name="T68">ROW</text:span><text:span text:style-name="T14"> LEVEL SECURITY;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lifepro_user_progress ENABLE </text:span><text:span text:style-name="T68">ROW</text:span><text:span text:style-name="T14"> LEVEL SECURITY; <text:s text:c="9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lifepro_ai_analyses ENABLE </text:span><text:span text:style-name="T68">ROW</text:span><text:span text:style-name="T14"> LEVEL SECURITY; <text:s text:c="10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ALTER</text:span><text:span text:style-name="T14"> </text:span><text:span text:style-name="T54">TABLE</text:span><text:span text:style-name="T14"> lifepro_user_exports ENABLE </text:span><text:span text:style-name="T68">ROW</text:span><text:span text:style-name="T14"> LEVEL SECURITY; <text:s text:c="9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Payments RLS policies</text:span><text:span text:style-name="T14"> <text:s text:c="13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Users can view own payments" <text:s text:c="11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payments </text:span><text:span text:style-name="T54">FOR</text:span><text:span text:style-name="T14"> </text:span><text:span text:style-name="T54">SELECT</text:span><text:span text:style-name="T14">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SING</text:span><text:span text:style-name="T14"> (auth.uid() = user_id);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Users can insert own payments"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payments </text:span><text:span text:style-name="T54">FOR</text:span><text:span text:style-name="T14"> </text:span><text:span text:style-name="T54">INSERT</text:span><text:span text:style-name="T14">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WITH</text:span><text:span text:style-name="T14"> </text:span><text:span text:style-name="T54">CHECK</text:span><text:span text:style-name="T14"> (auth.uid() = user_id);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Users can update own payments"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payments </text:span><text:span text:style-name="T54">FOR</text:span><text:span text:style-name="T14"> UPDATE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SING</text:span><text:span text:style-name="T14"> (auth.uid() = user_id);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Users can delete own payments"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payments </text:span><text:span text:style-name="T54">FOR</text:span><text:span text:style-name="T14"> </text:span><text:span text:style-name="T54">DELETE</text:span><text:span text:style-name="T14">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SING</text:span><text:span text:style-name="T14"> (auth.uid() = user_id);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LifePro RLS policies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Users can view own responses" <text:s text:c="11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lifepro_user_responses </text:span><text:span text:style-name="T54">FOR</text:span><text:span text:style-name="T14"> </text:span><text:span text:style-name="T54">SELECT</text:span><text:span text:style-name="T14"> <text:s text:c="11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SING</text:span><text:span text:style-name="T14"> (auth.uid() = user_id);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Users can insert own responses"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lifepro_user_responses </text:span><text:span text:style-name="T54">FOR</text:span><text:span text:style-name="T14"> </text:span><text:span text:style-name="T54">INSERT</text:span><text:span text:style-name="T14"> <text:s text:c="11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WITH</text:span><text:span text:style-name="T14"> </text:span><text:span text:style-name="T54">CHECK</text:span><text:span text:style-name="T14"> (auth.uid() = user_id);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Users can update own responses"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lifepro_user_responses </text:span><text:span text:style-name="T54">FOR</text:span><text:span text:style-name="T14"> UPDATE <text:s text:c="11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SING</text:span><text:span text:style-name="T14"> (auth.uid() = user_id);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Public read pro questions (všichni můžou číst otázky)</text:span><text:span text:style-name="T14"> <text:s text:c="10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Anyone can view published questions"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lifepro_questions </text:span><text:span text:style-name="T54">FOR</text:span><text:span text:style-name="T14"> </text:span><text:span text:style-name="T54">SELECT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SING</text:span><text:span text:style-name="T14"> (is_published = </text:span><text:span text:style-name="T54">TRUE</text:span><text:span text:style-name="T14">);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Anyone can view published categories" <text:s text:c="10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lifepro_categories </text:span><text:span text:style-name="T54">FOR</text:span><text:span text:style-name="T14"> </text:span><text:span text:style-name="T54">SELECT</text:span><text:span text:style-name="T14"> <text:s text:c="122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</text:span><text:span text:style-name="T54">USING</text:span><text:span text:style-name="T14"> (is_published = </text:span><text:span text:style-name="T54">TRUE</text:span><text:span text:style-name="T14">);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POLICY "Anyone can view published sections" <text:s text:c="10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ON</text:span><text:span text:style-name="T14"> lifepro_sections </text:span><text:span text:style-name="T54">FOR</text:span><text:span text:style-name="T14"> </text:span><text:span text:style-name="T54">SELECT</text:span><text:span text:style-name="T14">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USING</text:span><text:span text:style-name="T14"> (is_published = </text:span><text:span text:style-name="T54">TRUE</text:span><text:span text:style-name="T14">);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SEED DATA - Default Plans</text:span><text:span text:style-name="T14">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INSERT</text:span><text:span text:style-name="T14"> </text:span><text:span text:style-name="T54">INTO</text:span><text:span text:style-name="T14"> subscription_plans (id, name, price, currency, billing_period, max_users, max_payments, features, is_active) <text:s text:c="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VALUES</text:span><text:span text:style-name="T14"> <text:s text:c="15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</text:span><text:span text:style-name="T58">'free'</text:span><text:span text:style-name="T14">, </text:span><text:span text:style-name="T58">'Free'</text:span><text:span text:style-name="T14">, </text:span><text:span text:style-name="T52">0</text:span><text:span text:style-name="T14">, </text:span><text:span text:style-name="T58">'CZK'</text:span><text:span text:style-name="T14">, </text:span><text:span text:style-name="T58">'monthly'</text:span><text:span text:style-name="T14">, </text:span><text:span text:style-name="T52">1</text:span><text:span text:style-name="T14">, </text:span><text:span text:style-name="T52">5</text:span><text:span text:style-name="T14">, </text:span><text:span text:style-name="T58">'["základní moduly"]'</text:span><text:span text:style-name="T14">::jsonb, </text:span><text:span text:style-name="T54">true</text:span><text:span text:style-name="T14">), <text:s text:c="7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</text:span><text:span text:style-name="T58">'basic'</text:span><text:span text:style-name="T14">, </text:span><text:span text:style-name="T58">'Basic'</text:span><text:span text:style-name="T14">, </text:span><text:span text:style-name="T52">99</text:span><text:span text:style-name="T14">, </text:span><text:span text:style-name="T58">'CZK'</text:span><text:span text:style-name="T14">, </text:span><text:span text:style-name="T58">'monthly'</text:span><text:span text:style-name="T14">, </text:span><text:span text:style-name="T52">1</text:span><text:span text:style-name="T14">, </text:span><text:span text:style-name="T52">50</text:span><text:span text:style-name="T14">, </text:span><text:span text:style-name="T58">'["všechny moduly", "email notifikace"]'</text:span><text:span text:style-name="T14">::jsonb, </text:span><text:span text:style-name="T54">true</text:span><text:span text:style-name="T14">), <text:s text:c="5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</text:span><text:span text:style-name="T58">'premium'</text:span><text:span text:style-name="T14">, </text:span><text:span text:style-name="T58">'Premium'</text:span><text:span text:style-name="T14">, </text:span><text:span text:style-name="T52">299</text:span><text:span text:style-name="T14">, </text:span><text:span text:style-name="T58">'CZK'</text:span><text:span text:style-name="T14">, </text:span><text:span text:style-name="T58">'monthly'</text:span><text:span text:style-name="T14">, </text:span><text:span text:style-name="T52">3</text:span><text:span text:style-name="T14">, </text:span><text:span text:style-name="T54">NULL</text:span><text:span text:style-name="T14">, </text:span><text:span text:style-name="T58">'["všechny moduly", "prioritní podpora", "AI analýzy"]'</text:span><text:span text:style-name="T14">::jsonb, </text:span><text:span text:style-name="T54">true</text:span><text:span text:style-name="T14">), <text:s text:c="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</text:span><text:span text:style-name="T58">'business'</text:span><text:span text:style-name="T14">, </text:span><text:span text:style-name="T58">'Business'</text:span><text:span text:style-name="T14">, </text:span><text:span text:style-name="T52">999</text:span><text:span text:style-name="T14">, </text:span><text:span text:style-name="T58">'CZK'</text:span><text:span text:style-name="T14">, </text:span><text:span text:style-name="T58">'monthly'</text:span><text:span text:style-name="T14">, </text:span><text:span text:style-name="T52">10</text:span><text:span text:style-name="T14">, </text:span><text:span text:style-name="T54">NULL</text:span><text:span text:style-name="T14">, </text:span><text:span text:style-name="T58">'["všechny moduly", "vlastní značka", "API přístup"]'</text:span><text:span text:style-name="T14">::jsonb, </text:span><text:span text:style-name="T54">true</text:span><text:span text:style-name="T14">) <text:s text:c="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ON</text:span><text:span text:style-name="T14"> CONFLICT (id) DO NOTHING; <text:s text:c="13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SEED DATA - Default Category Groups</text:span><text:span text:style-name="T14">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INSERT</text:span><text:span text:style-name="T14"> </text:span><text:span text:style-name="T54">INTO</text:span><text:span text:style-name="T14"> category_groups (id, name, type, icon, color, sort_order) <text:s text:c="8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VALUES</text:span><text:span text:style-name="T14"> <text:s text:c="152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4"/>(uuid_generate_v4(), </text:span><text:span text:style-name="T58">'Pravidelné platby'</text:span><text:span text:style-name="T14">, </text:span><text:span text:style-name="T58">'mixed'</text:span><text:span text:style-name="T14">, </text:span><text:span text:style-name="T58">'🔄'</text:span><text:span text:style-name="T14">, </text:span><text:span text:style-name="T58">'#4CAF50'</text:span><text:span text:style-name="T14">, </text:span><text:span text:style-name="T52">1</text:span><text:span text:style-name="T14">), <text:s text:c="8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Služby'</text:span><text:span text:style-name="T14">, </text:span><text:span text:style-name="T58">'business'</text:span><text:span text:style-name="T14">, </text:span><text:span text:style-name="T58">'💼'</text:span><text:span text:style-name="T14">, </text:span><text:span text:style-name="T58">'#2196F3'</text:span><text:span text:style-name="T14">, </text:span><text:span text:style-name="T52">2</text:span><text:span text:style-name="T14">), <text:s text:c="9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Zábava'</text:span><text:span text:style-name="T14">, </text:span><text:span text:style-name="T58">'personal'</text:span><text:span text:style-name="T14">, </text:span><text:span text:style-name="T58">'🎮'</text:span><text:span text:style-name="T14">, </text:span><text:span text:style-name="T58">'#FF9800'</text:span><text:span text:style-name="T14">, </text:span><text:span text:style-name="T52">3</text:span><text:span text:style-name="T14">) <text:s text:c="9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ON</text:span><text:span text:style-name="T14"> CONFLICT DO NOTHING;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SEED DATA - LifePro Default Categories</text:span><text:span text:style-name="T14"> <text:s text:c="11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INSERT</text:span><text:span text:style-name="T14"> </text:span><text:span text:style-name="T54">INTO</text:span><text:span text:style-name="T14"> lifepro_categories (id, slug, name, description, icon, color, "order", is_published) <text:s text:c="6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VALUES</text:span><text:span text:style-name="T14"> <text:s text:c="15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ja-jsem'</text:span><text:span text:style-name="T14">, </text:span><text:span text:style-name="T58">'Já jsem'</text:span><text:span text:style-name="T14">, </text:span><text:span text:style-name="T58">'Co jsi právě teď'</text:span><text:span text:style-name="T14">, </text:span><text:span text:style-name="T58">'🎭'</text:span><text:span text:style-name="T14">, </text:span><text:span text:style-name="T58">'#E91E63'</text:span><text:span text:style-name="T14">, </text:span><text:span text:style-name="T52">1</text:span><text:span text:style-name="T14">, </text:span><text:span text:style-name="T54">true</text:span><text:span text:style-name="T14">), <text:s text:c="6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umim'</text:span><text:span text:style-name="T14">, </text:span><text:span text:style-name="T58">'Umím'</text:span><text:span text:style-name="T14">, </text:span><text:span text:style-name="T58">'Co umíš dělat'</text:span><text:span text:style-name="T14">, </text:span><text:span text:style-name="T58">'💪'</text:span><text:span text:style-name="T14">, </text:span><text:span text:style-name="T58">'#9C27B0'</text:span><text:span text:style-name="T14">, </text:span><text:span text:style-name="T52">2</text:span><text:span text:style-name="T14">, </text:span><text:span text:style-name="T54">true</text:span><text:span text:style-name="T14">), <text:s text:c="7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vim'</text:span><text:span text:style-name="T14">, </text:span><text:span text:style-name="T58">'Vím'</text:span><text:span text:style-name="T14">, </text:span><text:span text:style-name="T58">'Co znáš a studuješ'</text:span><text:span text:style-name="T14">, </text:span><text:span text:style-name="T58">'🎓'</text:span><text:span text:style-name="T14">, </text:span><text:span text:style-name="T58">'#3F51B5'</text:span><text:span text:style-name="T14">, </text:span><text:span text:style-name="T52">3</text:span><text:span text:style-name="T14">, </text:span><text:span text:style-name="T54">true</text:span><text:span text:style-name="T14">), <text:s text:c="7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mam-rad'</text:span><text:span text:style-name="T14">, </text:span><text:span text:style-name="T58">'Mám rád/a'</text:span><text:span text:style-name="T14">, </text:span><text:span text:style-name="T58">'Co tě baví'</text:span><text:span text:style-name="T14">, </text:span><text:span text:style-name="T58">'❤️'</text:span><text:span text:style-name="T14">, </text:span><text:span text:style-name="T58">'#F44336'</text:span><text:span text:style-name="T14">, </text:span><text:span text:style-name="T52">4</text:span><text:span text:style-name="T14">, </text:span><text:span text:style-name="T54">true</text:span><text:span text:style-name="T14">), <text:s text:c="6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bavilo-me'</text:span><text:span text:style-name="T14">, </text:span><text:span text:style-name="T58">'Bavilo mě'</text:span><text:span text:style-name="T14">, </text:span><text:span text:style-name="T58">'Co tě bavilo v minulosti'</text:span><text:span text:style-name="T14">, </text:span><text:span text:style-name="T58">'⭐'</text:span><text:span text:style-name="T14">, </text:span><text:span text:style-name="T58">'#FF9800'</text:span><text:span text:style-name="T14">, </text:span><text:span text:style-name="T52">5</text:span><text:span text:style-name="T14">, </text:span><text:span text:style-name="T54">true</text:span><text:span text:style-name="T14">), <text:s text:c="5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chtel-jsem'</text:span><text:span text:style-name="T14">, </text:span><text:span text:style-name="T58">'Chtěl/a jsem'</text:span><text:span text:style-name="T14">, </text:span><text:span text:style-name="T58">'Co jsi chtěl/a být'</text:span><text:span text:style-name="T14">, </text:span><text:span text:style-name="T58">'🌟'</text:span><text:span text:style-name="T14">, </text:span><text:span text:style-name="T58">'#FFC107'</text:span><text:span text:style-name="T14">, </text:span><text:span text:style-name="T52">6</text:span><text:span text:style-name="T14">, </text:span><text:span text:style-name="T54">true</text:span><text:span text:style-name="T14">), <text:s text:c="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chci'</text:span><text:span text:style-name="T14">, </text:span><text:span text:style-name="T58">'Chci'</text:span><text:span text:style-name="T14">, </text:span><text:span text:style-name="T58">'Co chceš v budoucnosti'</text:span><text:span text:style-name="T14">, </text:span><text:span text:style-name="T58">'🎯'</text:span><text:span text:style-name="T14">, </text:span><text:span text:style-name="T58">'#4CAF50'</text:span><text:span text:style-name="T14">, </text:span><text:span text:style-name="T52">7</text:span><text:span text:style-name="T14">, </text:span><text:span text:style-name="T54">true</text:span><text:span text:style-name="T14">), <text:s text:c="6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(uuid_generate_v4(), </text:span><text:span text:style-name="T58">'muzu'</text:span><text:span text:style-name="T14">, </text:span><text:span text:style-name="T58">'Můžu'</text:span><text:span text:style-name="T14">, </text:span><text:span text:style-name="T58">'Co můžeš změnit'</text:span><text:span text:style-name="T14">, </text:span><text:span text:style-name="T58">'🚀'</text:span><text:span text:style-name="T14">, </text:span><text:span text:style-name="T58">'#00BCD4'</text:span><text:span text:style-name="T14">, </text:span><text:span text:style-name="T52">8</text:span><text:span text:style-name="T14">, </text:span><text:span text:style-name="T54">true</text:span><text:span text:style-name="T14">) <text:s text:c="7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ON</text:span><text:span text:style-name="T14"> CONFLICT (slug) DO NOTHING; <text:s text:c="12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FUNCTIONS &amp; TRIGGERS</text:span><text:span text:style-name="T14"> <text:s text:c="135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Auto-update updated_at timestamp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OR</text:span><text:span text:style-name="T14"> REPLACE </text:span><text:span text:style-name="T54">FUNCTION</text:span><text:span text:style-name="T14"> update_updated_at_column() <text:s text:c="10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RETURNS</text:span><text:span text:style-name="T14"> </text:span><text:span text:style-name="T54">TRIGGER</text:span><text:span text:style-name="T14"> </text:span><text:span text:style-name="T54">AS</text:span><text:span text:style-name="T14"> $$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BEGIN</text:span><text:span text:style-name="T14"> <text:s text:c="15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NEW.updated_at = NOW();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RETURN</text:span><text:span text:style-name="T14"> </text:span><text:span text:style-name="T54">NEW</text:span><text:span text:style-name="T14">;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END</text:span><text:span text:style-name="T14">; <text:s text:c="15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$$ </text:span><text:span text:style-name="T54">LANGUAGE</text:span><text:span text:style-name="T14"> plpgsql;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Apply trigger to all tables with updated_at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RIGGER</text:span><text:span text:style-name="T14"> update_users_updated_at BEFORE UPDATE </text:span><text:span text:style-name="T54">ON</text:span><text:span text:style-name="T14"> users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FOR</text:span><text:span text:style-name="T14"> </text:span><text:span text:style-name="T54">EACH</text:span><text:span text:style-name="T14"> </text:span><text:span text:style-name="T68">ROW</text:span><text:span text:style-name="T14"> </text:span><text:span text:style-name="T54">EXECUTE</text:span><text:span text:style-name="T14"> </text:span><text:span text:style-name="T54">FUNCTION</text:span><text:span text:style-name="T14"> update_updated_at_column();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RIGGER</text:span><text:span text:style-name="T14"> update_categories_updated_at BEFORE UPDATE </text:span><text:span text:style-name="T54">ON</text:span><text:span text:style-name="T14"> categories <text:s text:c="8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FOR</text:span><text:span text:style-name="T14"> </text:span><text:span text:style-name="T54">EACH</text:span><text:span text:style-name="T14"> </text:span><text:span text:style-name="T68">ROW</text:span><text:span text:style-name="T14"> </text:span><text:span text:style-name="T54">EXECUTE</text:span><text:span text:style-name="T14"> </text:span><text:span text:style-name="T54">FUNCTION</text:span><text:span text:style-name="T14"> update_updated_at_column();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RIGGER</text:span><text:span text:style-name="T14"> update_payments_updated_at BEFORE UPDATE </text:span><text:span text:style-name="T54">ON</text:span><text:span text:style-name="T14"> payments <text:s text:c="9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FOR</text:span><text:span text:style-name="T14"> </text:span><text:span text:style-name="T54">EACH</text:span><text:span text:style-name="T14"> </text:span><text:span text:style-name="T68">ROW</text:span><text:span text:style-name="T14"> </text:span><text:span text:style-name="T54">EXECUTE</text:span><text:span text:style-name="T14"> </text:span><text:span text:style-name="T54">FUNCTION</text:span><text:span text:style-name="T14"> update_updated_at_column();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RIGGER</text:span><text:span text:style-name="T14"> update_lifepro_categories_updated_at BEFORE UPDATE </text:span><text:span text:style-name="T54">ON</text:span><text:span text:style-name="T14"> lifepro_categories <text:s text:c="7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FOR</text:span><text:span text:style-name="T14"> </text:span><text:span text:style-name="T54">EACH</text:span><text:span text:style-name="T14"> </text:span><text:span text:style-name="T68">ROW</text:span><text:span text:style-name="T14"> </text:span><text:span text:style-name="T54">EXECUTE</text:span><text:span text:style-name="T14"> </text:span><text:span text:style-name="T54">FUNCTION</text:span><text:span text:style-name="T14"> update_updated_at_column();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RIGGER</text:span><text:span text:style-name="T14"> update_lifepro_sections_updated_at BEFORE UPDATE </text:span><text:span text:style-name="T54">ON</text:span><text:span text:style-name="T14"> lifepro_sections <text:s text:c="7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FOR</text:span><text:span text:style-name="T14"> </text:span><text:span text:style-name="T54">EACH</text:span><text:span text:style-name="T14"> </text:span><text:span text:style-name="T68">ROW</text:span><text:span text:style-name="T14"> </text:span><text:span text:style-name="T54">EXECUTE</text:span><text:span text:style-name="T14"> </text:span><text:span text:style-name="T54">FUNCTION</text:span><text:span text:style-name="T14"> update_updated_at_column(); <text:s text:c="97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4">CREATE</text:span><text:span text:style-name="T14"> </text:span><text:span text:style-name="T54">TRIGGER</text:span><text:span text:style-name="T14"> update_lifepro_questions_updated_at BEFORE UPDATE </text:span><text:span text:style-name="T54">ON</text:span><text:span text:style-name="T14"> lifepro_questions <text:s text:c="7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</text:span><text:span text:style-name="T54">FOR</text:span><text:span text:style-name="T14"> </text:span><text:span text:style-name="T54">EACH</text:span><text:span text:style-name="T14"> </text:span><text:span text:style-name="T68">ROW</text:span><text:span text:style-name="T14"> </text:span><text:span text:style-name="T54">EXECUTE</text:span><text:span text:style-name="T14"> </text:span><text:span text:style-name="T54">FUNCTION</text:span><text:span text:style-name="T14"> update_updated_at_column();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SCHEMA DOKONČENO ✅</text:span><text:span text:style-name="T14">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===========================================</text:span><text:span text:style-name="T14">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52">-- Nyní můžeš spustit tento soubor v Supabase SQL Editoru</text:span><text:span text:style-name="T14"> <text:s text:c="101"/></text:span><text:span text:style-name="T30">│</text:span><text:span text:style-name="T14"> </text:span><text:span text:style-name="T3">│</text:span></text:p>
      <text:p text:style-name="P12"><text:span text:style-name="T3">│</text:span><text:span text:style-name="T37"> </text:span><text:span text:style-name="T30">│</text:span><text:span text:style-name="T37"> </text:span><text:span text:style-name="T52">-- ===========================================</text:span><text:span text:style-name="T37"> <text:s text:c="3"/></text:span></text:p>
      <text:p text:style-name="P12"><text:span text:style-name="T37"/></text:p>
      <text:p text:style-name="P7">--------------</text:p>
      <text:p text:style-name="P1" loext:marker-style-name="T11"><text:span text:style-name="T14"><text:s/>Nyn</text:span><text:span text:style-name="T11">í vytvo</text:span></text:p>
      <text:p text:style-name="P4" loext:marker-style-name="T11"/>
      <text:p text:style-name="P1" loext:marker-style-name="T11"><text:span text:style-name="T11"><text:s text:c="2"/>řím setup dokumentaci:</text:span></text:p>
      <text:p text:style-name="P4" loext:marker-style-name="T11"/>
      <text:p text:style-name="P1" loext:marker-style-name="T14"><text:span text:style-name="T31">⏺</text:span><text:span text:style-name="T11"> </text:span><text:span text:style-name="T20">Write</text:span><text:span text:style-name="T14">(SUPABASE-SETUP.md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SUPABASE-SETUP.md</text:span><text:span text:style-name="T14">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🚀 Supabase Setup Guide - DigiPro Ecosystem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⏱ Celkový čas: 15-20 minut <text:s text:c="12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--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📋 KROK 1: Vytvoření Supabase projektu (5 min) <text:s text:c="10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### 1.1 Registrace a vytvoření projektu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1. Jdi na: </text:span><text:span text:style-name="T20">**https://supabase.com**</text:span><text:span text:style-name="T14">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2. Klikni na </text:span><text:span text:style-name="T20">**"Start your project"**</text:span><text:span text:style-name="T14"> <text:s text:c="12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3. Přihlaš se: <text:s text:c="14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3"/>- GitHub (doporučeno - rychlejší)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3"/>- Nebo email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4. Klikni </text:span><text:span text:style-name="T20">**"New project"**</text:span><text:span text:style-name="T14"> <text:s text:c="13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5. Vyplň údaje: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3"/>``` <text:s text:c="15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3"/>Name: digipro-ecosystem <text:s text:c="13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3"/>Database Password: [Vygeneruj silné heslo!] <text:s text:c="11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3"/>Region: Central EU (Frankfurt)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3"/>``` <text:s text:c="15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6. </text:span><text:span text:style-name="T20">**DŮLEŽITÉ**</text:span><text:span text:style-name="T14">: Ulož si heslo databáze! (Budeš ho potřebovat) <text:s text:c="9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7. Klikni </text:span><text:span text:style-name="T20">**"Create new project"**</text:span><text:span text:style-name="T14"> <text:s text:c="12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8. ⏳ Počkej 2-3 minuty na inicializaci projektu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--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🔑 KROK 2: Získání API klíčů (2 min) <text:s text:c="11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 2.1 Najdi API sekci <text:s text:c="13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1. V Supabase dashboardu klikni na </text:span><text:span text:style-name="T20">**⚙️ Settings**</text:span><text:span text:style-name="T14"> (ozubené kolečko dole vlevo) <text:s text:c="7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2. Klikni na </text:span><text:span text:style-name="T20">**API**</text:span><text:span text:style-name="T14"> v levém menu <text:s text:c="12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### 2.2 Zkopíruj klíče <text:s text:c="13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Najdeš tam: <text:s text:c="14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# </text:span><text:span text:style-name="T20">**Project URL**</text:span><text:span text:style-name="T14"> <text:s text:c="138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https://abcdefghijklmnop.supabase.co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✅ Zkopíruj toto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# </text:span><text:span text:style-name="T20">**anon public**</text:span><text:span text:style-name="T14"> (API Key section) <text:s text:c="120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eyJhbGciOiJIUzI1NiIsInR5cCI6IkpXVCJ9.eyJpc3MiOiJzdXBhYmFzZS... <text:s text:c="9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✅ Zkopíruj toto (bude velmi dlouhé) <text:s text:c="12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8"><text:span text:style-name="T3">│</text:span><text:span text:style-name="T14"> </text:span><text:span text:style-name="T30">│</text:span><text:span text:style-name="T14"> #### </text:span><text:span text:style-name="T20">**service</text:span><text:span text:style-name="T27">_role** (API Key section, secret!)</text:span><text:span text:style-name="T8"> <text:s text:c="11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eyJhbGciOiJIUzI1NiIsInR5cCI6IkpXVCJ9.eyJpc3MiOiJzdXBhYmFzZS...</text:span><text:span text:style-name="T8"> <text:s text:c="9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✅ Zkopíruj toto (také velmi dlouhé)</text:span><text:span text:style-name="T8"> <text:s text:c="12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⚠️ **POZOR**: Tento klíč NIKDY nesdílej! Je jako admin heslo.</text:span><text:span text:style-name="T8"> <text:s text:c="9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 📝 KROK 3: Vytvoření .env souborů (5 min)</text:span><text:span text:style-name="T8"> <text:s text:c="11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3.1 Vytvoř hlavní .env</text:span><text:span text:style-name="T8"> <text:s text:c="132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 rootu projektu vytvoř soubor `.env`:</text:span><text:span text:style-name="T8"> <text:s text:c="12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bash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d /Users/lenkaroubalova/Documents/Projekty/lifepro-original</text:span><text:span text:style-name="T8"> <text:s text:c="9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p .env.example .env</text:span><text:span text:style-name="T8"> <text:s text:c="13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3.2 Otevři .env a vyplň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bash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ode .env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nebo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nano .env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yplň tyto hodnoty:</text:span><text:span text:style-name="T8"> <text:s text:c="13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env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Supabase (zkopíruj z Supabase dashboardu)</text:span><text:span text:style-name="T8"> <text:s text:c="11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UPABASE_URL=https://tvuj-projekt.supabase.co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UPABASE_ANON_KEY=eyJhbG...tvuj-anon-key</text:span><text:span text:style-name="T8"> <text:s text:c="11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UPABASE_SERVICE_ROLE_KEY=eyJhbG...tvuj-service-role-key</text:span><text:span text:style-name="T8"> <text:s text:c="10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JWT Secret (vygeneruj náhodný string)</text:span><text:span text:style-name="T8"> <text:s text:c="11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JWT_SECRET=zde-vloz-nahodny-string-min-32-znaku</text:span><text:span text:style-name="T8"> <text:s text:c="11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Server</text:span><text:span text:style-name="T8"> <text:s text:c="150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7">PORT=3001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NODE_ENV=development</text:span><text:span text:style-name="T8"> <text:s text:c="13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Email (Seznam.cz)</text:span><text:span text:style-name="T8"> <text:s text:c="13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MTP_HOST=smtp.seznam.cz</text:span><text:span text:style-name="T8"> <text:s text:c="13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MTP_PORT=465</text:span><text:span text:style-name="T8">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MTP_SECURE=true</text:span><text:span text:style-name="T8"> <text:s text:c="14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MTP_USER=lenkaroubalova@seznam.cz</text:span><text:span text:style-name="T8"> <text:s text:c="12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SMTP_PASS=tvoje-email-heslo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CORS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ORS_ORIGIN=http://localhost:5173,http://localhost:3000,https://prosystem.space,https://proapp.cz</text:span><text:span text:style-name="T8"> <text:s text:c="6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Domains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FRONTEND_URL=https://prosystem.space</text:span><text:span text:style-name="T8"> <text:s text:c="12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BACKEND_URL=https://api.prosystem.space</text:span><text:span text:style-name="T8"> <text:s text:c="11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Admin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ADMIN_EMAIL=lenkaroubalova@seznam.cz</text:span><text:span text:style-name="T8"> <text:s text:c="12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3.3 Vygeneruj JWT Secret</text:span><text:span text:style-name="T8"> <text:s text:c="13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Option A: Použij OpenSSL (Mac/Linux)**</text:span><text:span text:style-name="T8"> <text:s text:c="11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bash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openssl rand -base64 32</text:span><text:span text:style-name="T8"> <text:s text:c="13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Option B: Použij Node.js**</text:span><text:span text:style-name="T8"> <text:s text:c="13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bash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node -e "console.log(require('crypto').randomBytes(32).toString('base64'))"</text:span><text:span text:style-name="T8"> <text:s text:c="8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Option C: Použij online generátor**</text:span><text:span text:style-name="T8"> <text:s text:c="12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Jdi na: https://generate-secret.vercel.app/32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Zkopíruj výsledek do `JWT_SECRET=...`</text:span><text:span text:style-name="T8"> <text:s text:c="12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3.4 Frontend .env.local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Pro LifePro frontend:</text:span><text:span text:style-name="T8"> <text:s text:c="13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bash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d lifepro-app</text:span><text:span text:style-name="T8"> <text:s text:c="14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p .env.example .env.local</text:span><text:span text:style-name="T8"> <text:s text:c="13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ode .env.local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yplň: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env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Supabase (JEN public klíče!)</text:span><text:span text:style-name="T8"> <text:s text:c="12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ITE_SUPABASE_URL=https://tvuj-projekt.supabase.co</text:span><text:span text:style-name="T8"> <text:s text:c="10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ITE_SUPABASE_ANON_KEY=eyJhbG...tvuj-anon-key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Backend API</text:span><text:span text:style-name="T8">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ITE_API_URL=http://localhost:3001</text:span><text:span text:style-name="T8"> <text:s text:c="12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 App config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ITE_APP_NAME=LifePro</text:span><text:span text:style-name="T8"> <text:s text:c="13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ITE_DOMAIN=prosystem.space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⚠️ **POZOR**: Na frontendu NIKDY nepoužívej `service_role` klíč!</text:span><text:span text:style-name="T8"> <text:s text:c="9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 🗄️ KROK 4: Spuštění databázového schématu (5 min)</text:span><text:span text:style-name="T8"> <text:s text:c="10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4.1 Otevři SQL Editor v Supabase</text:span><text:span text:style-name="T8"> <text:s text:c="12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1. V Supabase dashboardu klikni na **🔧 SQL Editor** (levý panel)</text:span><text:span text:style-name="T8"> <text:s text:c="9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2. Klikni **+ New query**</text:span><text:span text:style-name="T8"> <text:s text:c="13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4.2 Spusť schema script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1. Otevři soubor `supabase-complete-schema.sql` z projektu</text:span><text:span text:style-name="T8"> <text:s text:c="10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2. **Zkopíruj CELÝ obsah** souboru (Cmd+A, Cmd+C)</text:span><text:span text:style-name="T8"> <text:s text:c="10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3. **Vlož** do SQL Editoru (Cmd+V)</text:span><text:span text:style-name="T8"> <text:s text:c="12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4. Klikni **RUN** (nebo Cmd+Enter)</text:span><text:span text:style-name="T8"> <text:s text:c="12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5. ⏳ Počkej 10-20 sekund</text:span><text:span text:style-name="T8"> <text:s text:c="13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6. ✅ Měl bys vidět: **"Success. No rows returned"**</text:span><text:span text:style-name="T8"> <text:s text:c="107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4.3 Ověř že tabulky existují</text:span><text:span text:style-name="T8"> <text:s text:c="12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1. V levém menu klikni na **🗂️ Table Editor**</text:span><text:span text:style-name="T8"> <text:s text:c="11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2. Měl bys vidět tabulky:</text:span><text:span text:style-name="T8"> <text:s text:c="13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<text:s text:c="3"/>- ✅ users</text:span><text:span text:style-name="T8"> <text:s text:c="14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<text:s text:c="3"/>- ✅ payments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<text:s text:c="3"/>- ✅ categories</text:span><text:span text:style-name="T8"> <text:s text:c="14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<text:s text:c="3"/>- ✅ lifepro_categories</text:span><text:span text:style-name="T8"> <text:s text:c="13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<text:s text:c="3"/>- ✅ lifepro_questions</text:span><text:span text:style-name="T8"> <text:s text:c="13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<text:s text:c="3"/>- ✅ ... a další</text:span><text:span text:style-name="T8"> <text:s text:c="14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 ✅ KROK 5: Ověření (2 min)</text:span><text:span text:style-name="T8"> <text:s text:c="13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5.1 Test připojení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V terminálu v rootu projektu:</text:span><text:span text:style-name="T8"> <text:s text:c="12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bash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node -e "</text:span><text:span text:style-name="T8"> <text:s text:c="14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onst { createClient } = require('@supabase/supabase-js');</text:span><text:span text:style-name="T8"> <text:s text:c="10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require('dotenv').config();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const supabase = createClient(</text:span><text:span text:style-name="T8"> <text:s text:c="12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<text:s text:c="2"/>process.env.SUPABASE_URL,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<text:s text:c="2"/>process.env.SUPABASE_SERVICE_ROLE_KEY</text:span><text:span text:style-name="T8"> <text:s text:c="11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);</text:span><text:span text:style-name="T8"> <text:s text:c="156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7">supabase.from('users').select('count').then(console.log);</text:span><text:span text:style-name="T8"> <text:s text:c="10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"</text:span><text:span text:style-name="T8"> <text:s text:c="15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Pokud vidíš výsledek (třeba `{ count: 0 }`) = **funguje!** ✅</text:span><text:span text:style-name="T8"> <text:s text:c="9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5.2 Checklist</text:span><text:span text:style-name="T8"> <text:s text:c="14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[ ] Supabase projekt vytvořen</text:span><text:span text:style-name="T8"> <text:s text:c="12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[ ] API klíče zkopírovány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[ ] `.env` soubor vytvořen a vyplněn</text:span><text:span text:style-name="T8"> <text:s text:c="12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[ ] `.env.local` vytvořen (pro frontend)</text:span><text:span text:style-name="T8"> <text:s text:c="11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[ ] SQL schéma spuštěno v Supabase</text:span><text:span text:style-name="T8"> <text:s text:c="12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[ ] Tabulky viditelné v Table Editoru</text:span><text:span text:style-name="T8"> <text:s text:c="11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[ ] `.env` přidán do `.gitignore`</text:span><text:span text:style-name="T8"> <text:s text:c="12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 🔒 BEZPEČNOST - DŮLEŽITÉ!</text:span><text:span text:style-name="T8"> <text:s text:c="13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✅ CO DĚLAT: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✅ `.env` soubory jsou v `.gitignore`</text:span><text:span text:style-name="T8"> <text:s text:c="12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✅ Service role klíč jen na serveru (backend)</text:span><text:span text:style-name="T8"> <text:s text:c="11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✅ Anon klíč je OK pro frontend (je veřejný)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✅ Zálohuj si všechny klíče někam bezpečně (1Password, atd.)</text:span><text:span text:style-name="T8"> <text:s text:c="9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❌ CO NEDĚLAT:</text:span><text:span text:style-name="T8"> <text:s text:c="14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❌ NIKDY necommituj `.env` do Gitu</text:span><text:span text:style-name="T8"> <text:s text:c="123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7">- ❌ NIKDY nesdílej `service_role` klíč</text:span><text:span text:style-name="T8"> <text:s text:c="12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❌ NIKDY nepoužívej `service_role` na frontendu</text:span><text:span text:style-name="T8"> <text:s text:c="11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❌ NIKDY neposílej klíče přes email/chat</text:span><text:span text:style-name="T8"> <text:s text:c="11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 🆘 Troubleshooting</text:span><text:span text:style-name="T8"> <text:s text:c="13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Problém: "Missing Supabase environment variables"</text:span><text:span text:style-name="T8"> <text:s text:c="10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Řešení:**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1. Zkontroluj že `.env` soubor existuje</text:span><text:span text:style-name="T8"> <text:s text:c="11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2. Zkontroluj že jsou správně vyplněné hodnoty</text:span><text:span text:style-name="T8"> <text:s text:c="11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3. Zkontroluj že v hodnotách nejsou mezery navíc</text:span><text:span text:style-name="T8"> <text:s text:c="11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4. Restartuj server (`npm run dev`)</text:span><text:span text:style-name="T8"> <text:s text:c="12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Problém: "Connection refused" nebo "Invalid API key"</text:span><text:span text:style-name="T8"> <text:s text:c="10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Řešení:**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1. Zkontroluj že URL je správně (musí končit `.supabase.co`)</text:span><text:span text:style-name="T8"> <text:s text:c="9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2. Zkontroluj že klíče jsou zkopírované celé (jsou VELMI dlouhé)</text:span><text:span text:style-name="T8"> <text:s text:c="9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3. Zkontroluj že Supabase projekt běží (jdi na dashboard)</text:span><text:span text:style-name="T8"> <text:s text:c="10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Problém: "Relation does not exist" (tabulka neexistuje)</text:span><text:span text:style-name="T8"> <text:s text:c="9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Řešení:**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1. Jdi do Supabase → SQL Editor</text:span><text:span text:style-name="T8"> <text:s text:c="12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2. Spusť `supabase-complete-schema.sql` znovu</text:span><text:span text:style-name="T8"> <text:s text:c="113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7">3. Zkontroluj chyby v konzoli</text:span><text:span text:style-name="T8"> <text:s text:c="12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# Problém: RLS Policy errors</text:span><text:span text:style-name="T8"> <text:s text:c="12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**Řešení:**</text:span><text:span text:style-name="T8"> <text:s text:c="14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Pro testování můžeš dočasně vypnout RLS:</text:span><text:span text:style-name="T8"> <text:s text:c="11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sql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ALTER TABLE payments DISABLE ROW LEVEL SECURITY;</text:span><text:span text:style-name="T8"> <text:s text:c="11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 Ale v produkci VŽDY zapni:</text:span><text:span text:style-name="T8"> <text:s text:c="13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sql</text:span><text:span text:style-name="T8"> <text:s text:c="15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ALTER TABLE payments ENABLE ROW LEVEL SECURITY;</text:span><text:span text:style-name="T8"> <text:s text:c="11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 🎉 Hotovo!</text:span><text:span text:style-name="T8">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Máš připravený Supabase! Nyní můžeš:</text:span><text:span text:style-name="T8"> <text:s text:c="12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1. ✅ Spustit backend server</text:span><text:span text:style-name="T8"> <text:s text:c="13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2. ✅ Připojit frontend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3. ✅ Začít migrovat PaymentsPro data</text:span><text:span text:style-name="T8"> <text:s text:c="12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4. ✅ Implementovat LifePro modul</text:span><text:span text:style-name="T8"> <text:s text:c="12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7">## 📞 Další kroky</text:span><text:span text:style-name="T8"> <text:s text:c="141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2"><text:span text:style-name="T1">│</text:span><text:span text:style-name="T39"> </text:span><text:span text:style-name="T28">│</text:span><text:span text:style-name="T39"> </text:span><text:span text:style-name="T64">Viz: `MIGRATION-GUIDE.md` pro instrukce k migraci dat z SQLite.</text:span><text:span text:style-name="T39"> <text:s text:c="4"/></text:span></text:p>
      <text:p text:style-name="P11">-----------</text:p>
      <text:p text:style-name="P12"><text:span text:style-name="T39"/></text:p>
      <text:p text:style-name="P1" loext:marker-style-name="T11"><text:span text:style-name="T47">⏺</text:span><text:span text:style-name="T11"> Výborně! Nyní vytvoř</text:span></text:p>
      <text:p text:style-name="P4" loext:marker-style-name="T11"/>
      <text:p text:style-name="P1" loext:marker-style-name="T11"><text:span text:style-name="T11"><text:s text:c="2"/>ím ještě rychlý přehled všeho co jsem připravil:</text:span></text:p>
      <text:p text:style-name="P4" loext:marker-style-name="T11"/>
      <text:p text:style-name="P1" loext:marker-style-name="T14"><text:span text:style-name="T31">⏺</text:span><text:span text:style-name="T11"> </text:span><text:span text:style-name="T20">Write</text:span><text:span text:style-name="T14">(README-SETUP.md)</text:span></text:p>
      <text:p text:style-name="P6" loext:marker-style-name="T14"/>
      <text:p text:style-name="P1" loext:marker-style-name="T14"><text:span text:style-name="T3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/text:p>
      <text:p text:style-name="P1" loext:marker-style-name="T14"><text:span text:style-name="T3">│</text:span><text:span text:style-name="T14"> </text:span><text:span text:style-name="T6">Create file</text:span><text:span text:style-name="T14"> <text:s text:c="151"/></text:span><text:span text:style-name="T3">│</text:span></text:p>
      <text:p text:style-name="P1" loext:marker-style-name="T14"><text:span text:style-name="T3">│</text:span><text:span text:style-name="T14"> </text:span><text:span text:style-name="T30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/text:span><text:span text:style-name="T20">README-SETUP.md</text:span><text:span text:style-name="T14">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 🚀 DigiPro Ecosystem - Připraveno k setupu! <text:s text:c="11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✅ Co je připraveno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Zatímco ty vytváříš Supabase projekt a nastavuješ `.env`, já jsem připravil: <text:s text:c="8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 📁 Vytvořené soubory: <text:s text:c="13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lifepro-original/ <text:s text:c="14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.env.example <text:s text:c="21"/>✅ Šablona pro backend env <text:s text:c="9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.gitignore <text:s text:c="23"/>✅ Git ignore (ochrana .env) <text:s text:c="9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SUPABASE-SETUP.md <text:s text:c="16"/>✅ Kompletní setup guide <text:s text:c="9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supabase-complete-schema.sql <text:s text:c="5"/>✅ Databázové schéma (PaymentsPro + LifePro) <text:s text:c="7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├── README-SETUP.md <text:s text:c="18"/>✅ Tento soubor <text:s text:c="106"/></text:span><text:span text:style-name="T30">│</text:span><text:span text:style-name="T14"> </text:span><text:span text:style-name="T3">│</text:span></text:p>
      <text:p text:style-name="P1" loext:marker-style-name="T14"><text:soft-page-break/><text:span text:style-name="T3">│</text:span><text:span text:style-name="T14"> </text:span><text:span text:style-name="T30">│</text:span><text:span text:style-name="T14"> │ <text:s text:c="15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└── lifepro-app/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4"/>└── .env.example <text:s text:c="17"/>✅ Šablona pro frontend env <text:s text:c="94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```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-- <text:s text:c="155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 📋 Co ty potřebuješ udělat TEĎKA: <text:s text:c="12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 </text:span><text:span text:style-name="T20">**KROK 1: Vytvoř Supabase projekt**</text:span><text:span text:style-name="T14"> (5 min) <text:s text:c="11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1. Jdi na: https://supabase.com <text:s text:c="12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2. Vytvoř nový projekt (jméno: `digipro-ecosystem`) <text:s text:c="10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3. Region: </text:span><text:span text:style-name="T20">**Central EU (Frankfurt)**</text:span><text:span text:style-name="T14"> <text:s text:c="121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4. </text:span><text:span text:style-name="T20">**Ulož si databázové heslo!**</text:span><text:span text:style-name="T14"> <text:s text:c="12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### </text:span><text:span text:style-name="T20">**KROK 2: Zkopíruj API klíče**</text:span><text:span text:style-name="T14"> (2 min) <text:s text:c="116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159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V Supabase dashboard: <text:s text:c="13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Settings → API <text:s text:c="142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- Zkopíruj: <text:s text:c="147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- Project URL <text:s text:c="143"/></text:span><text:span text:style-name="T30">│</text:span><text:span text:style-name="T14"> </text:span><text:span text:style-name="T3">│</text:span></text:p>
      <text:p text:style-name="P1" loext:marker-style-name="T14"><text:span text:style-name="T3">│</text:span><text:span text:style-name="T14"> </text:span><text:span text:style-name="T30">│</text:span><text:span text:style-name="T14"> <text:s text:c="2"/>- anon public key <text:s text:c="139"/></text:span><text:span text:style-name="T30">│</text:span><text:span text:style-name="T14"> </text:span><text:span text:style-name="T3">│</text:span></text:p>
      <text:p text:style-name="P1" loext:marker-style-name="T8"><text:span text:style-name="T3">│</text:span><text:span text:style-name="T14"> </text:span><text:span text:style-name="T30">│</text:span><text:span text:style-name="T14"> <text:s text:c="2"/>- service</text:span><text:span text:style-name="T24">_role key</text:span><text:span text:style-name="T8"> <text:s text:c="13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⚠️ </text:span><text:span text:style-name="T27">**NEPOSÍLEJ MI JE!**</text:span><text:span text:style-name="T24"> Uložíš je do `.env` sama.</text:span><text:span text:style-name="T8"> <text:s text:c="10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## </text:span><text:span text:style-name="T27">**KROK 3: Vytvoř .env soubory**</text:span><text:span text:style-name="T24"> (5 min)</text:span><text:span text:style-name="T8"> <text:s text:c="115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### </text:span><text:span text:style-name="T27">**Backend .env:**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```bash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cd /Users/lenkaroubalova/Documents/Projekty/lifepro-original</text:span><text:span text:style-name="T8"> <text:s text:c="9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cp .env.example .env</text:span><text:span text:style-name="T8"> <text:s text:c="13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code .env <text:s/># nebo otevři v textovém editoru</text:span><text:span text:style-name="T8"> <text:s text:c="11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Vyplň hodnoty podle `.env.example` šablony.</text:span><text:span text:style-name="T8"> <text:s text:c="11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### </text:span><text:span text:style-name="T27">**Frontend .env.local:**</text:span><text:span text:style-name="T8"> <text:s text:c="12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```bash</text:span><text:span text:style-name="T8"> <text:s text:c="15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cd lifepro-app</text:span><text:span text:style-name="T8"> <text:s text:c="14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cp .env.example .env.local</text:span><text:span text:style-name="T8"> <text:s text:c="13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code .env.local</text:span><text:span text:style-name="T8"> <text:s text:c="143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```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Vyplň hodnoty (jen public klíče!).</text:span><text:span text:style-name="T8"> <text:s text:c="12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## </text:span><text:span text:style-name="T27">**KROK 4: Spusť SQL schéma**</text:span><text:span text:style-name="T24"> (3 min)</text:span><text:span text:style-name="T8"> <text:s text:c="11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1. Otevři Supabase → SQL Editor</text:span><text:span text:style-name="T8"> <text:s text:c="12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2. Otevři soubor `supabase-complete-schema.sql`</text:span><text:span text:style-name="T8"> <text:s text:c="11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3. Zkopíruj CELÝ obsah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4. Vlož do SQL Editoru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5. Klikni </text:span><text:span text:style-name="T27">**RUN**</text:span><text:span text:style-name="T8"> <text:s text:c="141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4">6. Počkej ~10 sekund</text:span><text:span text:style-name="T8"> <text:s text:c="13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7. ✅ Success!</text:span><text:span text:style-name="T8">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## </text:span><text:span text:style-name="T27">**KROK 5: Řekni mi "Hotovo!"**</text:span><text:span text:style-name="T24"> (1 sec)</text:span><text:span text:style-name="T8"> <text:s text:c="11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Až budeš mít:</text:span><text:span text:style-name="T8"> <text:s text:c="14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✅ Supabase projekt vytvořen</text:span><text:span text:style-name="T8"> <text:s text:c="12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✅ API klíče v `.env` souborech</text:span><text:span text:style-name="T8"> <text:s text:c="12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✅ SQL schéma spuštěno</text:span><text:span text:style-name="T8"> <text:s text:c="13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Napiš mi </text:span><text:span text:style-name="T27">**"Hotovo!"**</text:span><text:span text:style-name="T24"> a já pokračuju s:</text:span><text:span text:style-name="T8"> <text:s text:c="11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Repository Pattern implementací</text:span><text:span text:style-name="T8"> <text:s text:c="12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Migrací PaymentsPro backendu</text:span><text:span text:style-name="T8"> <text:s text:c="12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Připojením frontendu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# 📖 Detailní návody:</text:span><text:span text:style-name="T8"> <text:s text:c="136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Pokud potřebuješ krok-za-krokem instrukce, viz:</text:span><text:span text:style-name="T8"> <text:s text:c="11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</text:span><text:span text:style-name="T27">**`SUPABASE-SETUP.md`**</text:span><text:span text:style-name="T24"> - Kompletní setup guide s screenshots popisy</text:span><text:span text:style-name="T8"> <text:s text:c="8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--</text:span><text:span text:style-name="T8"> <text:s text:c="155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# 🔒 BEZPEČNOST:</text:span><text:span text:style-name="T8"> <text:s text:c="14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oft-page-break/><text:span text:style-name="T1">│</text:span><text:span text:style-name="T8"> </text:span><text:span text:style-name="T28">│</text:span><text:span text:style-name="T8"> </text:span><text:span text:style-name="T24">### ✅ Co je zabezpečeno:</text:span><text:span text:style-name="T8"> <text:s text:c="134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`.env` soubory jsou v `.gitignore` → necommitnou se do Gitu</text:span><text:span text:style-name="T8"> <text:s text:c="97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Service role klíč je jen pro backend</text:span><text:span text:style-name="T8"> <text:s text:c="120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Anon klíč je veřejný (může být na frontendu)</text:span><text:span text:style-name="T8"> <text:s text:c="11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### ⚠️ Důležité:</text:span><text:span text:style-name="T8"> <text:s text:c="142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</text:span><text:span text:style-name="T27">**NIKDY**</text:span><text:span text:style-name="T24"> necommituj `.env` do Gitu</text:span><text:span text:style-name="T8"> <text:s text:c="121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/text:span><text:span text:style-name="T24">- </text:span><text:span text:style-name="T27">**NIKDY**</text:span><text:span text:style-name="T24"> nesdílej `service_</text:span><text:span text:style-name="T8">role` klíč <text:s text:c="11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- </text:span><text:span text:style-name="T22">**NIKDY**</text:span><text:span text:style-name="T8"> nepoužívej `service_role` na frontendu <text:s text:c="108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<text:s text:c="159"/></text:span><text:span text:style-name="T28">│</text:span><text:span text:style-name="T8"> </text:span><text:span text:style-name="T1">│</text:span></text:p>
      <text:p text:style-name="P1" loext:marker-style-name="T8"><text:span text:style-name="T1">│</text:span><text:span text:style-name="T8"> </text:span><text:span text:style-name="T28">│</text:span><text:span text:style-name="T8"> --- <text:s text:c="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BoldItalic" svg:font-family="Menlo-BoldItalic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nthropicSans" svg:font-family="anthropicSans, 'anthropicSans Fallback', system-ui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22:59:15.851320189</meta:creation-date>
    <dc:date>2025-11-16T23:01:14.541811356</dc:date>
    <meta:editing-duration>PT1M58S</meta:editing-duration>
    <meta:editing-cycles>1</meta:editing-cycles>
    <meta:document-statistic meta:table-count="0" meta:image-count="0" meta:object-count="0" meta:page-count="127" meta:paragraph-count="4043" meta:word-count="24867" meta:character-count="431500" meta:non-whitespace-character-count="114614"/>
    <meta:generator>LibreOffice/24.2.5.2$MacOSX_X86_64 LibreOffice_project/bffef4ea93e59bebbeaf7f431bb02b1a39ee8a59</meta:generator>
  </office:meta>
</office:document-meta>
</file>